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style:font-face style:name="Zapf Dingbats" svg:font-family="Zapf Dingbat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0e0e0"/>
    </style:style>
    <style:style style:name="P7" style:family="paragraph" style:parent-style-name="Standard">
      <style:text-properties style:font-name="Times"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Zapf Dingbats"/>
    </style:style>
    <style:style style:name="TableColumn1" style:family="table-column">
      <style:table-column-properties style:column-width="3.4625in" style:rel-column-width="32767*"/>
    </style:style>
  </office:automatic-styles>
  <office:body>
    <office:text>
      <text:p text:style-name="P1"><text:span text:style-name="T1">陳真</text:span><text:s/>  |  2017.08.31 14:03   |   <text:a xlink:type="simple" xlink:href="http://palinfo.habago.org/Entry?Command=Information_PrintForum&amp;iPage=130#FORUM36081"><text:span text:style-name="T2">#</text:span></text:a></text:p>
      <text:p text:style-name="P2"><text:span text:style-name="T3">(</text:span>續<text:span text:style-name="T3">) <text:line-break/><text:line-break/></text:span>不光是島外對於島內狀況解讀與認識上的不精確，即便是島內不同時空下的人，對於歷史與相關辭彙的理解，同樣可說是一片空白，幾乎是呈現一種<text:span text:style-name="T3"><text:s/>"</text:span>去歷史<text:span text:style-name="T3">" </text:span>的現象；一講起歷史，往往憑空想像，道聽途說，以訛傳訛，與真實狀況相去甚遠。在<text:span text:style-name="T3"><text:s/>"</text:span>去歷史<text:span text:style-name="T3">" </text:span>這一點上，綠的不用說了，支持綠的年輕一代，基本上就是活在一堆純屬虛構的謊言裏，蠢到難以想像。但是，藍的這一邊就有多高明嗎？當然也沒有。<text:span text:style-name="T3"> <text:line-break/><text:line-break/></text:span>比方說，經常可聽到藍的這一邊在罵什麼綠色恐怖與獨裁，如果這只是一種<text:span text:style-name="T3"><text:s/>"</text:span>比喻<text:span text:style-name="T3">" </text:span>或<text:span text:style-name="T3"><text:s/>"</text:span>修辭<text:span text:style-name="T3">"</text:span>，那無所謂，玩弄文字畢竟是一種自由。但你若當真，那就完全失真了。綠營怎麼會稱得上恐怖或獨裁？這些人渣跟過去國民黨一樣，一樣箝制言論自由，一樣造謠抹黑，但是手段完全不一樣，人渣們哪來什麼本事和膽量實行高壓恐怖的控制？把這些辭彙冠到這群沒出息的人渣頭上，對他們只是一種完全失真的抬舉。<text:span text:style-name="T3"> <text:line-break/><text:line-break/></text:span>蔣家年代那才叫做恐怖，稍有不敬，或連不敬也根本談不上，動不動是會死人的，得家破人亡打入黑牢抓去刑求得皮開肉綻。哪一個嚴肅的黨外參與者不曾想過自己如何面對刑求？如何避免拖累家人的生命安危？哪一個嚴肅的黨外參與者不曾被跟蹤被監聽被恐嚇被威脅家人安危？當然，一樣是黨外人士，水平差很多，一大半是玩假的，根本不會有任何危險。我指的黨外，是真正意義上、付出各種痛苦代價的參與者。<text:span text:style-name="T3"> <text:line-break/><text:line-break/></text:span>比方說，林義雄當年假釋出獄辦喪事，走在台北街頭，家家戶戶往往得緊閉門窗，連看一眼都不敢，深怕因為多看一眼而惹禍上身。你去眷村發傳單試試，看你能有幾條命全身而退？我家開電影院，每年蔣介石生日那天，規定公共場所必須張燈結彩喜洋洋，我們家的一名負責繪畫電影看板的學徒，未成年，書讀不多，只是把<text:span text:style-name="T3"><text:s/>"</text:span>慶祝蔣總統誕辰<text:span text:style-name="T3">" </text:span>的<text:span text:style-name="T3"><text:s/>"</text:span>總<text:span text:style-name="T3">" </text:span>寫錯，寫成<text:span text:style-name="T3"><text:s/>"</text:span>糸鬼<text:span text:style-name="T3">"</text:span>，立即被抓去打個半死，說他詛咒蔣公早日變成<text:span text:style-name="T3"><text:s/>"</text:span>鬼<text:span text:style-name="T3">"</text:span>，我父母好不容易才把他救出來。<text:span text:style-name="T3"> <text:line-break/><text:line-break/></text:span>同樣是我們家電影院裏的一個售票員工，她老公當年在大陸上曾經因為饑荒，糊里糊塗參加了一個左派遊行，舉著<text:span text:style-name="T3"><text:s/>"</text:span>反饑餓，反剝削<text:span text:style-name="T3">" </text:span>的牌子。這麼古老久遠的事，連當事人自己都忘了當年年少的這麼一件事，但是有一天，情治單位一堆特務居然拿著一張照片來認人，把他抓走，說他反政府。<text:span text:style-name="T3"> <text:line-break/><text:line-break/></text:span>無數這樣的例子哪講得完。現在蔣家宛若過街老鼠，<text:span text:style-name="T3">"</text:span>辱罵蔣家<text:span text:style-name="T3">" </text:span>居然變成智障覺醒青年的時尚活動。但你知道嗎？比方說<text:span text:style-name="T3">1986</text:span>年<text:span text:style-name="T3">5</text:span>月<text:span text:style-name="T3">19</text:span>號，戒嚴令底下史上第一次的群眾抗議，當時蔣經國還在世，依照戒嚴法，<text:span text:style-name="T3">"</text:span>聚眾抗議乃唯一死罪<text:span text:style-name="T3">" </text:span>的情況下，當我要把那條<text:span text:style-name="T3"><text:s/>"</text:span>反戒嚴、抗蔣家<text:span text:style-name="T3">" </text:span>的巨大白布條公開舉起來時，必須有多大的決心；事先早已寫好遺囑，存心不要這條命了。<text:span text:style-name="T3"> <text:line-break/><text:line-break/></text:span>這才是恐怖統治。可是，在人渣黨的主政下，他有什麼本事進行什麼綠色恐怖的箝制與鎮壓？規模太小了，小到笑死人。這哪叫什麼恐怖？人渣黨的惡行並不在於為惡的手段之殘暴，而是在於它滿口仁義道德，一肚子男盜女娼，以各種美好理想做為一種挑撥仇恨與斂財奪權謀取私人暴利的廉價工具，不惜以眾人長遠生存權益，變換成個人一己私利。這樣一種對於基本善惡是非與價值的操弄與傷害，惡行程度當然遠遠比黑牢槍炮之血腥鎮壓還更加惡劣無恥，但它畢竟不是行使過去國民黨那一套暴力鎮壓或甚至謀殺。<text:span text:style-name="T3"> <text:line-break/><text:line-break/></text:span>不管是新黨或國民黨，有時看他們義正辭嚴的模樣，看了實在很討厭，憑什麼擺這種嘴臉呢？你罄竹難書的暴力惡行與血債，你自己難道就當做根本沒這回事？直接把這一長段長達半個多世紀的恐怖歷史給剪掉？凡是真的愛護這兩個爛黨的人，特別是年輕一代，應該多懂一點歷史，對自己的黨好好做個清算與批判，償還這無數暴行，那才是愛黨之道，而不是只會一味罵民進黨，罵得好像自己的黨多麼英明正直似的。<text:span text:style-name="T3"> <text:line-break/><text:line-break/></text:span>事實上，不過才幾十年，又不是千百年，了解過去這段時間的真實樣貌，有那麼困難嗎？但是，你看國民黨或新黨的年輕一代，從其各種言行你能發現，事實上他們對於自己的黨，對於過去歷史，根本一無所知。<text:span text:style-name="T3"> <text:line-break/><text:line-break/></text:span>我相信，理解過去是重要的，因為它比較有可能幫助我們理解現在，從而看清未來方向。</text:p>
      <text:p text:style-name="P1"><text:span text:style-name="T1">甄力民</text:span><text:s/>  |  2017.08.31 13:06   |   <text:a xlink:type="simple" xlink:href="http://palinfo.habago.org/Entry?Command=Information_PrintForum&amp;iPage=130#FORUM36080"><text:span text:style-name="T2">#</text:span></text:a></text:p>
      <text:p text:style-name="P3">文章很長，但鐵定值得一看，建議點進觀察者網站閱讀<text:span text:style-name="T3"> <text:line-break/>http://www.guancha.cn/lixiaopeng/2017_08_23_424002_s.shtml <text:line-break/><text:line-break/>==== <text:line-break/></text:span>【<text:span text:style-name="T3">7</text:span>月<text:span text:style-name="T3">25</text:span>日，《华尔街日报》网站头条刊发了一篇文章《<text:span text:style-name="T3">New Challege to U.S Power: Chinese Exceptionalism</text:span>》（对美国地位的挑战：中国的特色主义）》，里面提到对中国人民大学经济学博士李晓鹏的采访，观察者网也做了报道。<text:span text:style-name="T3"> <text:line-break/></text:span>李晓鹏博士出生于重庆贫困地区，曾在哈佛和剑桥求学。作为<text:span text:style-name="T3">80</text:span>后，李博士这一代人和中国一起，经历了整个<text:span text:style-name="T3">90</text:span>年代波澜壮阔的改革和迷茫，也眼见着国家一步一步强盛，不断拥有更多国际话语权。正是这样的经历，让《华尔街日报》觉得他非常适合谈谈新一代中国年轻人对西方的看法。<text:span text:style-name="T3"> <text:line-break/></text:span>文章发表后，产生了较大的影响。但《华尔街日报》的报道只选择了本次访谈的很少一部分内容，重点在于引起西方读者的兴趣，符合他们的口味，并未反映这次访谈的全貌。事后，我们找李博士谈了谈，听他讲述了自己思想转变的完整经历，或许可以由此更全面地认识和理解中国崛起之路。】<text:span text:style-name="T3"> <text:line-break/><text:line-break/></text:span>我叫李晓鹏，生于<text:span text:style-name="T3">1982</text:span>年，改革开放后四年，是比较早的一批<text:span text:style-name="T3">“80</text:span>后<text:span text:style-name="T3">”</text:span>。今年三十出头了。回顾这三十多年的生活，感觉自己非常幸运，可以在<text:span text:style-name="T3">30</text:span>年左右的时间里，体验到了人类社会两千多年的变迁<text:span text:style-name="T3">——</text:span>从原始的农耕社会到工业化社会，再到移动互联网和人工智能社会。这个过程让我对中国和外部世界的认识经历过很多次剧烈的冲击和变化。<text:span text:style-name="T3"> <text:line-break/></text:span>我出生在中国最贫穷的地区之一：重庆（原属四川）和贵州的交界处。西南地区本来就是中国最穷的地区，我家在两省的边缘地区，就是穷上加穷。那个地方群山起伏、交通不便，土地贫瘠。父亲是乡里的数学老师，但是他的兄弟和父母都在农村种地。寒暑假和农忙的时候，我也会去农村做些农活。<text:span text:style-name="T3"> <text:line-break/></text:span>当时学校还有专门的假期叫农忙假<text:span text:style-name="T3">——</text:span>每年稻谷播种和收割的时候放假一周，中小学的孩子们都回家去干农活。不然家长们会有意见，说读书耽误了农忙，就不让孩子来念书了。<text:span text:style-name="T3"> <text:line-break/></text:span>农忙时候干的活儿，劳作方式跟两千年前没有多大的区别，犁田用牛、插秧用手，收割用镰刀、打谷用架子。<text:span text:style-name="T3"> <text:line-break/><text:line-break/></text:span>和现在孩子猎奇式的学农假期不同，那时候的农忙假是真的农忙<text:span text:style-name="T3"> <text:line-break/></text:span>小镇（乡政府所在地）只有一条街，被称之为老街，都是一些老式的瓦房。街道大约只有五六米宽，但相当长，大约有一两公里，街旁边就是河，叫笋溪河。这条街的历史非常古老，应该有一千多年了。所有的老街坊都认识。尽管物质生活贫乏，但治安良好、没什么贫富差距，大家习惯了紧巴巴的小日子，生活还算悠然自得。<text:span text:style-name="T3"> <text:line-break/>1998</text:span>年，长江全流域发大水，笋溪河也一夜暴涨，把我家房子冲垮了。整条街被冲垮的房子不少。洪灾过后，乡政府趁机对街道进行修缮开发，搞旅游，号称<text:span text:style-name="T3">“</text:span>中山古镇<text:span text:style-name="T3">”</text:span>。去年（<text:span text:style-name="T3">2015</text:span>年）春节还上了新闻联播，被当成<text:span text:style-name="T3">“</text:span>青山绿水变金山银山<text:span text:style-name="T3">”</text:span>的典型案例，现在就更火了。<text:span text:style-name="T3"> <text:line-break/><text:line-break/></text:span>江津洪灾老照片<text:span text:style-name="T3"> <text:line-break/><text:line-break/></text:span>如今的中山古镇已经成了旅游胜地<text:span text:style-name="T3"> <text:line-break/></text:span>我离开中山，是一级一级考试考出来的。当时还有一级行政区划叫做区，比乡高一级，比县低一级。<text:span text:style-name="T3">1996</text:span>年去区里面读初中，<text:span text:style-name="T3">1997</text:span>年到江津县城读高中。<text:span text:style-name="T3">2000</text:span>年从县里面考到了北京的中国人民大学。念完大学，在博士期间去英国剑桥大学做访学。后来又到美国哈佛做<text:span text:style-name="T3">Research Fellow</text:span>（大致可翻译为<text:span text:style-name="T3">“</text:span>研究员<text:span text:style-name="T3">”</text:span>）。现已回到国内，定居北京，以研究为业。<text:span text:style-name="T3"> <text:line-break/></text:span>从中国最落后的地区，从两千年前的农业耕作式的生活方式，到大城市体验工业化社会的生活，又到英美感受西方现代化的生活，跟着大家一起，经历信息化、移动互联网的创新浪潮。人类从农耕时代走到今天，走了三千多年，我在这三十年里亲身体验了一遍，这是我的最幸运之处。<text:span text:style-name="T3"> <text:line-break/></text:span>第一次思想颠覆：孔子到底是好人还是坏人<text:span text:style-name="T3"> <text:line-break/></text:span>外部世界的快速变化，也急剧改变着我们的思想。我们这一代人对世界、对中国的看法经历了几次很大的变化。有的时候是完全颠倒过来：以前你认为正确的现在全部错了，以前你认为是错的现在全部正确了。而且更神奇的是：还可能再颠倒一次。<text:span text:style-name="T3"> <text:line-break/></text:span>我出生的时候文化大革命已经结束五六年了。但文革的影响依然存在。文化大革命时期的宣传材料和图书，很多家庭还保存着。小时候去小伙伴家里玩，从他家床下的纸箱子里翻一些小人书，大部分都是文革期间出版的。其中我印象最深刻的是一套批判孔子的书。<text:span text:style-name="T3"> <text:line-break/><text:line-break/></text:span>文革批孔，砸烂孔庙牌匾<text:span text:style-name="T3"> <text:line-break/><text:line-break/></text:span>近年来有关《孔子》的影视作品也越来越多<text:span text:style-name="T3"> <text:line-break/></text:span>文化大革命有一段时间批判孔子，把孔子说成是很坏的一个人，是奴隶主阶级的反动文人，成天就想复辟奴隶制度，反对社会进步，主张坚决镇压奴隶们的反抗。我不知道文革是什么，但小人书上的东西看得懂。小孩没有分辨能力，以为书上说的就是对的，认为孔子就是一个大坏蛋，而崇拜书里面跟孔子斗争的奴隶起义英雄。<text:span text:style-name="T3"> <text:line-break/></text:span>过了几年，中央电视台播了一个纪录片，就叫《孔子》。那时候我家还没有电视机，对门买了，黑白的，只能收到中央一台，而且只有晚上才有信号，周围的街坊们晚上都跑到对门去看《孔子》。我看得半懂不懂的，但印象很深刻，因为前后对比太强烈了。这个纪录片竟然说孔子是一个伟人！是伟大的教育家，中国历史上的伟人，做出了很大的贡献！而且电视里面还告诉我们全世界有两百多个国家都有孔子像。<text:span text:style-name="T3"> <text:line-break/></text:span>这是我第一次世界观的颠覆。第一次发现，原来这个世界对同一个人竟然可以有两种截然相反的评价。以前书上说他是坏人，坏透了。现在中央电视台里面又说他是好人，而且还是一个很伟大的人物。怎么会这样？好坏可以这样颠倒吗？<text:span text:style-name="T3"> <text:line-break/></text:span>后来我上了小学、初中，接受了改革开放的标准化教育，文革的影响慢慢褪去。政治课本上说，党领导人民推翻了三座大山、建立了新中国。但是，党在文革时期犯过很严重的错误，毛泽东同志对此负有不可推卸的责任，他的过错和功劳要三七开。经过改革开放，把文革的错误路线纠正过来了，坚持四项基本原则，以经济建设为中心，国家这才走上了正确的发展道路。对孔子的批判是<text:span text:style-name="T3">“</text:span>文革<text:span text:style-name="T3">”</text:span>时期极左路线的产物。这些，我全都相信了，不再对孔子是一个伟大的思想家、教育家有任何疑问，对毛的看法也与官方一致。<text:span text:style-name="T3"> <text:line-break/>——</text:span>不过，家里的长辈们对毛的评价比课本上的还要更高一些。我的父母都来自于贫苦农民家庭，非常敬仰毛泽东。身边的长辈们也几乎都是如此。我还在读初中的时候，爸爸就给我买了一套四卷《毛泽东选集》给我看。我把这四卷翻得烂熟。不过我印象中家里从未挂过毛主席像，而且我们家三代人包括我在内，都不是党员。长辈们对毛的敬仰完全是出于一种朴素的感谢，感谢他让穷苦百姓过上了和平稳定、有尊严、能温饱的生活，而不是出于什么政治立场。<text:span text:style-name="T3"> <text:line-break/></text:span>在信息闭塞的小山村，对中国和世界的差距，我并不了解。在读大学以前，我从未离开过重庆，重庆市的市区也只去过那么三四次。政治课本上告诉我们，西方的资本主义制度是腐朽的、反动的、剥削劳动人民。我对此深信不疑。<text:span text:style-name="T3"> <text:line-break/></text:span>中学时期，我努力的学习中国政治和中国革命史，崇拜毛泽东、周恩来、邓小平这一些政治领袖。高考的时候，我的政治科目成绩是重庆市第一名。<text:span text:style-name="T3"> <text:line-break/><text:line-break/></text:span>粮票<text:span text:style-name="T3"> <text:line-break/><text:line-break/></text:span>我家的生活水平在改革开放以后提高很快。小学的时候还有粮票<text:span text:style-name="T3">——</text:span>每个人每个月吃多少斤大米都要根据粮票配额供应。在配额内，国家统购统销，价格比较便宜，超过配额的部分则花钱也买不到。一个青少年男子的配额是最高的，一个月可以吃<text:span text:style-name="T3">32</text:span>斤粮。我对这个数字印象深刻，每天都盼望着长大，盼望着到了中学以后就可以一个月吃<text:span text:style-name="T3">32</text:span>斤大米了。但等我真的上了中学，粮票制度就废除了。<text:span text:style-name="T3"> <text:line-break/></text:span>粮食放开以后，镇上也通自来水了。以前是自己去河里挑水，家里有个大水缸，慢慢镇上开始修自来水管了，一家一户铺进来。<text:span text:style-name="T3"> <text:line-break/><text:line-break/></text:span>后来政府又投资建了电视转播站，买了卫星信号接收器，给家家户户接入有线电视。我们家也买了一台很小的黑白电视机，可以看见中央一台和二台。<text:span text:style-name="T3">1992</text:span>年，邓小平南巡讲话以后，经济更好了。之后，我们家就买了一个长虹的彩色电视机。家家户户生活的改善很明显，吃的、穿的、用的都有提高。<text:span text:style-name="T3"> <text:line-break/></text:span>到乡里的公路很早以前就有，但往农村延伸是在七八十年代。公路修好之后，随着政策放宽，有很多做小买卖的生意人开始跑货物贩运。当时有中山、太和、常乐三个乡镇，大家约定中山三六九赶集，常乐二四八，太和一五七。每三天轮换一次，逢十就都休息。到了赶集这天，周围乡镇所有的人都来这里买东西，小商贩在街上摆摊，各种花色的衣服布料最受欢迎，商品经济日渐繁荣。<text:span text:style-name="T3"> <text:line-break/></text:span>第二次思想颠覆：我们普遍相信中国会崩溃<text:span text:style-name="T3"> <text:line-break/></text:span>等我<text:span text:style-name="T3">1997</text:span>年到县城读高中以后，和中国以外的事物有了第一次亲密接触。外国的商品开始在县城里出现了，但是很贵。比如电池，国产的电池比较便宜，一块钱一对，而日本产的金霸王电池，十块钱一对，特别特别贵。但使用的时间很长，品质可靠。我们用来练习英语听力的随身听和磁带机，日本索尼的价钱是国产的好多倍。运动鞋，美国的阿迪达斯和耐克，也比国产品牌贵很多。这些外国货，只有家里很有钱的同学才买得起，可以在同学们面前炫耀。西方商品已经进入我们的生活，足以让处在偏远地区县城的我也感受到西方和中国的差距。<text:span text:style-name="T3"> <text:line-break/></text:span>这段时期我在思想上受中国特色社会主义教育，没有太大的变化。对我思想刺激比较大的是<text:span text:style-name="T3">1999</text:span>年美国轰炸南联盟大使馆这个事。以前教科书上宣传美国是资本主义帝国主义的头子，大家都觉得美国很坏，但到底怎么个坏法，没有感觉。直到<text:span text:style-name="T3">1999</text:span>年，美国人在轰炸南联盟的战争中，用导弹攻击了中国驻南联盟大使馆，炸死了我们的外交人员，我们才第一次强烈的感受到来自美国的敌意和对国家的威胁。<text:span text:style-name="T3"> <text:line-break/><text:line-break/></text:span>当时的中国民众群情激奋抗议美国轰炸行为<text:span text:style-name="T3"> <text:line-break/></text:span>那一年我<text:span text:style-name="T3">17</text:span>岁，和几个同学印发了一批传单到街上散发。传单上没什么特别的内容，无非就是把新闻报道重复一遍，并表示强烈抗议。我们在通过这种方法来表达愤怒。我们从小接受的历史教育，中国近代以来就不断地遭到西方列强入侵。但那都是历史，这是第一次在现实中感受到国家被欺凌侵略。这种愤怒的感觉是很强烈的，我们不能容忍中华民族再次受到这样的侮辱。<text:span text:style-name="T3"> <text:line-break/></text:span>一年后，我抱着这样一种感情到北京开始念大学。<text:span text:style-name="T3"> <text:line-break/></text:span>刚进校的时候宿舍没有网络，上个网得跑到校外的网吧去。大一下学期，学校开始在学生宿舍里铺设网线。我在<text:span text:style-name="T3">2001</text:span>年上半年，跟寝室另一个同学凑钱合伙买了一台电脑，是一个台式机，放在寝室上网。<text:span text:style-name="T3"> <text:line-break/></text:span>没过多久，<text:span text:style-name="T3">9·11</text:span>事件发生了，美国的世贸双塔遭遇恐怖袭击，大楼倒塌、死亡上万人。当时，包括我在内，全班同学听到这个消息都非常高兴，欢呼雀跃<text:span text:style-name="T3">——</text:span>太好了，美国终于被人教训了！<text:span text:style-name="T3"> <text:line-break/></text:span>此时距离美国袭击中国南联盟大使馆才两年。我们都觉得美国非常可恨，但是也已经知道它很强大，拿它没什么办法。看到它的大楼被飞机撞塌、死了那么多人，而且还都是精英分子，觉得非常开心。<text:span text:style-name="T3"> <text:line-break/><text:line-break/>9·11</text:span>事件不仅是美国的转折点，也是世界的转折点<text:span text:style-name="T3"> <text:line-break/></text:span>第二天上课，同学们都无心听课，觉得应该放假庆祝。学校和官方没有任何表态，还是要正常上课。国内的一些文化名人比如余杰发文章批评我们，说我们这种思想是可笑、荒谬的。恐怖袭击是对全世界文明的挑战，是一个巨大的悲剧，中国人绝对不应该幸灾乐祸。<text:span text:style-name="T3"> <text:line-break/></text:span>情况变化得很快。没过多久，美国要报复，去攻打阿富汗和伊拉克。这个时候我和很大一部分同学竟然完全支持美国的行动。我们的思想在这段时间发生了剧烈的变化，觉得美国打阿富汗和伊拉克是一件非常正义的事情。特别是打伊拉克。伊拉克总统萨达姆是一个独裁者、暴君，他统治下人民民不聊生，美国推翻他的统治是一件很正义的事情，每次听到美军又打下哪个城市，我们都感到欢欣鼓舞。<text:span text:style-name="T3"> <text:line-break/></text:span>从<text:span text:style-name="T3">9·11</text:span>事件到美军攻打伊拉克，也就一年的时间，为什么我们的思想会变化那么大呢？<text:span text:style-name="T3"> <text:line-break/></text:span>这是因为，我们进大学以后接受的思想、看到的东西，和高中时代完全不一样。以前课堂上讲的是国家编订的教材，到了大学，特别是有了网络以后，接触的东西就全变了。<text:span text:style-name="T3"> <text:line-break/></text:span>法学院的老师们都是海外留学回来的，其中以从德国、美国回来的最吃香，其次是英国和日本。他们全盘接受了西方法律思想，在课堂上讲授的东西，无非就是美国的民主制度就是好、英国的法治传统多么悠久、德国的法律体系又有多么完善<text:span text:style-name="T3">……</text:span>而中国则不民主、不法治、不自由、没有人权<text:span text:style-name="T3">……</text:span>总之就是全面落后。<text:span text:style-name="T3"> <text:line-break/><text:line-break/>90</text:span>年代的网吧<text:span text:style-name="T3"> <text:line-break/><text:line-break/></text:span>不仅课堂上老师们这样讲，网上也这么说。那时候国内网络正在建设中，各方面的管理很松散，网上发什么文章都没人管。我看了很多网络文章，各种所谓的高层揭秘，关于历届中国政府高层的各种负面消息满天飞，而中国古代的历史也完全是暴君统治的历史，独裁专制、暗无天日。现在想起来当时看的很多网络文章都是造谣，没有根据的胡说，但当时不知道，反而深以为然。<text:span text:style-name="T3"> <text:line-break/></text:span>网络把中国很多深层次的问题暴露出来了。从被严格控制的官方媒体渠道中撕开了一条缝隙。当时中国确实有很严重的问题，最严重就是官僚体系的腐败。我从小也有很深刻的感受。<text:span text:style-name="T3"> <text:line-break/></text:span>初中的时候，学校的老师们组织过罢课。因为乡镇政府拖欠老师的工资<text:span text:style-name="T3">——</text:span>这在九十年代在全国都十分常见，大家普遍相信拖欠的工资被政府官员贪污或用于吃喝腐败了。初二那年，有一天晚上我的英语老师从亲戚家吃完酒出来，被六个流氓拦路抢劫。这些人喝醉酒，抢走了他所有的钱物，还要把他丢到河里淹死。在河边被路过的人发现才未能得逞。那帮人第二天被镇政府抓起来了，老师被打到住院，结果这批人竟然很快就被释放了。老师们认为这是走关系和行贿的后果，于是开始罢课、上访。由于教学秩序不正常，我被迫转学。<text:span text:style-name="T3"> <text:line-break/>1998</text:span>年大洪水，把我家的房子冲垮了。后来一直好多年，我父亲就住在学校提供的一个小房子里，没有空间再给我住。我在外面念书是住校，放假回家就临时给我找地方。我回家一般是寒假和暑假，我父亲的学校也放假了，他便在图书室里铺了个床给我睡，好多年都是这样。当时灾民很多，我们家还算情况比较好的。但就是这样的情况，在救灾过程中，依然出现了镇政府官员贪污救灾款、救灾物资的现象。这让我们非常愤怒，又有很多街坊参与组织上访、告状。<text:span text:style-name="T3"> <text:line-break/></text:span>类似的事情还有很多，政府的官员，从小就给我留下了十分腐败的印象。我考大学的时候报考法学专业，也是因为有这么一个理想，认为法律、政治这种东西能够改变中国的现状。<text:span text:style-name="T3"> <text:line-break/></text:span>当时我十七八岁，觉得这些东西肯定要改变，但不知道要怎么改变。我有了这些经历，又受到大学课堂上老师们宣传的、网络上文章讲的西方民主法制的影响，思想很容易就发生了改变，觉得西方的政治体制非常好，应该用它来改变中国。我开始认为，中国的政治体制，是非常坏的，中国历史，也非常糟糕。<text:span text:style-name="T3"> <text:line-break/></text:span>这是我自孔子从坏人变好人以后，遭遇到的第二次思想颠覆。我发现以前所相信的东西竟然又都是错误的或者虚假的。<text:span text:style-name="T3"> <text:line-break/></text:span>那时候我和身边的同学们普遍相信，这个国家的体制用不了多久就会崩溃，后来的人一定会学习欧美走美式自由民主的道路。当时我们人大法学院有几位法学泰斗，已经退休了，年轻老师嘲笑他们是<text:span text:style-name="T3">“</text:span>社会主义法学的最后堡垒<text:span text:style-name="T3">”</text:span>。在年轻一代，无论老师和学生，我感觉已经没人再相信什么<text:span text:style-name="T3">“</text:span>社会主义法学<text:span text:style-name="T3">”</text:span>了。大家全都是学的西方那一套东西。<text:span text:style-name="T3"> <text:line-break/></text:span>市场上类似的书也很多，我印象很深的是一套在美国生活的华人写的介绍美国制度的书，叫《近距离看美国》。其中有一本叫做<text:span text:style-name="T3">“</text:span>总统是靠不住<text:span text:style-name="T3">”</text:span>的，讲的是尼克松的水门事件。这个事情在中国看起来令人觉得不可思议：一个总统犯了窃听政治对手的错误，这看起来并不是什么大不了的事情。但美国的体制通过一套一套的程序，居然就让他下台了。在这过程中，他试图让司法部长干预调查，但是在制度面前败下阵来。<text:span text:style-name="T3"> <text:line-break/><text:line-break/></text:span>尼克松因水门事件下台，这在当时的中国看来是不可思议的事情<text:span text:style-name="T3"> <text:line-break/></text:span>难道中国不也应该有这样的制度吗？我看到有很多中国的官员犯的错误严重的多，却依然可以在自己的位置上高枕无忧，这显然是应该改变的。<text:span text:style-name="T3"> <text:line-break/></text:span>大学四年，我花了很多的时间，在图书馆里阅读了很多西方的社会、经济学、法学名著。我想要深入的了解西方的政治经济体系，将来可能对中国的改革有好处。都是那些很传统的启蒙思想家写的西方经典，比如孟德斯鸠《论法的精神》，卢梭《论人类社会不平等的起源》，此外看了很多关于美国宪法的书，诸如美国制宪历程、美国著名的宪法案例集等等。<text:span text:style-name="T3"> <text:line-break/></text:span>看书、上网、听课，从各个角度我得到的信息都是一样的：中国落后了，西方才是人类文明的灯塔，我们应该努力让中国变成西方的样子。像张维迎、茅于轼这些媒体上经常出现的鼓吹中国只有走西方自由民主道路的<text:span text:style-name="T3">“</text:span>舆论领袖<text:span text:style-name="T3">”</text:span>，被我们视为先知和英雄。<text:span text:style-name="T3"> <text:line-break/>2003</text:span>年，发生了一件轰动一时的大事。一个叫孙志刚的年轻人在广东被城管抓起来打死了。当时中国有收容遣返制度：如果到北京、深圳、广州这种大城市而没有合法居住证明的，可能会被城管、警察抓起来遣返回老家。在这个过程中，被遣返者的人身自由会遭到限制，中间就可能被监管人员敲诈勒索或者虐待。<text:span text:style-name="T3"> <text:line-break/></text:span>在有一次班会课上，班主任老师跟我们讲，说学校来了一个新老师，手续还没有办好，突然间这个人就消失了。学校四处打听，才得知是因为出门逛街遇到警察查证件，被当成无业流民收容，送到昌平去筛沙子了<text:span text:style-name="T3">——</text:span>也就是先在京郊地区强制劳动一段时间，把回家的火车票钱挣出来，再遣返回到老家去。后来学校派人去给接出来了。<text:span text:style-name="T3"> <text:line-break/></text:span>在强制收容遣返过程中，出现人员意外死亡的情况应该并不少见。但孙志刚事件能影响这么大，主要还是因为他是一个刚毕业的大学生，容易引起大学生这个群体的共鸣<text:span text:style-name="T3">——</text:span>谁也不想以后出来工作会莫名其妙被人抓起来打死。这个时候中国重点高校几乎全部铺通了网线，大学生们都可以在宿舍自由的上网，高校的网络群体出现了，网络舆论爆发的条件已经成熟。<text:span text:style-name="T3"> <text:line-break/></text:span>孙志刚死亡事件爆出来之后，有记者去深入调查了这个事情，文章便在网络上迅速的传播，大家非常愤怒，人大法学院几个博士还签名上书，要求彻查这个事情。我们在网络上不停的呼吁、抗议，甚至还商议组织在某一天在北京、上海、广州、深圳示威。活动最后没有组织起来。但是已经造成了很大的舆论压力，惊动了中央高层。最后这件事情得到了比较妥善的解决：两个主犯被判处了死刑，还有几个从犯被判处了无期徒刑，判的非常重。很快，政府宣布废除收容遣返条例，对无业游民从强制收容遣返改为非强迫性的救助。<text:span text:style-name="T3"> <text:line-break/><text:line-break/></text:span>孙志刚事件后，收容遣送制度被废除<text:span text:style-name="T3"> <text:line-break/></text:span>孙志刚事件可能是中国进入网络社会的一个标志性事件。网络言论并不限于为孙志刚伸冤，而是纷纷指向整个国家体制。这种言论在网上影响力之大、传播范围之广泛，说明在会上网的大学生群体中间，已经有了一定的共识：中国的政治制度一定要做某些彻底的改变。大家普遍认为西方世界非常美好，中国的制度则应该学习西方。普遍的说法是，等改革开放以后的新一代年轻人成长起来，中国就一定会全面学习西方。<text:span text:style-name="T3"> <text:line-break/></text:span>这种思想一直持续到<text:span text:style-name="T3">2008</text:span>年我出国以前。<text:span text:style-name="T3"> <text:line-break/><text:line-break/></text:span>第三次思想颠覆：中国确实有很多很厉害的地方<text:span text:style-name="T3"> <text:line-break/></text:span>出国以前，我逐步也意识到中国变得越来越强大，而并非网上有些文章讲的那么一无是处。随着中国经济持续高速增长，网络上、课堂上、社会上有关中国前途的争议越来越激烈，并不再是那么一边倒了。<text:span text:style-name="T3">2004</text:span>年，我的一个讲经济的老师，在课上给我们说：他们去美国、英国玩，从国外买东西带回国内，打开包装发现尽然都是<text:span text:style-name="T3">made in china</text:span>。这种情况已非常普遍。听到这种事情，很难不对中国产生一种自豪感。<text:span text:style-name="T3"> <text:line-break/></text:span>中国成为<text:span text:style-name="T3">“</text:span>世界工厂<text:span text:style-name="T3">”</text:span>这个词已经流行起来，在报刊杂志上频繁出现了。我们知道工业革命之后，英国是世界上最强大的国家，是老牌世界工厂。现在中国也成为了世界工厂，这似乎很是一件了不起的事才对。但也有一种声音说，中国制造是低端制造，而且是以牺牲底层劳动者的健康和生态环境为代价换来的，发展模式不可持续，真正高端的东西还是在发达国家。<text:span text:style-name="T3"> <text:line-break/>2007</text:span>年的时候我和一个同学辩论。他认为中国快完蛋了，粗放的经济增长已经耗尽了这个国家的自然资源和劳动力资源。我认为中国经济仍然会高速发展，并不会崩溃，中国有足够的时间在经济正常发展的过程中逐步推动政治体制改革，最终走上西方自由民主道路。他举了很多例子，说中国的高端产业跟世界先进水平还差的很远，根本没有希望追上。<text:span text:style-name="T3"> <text:line-break/></text:span>当时我觉得，这个东西可以一步一步来的。我们二十年前什么状态，现在是什么状态？中国的产业链虽然低端，但薄利多销，挣的钱也不少。只要有钱，高端的产品我们可以投入研发、可以收购、可以招聘外国的高级人才。总之，只要经济发展起来，这些差距都是可以追上来的。我当时已经有这种思想了，觉得中国在经济上可以变得强大，但这样的想法还不足以改变我对东西方政治体制的认识。<text:span text:style-name="T3"> <text:line-break/><text:line-break/></text:span>另一件促使我思想转变的大事情是美国<text:span text:style-name="T3">2007</text:span>年爆发次贷金融危机。我喜欢上网看《经济学人》网站上的文章，<text:span text:style-name="T3">2007</text:span>年以前的《经济学人》，总说中国这不好、那不好，都是问题。但是美国金融危机爆发以后，《经济学人》上集中发了很多文章，说美国出现了这么严重的问题，中国却还在高速增长，这是西方世界始料不及的。很明显能感觉到，西方世界已经有很大一部分人认为中国崛起是一个不可阻挡的事情。特别是<text:span text:style-name="T3">2008</text:span>年中国奥运会，让西方对中国刮目相看。但也有一些舆论领袖认为，政府花大量的钱，建了很多豪华的体育场馆，是一种可怕的浪费，就是为了一个面子工程，奥运一过，这些提前透支的财富会让国家经济陷入萧条。<text:span text:style-name="T3"> <text:line-break/></text:span>奥运会过后，我就去了剑桥。剑桥是一个很古老、很漂亮的地方，我以前没有在那么漂亮的地方学习和生活。我是抱着朝圣的心态去的，那地方对读书人而言确实是一个圣地。在剑桥的生活很愉快，但也让我观察到了西方社会存在的问题。<text:span text:style-name="T3"> <text:line-break/></text:span>跟国内一个很直接的对比就是银行系统。到了剑桥第一件事情是要办一张银行卡，首先没有排号机。中国任何银行都有排号机，而在英国的银行只能人工排队，效率很慢。在银行窗口提交了所有证件、办完所有手续以后，还需要至少等七个工作日，银行会把卡寄到我的地址去。我觉得很惊讶，在中国办一张银行卡是一件很简单的事情，直接有办卡机、身份证一扫就可以打出来。我很震惊：为什么西方发达国家效率低到这种程度？<text:span text:style-name="T3"> <text:line-break/></text:span>我去坐伦敦的地铁，比北京的更破，价格却是北京地铁的几十倍！一张地铁票四五英镑，价值六十多元人民币，而北京当时是两块钱随便坐。伦敦这个城市好像也就这么回事，没有多么好。伦敦金融城还可以，但跟上海陆家嘴相比也差的很远。我去了英国很多城市，感觉这些个地方，文物古迹自然风光倒是很值得一看，但看不到一个世界强国的痕迹。<text:span text:style-name="T3"> <text:line-break/><text:line-break/></text:span>伦敦地铁站<text:span text:style-name="T3"> <text:line-break/><text:line-break/></text:span>上海地铁站<text:span text:style-name="T3"> <text:line-break/></text:span>在英国各地，都有人乞讨。我去苏格兰旅游，一些看起来穿着很时髦的年轻女士也坐在街上乞讨要钱。冬天大雪天，走在剑桥的街上，有乞丐抱着一条狗要钱，我也会给他一个英镑。我觉得这个社会还是问题很多的。<text:span text:style-name="T3"> <text:line-break/></text:span>后来我又获得了去哈佛做研究的机会。到了美国以后，我对西方世界的看法变化就更大了。哈佛是一个很开放的学校，跟剑桥差异很大。剑桥保守、严谨，大家更关心纯学术，而对外部世界最新的变化不太敏感。哈佛这不一样，每天都在讨论热门话题。而当时中国就是最热门的话题。<text:span text:style-name="T3"> <text:line-break/></text:span>这时已经是<text:span text:style-name="T3">2010</text:span>年。金融危机以后这个世界变化很大。我发现，原来有很多美国一流的学者竟然也认为中国非常厉害。他们认为中国崛起会挑战美国的世界霸主地位。<text:span text:style-name="T3"> <text:line-break/></text:span>在国内，我听到的基本都是关于中国如何如何差，而美国如何如何好的言论。我想不到中国在美国精英们眼里，竟然已经如此强大。这样看来，中国还确实是有很多很厉害的地方。<text:span text:style-name="T3"> <text:line-break/></text:span>我在哈佛的同事中有一个在中国工作多年的日本朋友，曾经担任日本央行驻中国的研究部门负责人。他告诉我中国一定会超越美国，还给我看了很多他的研究材料。大量的数据表明中国在<text:span text:style-name="T3">2008</text:span>年的经济结构大约相当于日本在<text:span text:style-name="T3">20</text:span>世纪六七十年代而不是八九十年代。就算房价像过去几年一样继续一路狂奔，中国要重蹈日本泡沫经济的覆辙，也至少还有二三十年的高速发展空间，而那个时候中国的经济总量肯定已经大大超过美国了。我认为他的材料很有说服力，同时也决心在未来二十年为中国找到解决金融地产畸形发展的方案。<text:span text:style-name="T3"> <text:line-break/></text:span>美国社会跟英国社会比，问题可能更多。比如流浪汉、乞讨的现象比英国更严重，贫民窟在各大城市随处可见。在地铁站台上，时不时就会钻出来一个人，向我讨钱。这种情况很普遍。<text:span text:style-name="T3"> <text:line-break/></text:span>此外，美国的社会治安也比英国更糟糕。在大城市，中国人都不敢去<text:span text:style-name="T3">downtown</text:span>黑人聚集区这样的地方。我的邮箱经常收到哈佛或者波士顿警方发的一些消息，说城里又发生了枪击案或者有人因为抗拒抢劫而受伤，提醒大家遇上了抢劫不要反抗。在中国学生中流传着一个经验：钱包里带上<text:span text:style-name="T3">20</text:span>美元现金，遇到抢劫就给劫匪。如果多于<text:span text:style-name="T3">20</text:span>美元损失比较大，但如果少于<text:span text:style-name="T3">20</text:span>美元，劫匪可能就会伤害你。这似乎是一条劫匪们的潜规则。<text:span text:style-name="T3"> <text:line-break/><text:line-break/></text:span>美国黑人聚居区<text:span text:style-name="T3"> <text:line-break/></text:span>在中国的城市，治安状况要明显好得多。大晚上一个人出去随便逛，绝对不会有安全上的担心。这也带动了夜市经济的繁荣，晚上出来吃吃喝喝四处闲逛成了许多普通中国城市居民的生活习惯。美国社会不仅离一个理想社会有差距，就算跟中国社会比起来，也有很大差距。中国在城市基础设施建设方面也和美国全方位拉开了差距。落后的公交系统，脏乱破旧的城市街道，坐地铁也不够方便，银行的服务效率则跟英国一样低下。<text:span text:style-name="T3"> <text:line-break/></text:span>在哈佛那段时间，《华尔街日报》发了一篇比较轰动的报道，一位被称为<text:span text:style-name="T3">“</text:span>虎妈（<text:span text:style-name="T3">Tigher Mother</text:span>）<text:span text:style-name="T3">”</text:span>的华裔母亲讲述自己培养孩子的经验。这位母亲用中国式的严厉教育培养出了两个非常优秀的孩子，她坚信中国的教育模式比美国更好，对孩子的严格要求不仅让他们更优秀，还可以让她们更快乐。她认为快乐不是依靠放任自由获得的，而是通过严格要求和训练让孩子不断取得进步，从进步中获得。<text:span text:style-name="T3"> <text:line-break/><text:line-break/></text:span>虎妈和她两个优秀的女儿<text:span text:style-name="T3"> <text:line-break/></text:span>她讲了两个故事，一个故事是跟自己的女儿斗争，强迫她练习钢琴。这个过程十分辛苦，但女儿在掌握了钢琴技巧以后可以在学校登台表演。表演成功令女儿激动万分。虎妈认为这才是父母给予孩子的真正的欢乐。而她有一个美国朋友，对女儿非常放任，任凭她荒废学业，胡吃海喝，最后他女儿长得很胖而又什么都不会，当父亲的还叫她<text:span text:style-name="T3">“</text:span>我最美丽的天使<text:span text:style-name="T3">”</text:span>。但他女儿私下告诉<text:span text:style-name="T3">“</text:span>虎妈<text:span text:style-name="T3">”</text:span>，她知道父母在骗她，自己既自卑又抑郁。<text:span text:style-name="T3"> <text:line-break/>“</text:span>虎妈<text:span text:style-name="T3">”</text:span>的文章向西方世界表明了中国人对自己文化的自信正在恢复。中国的教育模式很明显优于西方。即使在西方国家内部，华裔培养出来的后代总体而言也比外国小孩优秀。在美国和英国的大学里，华裔大学生所占的比例，远远高于他们在总人口中的比例。越是顶级名校，这种趋势就越明显。<text:span text:style-name="T3"> <text:line-break/></text:span>早在<text:span text:style-name="T3">2004</text:span>年<text:span text:style-name="T3">——</text:span>我还完全沉浸于从经济政治上学习西方道路的年代<text:span text:style-name="T3">——</text:span>我就写了一本书，叫做《学习改变命运》，认为中国不应该被西方所谓的<text:span text:style-name="T3">“</text:span>素质教育<text:span text:style-name="T3">”</text:span>所迷惑，应该坚信应试教育就是最好的素质教育，学好数理化就是最好的素质。当时的主流舆论对高考制度口诛笔伐，认为它作为科举考试的遗毒被现代西方素质教育取代是历史的必然。《学习改变命运》可能是国内第一本系统为中国考试制度和基础教育体制辩护、反对抛开考试谈素质的畅销书。虽然中国在政治经济体制上全面落后于西方，但至少在基础教育方面做的很好，数学物理的基本逻辑没学扎实就去搞什么创造性思维，就是在祸害我们的下一代。<text:span text:style-name="T3"> <text:line-break/><text:line-break/></text:span>《学习改变命运》是我第一次以公开的形式发声，反对中国盲目学习西方。虽然只局限在基础教育这么一个很小的领域，但火种已经埋下。等我读到《华尔街日报》有关虎妈的报道时，仿佛找到了知己。<text:span text:style-name="T3"> <text:line-break/></text:span>十多年前有关基础教育的思考，这些年对中国经济的观察，到英美留学的感受<text:span text:style-name="T3">……</text:span>这些东西都串了起来，让我开始有了一种朦胧但明确的想法：中国这些年的经济高速增长，不是偶然，也不是因为简单的学习西方，而是因为我们从文化教育到政治经济，都有一套不同于西方甚至可能是优于西方的东西。中国的制度，不是大部分落后和局部有优势，而很有可能是整体上优越于西方。<text:span text:style-name="T3"> <text:line-break/></text:span>这个国家会好吗<text:span text:style-name="T3"> <text:line-break/></text:span>回到中国以后，我带着这个想法去读很多书，回想自己过去多年的所见所闻，很多困扰自己多年的疑问逐渐变得清晰起来。<text:span text:style-name="T3"> <text:line-break/>2011</text:span>年的<text:span text:style-name="T3">4</text:span>月<text:span text:style-name="T3">19</text:span>日，我读到了张五常写的《中国的经济制度》。他在书中公开宣称，中国的经济制度是全世界最好的。张五常与一般的经济学家不同，他是被西方主流经济学认可的大师。他这样讲，实在是对我颇有些震撼。书中有一句话令我有茅塞顿开之感：<text:span text:style-name="T3"> <text:line-break/>“</text:span>我可以在一个星期内写一本厚厚的批评中国的书。然而，在有那么多的不利的困境下<text:span text:style-name="T3">,</text:span>中国的高速增长持续了那么久<text:span text:style-name="T3">,</text:span>历史上从来没有出现过。中国一定是做了非常对的事才产生了我们见到的经济奇迹。那是什么呢？这才是真正的问题。<text:span text:style-name="T3">” <text:line-break/></text:span>张五常把中国经济制度的优势归结于县一级地方政府之间存在的竞争。受他的启发，我把多年的理论串起来。我硕士是区域经济学，博士是城市经济学，都是研究中国的地方经济。在硕博期间，我跟着我的导师走遍了中国很多很多地方，和地方政府有很多接触和沟通。我所看到的是，中国政府在推动经济发展方面可以说是殚精竭虑，花了巨大的心血，把经济发展起来，让人民过上更好的生活。我见过的几乎所有市县区的书记、市（县、区）长以及规划、发改这些重要部门的领导，都在超负荷的工作，<text:span text:style-name="T3">“</text:span>五加二、白加黑<text:span text:style-name="T3">”</text:span>是常态。背后当然有一些贪污腐败的事情，但政府官员们努力的成绩仍然应该充分肯定。<text:span text:style-name="T3"> <text:line-break/><text:line-break/></text:span>中国的政治生态中，一个人被提拔起来，也许需要走后门、跑关系，灰色收入也广泛存在。但基本前提仍然是：必须要在自己的职位上干出成绩来才可能被提拔。操守有问题被提拔的不少，但能力平庸、没干出成绩来就被提拔的很少很少。官员晋升的竞争机制非常激烈，我们在各地调研过程中，明显感觉到，如果某个地方经济增长快、<text:span text:style-name="T3">GDP</text:span>高，地方官员就会自信满满地向我们介绍经验。有的地方经济增长比较慢，官员介绍经验的时候都缺乏信心，比较紧张，压力也很大。<text:span text:style-name="T3">GDP</text:span>考核机制让地方政府竞争性的去搞投资、拉项目、招商，成为中国经济增长的重要动力。有很多人预言这种做法会导致经济崩溃，然而这样的预言总是失败。<text:span text:style-name="T3"><text:line-break/></text:span>把张五常的理论和我所接触的实践结合起来之后，我重新来认识中国的政治经济制度，发现它确实有很多优于西方政治经济制度的地方。我是研究城市经济学的，但是我的博士论文相当离经叛道，纯粹是在一个宏观经济学的方面写的论文，主题很大，力图构造一个新的经济学理论来解释中国的经济。<text:span text:style-name="T3"> <text:line-break/><text:line-break/></text:span>最终思考的成果，就是我在<text:span text:style-name="T3">2012</text:span>年以博士论文为基础修改出版的《这个国家会好吗<text:span text:style-name="T3">——</text:span>中国崛起的经济学分析》一书，这本书在张五常的基础上对中国经济制度作了更全面的阐述，也标志着我再一次完成了巨大的思想转变<text:span text:style-name="T3">——</text:span>从坚信中国应该走西方道路，变为坚信西方应该学习中国走中国道路。<text:span text:style-name="T3"> <text:line-break/></text:span>在这本书里面，我认为中国制度的优势在于：把市场经济制度和职业化的政治家制度结合起来，实现了市场与政府的合理分工，并维持政治和资本的势力均衡。<text:span text:style-name="T3"> <text:line-break/></text:span>在政治制度上，我认为政治家的选拔不应该采取公开竞选、一人一票的形式。口头承诺和舞台表演的竞选更适合挑选演员而非官员，也更适合利益集团在幕后进行操纵。政治治理是一项高度复杂的工作，政治家应该以政治为终身的职业，从基层做起，终生学习和锻炼如何管理政府。不能让什么影视明星、房地产商、投资银行董事长之类的社会名流，前半生拼命赚钱，在专业领域功成名就之后，半路出家来<text:span text:style-name="T3">“</text:span>玩<text:span text:style-name="T3">”</text:span>政治。只有在政治实践中经受住了物质利益的考验、干出了有利于国家和人民的真实成绩的人物，才能被提拔到更高的位置上。当总统的，应该先当好州长；当州长的，应该先当好市长县长。像奥巴马和特朗普这种毫无政治实干经验的人直接当总统，对国家的长治久安并无益处。这方面，西方应该向中国学习。<text:span text:style-name="T3"> <text:line-break/></text:span>在网络时代，中国的政府明显比西方国家表现出更强的适应能力。大部分网络热点问题都能得到迅速的回应和公正的解决，很多官员因为网络曝光了他们的错误言行而被免职、撤职甚至坐牢。孙志刚案件引发的舆情看起来是对旧体制的冲击，但政府迅速严惩罪犯并取消了收容遣返制度。我后来又参与过邓玉娇刺死官员案、刘涌死缓案的网络抗议，最后邓玉娇无罪释放、刘涌被改判死刑立即执行，这些事情中国政府的反应都是迅速而公正的。<text:span text:style-name="T3"> <text:line-break/></text:span>相比之下，西方的议会制普选制民主政府，面对类似的突发事件则总是反应迟钝而且官僚主义作风严重。最令我印象深刻的是金融危机以后美国爆发的<text:span text:style-name="T3">“</text:span>占领华尔街<text:span text:style-name="T3">”</text:span>运动，人民起来抗议金融业的过度贪婪。这次运动在网络上反响极大，而美国传统媒体则冷漠以对，报道的很少。美国总统奥巴马声称自己站在抗议者一边，然而他除了嘴上说说以外，什么实质性的举动也没有做。<text:span text:style-name="T3"> <text:line-break/><text:line-break/></text:span>占领华尔街运动<text:span text:style-name="T3"> <text:line-break/></text:span>这场运动最后被警察镇压了下去，一些积极分子被以毁坏私有财产的罪名判刑。有人认为这是民主制度的优势，总统也不能胡作非为。然后我却认为这样的民主制度实际上是一种无人负责的制度，政治家们都把责任推给民主程序，利用所谓的权力分立体制来<text:span text:style-name="T3">“</text:span>和稀泥、踢皮球<text:span text:style-name="T3">”</text:span>，拒绝做出实质性改革。人民要求变革的呼声主要体现在政客们的嘴上，而不是实际行动中。<text:span text:style-name="T3"> <text:line-break/></text:span>在经济制度上，我认为无节制的自由市场不可取，它必然导致不合理的两极分化。土地和自然资源等非个人所创造的财富应该由政府负责分配，而企业家和社会资本则应该专注于创造性的领域，比如互联网创新和科技产品等等。一切经济制度，都应该围绕一个基本原则来展开：鼓励人们去创造对他人有益的财富，然后从中获得利益；而反对人们从占有存量财富甚至掠夺他人的合法财富中发家致富。金融、房地产和煤矿等产业中的大量财富从现在的法律制度框架来看是合法的，但是从经济制度本身的伦理来看，是不合理也不应该合法的。<text:span text:style-name="T3"> <text:line-break/></text:span>国有资本控制国家金融命脉、土地财富、矿产资源和通讯交通等自然垄断领域，非常必要。所谓的<text:span text:style-name="T3">“</text:span>企业家精神<text:span text:style-name="T3">”</text:span>并不总是好的，它可能被用于为社会创造财富，也可能被用于掠夺社会财富<text:span text:style-name="T3">——</text:span>关键看制度安排。如果一切经济资源全盘市场化，中国的企业家们可能就不会花时间去研究如何生产一流的商品、搞科技创新，而是花心思去低价收购煤矿、廉价拿地开发房地产、投机股市制造泡沫等等。<text:span text:style-name="T3"> <text:line-break/>“</text:span>企业家精神<text:span text:style-name="T3">”</text:span>不是自由放任放出来的，有一半的市场竞争是逼出来的，还有一半是政府监管逼出来的。只有一个有力的、独立的、廉洁的政府，监管住那些掠夺存量财富的渠道，企业家们的聪明才智才会真的用到创造性的为社会生产财富上来。这方面西方也应该向中国学习。而中国过去的某些改革，过度学习西方，实际上也让自己走上了歧途<text:span text:style-name="T3">——</text:span>金融地产暴富、实业生存环境艰难，就是这种错误路线的集中体现。<text:span text:style-name="T3"> <text:line-break/></text:span>（此书作为博士论文于<text:span text:style-name="T3">2012</text:span>年<text:span text:style-name="T3">3</text:span>月提交评审，出版稿完稿于<text:span text:style-name="T3">2012</text:span>年<text:span text:style-name="T3">6</text:span>月，出版日期是<text:span text:style-name="T3">2012</text:span>年<text:span text:style-name="T3">9</text:span>月，都在十八大召开之前，它的思想跟十八大以后的新政策新格局并无关系。但《华尔街日报》的文章将我思想的转变和十八大以后的一些变化联系起来，应该是为了更好的吸引西方读者的眼球，与我所陈述的事实并不完全符合。）<text:span text:style-name="T3"> <text:line-break/><text:line-break/></text:span>这个国家会更好<text:span text:style-name="T3"> <text:line-break/></text:span>我的思想变化大概就是这么一个过程。在同龄人中应该有一定代表性。比我更年轻的<text:span text:style-name="T3">90</text:span>后、<text:span text:style-name="T3">00</text:span>后一代，像我以前那样认为中国应该完全学习西方体制的比例已经不高了。<text:span text:style-name="T3">90</text:span>后、<text:span text:style-name="T3">00</text:span>后经历的变化比我们更少，在他们有政治意识的时候中国就已经成为了世界第二大强国，如果告诉他们西方的制度多么多么好，他们也不太会接受。他们从小就比较自信，从根子上认可自己的国家。<text:span text:style-name="T3"> <text:line-break/></text:span>网上流传一句话：<text:span text:style-name="T3">“</text:span>一出国就爱国<text:span text:style-name="T3">”</text:span>。中国向全世界派遣留学生，西方国家也很欢迎来自中国的留学生，他们乐观的认为大量的留学生会认可西方的制度并用它来改变中国。但最后的结果可能会正好相反。好多人不出国，还不知道中国这么好。真正到了西方国家留学，才发现中国优点非常多<text:span text:style-name="T3">——</text:span>政府办事效率、治安情况、基础设施建设、医疗成本等，中国都好太多了。随着中国经济发展越来越好，世界和中国的差距只会越来越大。在这种情况下，这一代对中国的政治经济制度一定是越来越有信心。<text:span text:style-name="T3"> <text:line-break/></text:span>我们在大学期间曾经顶礼膜拜的意见领袖，像茅于轼、张维迎这些人，片面主张中国应该学习西方，他们的论调不仅被转变了思想的<text:span text:style-name="T3">80</text:span>后抛弃，在<text:span text:style-name="T3">90</text:span>后、<text:span text:style-name="T3">00</text:span>后中间也越来越没有市场，越来越不受欢迎了。<text:span text:style-name="T3"> <text:line-break/></text:span>尽管现在我在诸多观点上都与茅、张等人截然不同，但我对他们还是保持着尊敬。因为我知道他们为什么会这样想，我也曾经抱有跟他们几乎完全一致的观点。张维迎说他在西北当过好多年农民，茅于轼说他在上个世纪六十年代初亲眼看见好多人死于饥荒。我只干过农活，没真当过农民；见过贫穷，没见过穷得饿死的人。但我也可以想象，如果把我放到跟他们一样的环境下，见到如此穷苦的中国和命运如此悲惨的中国人，我也会认为当时中国的制度出了大问题。如果我在八十年代就出国留学，对比西方的强盛和中国的贫穷落后，我也会大力鼓吹西方制度的优越性，主张大力学习西方，从科学技术到经济体制到政治制度都要学。<text:span text:style-name="T3"> <text:line-break/></text:span>但时代不一样了，我们这一代人，以及后面的<text:span text:style-name="T3">90</text:span>后、<text:span text:style-name="T3">00</text:span>后看到的、亲身感受到的社会问题，既不是国家贫穷落后，也不是体制僵化不灵。国家已经强大了，计划经济体制则早已被摧毁，政府只能在有限的范围内调动经济资源，官员们在网络舆论的监督下不再能够任性妄为。个人可以自由地变换工作或者创业，只需要一张火车票就能自由地从一个城市迁往另一个城市。计划经济时代缺乏选择自由，现在是选择太多无法适应。这种情况下，夸西方、赞自由、骂体制的那一套传统布道方法，在年轻人中间当然会越来越没有市场。<text:span text:style-name="T3"> <text:line-break/></text:span>我们这一代人所感受到的问题，是在一轮又一轮的房价和物价上涨中，实体经济发展越来越困难，投机分子甚至违法分子反而可以赚取巨大的财富，个人发展的机遇在丧失，贫富差距急剧扩大，医疗、教育、土地等基本生存发展资源的分配越来越不公平，不同社会阶层之间的流动性在下降，整个社会的价值观在被金钱迅速扭曲。随着政府管制的放宽，各种非法集资、传销活动、带有诈骗性质的高利贷、<text:span text:style-name="T3">“</text:span>莆田系<text:span text:style-name="T3">”</text:span>医疗骗局、电信诈骗正在一轮一轮的洗劫普通人民的积蓄和财富。<text:span text:style-name="T3"> <text:line-break/></text:span>而这些问题，很明显和过度的市场化和自由化密切相关；这些问题，很明显是当代西方自身都不能解决甚至搞得比中国还要严重的问题。这个时候布道士们再来向我们鼓吹市场万能，鼓吹西方制度先进，当然会遭到冷漠的对待。<text:span text:style-name="T3"> <text:line-break/></text:span>中国过去一百多年的探索史，每一代人遇到的难题不同、提出的解决方案不同，最后的成果也都有利有弊。后一代人对前一代人的探索，往往是既有继承，也有扬弃。<text:span text:style-name="T3"> <text:line-break/></text:span>孙中山他们那一代人，要解决的问题是，是<text:span text:style-name="T3">“</text:span>驱除鞑虏、恢复中华、建立民国、平均地权<text:span text:style-name="T3">”</text:span>。他们学习西方的自由民主制度，推翻了满清的统治，建立了民国，但平均地权却没有实现。消灭皇权以后，找不到凝聚国家的力量，中国陷入了军阀混战的泥潭。军阀们对内依靠地主豪强，对外投靠帝国主义，搞得国将不国、民不聊生。<text:span text:style-name="T3"> <text:line-break/></text:span>毛泽东为代表的第一代共产党人，要解决的问题就是彻底结束军阀混战，推翻压迫人民的三座大山。他们学习同样来自西方的马克思主义、学习苏联，用底层革命的方式完成了国家的统一，重建了有力的中央集权，实现了从农业国向工业国的转变。但苏联式的计划经济体制把政治权力和经济资源全部掌握在官僚集团手中，社会多元化不足，导致了严重的社会经济活动僵化和官僚集团特权化。毛在晚年试图通过文化大革命来解决这个问题，但直到他去世，问题还是很严重。<text:span text:style-name="T3"> <text:line-break/></text:span>主导改革开放的那一代人，他们需要解决的问题就是打破苏联计划经济体制，恢复社会活力。这一次改革的主要思想导向，就是学习西方的市场经济制度。取得的成就是中国经济的高速增长，成为了世界第二大经济体。<text:span text:style-name="T3"> <text:line-break/></text:span>在这个过程中，出现了一大批像张维迎、茅于轼这样主张全面学习西方的知识分子、舆论领袖。虽然他们的观点从根本上来讲，是不对的，但从客观效果上来看，在八九十年代，确实促进了中国学习西方有益的东西<text:span text:style-name="T3">——</text:span>国有企业官僚主义严重，学学西方现代企业制度；计划经济体制僵化，引进市场竞争机制增加活力，这些当然都是有益的。我认为他们对国家的影响，总体上功大于过，在主观上也是真心为了让这个国家变得更好。有些激烈反对他们的人，将他们斥之为<text:span text:style-name="T3">“</text:span>汉奸<text:span text:style-name="T3">”</text:span>、<text:span text:style-name="T3">“</text:span>西方的走狗<text:span text:style-name="T3">”</text:span>等，我不赞成。<text:span text:style-name="T3"> <text:line-break/></text:span>但跟之前的几次大变革一样，改革在取得成绩的同时也伴生了许多问题。这些问题，不仅是之前的历史遗留下来的问题，还有很大一部分是改革本身带来的新问题。为此，必须有新的方案来解决。若还是依靠以前的路径，试图主要靠学习西方的政治经济制度来解决，是肯定行不通的。那些曾经远赴西方学习先进经验、回国引领风气之先的精英分子，如果不能及时转变观念，就可能就会从改革的推动者变成绊脚石。这种情况在过去中国一百多年的历史上，已经反复出现过多次。<text:span text:style-name="T3"> <text:line-break/></text:span>不要以为我们主张中国体制优于西方，就不主张变革。我们所倡导的变革比西方布道士们所主张的更大而不是更小，只不过在方向上有所不同。错误的改革方向比不改革更糟，所以当他们试图把中国的优点说成缺点的时候，我们就要坚决的纠正，为的不是拒绝变革，而是找到正确的变革方向。<text:span text:style-name="T3"> <text:line-break/></text:span>时代变了，中国一方面有信心对外宣传我们制度的优越性，并且鼓励全世界都来向我们学习；一方面还要坚持内部改革，以保证我们始终处在人类社会制度创新的最前沿，而不会被我们的学生超过。这两个方面同时都要做，并不矛盾。若有人一听见我们为中国的制度辩护，就认为我们不懂得变革，我们是不会同意的。<text:span text:style-name="T3"> <text:line-break/></text:span>对于那些积极为中国介绍西方先进经验的上一代思想舆论领袖们，如果他们不愿意改变自己的观点，那么我们希望能和他们握手道别，感谢他们曾经为国家进步作出的贡献。如果他们不愿意和我们握手，那么就挥手道别。总之我们会向前走的。我们知道他们曾经对我们寄予厚望，希望我们按照他们的想法来完成中国彻底的西方化。但我们最后还是选择另外一条路，跟他们所主张的不是截然相反，但肯定大相径庭。中国会变得更好的，我认为这在总体上仍然符合他们的心愿。</text:p>
      <text:p text:style-name="P1"><text:span text:style-name="T1">陳真</text:span><text:s/>  |  2017.08.31 10:00   |   <text:a xlink:type="simple" xlink:href="http://palinfo.habago.org/Entry?Command=Information_PrintForum&amp;iPage=130#FORUM36079"><text:span text:style-name="T2">#</text:span></text:a></text:p>
      <text:p text:style-name="P2">吳捷，<text:span text:style-name="T3"> <text:line-break/><text:line-break/></text:span>我知道把外省人和本省人區分成不同民族，在島外的人聽起來可能有點刺耳，不過，這在台灣卻是國民黨長期分化及醜化政策下的一個普遍結果與認知，明明是同一族群，但卻硬是要說成兩種血統，兩種本質，一高貴，一野蠻；一聰明，一智障；一文質彬彬個個俊男美女，一低俗無禮全是五官扭曲獐頭鼠目的醜八怪；一是擁有五千年豐富文化道統，一是化外之民，頂多就只是識幾個大字而已；一正義理性溫柔多情，一貪婪猥瑣自私呆滯；一說起話來宛若玉石落盤好好聽哦，一說起話來就是偶們素一群阿西啊素不素ㄋㄟ。<text:span text:style-name="T3"> <text:line-break/><text:line-break/></text:span>應該不會有人說這是階級歧視或什麼文明與野蠻的鬥爭，應該不會有人說這不叫炒作族群對立與仇恨。血統無法改變，但族群卻是依據不同的需要建構出來的，要不然也不會有那麼多台灣人老是喜歡罵大陸人<text:span text:style-name="T3"><text:s/>"</text:span>支那賤畜<text:span text:style-name="T3">" </text:span>了，否則豈不是罵到自己，罵到自己的阿公阿嬤及爹娘和列祖列宗。<text:span text:style-name="T3"> <text:line-break/><text:line-break/></text:span>從李登輝一直到被人渣們政變奪權過後的這個冒牌的民進黨，對於大陸就是炒作跟過去國民黨同樣的這一套手法，差別只是在於炒作的方向不同，過去是醜化台灣人，現在是醜化大陸人，讓下一代反中反華，視之為寇讎，把中國的相關一切，往野蠻、霸道、低級、可笑、骯髒、有病、沒文化、缺德、邪惡等等方面進行意象連結。於是年輕一代只要一提起中國，往往就會趕緊表示不屑不滿與厭惡，中國要是死了人，很多人就歡欣鼓舞。<text:span text:style-name="T3"> <text:line-break/><text:line-break/></text:span>這樣還不夠，還有許多所謂學術<text:span text:style-name="T3"><text:s/>"</text:span>研究<text:span text:style-name="T3">"</text:span>，可信不可信我不知道，硬是要證明台灣人不是華人，而是有別於華人的另一種高貴血統。在人渣黨的主政下，搞不好很快就會<text:span text:style-name="T3"><text:s/>"</text:span>研究<text:span text:style-name="T3">" </text:span>出原來台灣人是屬於大和民族幾百年前失散的一個血統分支，正式向日本鬼子認祖歸宗。<text:span text:style-name="T3"> <text:line-break/><text:line-break/></text:span>舊國民黨時期，統治與被統治的壓迫關係當然存在，但這不是階級鬥爭，在<text:span text:style-name="T3"><text:s/>"</text:span>統治者<text:span text:style-name="T3">" </text:span>三個字前面，國民黨還自行添加了兩個字<text:span text:style-name="T3"><text:s/>"</text:span>外來<text:span text:style-name="T3">"</text:span>，也就是說：我跟你不一樣，我是外來品種，跟你是不一樣的血緣，我的血液比你高貴太多了。<text:span text:style-name="T3"> <text:line-break/><text:line-break/></text:span>當然，在統治術語上，他偶爾還是會說我們都是炎黃子孫，都是龍的傳人。但在實務操作上，卻硬是切割成不同種族。人渣黨只是繼承並發揚光大了過去國民黨的這套論述與炒作族群對立，企圖使台灣人痛恨大陸人，因其非我族類，甚至連人都不是，而只是一群骯髒賤畜。<text:span text:style-name="T3"> <text:line-break/><text:line-break/></text:span>也許因為缺乏細緻的相關歷史經驗以及資訊的貧乏，大陸的人理解島內人事物往往極其不精準，也許島內的人在理解大陸上也會犯下同樣的錯誤。當然，你還是可以把它稱為階級鬥爭或文明與野蠻的鬥爭，但那已經變成一種修辭性的定義問題，而非實質內涵了。</text:p>
      <text:p text:style-name="P1"><text:span text:style-name="T1">志</text:span><text:s/>  |  2017.08.31 08:28   |   <text:a xlink:type="simple" xlink:href="http://palinfo.habago.org/Entry?Command=Information_PrintForum&amp;iPage=130#FORUM36078"><text:span text:style-name="T2">#</text:span></text:a></text:p>
      <text:p text:style-name="P3">最近因為一些科研上的問題，接觸一些國外的學術機構。在台灣與我合作的人，卻不斷地跟說要把這種學術名聲留給台灣。反對我與國外的學術機構合作，更是不斷地強調台灣優先之類。（這些國外的學術機構，還不是他最討厭的對岸。）對我而言，科學沒有所謂國界的問題。當我與他一起出國參加會議，看著他的小孩拿著美國護照，我有點矇了。為什麼一個天天講台灣優先、罵別人有綠卡的人，卻要小孩去拿美國護照。<text:span text:style-name="T3"> <text:line-break/><text:line-break/></text:span>更多的例子，就像小余的岳父母的狀況。拼命地罵藍營的政治人物，什麼特權關說。可是卻三不五時跟我炫耀跟綠營哪些政治人物或官員認識，甚至透過這些關係拿到一些利益。而身邊這些人最愛譏諷對岸：「社會是人治，有關係就沒關係，沒有法治。」可是我卻總感覺不出來，台灣有哪裡不是「人治」？！<text:span text:style-name="T3"> <text:line-break/><text:line-break/></text:span>現下的問題就在於價值觀混亂，對一個事情的作法都有雙重或三重標準。或許更深層的心思，想凸顯「為什麼我沒有？」<text:span text:style-name="T3"> </text:span></text:p>
      <text:p text:style-name="P1"><text:span text:style-name="T1">陳真</text:span><text:s/>  |  2017.08.31 01:46   |   <text:a xlink:type="simple" xlink:href="http://palinfo.habago.org/Entry?Command=Information_PrintForum&amp;iPage=130#FORUM36077"><text:span text:style-name="T2">#</text:span></text:a></text:p>
      <text:p text:style-name="P2">小余，<text:span text:style-name="T3"> <text:line-break/><text:line-break/></text:span>我的血統比較族群融和，前後三或四代分別有原住民，有本省，有外省，現在同時還是兩個連一句中文也不會講的日本人的舅舅。所以，我們的經驗也許並沒有太大不同。若再加上政治經歷，你我的經驗也許就更一致了。<text:span text:style-name="T3"> <text:line-break/><text:line-break/></text:span>我舉幾個例，大約<text:span text:style-name="T3">35</text:span>年前吧，那可能是我第一次踏上黨外群眾演講台，是尤清舉辦的一個室內政治集會，主題我忘了。我當時沒說話，只是志工，幫忙搬椅子準備麥克風等等，站在尤清等人旁邊。忘了是誰了，總之是一個檯面人物，一上台，開口就是國語，群眾之中立即有人鼓噪，敲椅拍桌大罵<text:span text:style-name="T3"><text:s/>"</text:span>幹你娘，人不講人話，講什麼豬仔話！賣擱講啊啦<text:span text:style-name="T3"><text:s/>(</text:span>亦即別再講啦<text:span text:style-name="T3">)</text:span>，下來啦！<text:span text:style-name="T3">" </text:span>很快地，附和的人越來越多，那個演講者馬上被轟下台。<text:span text:style-name="T3"> <text:line-break/><text:line-break/></text:span>再舉個差點挨揍的例子。差不多將近<text:span text:style-name="T3">30</text:span>年前吧，在台北一次群眾示威遊行中，我和一位台大醫院的老師走在一起，他是外省人，不太會講台語，所以我就一路用國語和他交談。我們邊走邊談，速度有點慢，所以後面的隊伍紛紛超越我們前面。當他們經過我們身邊時，可以清楚聽到我和那位老師用國語交談，陸續有好幾個人不悅地丟下一句<text:span text:style-name="T3"><text:s/>"</text:span>你們是不會講台語嗎？<text:span text:style-name="T3">"</text:span>，或是<text:span text:style-name="T3"><text:s/>"</text:span>這裏是我們台灣人的場子，你嘛卡尊重耶<text:span text:style-name="T3"><text:s/>(</text:span>亦即請你們放尊重點<text:span text:style-name="T3">)</text:span>！<text:span text:style-name="T3">"</text:span>。<text:span text:style-name="T3"> <text:line-break/><text:line-break/></text:span>後來，有兩個人經過我們身邊時，不但開罵，而且還動手動腳，推我們肩膀，問我們是不是國民黨派來的爪爬仔<text:span text:style-name="T3"><text:s/>(</text:span>亦即特務<text:span text:style-name="T3">)</text:span>，否則為什麼講北京話？我們都還來不及回應時，他們的大聲辱罵已經引來一群好奇的遊行群眾紛紛圍觀鼓噪，準備修理我們。還好其中有一個人認出我來，就罵他們說：<text:span text:style-name="T3">"</text:span>你們係咧哭爸哦，是新來的嗎？連他<text:span text:style-name="T3"><text:s/>(</text:span>指我<text:span text:style-name="T3">) </text:span>你們也不認識？伊是咱自己人啦。<text:span text:style-name="T3">"</text:span>。<text:span text:style-name="T3"> <text:line-break/><text:line-break/></text:span>我當然會比一般人更容易接觸到類似像這樣一些極端痛恨外省人的人，但就如我前面所說，這是果，不是因，是反擊與報復，不是強欺弱。而且，這樣一些純屬個人性質的反擊與排斥外省人的言行，能夠跟國民黨以整個國家機器長達半個多世紀、全面性、無日無之且深入骨髓的糟踏抹黑與醜化嗎？<text:span text:style-name="T3"> <text:line-break/><text:line-break/></text:span>美軍在世界各地經常遭到所謂恐怖襲擊，但是，那樣一些恐怖攻擊，跟美國的血腥侵略與殘暴，足以相提並論嗎？恐怕連百萬分之一的恐怖都不到。我意思是說，國民黨以一種完全非人性的方式恣意糟蹋台灣人長達半個多世紀，透過政策與濫權，長期把台灣人塑造成智障低能骯髒不衛生的一個低等族群，剝奪各種基本公民權，所有重要的公家資源與管理階層職位，幾乎全數只能由外省人享用，本省人連想都不用想，就連台語也瘋狂打壓，講一句台語就得罰站舉狗牌，站在教室外或操場上，讓全校師生公審，有的牌子上甚至還寫著：<text:span text:style-name="T3">"</text:span>我不知廉恥，我講台語<text:span text:style-name="T3">"</text:span>，或是<text:span text:style-name="T3"><text:s/>"</text:span>我不愛國，我講台語<text:span text:style-name="T3">" </text:span>等等。<text:span text:style-name="T3"> <text:line-break/><text:line-break/></text:span>如果有人僅僅只是質問你<text:span text:style-name="T3"><text:s/>"</text:span>台灣人為何不講台語？<text:span text:style-name="T3">"</text:span>，就能讓你感到厭惡或痛恨，難道你無法想像比這更加惡劣一百萬倍的糟蹋整個族群，帶來的會是什麼樣的一種痛苦？<text:span text:style-name="T3"> <text:line-break/><text:line-break/></text:span>我當然不是說排斥外省人是對的，就如同我也不是說恐怖攻擊是對的，但是，是非因果與程度大小還是得說清楚。如果一分的惡能讓你感到厭惡，那麼，一百萬分的惡，難道你就能視而不見，聽而不聞？<text:span text:style-name="T3"> <text:line-break/><text:line-break/></text:span>我當然也不是主張以牙還牙。若真要以牙還牙，消滅一百個國民黨也不夠償還其罄竹難書的敗行劣跡。我只是要說，思考一個問題，不能光靠所謂個人經驗。有關是非善惡的事，就還是得回到是非善惡的本質與原理上來理解，而非僅僅偏袒某一方，仇恨與衝突才有可能化解，並且不再遭到人渣們的利用。<text:span text:style-name="T3"> <text:line-break/><text:line-break/></text:span>在當前大是大非的選擇上，就算把我槍斃，我也絕對不可能支持民進黨這群禍台殃民貪婪無度的人渣，但我之所以支持國民黨及新黨，倒也不是心甘情願，而是被迫不得不如此。一邊是人渣，一邊是混蛋，我只好支持混蛋。舉個例，最近看到新黨的萬年黨主席郁慕明說，新黨將要和國民黨分手，將會推出自己的候選人，包括總統候選人。對此我很贊成。但他還推薦該黨副主席李勝峰，說他是不錯的總統人選。我聽了，實在很無奈。<text:span text:style-name="T3"> <text:line-break/><text:line-break/></text:span>我並不是想算舊帳，我很樂意原諒所有改邪歸正的人。哪一天，人渣黨如果放棄為惡，我同樣也會原諒他們。我只是想說，原諒是一回事，歷史曲折又是另一回事；歷史的是非黑白還是得講清楚。各位知道李勝峰是誰嗎？他可是當年大名鼎鼎的疾風雜誌社總編輯，更是<text:span text:style-name="T3">1979</text:span>年<text:span text:style-name="T3">9</text:span>月<text:span text:style-name="T3">8</text:span>日中泰賓館事件的帶頭者。<text:span text:style-name="T3"> <text:line-break/><text:line-break/></text:span>那一天，黃信介與許信良等人創辦的美麗島雜誌社在台北中泰賓館舉行創刊酒會，飯店外突然來了一群真正意義上的暴民，同時還帶領著一大批類似像<text:span text:style-name="T3"><text:s/>"</text:span>太陽花<text:span text:style-name="T3">" </text:span>那樣的忠黨愛國<text:span text:style-name="T3"><text:s/>"</text:span>學運<text:span text:style-name="T3">" </text:span>份子，主要是一群高中生，包圍整個酒店的出口，個個頭上綁著白頭巾，儼然敢死隊，喊打喊殺，丟石頭，砸東西，暴力不斷。巨幅白布條寫著：<text:span text:style-name="T3">"</text:span>聲討叛國賊陳婉真大會<text:span text:style-name="T3">"</text:span>、<text:span text:style-name="T3">"</text:span>處死康寧祥<text:span text:style-name="T3">"</text:span>、<text:span text:style-name="T3">"</text:span>吊死黃信介<text:span text:style-name="T3">"</text:span>、<text:span text:style-name="T3">"</text:span>愛國有罪嗎？<text:span text:style-name="T3">" </text:span>等等等，非常可怕。<text:span text:style-name="T3"> <text:line-break/><text:line-break/></text:span>不管怎麼改朝換代，台灣的學生跟國外的學生似乎正好相反，永遠都是主流政治勢力的鐵桿打手部隊。後來黨外的每次遊行，我都很<text:span text:style-name="T3"><text:s/>"</text:span>害怕<text:span text:style-name="T3">" </text:span>經過學校，比方說北一女，比方說台北的開南商工，比方說成功中學等等。你在街頭遊行喊口號，女一女的學生就會在學校裏頭自動集體大合唱愛國歌曲反制。有一回，還有一群中學生拿棍棒從教室衝出來要打我們，說要打死我們這些叛國賊。還有一次，一瓶玻璃墨水瓶就從樓上砸了下來，差點命中我的頭部。<text:span text:style-name="T3"> <text:line-break/><text:line-break/></text:span>陳婉真是當天中泰賓館事件暴民與<text:span text:style-name="T3"><text:s/>"</text:span>藍衛兵<text:span text:style-name="T3">"</text:span>聲討的主角。請問她犯了什麼叛國罪？陳婉真是個女記者，豪氣干雲，連死都不怕的一個像女俠那樣的人。因為看不慣國民黨封殺黨外省議員例如林義雄等人的議會發言內容，於是陳婉真就自己手寫出報，自己出刊所謂<text:span text:style-name="T3"><text:s/>"</text:span>報紙<text:span text:style-name="T3">"</text:span>，取名<text:span text:style-name="T3"><text:s/>"</text:span>潮流<text:span text:style-name="T3">"</text:span>，其實不過就只是一種傳單而已，主要是報導一些主流媒體完全封殺的議會新聞。這就是這群暴民和<text:span text:style-name="T3"><text:s/>"</text:span>太陽花<text:span text:style-name="T3">" </text:span>忠黨愛國份子之所謂應當處以死刑的叛國罪。<text:span text:style-name="T3"> <text:line-break/><text:line-break/></text:span>那時我來台北念高中，住在西門町獅子林百貨對面，常會經過台北車站地下道，整個通道的兩邊牆面上經常掛滿白布條，供過路人簽名，布條上總是到處寫著類似<text:span text:style-name="T3"><text:s/>"</text:span>吊死陳婉真<text:span text:style-name="T3">"</text:span>，<text:span text:style-name="T3">"</text:span>槍斃康寧祥<text:span text:style-name="T3">" </text:span>，<text:span text:style-name="T3">"</text:span>消滅黨外人士<text:span text:style-name="T3">"</text:span>，或是<text:span text:style-name="T3"><text:s/>"</text:span>把黨外人士空投大陸匪區讓他們嚐嚐失去民主自由的滋味<text:span text:style-name="T3">" </text:span>之類的驚悚口號，簽名簽得很熱烈，有一些人甚至還咬破手指以鮮血簽名，特別是中學生或大學生，更是蠢血沸騰得可怕，經常可以看到一群一群的學生，揹著書包，臉上帶著一種堅毅愛國的神情，用力簽名，以表愛國心跡之熾烈。<text:span text:style-name="T3"> <text:line-break/><text:line-break/></text:span>輿論一炒作起來，幾星期後就發生了國民黨自導自演的美麗島事件。事件兩個月後，林義雄一家，包括兩個七歲的雙胞胎女兒及六十多歲的母親，在光天化日下被國民黨派情治單位滅門屠殺，用亂刀活活砍死，長女身中六刀，唯一倖存。林義雄一家的死，我相信就跟陳婉真的<text:span text:style-name="T3"><text:s/>"</text:span>潮流<text:span text:style-name="T3">" </text:span>地下報紙有關，因為林義雄在那個恐怖到難以想像的年代，居然公開說國民黨是叛亂團體，並且還說他對於發傳單等和平抗爭的方式已經不感興趣，意味著他想要以武力反抗國民黨。<text:span text:style-name="T3"> <text:line-break/><text:line-break/></text:span>兩年後，我成為一名公開行事絕不遮掩的黨外人士，打定主意我不要這條小命了。如果沒有這些顛倒是非黑白的事，如果沒有林宅血案這樣一種連幼女及老母都殺的事，我不會走上黨外之路。<text:span text:style-name="T3"> <text:line-break/><text:line-break/></text:span>時下的人渣黨這群人渣，當年許多就是國民黨幫凶，例如蔡啥小總統。所謂轉型正義，百分之百就只是一種政治鬥爭的無恥手段。但這並不意味著我們應該遺忘歷史，彷彿只要站對了立場，選對了顏色，過去的種種敗行劣跡就可以一筆抹煞。<text:span text:style-name="T3"> <text:line-break/><text:line-break/></text:span>我倒也不是說應該把李勝峰抓出來鬥臭，而是說，正義要轉型就要轉真的，要轉就要轉全面，而不是選擇性地利用來進行政治鬥爭，藉以謀取私利。正義若真要轉型，不管藍綠，檯面上這些政客及其各界同路人，幾乎沒幾個乾淨的。</text:p>
      <text:p text:style-name="P1"><text:span text:style-name="T1">吳捷</text:span><text:s/>  |  2017.08.30 22:58   |   <text:a xlink:type="simple" xlink:href="http://palinfo.habago.org/Entry?Command=Information_PrintForum&amp;iPage=130#FORUM36076"><text:span text:style-name="T2">#</text:span></text:a></text:p>
      <text:p text:style-name="P3">李念淨先生：<text:span text:style-name="T3"> <text:line-break/></text:span>你說的台灣已經進入民粹極權社會我很讚同，但這和閱兵與否有什麼關係。只要是正常宣揚國力，沒什麼問題啊。民粹主義和愛國主義雖然看上去有些相似，但其實質就要看有無理性。<text:span text:style-name="T3"> <text:line-break/></text:span>法國有閱兵，英國每到老佛爺生日都要閱兵（當然現在沒船了，改成民船巡遊了），印度年年閱兵（雖然更像馬戲團），美國以前也年年閱兵，我印象中是越戰輸太慘了才停掉了。<text:span text:style-name="T3"> <text:line-break/></text:span>我是覺得，你什麼時候開始有了，台灣不是一個<text:span text:style-name="T3">“</text:span>半封建、半殖民地、專制、獨裁、極權<text:span text:style-name="T3">”</text:span>社會這樣一個錯覺。<text:span text:style-name="T3"> <text:line-break/></text:span>好，也許在前二三十年確實社會有往前進步，離那裡稍微遠一點了。但是歷史發展不是直線的，而是螺旋向上的。<text:span text:style-name="T3"> <text:line-break/></text:span>自從太陽花以後，我就知道台灣完了。它已經不可能有自我修復的功能了。現在當才開始吃肉的民進黨和要保住自己肉份的國民黨把控朝政以後，你們也是應該轉換下思路了。明知道要死了，何必非要這麼義憤填膺，反正早晚有老共會收拾這個爛攤子，不過就是醉生夢死個幾年而已。安啦。</text:p>
      <text:p text:style-name="P1"><text:span text:style-name="T1">吳捷</text:span><text:s/>  |  2017.08.30 22:40   |   <text:a xlink:type="simple" xlink:href="http://palinfo.habago.org/Entry?Command=Information_PrintForum&amp;iPage=130#FORUM36075"><text:span text:style-name="T2">#</text:span></text:a></text:p>
      <text:p text:style-name="P2">陳真醫師：<text:span text:style-name="T3"> <text:line-break/></text:span>你說的有關於台灣內部各種思想禁錮、人與人不平等使得你感到壓抑的感慨我深感讚同。<text:span text:style-name="T3"> <text:line-break/></text:span>不過這不是你說的民族矛盾啊，這實實在在就是階級矛盾，是統治階級與被統治階級，剝削階級與被剝削階級之間的矛盾。甚至可以說是<text:span text:style-name="T3">“</text:span>文明<text:span text:style-name="T3">”</text:span>與<text:span text:style-name="T3">“</text:span>野蠻<text:span text:style-name="T3">”</text:span>之間的鬥爭。<text:span text:style-name="T3"> <text:line-break/></text:span>只不過因為台灣自古以來與外界接觸少，人種來源相對單一，所以後一批來的人為了鞏固自己統治，就打壓前一批人。<text:span text:style-name="T3"> <text:line-break/></text:span>中共的民族政策不是自己發明的，在幾千年來，中央政府處理少數民族問題是就有很多經驗教訓。正面的就是把少數民族當人，並且給與適當優待。差的就是不把人當人，比方國民黨在大陸時期，曾把一位彝族少洞主當成奇珍異物拿去展覽，氣的這位少洞主回家就投共。<text:span text:style-name="T3"> <text:line-break/></text:span>但是你感受最難受的就是階級固化，上層階級對下層階級的剝削歧視。有按照民族劃分，也有按照文化劃分。最主要是按照血統和既得利益。再碰上不良政客強化了歧視有理剝削無罪，那當然就是黃鼠狼下耗子<text:span text:style-name="T3">-</text:span>一代不如一代。<text:span text:style-name="T3"> <text:line-break/></text:span>大陸不是沒有地域歧視，種族歧視，文化歧視。江蘇省被戲稱為大內鬥省，因為它一十三個省轄市互相之間都不服其他市。但是這些都被中共強壓著，被稱為打擊山頭主義，就怕出現地域差異固化。<text:span text:style-name="T3"> <text:line-break/></text:span>而台灣現在實行的選舉文化，只會使得地域矛盾加劇。因為這是建構在封建時代的領主基礎上發展起來的。只有劃分出你我，表明敵友，而不是天下大同。<text:span text:style-name="T3"> <text:line-break/></text:span>我在想為什麼在七八十年代有大批台灣有志之士會加入黨外，成為事實上的左翼聯盟，也是在那種沉悶的空氣下，向更自由的呼吸。可惜路線不對，沒有一個正確的方向，而朝著西方皿煮體制只會造成現在的結果。</text:p>
      <text:p text:style-name="P1"><text:span text:style-name="T1">小余</text:span><text:s/>  |  2017.08.30 21:49   |   <text:a xlink:type="simple" xlink:href="http://palinfo.habago.org/Entry?Command=Information_PrintForum&amp;iPage=130#FORUM36074"><text:span text:style-name="T2">#</text:span></text:a></text:p>
      <text:p text:style-name="P3">我是六年級前段班，從小生長在天龍國的<text:span text:style-name="T3"><text:s/></text:span>蕃薯芋仔<text:span text:style-name="T3"><text:s/></text:span>，爸爸是外省二代，媽媽是本省人。白仍讀者跟我年紀比較相近，我們都遇過因為台語說的不好，被人歧視的現象，甚至說出台灣人不會說台灣話。<text:span text:style-name="T3"> <text:line-break/></text:span>之所以陳真醫師會提到當年不准說台語的事，會跟我們認知不同，我想是年紀的差異，經驗值不同吧！<text:span text:style-name="T3"> <text:line-break/><text:line-break/></text:span>我真的覺得，台灣是個歇斯底里的地方，但正因為這種對立，我覺得自己常陷入矛盾。比如說，我是刻意娶本省家庭的太太的，因為我擔心哪一天遇到再一次<text:span text:style-name="T3">228</text:span>（特別是台獨要引起武統時），我會因為這樣的身份躲在太太家。可是，正是因為這樣，我無法解決的是岳父母家的親綠狀態，而我覺得他們好笑的地方是，當年支持民進黨的原因，是因為看到國民黨的腐敗，例如做票，但今日，他們卻是透過民進黨的地方執政者（我岳父母長年捐錢），取得他們在地方上的好處，例如人事等。此外，當最近世大運反年改抗議時，我岳父就會在電視前面大罵，『只有少一點點錢就這樣，抓走槍斃』等等，雖然我心知肚明，被年改的軍公教那是少一點點錢啊！所以我真的很受不了。<text:span text:style-name="T3"> <text:line-break/></text:span>雖然我岳父母對我不錯，但這樣的心境衝突，永遠在我心中，我不知道，該怎麼教育我的下一代是非，而且最大的價值混亂，就來自於自己的家庭內部，或許很多台灣人都如此吧！</text:p>
      <text:p text:style-name="P1"><text:span text:style-name="T1">李麗虹</text:span><text:s/>  |  2017.08.30 20:56   |   <text:a xlink:type="simple" xlink:href="http://palinfo.habago.org/Entry?Command=Information_PrintForum&amp;iPage=130#FORUM36073"><text:span text:style-name="T2">#</text:span></text:a></text:p>
      <text:p text:style-name="P4"><text:span text:style-name="T1">剛好看到這個視頻，分享給大家。</text:span> <text:line-break/><text:line-break/><text:span text:style-name="T1">外國民族加入中國，國家為他們分了土地，免費修</text:span>180<text:span text:style-name="T1">平的大房子</text:span> <text:line-break/>https://www.youtube.com/watch?v=oU-FPEMnsZ4</text:p>
      <text:p text:style-name="P5"/>
      <text:p text:style-name="P1"><text:span text:style-name="T1">李念淨</text:span><text:s/>  |  2017.08.30 19:26   |   <text:a xlink:type="simple" xlink:href="http://palinfo.habago.org/Entry?Command=Information_PrintForum&amp;iPage=131#FORUM36072"><text:span text:style-name="T2">#</text:span></text:a></text:p>
      <text:p text:style-name="P2"><text:span text:style-name="T3">https://en.wikipedia.org/wiki/Doping_in_East_Germany <text:line-break/><text:line-break/></text:span>我是看這些來源才知道的，其實中國、蘇聯、東德都有用過禁藥的紀錄，之前俄羅斯也有很多運動員被禁止參加巴西奧運<text:span text:style-name="T3"> <text:line-break/><text:line-break/></text:span>不過美國禁藥也用很兇，好幾個田徑賽都有用藥，騎腳踏車的阿姆斯壯也是，但是因為媒體的關係西方國家的禁藥不算藥</text:p>
      <text:p text:style-name="P1"><text:span text:style-name="T1">陳真</text:span><text:s/>  |  2017.08.30 17:51   |   <text:a xlink:type="simple" xlink:href="http://palinfo.habago.org/Entry?Command=Information_PrintForum&amp;iPage=131#FORUM36071"><text:span text:style-name="T2">#</text:span></text:a></text:p>
      <text:p text:style-name="P3">念淨<text:span text:style-name="T3">, </text:span>東德和蘇聯的體育表現水平世界一流<text:span text:style-name="T3">, </text:span>什麼時候作弊耍詐<text:span text:style-name="T3">?</text:span></text:p>
      <text:p text:style-name="P1"><text:span text:style-name="T1">陳真</text:span><text:s/>  |  2017.08.30 17:36   |   <text:a xlink:type="simple" xlink:href="http://palinfo.habago.org/Entry?Command=Information_PrintForum&amp;iPage=131#FORUM36070"><text:span text:style-name="T2">#</text:span></text:a></text:p>
      <text:p text:style-name="P2">天峰<text:span text:style-name="T3">, <text:line-break/><text:line-break/></text:span>謝謝你的指正<text:span text:style-name="T3">. </text:span>基本上<text:span text:style-name="T3">, </text:span>我並不否認你說的<text:span text:style-name="T3">, </text:span>中共或許有良好的少數民族政策<text:span text:style-name="T3">, </text:span>但它畢竟只是一種因素<text:span text:style-name="T3">, </text:span>而非唯一因素<text:span text:style-name="T3">. </text:span>而且<text:span text:style-name="T3">, </text:span>當你指出某一種因素時<text:span text:style-name="T3">, </text:span>並不意味著它必然是一種充份條件或必要條件<text:span text:style-name="T3">. <text:line-break/><text:line-break/></text:span>比方說<text:span text:style-name="T3">, </text:span>台灣對待原住民的<text:span text:style-name="T3"><text:s/>"</text:span>德政<text:span text:style-name="T3">" </text:span>從來也不少<text:span text:style-name="T3">, </text:span>考試加分<text:span text:style-name="T3">, </text:span>學費減免等等等<text:span text:style-name="T3">. </text:span>但這又如何<text:span text:style-name="T3">? </text:span>在舊國民黨的統治下<text:span text:style-name="T3">, </text:span>原住民就如同印度的賤民階級<text:span text:style-name="T3">. <text:line-break/><text:line-break/></text:span>同理<text:span text:style-name="T3">, </text:span>林子小又如何<text:span text:style-name="T3">? </text:span>我能想像一個小國或小型社會中的各族群融洽平等相處<text:span text:style-name="T3">. </text:span>至於林子大又如何<text:span text:style-name="T3">? </text:span>我更能想像比方說美國那麼大的一個國家<text:span text:style-name="T3">, </text:span>卻充滿族群歧視與諸多差別待遇及不公平對待<text:span text:style-name="T3">. <text:line-break/><text:line-break/></text:span>換句話說<text:span text:style-name="T3">, </text:span>當我們提到某種因素時<text:span text:style-name="T3">, </text:span>它只是一些或許具有某種詮釋力的既存現象<text:span text:style-name="T3">, </text:span>而非成立要件<text:span text:style-name="T3">, </text:span>既非充份條件<text:span text:style-name="T3">, </text:span>更非必要條件<text:span text:style-name="T3">. </text:span>雖然如此<text:span text:style-name="T3">, </text:span>但這並不妨礙我們提及各種既存現象<text:span text:style-name="T3">. <text:line-break/><text:line-break/></text:span>林子大小是相對的<text:span text:style-name="T3">. </text:span>大陸之大<text:span text:style-name="T3">, </text:span>生活其中<text:span text:style-name="T3">, </text:span>恐怕不容易想像類似台灣這樣一個小小島所可能產生的各種奇特現象<text:span text:style-name="T3">. </text:span>所謂廟小妖風大<text:span text:style-name="T3">, </text:span>水淺王八多<text:span text:style-name="T3">. </text:span>在這個小小島內<text:span text:style-name="T3">, </text:span>別說族群<text:span text:style-name="T3">, </text:span>就連一點點雞毛蒜皮事都能隨時隨地拿出來炫耀<text:span text:style-name="T3">, </text:span>歧視<text:span text:style-name="T3">, </text:span>評比<text:span text:style-name="T3">. <text:line-break/><text:line-break/></text:span>我很不喜歡生活在洋人的世界<text:span text:style-name="T3">, </text:span>畢竟再怎麼樣的美好環境總是洋人的家<text:span text:style-name="T3">, </text:span>不是我的家<text:span text:style-name="T3">. </text:span>我就算在英國住上三百年<text:span text:style-name="T3">, </text:span>他們恐怕還是會把我看成外人<text:span text:style-name="T3">. </text:span>歐巴馬是黑人<text:span text:style-name="T3">, </text:span>就算當總統<text:span text:style-name="T3">, </text:span>白人還是照樣視他為<text:span text:style-name="T3"><text:s/>"</text:span>非我族類<text:span text:style-name="T3">". <text:line-break/><text:line-break/></text:span>可是<text:span text:style-name="T3">, </text:span>很奇怪<text:span text:style-name="T3">, </text:span>過去每次從台灣回到英國<text:span text:style-name="T3">, </text:span>我卻反而有一種解放的自由感<text:span text:style-name="T3">, </text:span>彷彿海闊天空任我遨翔似的<text:span text:style-name="T3">. </text:span>為什麼<text:span text:style-name="T3">? </text:span>因為天空大了<text:span text:style-name="T3">, </text:span>林子廣了<text:span text:style-name="T3">, </text:span>就像從水族箱回歸大海的感覺<text:span text:style-name="T3">. <text:line-break/><text:line-break/></text:span>在這個意義上<text:span text:style-name="T3">, </text:span>林子大小不光是物理上的尺寸<text:span text:style-name="T3">, </text:span>更是心態上的寬廣與否<text:span text:style-name="T3">. </text:span>在英國<text:span text:style-name="T3">, </text:span>你就算榮獲兩百個諾貝爾獎<text:span text:style-name="T3">, </text:span>當你來到超商<text:span text:style-name="T3">, </text:span>照樣還是得排隊結帳<text:span text:style-name="T3">, </text:span>上了地鐵<text:span text:style-name="T3">, </text:span>沒有人會多看你一眼<text:span text:style-name="T3">. </text:span>為什麼<text:span text:style-name="T3">? </text:span>因為林子大<text:span text:style-name="T3">, </text:span>什麼鳥都有<text:span text:style-name="T3">, </text:span>每個人有他自己對於生命的不同安排與規畫<text:span text:style-name="T3">. <text:line-break/><text:line-break/></text:span>但在台灣卻只有一條路<text:span text:style-name="T3">, </text:span>一套評價標準<text:span text:style-name="T3">, </text:span>而且評價得非常細<text:span text:style-name="T3">, </text:span>人與人之間每天不斷進行無數極其瑣碎無聊的衡量與評比<text:span text:style-name="T3">. </text:span>比方說<text:span text:style-name="T3">, </text:span>當醫生當教授很厲害<text:span text:style-name="T3">, </text:span>然後再從中來細分<text:span text:style-name="T3">, </text:span>細分成台大<text:span text:style-name="T3">, </text:span>陽明<text:span text:style-name="T3">, </text:span>成大<text:span text:style-name="T3">, </text:span>高醫等等等<text:span text:style-name="T3">, </text:span>當醫學中心比完了<text:span text:style-name="T3">, </text:span>接著往下一級又一級<text:span text:style-name="T3">, </text:span>最差的當然就是診所或衛生所<text:span text:style-name="T3">. <text:line-break/><text:line-break/></text:span>但這樣還沒比賽完哦<text:span text:style-name="T3">, </text:span>診所還得看病人數量來比個高下優劣<text:span text:style-name="T3">, </text:span>人數越多越厲害<text:span text:style-name="T3">, </text:span>如果像我這樣連診所都會倒閉的<text:span text:style-name="T3">, </text:span>當然就是最爛的一級<text:span text:style-name="T3">. </text:span>總之無所不比<text:span text:style-name="T3">, </text:span>無所不衡量<text:span text:style-name="T3">. <text:line-break/><text:line-break/></text:span>如果你能當個大官<text:span text:style-name="T3">, </text:span>那當然又是更偉大的另一番境界了<text:span text:style-name="T3">, </text:span>足以睥睨各位凡夫俗子<text:span text:style-name="T3">. </text:span>台灣人並不相信世界上有第二條路<text:span text:style-name="T3">, </text:span>更不用說有千千萬萬種存在方式<text:span text:style-name="T3">. </text:span>我所謂的林子大小<text:span text:style-name="T3">, </text:span>基本上是這個意思<text:span text:style-name="T3">. </text:span>在這小小小島上<text:span text:style-name="T3">, </text:span>一點點鼻屎大的成就都能膨漲得像個宇宙的王似的<text:span text:style-name="T3">, </text:span>非常猥瑣<text:span text:style-name="T3">, </text:span>相處起來極為痛苦<text:span text:style-name="T3">, </text:span>有口難言<text:span text:style-name="T3">, </text:span>話不投機<text:span text:style-name="T3">. </text:span>這也是為什麼要找我社交每小時得收費三百萬元起跳的原因<text:span text:style-name="T3">, </text:span>因為社交之後必定萬箭穿心<text:span text:style-name="T3">, </text:span>我需要一點醫藥費療傷止痛<text:span text:style-name="T3">. <text:line-break/><text:line-break/></text:span>至於族群歧視<text:span text:style-name="T3">, </text:span>除了林子大小的問題外<text:span text:style-name="T3">, </text:span>當然還有其它很多因素<text:span text:style-name="T3">, </text:span>比方說<text:span text:style-name="T3">, </text:span>舊國民黨是以一種高貴外省人種君臨台灣的姿態來統治低賤的本省人<text:span text:style-name="T3">, </text:span>他並不把你看成自己人<text:span text:style-name="T3">, </text:span>而是把自己看成外來者<text:span text:style-name="T3">, </text:span>看成統治者<text:span text:style-name="T3">, </text:span>看成<text:span text:style-name="T3"><text:s/>"</text:span>我們高貴的外省人<text:span text:style-name="T3">" vs. "</text:span>你們低賤的本省人<text:span text:style-name="T3">", </text:span>他不屑跟你平起平坐<text:span text:style-name="T3">, </text:span>更不屑把公家管理階層的職位或有關文化方面的資源交給本省人<text:span text:style-name="T3">, </text:span>因為低賤沒文化的本省人不配<text:span text:style-name="T3">, </text:span>只配讓<text:span text:style-name="T3"><text:s/>"</text:span>他們高貴文明的外省人<text:span text:style-name="T3">" </text:span>來<text:span text:style-name="T3"><text:s/>"</text:span>幫助<text:span text:style-name="T3">" </text:span>你們低賤沒文化的本省人<text:span text:style-name="T3">, </text:span>教育<text:span text:style-name="T3"><text:s/>"</text:span>你們低賤沒文化的本省人<text:span text:style-name="T3">", </text:span>管理<text:span text:style-name="T3"><text:s/>"</text:span>你們低賤沒文化的本省人<text:span text:style-name="T3">". </text:span>中共或大陸自然就比較沒有這個問題<text:span text:style-name="T3">. <text:line-break/><text:line-break/></text:span>族群歧視有兩種<text:span text:style-name="T3">, </text:span>一種叫機構性歧視<text:span text:style-name="T3"><text:s/>(institutional discrimination), </text:span>一種是非機構性<text:span text:style-name="T3">, </text:span>亦即個別歧視<text:span text:style-name="T3"><text:s/>(individual discrimination). </text:span>機構性歧視就比方說多年前<text:span text:style-name="T3">,</text:span>英國官方曾經發佈一項研究發現<text:span text:style-name="T3">: </text:span>英國的醫院<text:span text:style-name="T3">, </text:span>護士升遷管道明顯圖利白人<text:span text:style-name="T3">, </text:span>非白人明明各方面條件統統都不輸給白人<text:span text:style-name="T3">, </text:span>甚且有過之無不及<text:span text:style-name="T3">, </text:span>但是<text:span text:style-name="T3">, </text:span>所謂有色人種的升遷結果卻明顯不成比例<text:span text:style-name="T3">. </text:span>這就是機構性的歧視<text:span text:style-name="T3">, </text:span>表面上看不出來<text:span text:style-name="T3">, </text:span>但內在篩選過程卻極其偏頗<text:span text:style-name="T3">, </text:span>充滿偏見<text:span text:style-name="T3">. <text:line-break/><text:line-break/></text:span>政策的良莠<text:span text:style-name="T3">, </text:span>在某種程度上或許決定了前者<text:span text:style-name="T3">(</text:span>即機構性歧視<text:span text:style-name="T3">), </text:span>卻不一定能影響後者<text:span text:style-name="T3">. </text:span>族群政策管得著資源分配<text:span text:style-name="T3">, </text:span>卻管不著每個人方寸之間那顆心<text:span text:style-name="T3">. <text:line-break/><text:line-break/></text:span>台灣則是在機構歧視與個人歧視這兩方面都有問題<text:span text:style-name="T3">, </text:span>並且蓄意擴大渲染<text:span text:style-name="T3">, </text:span>蓄意挑撥<text:span text:style-name="T3">, </text:span>進而從島內到島外<text:span text:style-name="T3">, </text:span>以大陸人民做為妖魔化對象<text:span text:style-name="T3">. <text:line-break/><text:line-break/></text:span>當一種不好的現象發生了<text:span text:style-name="T3">, </text:span>存在了<text:span text:style-name="T3">, </text:span>理應致力改善<text:span text:style-name="T3">, </text:span>但人渣們卻反而從中看到巨大商機<text:span text:style-name="T3">, </text:span>進一步擴而大之<text:span text:style-name="T3">, </text:span>從中挑撥獲利<text:span text:style-name="T3">. <text:line-break/><text:line-break/></text:span>惡行<text:span text:style-name="T3">, </text:span>就像一顆種子<text:span text:style-name="T3">, </text:span>一旦埋下<text:span text:style-name="T3">, </text:span>後人遲早得承擔它的惡果<text:span text:style-name="T3">. </text:span>惡行如此<text:span text:style-name="T3">, </text:span>善行也一樣<text:span text:style-name="T3">. </text:span>一個好的種子埋下<text:span text:style-name="T3">, </text:span>倘若上天憐憫<text:span text:style-name="T3">, </text:span>也許有一天就會長出一棵大樹來<text:span text:style-name="T3">, </text:span>庇蔭眾生<text:span text:style-name="T3">.</text:span>不論善惡<text:span text:style-name="T3">, </text:span>行為者本身往往看不到他所播下的種子<text:span text:style-name="T3">, </text:span>苦樂皆由後人承擔<text:span text:style-name="T3">. <text:line-break/><text:line-break/></text:span>很小時候讀過一篇文章<text:span text:style-name="T3">, </text:span>寫些什麼全忘了<text:span text:style-name="T3">, </text:span>只記得是個法國作家<text:span text:style-name="T3">, </text:span>他說他書房窗外有一棵大樹<text:span text:style-name="T3">, </text:span>每當他看到這棵樹時心裏總有幾分感動<text:span text:style-name="T3">. </text:span>作家說<text:span text:style-name="T3">, </text:span>當年種這棵樹的人是誰<text:span text:style-name="T3">, </text:span>無人知曉<text:span text:style-name="T3">, </text:span>而且早已不在世上<text:span text:style-name="T3">, </text:span>自然也無從看到他的心血成果<text:span text:style-name="T3">, </text:span>但當年種下這棵樹的人<text:span text:style-name="T3">, </text:span>當他播下種子的時候<text:span text:style-name="T3">, </text:span>顯然已經想到了未來以及未來的人們<text:span text:style-name="T3">. <text:line-break/><text:line-break/></text:span>我對這段描述很感動<text:span text:style-name="T3">, </text:span>也許那是我第一次比較深刻感受到<text:span text:style-name="T3"><text:s/>"</text:span>時間<text:span text:style-name="T3">", </text:span>時間的偉大<text:span text:style-name="T3">, </text:span>時間的溫柔與殘酷<text:span text:style-name="T3">. </text:span>我還同時彷彿理解了什麼叫柔情<text:span text:style-name="T3">. <text:line-break/><text:line-break/></text:span>幾星期前有一天晚上<text:span text:style-name="T3">, </text:span>病人很多<text:span text:style-name="T3">, </text:span>我看診看得七葷八素<text:span text:style-name="T3">, </text:span>加上個人生活一片火海<text:span text:style-name="T3">, </text:span>疲憊不堪<text:span text:style-name="T3">, </text:span>十分憂鬱<text:span text:style-name="T3">. </text:span>夜已深<text:span text:style-name="T3">, </text:span>街上空無一人<text:span text:style-name="T3">, </text:span>那晚颱風登陸<text:span text:style-name="T3">, </text:span>醫院停車場只剩我一輛車<text:span text:style-name="T3">. </text:span>我一般總是把車子停靠在離稻田最近的位置<text:span text:style-name="T3">, </text:span>當我準備開車回家時<text:span text:style-name="T3">, </text:span>突然看到稻田前方一排樹木迎風搖晃<text:span text:style-name="T3">, </text:span>就像在安慰我似的<text:span text:style-name="T3">, </text:span>很溫柔<text:span text:style-name="T3">, </text:span>當下心裏有一種説不出來的感動<text:span text:style-name="T3">. <text:line-break/><text:line-break/></text:span>在我看來<text:span text:style-name="T3">, </text:span>這應該算是一種神蹟<text:span text:style-name="T3">. </text:span>而我想說的是<text:span text:style-name="T3">, </text:span>我該怎麼回報這些柔情似水的樹木花草呢<text:span text:style-name="T3">? </text:span>也許我也該努力種一棵樹<text:span text:style-name="T3">, </text:span>撒下一些或許良善的種子<text:span text:style-name="T3">. </text:span>我自己是絕對看不到種子的萌芽與茁壯了<text:span text:style-name="T3">, </text:span>但這無妨<text:span text:style-name="T3">, </text:span>倘若千百年後樹已長成<text:span text:style-name="T3">, </text:span>結出果子<text:span text:style-name="T3">, </text:span>回報在後人身上<text:span text:style-name="T3">, </text:span>那其實也就是對我最大的回報了<text:span text:style-name="T3">.</text:span></text:p>
      <text:p text:style-name="P1"><text:span text:style-name="T1">李念淨</text:span><text:s/>  |  2017.08.30 14:54   |   <text:a xlink:type="simple" xlink:href="http://palinfo.habago.org/Entry?Command=Information_PrintForum&amp;iPage=131#FORUM36069"><text:span text:style-name="T2">#</text:span></text:a></text:p>
      <text:p text:style-name="P6">http://www.ettoday.net/news/20170829/999575.htm <text:line-break/><text:line-break/><text:span text:style-name="T1">再加上這個遊行，民進黨乘勝追擊，驅使已經疲憊不堪的基層人員把民氣推到極限，就好像共產國家的閱兵一樣。</text:span></text:p>
      <text:p text:style-name="P1"><text:span text:style-name="T1">李念淨</text:span><text:s/>  |  2017.08.30 14:41   |   <text:a xlink:type="simple" xlink:href="http://palinfo.habago.org/Entry?Command=Information_PrintForum&amp;iPage=131#FORUM36068"><text:span text:style-name="T2">#</text:span></text:a></text:p>
      <text:p text:style-name="P2"><text:span text:style-name="T3">http://talk.ltn.com.tw/article/paper/1130457 <text:line-break/><text:line-break/></text:span>這個愛台灣風潮真的是越來越誇張了，我覺得這次世大運就好像<text:span text:style-name="T3">"</text:span>窮人版<text:span text:style-name="T3">"</text:span>的奧運會，再加上前幾天請美國幫在美國基地打的衛星真的是越來越膨脹。<text:span text:style-name="T3"> <text:line-break/><text:line-break/></text:span>就差沒有造核彈跟加入聯合國了。<text:span text:style-name="T3"> <text:line-break/><text:line-break/></text:span>感覺台灣現在跟前蘇聯以及東德一樣，用一些小伎倆強取國際榮譽<text:span text:style-name="T3">(</text:span>這次的好表現在於地主國可以自選項目，我們選了溜冰拿了好多金牌、水土關係，甚至是以職業打業餘，因為這個賽事層級比較低<text:span text:style-name="T3">)</text:span>，例如施用禁藥這樣。但是民生根本沒啥進步，最可笑的是世大運期間台北還有一堆地方被斷電停電。<text:span text:style-name="T3"> <text:line-break/><text:line-break/></text:span>在網路上如果公然講不愛台灣，大家會對你言語暴力甚至人肉搜索，只會認為是一個神經病。<text:span text:style-name="T3"> <text:line-break/><text:line-break/></text:span>我小時候不知道甚麼叫獨裁極權國家，現在開始感受到了。</text:p>
      <text:p text:style-name="P1"><text:span text:style-name="T1">天峰</text:span><text:s/>  |  2017.08.30 11:38   |   <text:a xlink:type="simple" xlink:href="http://palinfo.habago.org/Entry?Command=Information_PrintForum&amp;iPage=131#FORUM36067"><text:span text:style-name="T2">#</text:span></text:a></text:p>
      <text:p text:style-name="P3">陳真醫師，不是大陸的林子大，很難歧視某個族群，完全是因為共產黨的民族政策。從長征開始，共產黨就開始宣傳其民族政策了，所以從那時起，紅軍就有很多藏族戰士。建國後，毛澤東就曾說，中國地大物博，指的是少數民族地區。言下之意，漢人要更加尊重少數民族。這種尊重，不光是政治正確，也是延續至今的全民教育。<text:span text:style-name="T3"> <text:line-break/><text:line-break/></text:span>在大陸，因為要尊重少數民族的風俗，所以少數民族享有漢人沒有的特權，比如維族可以持刀。因為要縮小發展差距，沿海地區幾十年來都必須支援少數民族地區建設，出人出錢出物，而且是官員必備的政績考核。<text:span text:style-name="T3"><text:line-break/><text:line-break/></text:span>正因為幾十年的融合，我從來不擔心藏獨疆獨，真要一人一票，也獨立不了。藏族多的是比漢族還愛國愛黨的。北京之所以緊張，只是怕極端分子傷害到無辜的群眾，影響到地區的發展。<text:span text:style-name="T3"> <text:line-break/><text:line-break/></text:span>我常和朋友說，要理解中國，要理解中共，就必須要從第一代領導集體開始。下面是毛澤東<text:span text:style-name="T3">1956</text:span>年《論十大關係》里關於少數民族的內容<text:span text:style-name="T3">: <text:line-break/><text:line-break/></text:span>对于汉族和少数民族的关系，我们的政策是比较稳当的，是比较得到少数民族赞成的。我们着重反对大汉族主义。地方民族主义也要反对，但是那一般地不是重点。<text:span text:style-name="T3"> <text:line-break/><text:line-break/></text:span>我国少数民族人数少，占的地方大。论人口，汉族占百分之九十四，是压倒优势。如果汉人搞大汉族主义，歧视少数民族，那就很不好。而土地谁多呢？土地是少数民族多，占百分之五十到六十。我们说中国地大物博，人口众多，实际上是汉族<text:span text:style-name="T3">“</text:span>人口众多<text:span text:style-name="T3">”</text:span>，少数民族<text:span text:style-name="T3">“</text:span>地大物博<text:span text:style-name="T3">”</text:span>，至少地下资源很可能是少数民族<text:span text:style-name="T3">“</text:span>物博<text:span text:style-name="T3">”</text:span>。<text:span text:style-name="T3"> <text:line-break/><text:line-break/></text:span>各个少数民族对中国的历史都作过贡献。汉族人口多，也是长时期内许多民族混血形成的。历史上的反动统治者，主要是汉族的反动统治者，曾经在我们各民族中间制造种种隔阂，欺负少数民族。这种情况所造成的影响，就在劳动人民中间也不容易很快消除。所以我们无论对干部和人民群众，都要广泛地持久地进行无产阶级的民族政策教育，并且要对汉族和少数民族的关系经常注意检查。早两年已经作过一次检查，现在应当再来一次，如果关系不正常，就必须认真处理，不要只口里讲。<text:span text:style-name="T3"> <text:line-break/><text:line-break/></text:span>在少数民族地区，经济管理体制和财政体制，究竟怎样才适合，要好好研究一下。<text:span text:style-name="T3"> <text:line-break/><text:line-break/></text:span>我们要诚心诚意地积极帮助少数民族发展经济建设和文化建设。在苏联，俄罗斯民族同少数民族的关系很不正常，我们应当接受这个教训。天上的空气，地上的森林，地下的宝藏，都是建设社会主义所需要的重要因素，而一切物质因素只有通过人的因素，才能加以开发利用。我们必须搞好汉族和少数民族的关系，巩固各民族的团结，来共同努力于建设伟大的社会主义祖国。<text:span text:style-name="T3"> </text:span></text:p>
      <text:p text:style-name="P1"><text:span text:style-name="T1">陳真</text:span><text:s/>  |  2017.08.30 10:34   |   <text:a xlink:type="simple" xlink:href="http://palinfo.habago.org/Entry?Command=Information_PrintForum&amp;iPage=131#FORUM36066"><text:span text:style-name="T2">#</text:span></text:a></text:p>
      <text:p text:style-name="P2">白仍你好。<text:span text:style-name="T3"> <text:line-break/><text:line-break/></text:span>對於國民黨全面性地刻意醜化本省人及台語，我並沒有提出<text:span text:style-name="T3"><text:s/>"</text:span>觀點<text:span text:style-name="T3">"</text:span>，我只是說出一個長達半個多世紀的基本事實，一種基本政策。<text:span text:style-name="T3"> <text:line-break/><text:line-break/></text:span>這樣一種族群切割與對立，毫無疑問是國民黨長年的歧視政策所深深埋下的種子。若干時日後，結出苦果由眾人承擔，而民進黨卻從中掠奪暴利。在我認識的無數黨外支持群眾中，至少一大半之所以反國民黨或是想要獨立，就是因為如此，而不是因為什麼民主自由的理念。民進黨在這樣一種普遍敢怒不敢言的民怨中，看到龐大<text:span text:style-name="T3"><text:s/>"</text:span>商機<text:span text:style-name="T3">"</text:span>，藉以進一步操弄，謀取一己之私及一黨之利。<text:span text:style-name="T3"> <text:line-break/><text:line-break/></text:span>過去本省人同樣也很厭惡、排斥外省人，但這是果，不是因，因為弱者是沒有本錢排斥強者的。當然，本省及外省又聯合成為<text:span text:style-name="T3"><text:s/>"</text:span>漢人<text:span text:style-name="T3">" </text:span>的角色，一致糟蹋最為弱勢的原住民。這些年，原住民的處境稍有改善，但在過去是很慘的。我有很多原住民的病患，甚至不敢承認自己是原住民，因為害怕招來人們的歧視與羞辱。<text:span text:style-name="T3"> <text:line-break/><text:line-break/></text:span>大陸林子大，什麼鳥都有，很難歧視特定族群，但在島內，族群稀少，得勢者便為所欲為。過去的國民黨以<text:span text:style-name="T3"><text:s/>"</text:span>高級外省人<text:span text:style-name="T3">" </text:span>之姿，恣意踐踏本省人，而原住民在這樣一種族群優劣排序中，根本不被當人看。這筆帳，如果要算，不是算到外省或本省或客家任何一個族群身上，而是應該找國民黨算第一筆帳，找民進黨算第二筆更大更卑鄙的帳。<text:span text:style-name="T3"> <text:line-break/><text:line-break/></text:span>族群是一群充滿異質性個體的散漫組合，不具單一意志，更不是根據單一意志結合而成的群體或黨派，因此，在公眾意義上，任何針對特定族群做為一種負面評價單位的說法，就是挑撥與歧視。就比方說我反美，但我不討厭美國<text:span text:style-name="T3"><text:s/>"</text:span>人<text:span text:style-name="T3">"</text:span>；我反以色列，但我尊敬猶太<text:span text:style-name="T3"><text:s/>"</text:span>人<text:span text:style-name="T3">"</text:span>；我也反納粹，但我喜歡德國<text:span text:style-name="T3"><text:s/>"</text:span>人<text:span text:style-name="T3">"</text:span>；我痛恨日本，但我也不至於宣揚對於日本<text:span text:style-name="T3"><text:s/>"</text:span>人<text:span text:style-name="T3">" </text:span>的恨；人與事畢竟是兩回事。同樣地，一個政府所犯下的過錯或所做的行為，不能轉化為對於特定族群的仇恨。<text:span text:style-name="T3"> <text:line-break/><text:line-break/></text:span>這並不是說族群不具某種集體特性，比方說我常提到台灣人遇強則弱，遇弱則強；面對強者，非常猥瑣窩囊，面對弱者卻又立即變得囂張跋扈。或是比方說日本人及印度人，很崇洋，很愛面子，歧視心和分別心很重，方方面面跟台灣人實在非常像。類似像這樣一些純屬個人觀點的<text:span text:style-name="T3"><text:s/>"</text:span>集體描述<text:span text:style-name="T3">" </text:span>當然不會有問題。<text:span text:style-name="T3"> <text:line-break/><text:line-break/></text:span>相較於公眾意義，在私人層面上我們總是會有族群好惡，即便對於貓狗，每個人也會有不同的喜好類型。即便如此，當我們面對單一個體時，難道不是同樣還是得回到單一個體上，而不是根據某種族群好惡與偏見來論斷他。這意味著，關於族群的本質論或血統論不但說不通，而且極其有害。納粹搞這一套，民進黨也搞這一套，川普也搞這一套，英國、澳洲、歐洲一堆極右派政客統統都是搞這一套血統論，選票滾滾而來，但後患無窮，傷害人性至深。<text:span text:style-name="T3"> <text:line-break/><text:line-break/></text:span>依我看，往後數十年，反華風潮只會更多不會更少，中國人將會度過一長段的痛苦時光，因為西方政客知道把矛頭對準中國與中國人，不但能推卸自身無能的罪責，而且更能騙取大量選票，川普和人渣黨就是這樣上台的。<text:span text:style-name="T3"> <text:line-break/><text:line-break/></text:span>甘地在講到一種事情的成就時，曾經說，一開始人們根本不鳥你。當你有了點力量，人們就開始嘲笑你，說你哪跟蔥啊？你還差點遠啦。當你力量大到他無從忽視時，人們就會開始攻擊你，把你進一步妖魔化。當你熬過了這個攻擊階段，你就贏了。中國的崛起，目前看來正走入第三個階段。題外話。</text:p>
      <text:p text:style-name="P1"><text:span text:style-name="T1">白仍</text:span><text:s/>  |  2017.08.30 02:15   |   <text:a xlink:type="simple" xlink:href="http://palinfo.habago.org/Entry?Command=Information_PrintForum&amp;iPage=131#FORUM36065"><text:span text:style-name="T2">#</text:span></text:a></text:p>
      <text:p text:style-name="P3">陈真老师：<text:span text:style-name="T3"> <text:line-break/><text:line-break/></text:span>我不同意你说的关于<text:span text:style-name="T3">“</text:span>台语<text:span text:style-name="T3">”</text:span>的观点，我觉得这是在大城市和公家机关里喜欢靠北靠木的台湾闽南人才会看到的角度。首先，我觉得把台湾的闽南语称为<text:span text:style-name="T3">“</text:span>台语<text:span text:style-name="T3">”</text:span>很霸道，台湾那么多语言，凭什么就它是<text:span text:style-name="T3">“</text:span>台语<text:span text:style-name="T3">”</text:span>？以下非叙事时以闽南语称之。<text:span text:style-name="T3"> <text:line-break/><text:line-break/></text:span>我成长在台湾中部，父台湾闽南族裔，母台湾少数族裔。家父认为，如果要学母语，两边的母语都要学才公平，但是这么一来，家人沟通的时候势必有人会听不懂（主要就是他和家母没有打算学习对方的语言），最后采取的方法是两边都不学，全家用普通话沟通。我因为不会说闽南话，在台湾从小到大（<text:span text:style-name="T3">15</text:span>岁）在日常生活里常常被歧视（我是六年级中段班）。我第一次学到<text:span text:style-name="T3">“</text:span>番仔<text:span text:style-name="T3">”</text:span>这个词，就是这样来的。<text:span text:style-name="T3"> <text:line-break/><text:line-break/></text:span>那时候我上幼稚园，放学后跟着同学去甘仔店买东西，轮到我付钱的时候，老板娘用闽南语问我是不是台湾人，我答是（我听得懂），她不高兴的问我为什么不会讲<text:span text:style-name="T3">“</text:span>台语<text:span text:style-name="T3">”</text:span>？旁边一个成年男子说，她是番仔啦。我不知道为什么，虽然我从来没听过，但是马上理解了这个词背后的恶意。下一次放学后去买零食，是我四年级的时候，学校旁边新开了一家店。<text:span text:style-name="T3"> <text:line-break/><text:line-break/></text:span>我从来不觉得我是<text:span text:style-name="T3">“</text:span>台湾人<text:span text:style-name="T3">”</text:span>，也还好不是，会自称是<text:span text:style-name="T3">“</text:span>台湾人<text:span text:style-name="T3">”</text:span>的人我觉得都是很劣等的人群。台湾闽南族裔是台湾最大的族群，在社会里是势力最大的族群，但是也是台湾最爱靠北靠木的族群，可见它的劣等。当然不是全部，像我爸爸就很好，但是他深刻的知道，血缘上来说，他是闽南人，而不是什么歪七扭八的<text:span text:style-name="T3">“</text:span>台湾人<text:span text:style-name="T3">”</text:span>。类似这种因为不是纯闽南族裔以及不会讲闽南语而受到排挤的生活，我在台湾看多了（不止我），在国外也有。<text:span text:style-name="T3"> <text:line-break/><text:line-break/></text:span>台湾的客家族裔在国外，有一个很好玩的特性，我想也是从这样的歧视来的。我已经碰过三个客家人，没有由来的，突然告知我他们是客家人。台湾的这种闽南人整天只看得到别人欺负他们的时候，而看不到自己鸭霸其他族裔的时候。让这种势力增长，只会削弱台湾整体，带你们往人类文明的深谷沉沦。<text:span text:style-name="T3"> <text:line-break/><text:line-break/></text:span>上次看到台湾新闻报道一个从越南嫁到台湾的女性，已经在台湾生活了<text:span text:style-name="T3">20</text:span>年，媒体还称她是<text:span text:style-name="T3">“</text:span>新<text:span text:style-name="T3">”</text:span>住民？！！！台湾是一个有一股非常落后的力量目前在主宰社会的地方，没有能力却想要建立国家。<text:span text:style-name="T3"> <text:line-break/><text:line-break/></text:span>您批评台湾的地方很多我都同意，但是我只要想到家父和曾经在台湾遇过的和善的人，我就没有那么悲观，我觉得会有越来越多人回归理性。我的留言用了简体以及大陆的词汇，因为我爱共和国，中国是一个伟大的国家，它的伟大一部分来自于它对所有民族的平等包容，我只有在中国人这个身份里，能找到让我安身立命的认同。我相信越来越多在台湾的人会看到这点。</text:p>
      <text:p text:style-name="P1"><text:span text:style-name="T1">吳捷</text:span><text:s/>  |  2017.08.29 23:35   |   <text:a xlink:type="simple" xlink:href="http://palinfo.habago.org/Entry?Command=Information_PrintForum&amp;iPage=131#FORUM36064"><text:span text:style-name="T2">#</text:span></text:a></text:p>
      <text:p text:style-name="P2">今天看到個關於分散式太陽能發電的新聞，想到台灣吵得不可開交的<text:span text:style-name="T3">2025</text:span>無核計劃，不管哪個當政，效率太差了。<text:span text:style-name="T3"> <text:line-break/></text:span>義烏光一個商貿城，太陽能裝機容量<text:span text:style-name="T3">20MW</text:span>，台灣全島<text:span text:style-name="T3">900MW</text:span>太陽能。<text:span text:style-name="T3"> <text:line-break/></text:span>義烏已經開始發放今年第二批居民光伏项目补助，台灣幾年了，預算編了，錢到現在還沒花出去。<text:span text:style-name="T3"> <text:line-break/>----------------------------------------------------------------------------------- <text:line-break/>8</text:span>月<text:span text:style-name="T3">29</text:span>日，空中俯瞰义乌国际商贸城的屋顶光伏项目。<text:span text:style-name="T3"> <text:line-break/></text:span>当日，浙江省义乌市国际商贸城<text:span text:style-name="T3">20</text:span>兆瓦屋顶分布式光伏发电项目正式完工，将在<text:span text:style-name="T3">9</text:span>月初通过验收后并网发电，实现了义乌小商品市场国际商贸城一至五区绿色光伏屋顶全覆盖。<text:span text:style-name="T3"> <text:line-break/></text:span>该绿色节能环保项目建设于义乌市国际商贸城屋顶，总装机容量<text:span text:style-name="T3">20</text:span>兆瓦，项目运行期为<text:span text:style-name="T3">25</text:span>年，所发电量在供给商贸城自用之后，富余电量将上网并入国家电网。<text:span text:style-name="T3"> <text:line-break/>----------------------------------------------------------------------------------- <text:line-break/></text:span>中国台湾目前的太阳能累计装置量约为<text:span text:style-name="T3">935.8MW</text:span>，距离<text:span text:style-name="T3">2025</text:span>年<text:span text:style-name="T3">20GW</text:span>的目标有不小的距离。经济部能源局局长林全能于<text:span text:style-name="T3">28</text:span>日表示，已订定<text:span text:style-name="T3">“</text:span>太阳光电两年冲刺计划<text:span text:style-name="T3">”</text:span>，目标在<text:span text:style-name="T3">2018</text:span>年<text:span text:style-name="T3">6</text:span>月之际将装置量提高到<text:span text:style-name="T3">1.44GW</text:span>。<text:span text:style-name="T3"> <text:line-break/>----------------------------------------------------------------------------------- <text:line-break/></text:span>根据《浙江省人民政府关于进一步加快光伏应用促进产业健康发展的实施意见》<text:span text:style-name="T3">(</text:span>浙政发〔<text:span text:style-name="T3">2013</text:span>〕<text:span text:style-name="T3">49</text:span>号<text:span text:style-name="T3">)</text:span>、《关于转发国家发展改革委发挥价格杠杆作用促进光伏产业健康发展的通知》<text:span text:style-name="T3">(</text:span>浙价资〔<text:span text:style-name="T3">2014</text:span>〕<text:span text:style-name="T3">26</text:span>号<text:span text:style-name="T3">)</text:span>等文件精神，现对我市第一批居民光伏发电补助项目进行公示，具体名单见附表。<text:span text:style-name="T3"> <text:line-break/><text:line-break/>2017</text:span>年居民光伏项目补助清单<text:span text:style-name="T3">(</text:span>第一批<text:span text:style-name="T3">) <text:line-break/>http://www.solarzoom.com/article-92927-1.html <text:line-break/>------------------------------------------------------------------------------------ <text:line-break/><text:line-break/></text:span>各相关单位：<text:span text:style-name="T3"> <text:line-break/></text:span>　　　　根据《义乌市人民政府关于促进光伏产业发展的实施意见》（义政发〔<text:span text:style-name="T3">2015</text:span>〕<text:span text:style-name="T3">043</text:span>号）和《义乌市居民光伏项目市级补助资金申报细则》文件规定，现将我市居民光伏项目市级财政补助申报工作通知如下：<text:span text:style-name="T3"> <text:line-break/></text:span>　　　　一、申报对象<text:span text:style-name="T3"> <text:line-break/></text:span>　　　　本次申报对象为<text:span text:style-name="T3">2016</text:span>年<text:span text:style-name="T3">7</text:span>月<text:span text:style-name="T3">1</text:span>日之前完成并网的居民光伏项目建设业主。<text:span text:style-name="T3"> <text:line-break/></text:span>　　　二、申报资料<text:span text:style-name="T3"> <text:line-break/></text:span>　　光伏安装企业完成申报资料汇总后<text:span text:style-name="T3">,</text:span>于本月<text:span text:style-name="T3">20</text:span>日前报送项目所在地供电营业厅。市供电公司负责对资料进行初审。<text:span text:style-name="T3"> <text:line-break/></text:span>　　<text:span text:style-name="T3">1</text:span>、居民申报资料：<text:span text:style-name="T3"> <text:line-break/></text:span>　　（<text:span text:style-name="T3">1</text:span>）义乌市光伏发电项目补助申请表（附件<text:span text:style-name="T3">1</text:span>）；<text:span text:style-name="T3"> <text:line-break/></text:span>　　（<text:span text:style-name="T3">2</text:span>）项目备案材料；<text:span text:style-name="T3"> <text:line-break/></text:span>　　（<text:span text:style-name="T3">3</text:span>）供电局装机容量等证明；<text:span text:style-name="T3"> <text:line-break/></text:span>　　（<text:span text:style-name="T3">4</text:span>）项目单位千瓦装机容量年发电量小于<text:span text:style-name="T3">1000</text:span>度时，需提供第三方检测机构的检测报告；<text:span text:style-name="T3"> <text:line-break/></text:span>　　（<text:span text:style-name="T3">5</text:span>）审核装机容量所需其他的支撑性材料。<text:span text:style-name="T3"> <text:line-break/></text:span>　　<text:span text:style-name="T3">2</text:span>、光伏公司付款依据资料：<text:span text:style-name="T3"> <text:line-break/></text:span>　　（<text:span text:style-name="T3">1</text:span>）居民收条，须本人签字并按手印（附件<text:span text:style-name="T3">2</text:span>）；<text:span text:style-name="T3"> <text:line-break/></text:span>　　（<text:span text:style-name="T3">2</text:span>）居民身份证复印件；<text:span text:style-name="T3"> <text:line-break/></text:span>　　（<text:span text:style-name="T3">3</text:span>）银行流水。<text:span text:style-name="T3"> <text:line-break/></text:span>　　联系人：楼佳韵（经信委）<text:span text:style-name="T3"><text:s/></text:span>联系方式：<text:span text:style-name="T3">85526771</text:span>、<text:span text:style-name="T3">85533800 <text:line-break/></text:span>骆光跃（供电公司）<text:span text:style-name="T3"><text:s/></text:span>联系方式：<text:span text:style-name="T3">81563160</text:span>、<text:span text:style-name="T3">81563296 </text:span>　<text:span text:style-name="T3"> <text:line-break/></text:span>　<text:span text:style-name="T3"> <text:line-break/></text:span>　　　<text:span text:style-name="T3"><text:s/></text:span>　<text:span text:style-name="T3"> <text:line-break/></text:span>　　　　<text:span text:style-name="T3"><text:s/></text:span>义乌市经济和信息化委员会<text:span text:style-name="T3"> <text:line-break/></text:span>　　<text:span text:style-name="T3"><text:s/>2017</text:span>年<text:span text:style-name="T3">7</text:span>月<text:span text:style-name="T3">3</text:span>日<text:span text:style-name="T3"> <text:line-break/>------------------------------------------------------------------------------------ <text:line-break/></text:span>为鼓励民间设置太阳能发电系统，台北市产业发展局设有补助计划。但统计至<text:span text:style-name="T3">11</text:span>月底，该计划申请补助案件仍然挂零，备案数量也只有<text:span text:style-name="T3">5</text:span>件，成效不彰引发质疑。<text:span text:style-name="T3"> <text:line-break/><text:line-break/><text:line-break/><text:line-break/></text:span>（照片：台北市政府于福德坑垃圾掩埋场开发太阳能，转型为<text:span text:style-name="T3">“</text:span>能源之丘<text:span text:style-name="T3">”</text:span>。来源：台北市政府）<text:span text:style-name="T3"> <text:line-break/><text:line-break/></text:span>台北市议员周柏雅调阅资料时发现，台北市建物屋顶经中央能源局同意备案的太阳能设施只有<text:span text:style-name="T3">172</text:span>件；今年新增的更只有<text:span text:style-name="T3">5</text:span>件之少。而今年申请台北市补助的太阳能案件数量挂零，补助执行率相当于<text:span text:style-name="T3">0%</text:span>，质疑北市府态度不够积极。<text:span text:style-name="T3"> <text:line-break/><text:line-break/></text:span>比对过去状况，<text:span text:style-name="T3">2011</text:span>年台北市民间装置太阳能件数有<text:span text:style-name="T3">30</text:span>件，<text:span text:style-name="T3">2012</text:span>年<text:span text:style-name="T3">10</text:span>件，<text:span text:style-name="T3">2013</text:span>年<text:span text:style-name="T3">13</text:span>件，<text:span text:style-name="T3">2014</text:span>年<text:span text:style-name="T3">18</text:span>件，都比今年的<text:span text:style-name="T3">5</text:span>件来得更多。若与台南市相比，台南市从<text:span text:style-name="T3">2011</text:span>年起每年至少编列<text:span text:style-name="T3">1,000</text:span>万新台币补助，今年更编列了<text:span text:style-name="T3">3,000</text:span>补助金，且到<text:span text:style-name="T3">11</text:span>月底的申请额度已超过<text:span text:style-name="T3">2,900</text:span>万元。<text:span text:style-name="T3"> <text:line-break/><text:line-break/></text:span>周柏雅表示，台北市以集合式住宅为主，要在住宅屋顶设置太阳能板，必须取得大楼所有权人同意书，相当麻烦。目前此类系统补助比例最高为<text:span text:style-name="T3">35%</text:span>，议员建议改成全额补助、免费安装，以鼓励民众响应。<text:span text:style-name="T3"> <text:line-break/><text:line-break/></text:span>台北市产发局对此表示，要在台北市住宅大厦推动屋顶型太阳能确实会遇到产权复杂等困难，但台北市的补助比例已是全台最高，会再行研议是否再行提高。市府明年仍会编列<text:span text:style-name="T3">350</text:span>万新台币的预算，主动与民间团队洽谈，以增加其意愿。<text:span text:style-name="T3"> <text:line-break/><text:line-break/></text:span>产发局也指出，台北市府仍然积极推动公有建物装置太阳能发电设备，上周就与大同公司完成了新专案的签约。目前台北市太阳能板的发电量仅占所有再生能源的发电量<text:span text:style-name="T3">3%</text:span>左右。<text:span text:style-name="T3"> <text:line-break/><text:line-break/></text:span>台北市因日照时数较短，<text:span text:style-name="T3">2011</text:span>至<text:span text:style-name="T3">2014</text:span>年的每<text:span text:style-name="T3">kW</text:span>系统每日平均发电度数只有<text:span text:style-name="T3">2.61</text:span>度，装置太阳能的诱因较低。经济部能源局仍持续针对北部地区的太阳能系统推出额外趸购加成，<text:span text:style-name="T3">2017</text:span>年的加成比例<text:span text:style-name="T3">15%</text:span>比<text:span text:style-name="T3">2016</text:span>年的<text:span text:style-name="T3">12.5%</text:span>更高，希望能鼓励更多民众装设太阳能。<text:span text:style-name="T3"> <text:line-break/><text:line-break/></text:span>原标题<text:span text:style-name="T3">:</text:span>北市<text:span text:style-name="T3">2016</text:span>年太阳能补助，至今执行率<text:span text:style-name="T3">0%</text:span></text:p>
      <text:p text:style-name="P1"><text:span text:style-name="T1">陳真</text:span><text:s/>  |  2017.08.29 19:50   |   <text:a xlink:type="simple" xlink:href="http://palinfo.habago.org/Entry?Command=Information_PrintForum&amp;iPage=131#FORUM36061"><text:span text:style-name="T2">#</text:span></text:a></text:p>
      <text:p text:style-name="P3">這是一年前的演說了。再看一遍無妨。最重要的是這一段：<text:span text:style-name="T3"> <text:line-break/><text:line-break/>"""</text:span>成果來之不易，也給了我們很多啟示，最根本的一條就是雙方要堅持不衝突不對抗、相互尊重、合作共贏的原則，堅定不移推進中美新型大國關係建設。這個選擇符合中美兩國人民根本利益，也是各國人民普遍願望。無論國際風雲如何變幻，我們都應該堅持這個大方向，毫不動搖為之努力。<text:span text:style-name="T3"> <text:line-break/><text:line-break/></text:span>現在，我們正處在一個快速發展變化的世界里。世界多極化、經濟全球化、社會信息化深入推進，各種挑戰層出不窮，各國利益緊密相連。零和博弈、衝突對抗早已不合時宜，同舟共濟、合作共贏成為時代要求。作為世界上最大的發展中國家、最大的發達國家和前兩大經濟體，中美兩國更應該從兩國人民和各國人民根本利益出發，勇於擔當，朝著構建中美新型大國關係的方向奮力前行。<text:span text:style-name="T3"> <text:line-break/><text:line-break/></text:span>中國堅定不移走和平發展道路，倡導各國共同走和平發展道路，推動構建以合作共贏為核心的新型國際關係，打造人類命運共同體。我們願同世界各國加強合作，共同維護以聯合國憲章宗旨和原則為核心的國際秩序和國際體系，推動國際秩序朝著更加公正合理的方向發展，讓我們生活的這個星球更加美好。<text:span text:style-name="T3"><text:s/>""" <text:line-break/><text:line-break/></text:span>陳真<text:span text:style-name="T3"><text:s/>2017. 08. 29. <text:line-break/><text:line-break/>================ <text:line-break/></text:span>為構建中美新型大國關係而不懈努力<text:span text:style-name="T3"> <text:line-break/><text:line-break/>——</text:span>在第八輪中美戰略與經濟對話和第七輪中美人文交流高層磋商聯合開幕式上的講話<text:span text:style-name="T3"> <text:line-break/><text:line-break/></text:span>（<text:span text:style-name="T3">2016</text:span>年<text:span text:style-name="T3">6</text:span>月<text:span text:style-name="T3">6</text:span>日，北京）<text:span text:style-name="T3"> <text:line-break/><text:line-break/></text:span>中華人民共和國主席<text:span text:style-name="T3"><text:s/></text:span>習近平<text:span text:style-name="T3"> <text:line-break/><text:line-break/><text:line-break/></text:span>克里國務卿，雅各布<text:span text:style-name="T3">·</text:span>盧財長，各位來賓，女士們，先生們，朋友們：<text:span text:style-name="T3"> <text:line-break/><text:line-break/></text:span>今天，第八輪中美戰略與經濟對話和第七輪中美人文交流高層磋商在北京舉行。首先，我對對話和磋商的開幕，表示衷心的祝賀！對遠道而來的美國朋友，表示熱烈的歡迎！<text:span text:style-name="T3"> <text:line-break/></text:span>　<text:span text:style-name="T3"> <text:line-break/>3</text:span>年前的這個時節，我同奧巴馬總統在安納伯格莊園舉行會晤，雙方同意加強戰略溝通，拓展務實合作，妥善管控分歧，努力構建中美新型大國關係。<text:span text:style-name="T3"> <text:line-break/><text:line-break/></text:span>一分耕耘，一分收獲。<text:span text:style-name="T3">3</text:span>年耕耘，我們有了不少收獲。在雙方努力下，中美兩國在雙邊、地區、全球層面眾多領域開展合作，推動兩國關係發展取得新成果。兩國貿易額和雙向投資達到歷史新高，人文和地方交流更加密切，網絡、執法等領域合作和兩軍交往取得新進展。兩國發表了<text:span text:style-name="T3">3</text:span>個氣候變化聯合聲明，同國際社會一道推動達成具有歷史意義的《巴黎協定》。兩國在朝鮮半島核、伊朗核、阿富汗、敘利亞等熱點問題上也保持了有效溝通和協調。這些合作給中美雙方帶來了實實在在的利益，也有力促進了亞太地區及世界和平、穩定、發展。<text:span text:style-name="T3"> <text:line-break/></text:span>　　<text:span text:style-name="T3"> <text:line-break/>3</text:span>年的成果來之不易，也給了我們很多啟示，最根本的一條就是雙方要堅持不衝突不對抗、相互尊重、合作共贏的原則，堅定不移推進中美新型大國關係建設。這個選擇符合中美兩國人民根本利益，也是各國人民普遍願望。無論國際風雲如何變幻，我們都應該堅持這個大方向，毫不動搖為之努力。<text:span text:style-name="T3"> <text:line-break/><text:line-break/></text:span>現在，我們正處在一個快速發展變化的世界里。世界多極化、經濟全球化、社會信息化深入推進，各種挑戰層出不窮，各國利益緊密相連。零和博弈、衝突對抗早已不合時宜，同舟共濟、合作共贏成為時代要求。作為世界上最大的發展中國家、最大的發達國家和前兩大經濟體，中美兩國更應該從兩國人民和各國人民根本利益出發，勇於擔當，朝著構建中美新型大國關係的方向奮力前行。<text:span text:style-name="T3"> <text:line-break/></text:span>　<text:span text:style-name="T3"> <text:line-break/></text:span>我們要增強兩國互信。中國人歷來講究<text:span text:style-name="T3">“</text:span>信<text:span text:style-name="T3">”</text:span>。<text:span text:style-name="T3">2000</text:span>多年前，孔子就說：<text:span text:style-name="T3">“</text:span>人而無信，不知其可也。<text:span text:style-name="T3">”</text:span>信任是人與人關係的基礎、國與國交往的前提。我們要防止浮雲遮眼，避免戰略誤判，就要通過經常性溝通，積累戰略互信。這個問題解決好了，中美合作基礎就會更加堅實，動力就會更加強勁。<text:span text:style-name="T3"> <text:line-break/><text:line-break/></text:span>我們要積極拓展兩國互利合作。建交<text:span text:style-name="T3">37</text:span>年來，中美合作內涵和外延不斷擴大，兩國人民從中受益。要秉持共贏理念，不斷提高合作水平。當前，要著力加強宏觀經濟政策協調，同有關各方一道推動二十國集團領導人杭州峰會取得積極成果，向國際社會傳遞信心，為世界經濟注入動力。要全力爭取早日達成互利共贏的中美投資協定，打造經貿合作新亮點。要深化兩國在氣候變化、發展、網絡、反恐、防擴散、兩軍、執法等領域交流合作，加強雙方在重大國際和地區以及全球性問題上的溝通和協調，給兩國人民帶來更多實際利益，為世界和平、穩定、繁榮提供更多公共產品。<text:span text:style-name="T3"> <text:line-break/><text:line-break/></text:span>我們要妥善管控分歧和敏感問題。中美兩國各具特色，歷史、文化、社會制度、民眾訴求等不盡相同，雙方存在一些分歧是難以避免的。世界是多樣的，沒有分歧就沒有世界。一個家庭裏還經常有這樣那樣的分歧。有了分歧并不可怕，關鍵是不要把分歧當成採取對抗態度的理由。有些分歧是可以通過努力解決的，雙方應該加把勁，把它們解決掉。有些分歧可能一時解決不了，雙方應該多從對方的具體處境著想，以務實和建設性的態度加以管控。只要雙方遵循相互尊重、平等相待原則，堅持求同存異、聚同化異，就沒有過不去的坎，中美兩國關系就能避免受到大的干擾。<text:span text:style-name="T3"> <text:line-break/><text:line-break/></text:span>我們要就亞太事務加強溝通和合作。寬廣的太平洋不應該成為各國博弈的競技場，而應該成為大家包容合作的大平台。中國奉行親誠惠容的周邊外交理念，始終致力於促進亞太和平、穩定、發展。中美在亞太地區擁有廣泛共同利益，應該保持經常性對話，開展更多合作，應對各種挑戰，努力培育兩國共同而非排他的<text:span text:style-name="T3">“</text:span>朋友圈<text:span text:style-name="T3">”</text:span>，都做地區繁榮穩定的建設者和守護者。<text:span text:style-name="T3"> <text:line-break/><text:line-break/></text:span>我們要厚植兩國人民友誼。人民友好交往是國與國關係的源頭活水。中美關係發展的基礎是兩國人民相互了解和友誼。我多次到訪美國，無論是艾奧瓦州的老朋友，還是塔科馬市林肯中學可愛的孩子們，對中國人民都抱有友好情誼，讓我深受感動。我高興地看到，去年兩國人員往來近<text:span text:style-name="T3">500</text:span>萬人次。雙方要為兩國各界交往搭建更多平台、提供更多便利，讓中美友好薪火相傳、生生不息。<text:span text:style-name="T3"> <text:line-break/></text:span>　<text:span text:style-name="T3"> <text:line-break/></text:span>女士們、先生們、朋友們！<text:span text:style-name="T3"> <text:line-break/><text:line-break/></text:span>今年是中國實施<text:span text:style-name="T3">“</text:span>十三五<text:span text:style-name="T3">”</text:span>規劃開局之年。中國將貫徹全面建成小康社會、全面深化改革、全面依法治國、全面從嚴治黨的戰略布局，落實創新、協調、綠色、開放、共享的發展理念，著力推進供給側結構性改革，推動轉方式調結搆，繼續完善對外開放布局。我們對實現中國經濟社會發展既定目標充滿信心。中國將會為世界提供更多發展機遇，將會同包括美國在內的世界各國開展更密切的合作。<text:span text:style-name="T3"> <text:line-break/><text:line-break/></text:span>中國堅定不移走和平發展道路，倡導各國共同走和平發展道路，推動構建以合作共贏為核心的新型國際關係，打造人類命運共同體。我們願同世界各國加強合作，共同維護以聯合國憲章宗旨和原則為核心的國際秩序和國際體系，推動國際秩序朝著更加公正合理的方向發展，讓我們生活的這個星球更加美好。<text:span text:style-name="T3"> <text:line-break/><text:line-break/></text:span>女士們、先生們、朋友們！<text:span text:style-name="T3"> <text:line-break/><text:line-break/></text:span>中美戰略與經濟對話和人文交流高層磋商機制為增進兩國戰略互信、拓展互利合作、加深兩國人民友誼發揮了重要作用。我向雙方工作團隊，向所有關心、支持對話和磋商的兩國各界人士，表示衷心的感謝！希望雙方團隊不負重托、再接再厲，在接下來的兩天裏深入溝通、積累共識，取得更多實際成果。<text:span text:style-name="T3"> <text:line-break/><text:line-break/></text:span>中國宋代詩人辛棄疾有一句名句，叫作<text:span text:style-name="T3">“</text:span>青山遮不住，畢竟東流去<text:span text:style-name="T3">”</text:span>。意思是天下的大江大河千回百轉，歷經多少曲折，最終都會奔流到海。只要我們堅定方向、鍥而不捨，就一定能推動中美新型大國關係建設得到更大發展，更好造福兩國人民和各國人民。<text:span text:style-name="T3"> <text:line-break/><text:line-break/></text:span>最後，祝本輪中美戰略與經濟對話和人文交流高層磋商取得圓滿成功！<text:span text:style-name="T3"> <text:line-break/><text:line-break/></text:span>謝謝大家。</text:p>
      <text:p text:style-name="P1"><text:span text:style-name="T1">陳真</text:span><text:s/>  |  2017.08.29 19:16   |   <text:a xlink:type="simple" xlink:href="http://palinfo.habago.org/Entry?Command=Information_PrintForum&amp;iPage=131#FORUM36060"><text:span text:style-name="T2">#</text:span></text:a></text:p>
      <text:p text:style-name="P2">蘇起寫的東西，我一般都會看。兩岸問題方面，台灣大概很難找到比蘇起更了解狀況的人。<text:span text:style-name="T3"> <text:line-break/><text:line-break/></text:span>陳真<text:span text:style-name="T3">2017.08.29. <text:line-break/><text:line-break/>================= <text:line-break/></text:span>名家縱論／蘇起：鬥、拖、和、或「經美制台」<text:span text:style-name="T3"> <text:line-break/><text:line-break/>2017-08-27 <text:line-break/><text:line-break/></text:span>聯合報<text:span text:style-name="T3"><text:s/></text:span>蘇起<text:span text:style-name="T3"> <text:line-break/><text:line-break/></text:span>三年多前筆者曾在此園地多次提過，兩岸關係只有三條路走：「鬥」、「拖」、「和」。其中「鬥」是死路一條，因為兩岸力量對比日益懸殊，而大陸全國全民追求統一的意志無比堅定。「拖」只是被動等著被終結。<text:span text:style-name="T3"> <text:line-break/><text:line-break/></text:span>兩者都不如「和」，也就是透過平等協商，做出某種安排，不僅兩岸可以較長時間安於「不統、不獨、不武」的現狀，台灣還能較好地掌握自己的前途。後來筆者加入由施明德前主席領銜的跨黨派七人小組，聯名提出「大一中架構」的主張，試以「和」為兩岸解套。<text:span text:style-name="T3"> <text:line-break/><text:line-break/></text:span>這些年經常在不同場合與跨黨派的產官學及立委談到這個敏感話題。絕大多數都同意「鬥」難以取勝，而「和」儘管較為理想，實際卻非常困難，不僅兩岸間困難，台灣內部更困難。所以結論常常是：就「拖」吧！<text:span text:style-name="T3"> <text:line-break/><text:line-break/></text:span>拖了三年多，北京的對台政策已經從「反獨」走向「促統」。過去因為重點在「反獨」，所以它能夠忍受馬前總統的「不統、不獨、不武」。但現在一方面蔡英文總統積極推動「緩獨」，一方面大陸的實力與信心上升，所以習近平主席在去年七一黨慶的講話中，就首度把「解決台灣問題、實現國家統一」連結到「中國夢」以及「兩個一百年」的目標裏。<text:span text:style-name="T3"> <text:line-break/><text:line-break/></text:span>其中「中國夢」固然一直隱含台灣，但「兩個一百年」的概念在二○一二年十一月習首次提出時，原本只涉及大陸內部發展（即在二○二一年「全面建成小康社會」，在二○四九年完成「社會主義現代化國家」），並未涉及台灣。經過習的最新連結，解決「台灣問題」的時間表首度出現，其中建黨百年的二○二一年更是近在眼前。換句話說，「拖」的盡頭已看得見。<text:span text:style-name="T3"> <text:line-break/><text:line-break/></text:span>另外，由於這個連結，北京對「不統」的容忍度也降低。既然台灣社會不願意「和」，只想要「拖」，蔡政府又選擇「（暗）鬥」，而北京高層暫且不想武力統一，所以它就在「鬥」、「拖」、「和」之外選擇第四條路，那就是「經美制台」，也就是「超越台灣解決台灣問題」。這條路本小利多，既可避免流血，又可對台灣民心發揮最大效果。如果這條路走不通，最後不得已訴諸更嚴厲手段時，對美台也算「仁至義盡」。<text:span text:style-name="T3"> <text:line-break/><text:line-break/></text:span>跡象顯示，「經美制台」已經上路。美國國務卿提勒森從今年三月在北京會見習近平起，到八月已經五次提到，「美中兩國正在認真思考如何定義未來五十年的美中關係」。這顯示美中可能已在這件事上試行溝通，而且美方非常重視，才再三公開提及。提勒森一向被認為較接近「主流」，在反中的首席策略師巴農去職後，他在川普政府的分量應更強化。<text:span text:style-name="T3"> <text:line-break/><text:line-break/></text:span>任何人都會猜想，美中最新對話的籃子裡一定有個「台灣問題」。表面上蔡政府若無其事，迄今沒有任何公開反應。實際上據美國友人相告，具民進黨代表性的重要人士早已半公開地哀告美方，台灣有人聽到提勒森的談話後「頭髮都要燒起來了（<text:span text:style-name="T3">hair on fire</text:span>）」。顯然蔡政府明白問題的嚴重性，但怕衝擊台灣內部輿情，只好故作鎮定。<text:span text:style-name="T3"> <text:line-break/><text:line-break/></text:span>深究起來，禍源不在美國，也不完全在中共，而在台灣內部。講白了，就是蔡政府默默推動的「緩獨」。它步伐雖緩，但沒人會否認方向是「台灣獨立」。這就刺激了習近平領導層，使得原本並不急於兩岸統一，並樂於慢慢爭取台灣民心的北京政府，必須提升緊迫感，從軍事、經濟、政治、外交等方面加強打擊台獨的力度。此時被北韓困擾而高度焦慮的川普政府，為了尋求中共支持，又鑒於美中的東亞實力已進入黃金交叉的節骨眼，自然樂意坐下來商討未來美中關係的新架構。台灣前途因此就脫離自己的掌握，變成由兩強決定。<text:span text:style-name="T3"><text:line-break/><text:line-break/></text:span>上述邏輯隱含了一個兩岸公式：一、台灣越獨，大陸就越統。二、統獨越拉扯，兩岸就越緊張。三、兩岸越緊張，國際因素（如美國）就越關鍵。四、國際因素越關鍵，台灣前途就越繫於台灣不能掌控甚至理解的眾多外部變化（如美國內政、大陸內政、美中關係、北韓、中東等）。如果台灣不獨，這公式從頭就不會成立。但台灣越獨，就越會任人宰割，最後仍獨不成。<text:span text:style-name="T3"> <text:line-break/><text:line-break/></text:span>聰明的台灣到底要怎麼選擇？<text:span text:style-name="T3"> <text:line-break/><text:line-break/></text:span>（作者為台北論壇董事長、政大名譽教授）</text:p>
      <text:p text:style-name="P5"/>
      <text:p text:style-name="P1"><text:span text:style-name="T1">陳真</text:span><text:s/>  |  2017.08.29 17:36   |   <text:a xlink:type="simple" xlink:href="http://palinfo.habago.org/Entry?Command=Information_PrintForum&amp;iPage=132#FORUM36059"><text:span text:style-name="T2">#</text:span></text:a></text:p>
      <text:p text:style-name="P2"><text:span text:style-name="T3">(</text:span>續<text:span text:style-name="T3">) <text:line-break/><text:line-break/></text:span>國民黨過去長年醜化台灣人，特別是醜化台語到簡直沒有人性的地步。其實一直到現在，台語仍然還是在某種集體潛意識中被視為一種比較低等而不登大雅之堂的語言。當年朱高正在立法院開啟打架風潮，就是因為朱高正在那樣一種<text:span text:style-name="T3"><text:s/>"</text:span>神聖莊嚴<text:span text:style-name="T3">" </text:span>的國會場合中居然講出台語，嚴重激怒國民黨那些萬年不退的老代表，於是當場打起架來。<text:span text:style-name="T3"> <text:line-break/><text:line-break/></text:span>在那年代，你經常必須因為講出幾句台語而惹來懲罰或招來周圍人群的鄙夷，特別是在北部<text:span text:style-name="T3"><text:s/>(</text:span>我在台北念高中<text:span text:style-name="T3">)</text:span>，台語更是意味著一種低級猥瑣的人格特徵；不過只是講幾句台語，生活中往往因之衝突不斷，非常痛苦，連去買個報紙用台語講話都曾惹來報攤老闆一頓臭罵，甚至曾經幾次在公車上或路上被充滿<text:span text:style-name="T3"><text:s/>"</text:span>正義感<text:span text:style-name="T3">" </text:span>的陌生人當場糾正，或是事後向校方檢舉，說我穿著校服在外卻講台語，有辱校譽等等。<text:span text:style-name="T3"> <text:line-break/><text:line-break/></text:span>女生更是絕對不可能講台語，她不但自己絕對不講，而且你也千萬不要對她講。對女生講台語簡直就是對她的奇恥大辱，是一種侮辱和輕蔑。許多人明明在家跟阿公阿嬤講得一口流利的台語，但在外面卻硬要強調並假裝自己不會講也不太會聽，明明可以講得非常流利，卻偏要故意怪腔怪調講得零零落落。<text:span text:style-name="T3"> <text:line-break/><text:line-break/></text:span>可是，你有看過英語流利的人會故意假裝不太懂英文或故意把英文怪腔怪調講得零零落落的嗎？應該沒有吧。而且正好相反，許多時候，遇到英語場合，你常會發現大家爭相點頭或努力發出會心微笑，表示自己都聽得懂<text:span text:style-name="T3"><text:s/>(</text:span>事實上他不一定真能聽懂<text:span text:style-name="T3">)</text:span>。為什麼會這樣？因為會講台語是可恥的，但是不會聽或不會講英文卻是一種恥辱。<text:span text:style-name="T3"> <text:line-break/><text:line-break/></text:span>民進黨把國民黨這套抹黑台灣人與台語的手法，操弄在<text:span text:style-name="T3"><text:s/>"</text:span>中國<text:span text:style-name="T3">" </text:span>身上，操弄得出神入化青出於藍，於是就產生目前這樣一種狀況：只要講到中國或有關中國的一切，蔑視與表態就來了。<text:span text:style-name="T3"> <text:line-break/><text:line-break/></text:span>在我的經驗中，我發現，特別是女生更容易有此一反應。不信你找幾個護士或一般上班族年輕時髦的女性來試試，試著推薦她任何中國的人事物，看她會有什麼反應。相反地，日本卻是最時尚最美好的象徵，所謂<text:span text:style-name="T3"><text:s/>"</text:span>出國去玩<text:span text:style-name="T3">"</text:span>，許多時候就是<text:span text:style-name="T3"><text:s/>"</text:span>去日本玩<text:span text:style-name="T3">" </text:span>的同義詞。<text:span text:style-name="T3"> <text:line-break/><text:line-break/></text:span>如果有人說，<text:span text:style-name="T3">"</text:span>這類好惡純屬個人自主意向，顯現一種個人意志<text:span text:style-name="T3">"</text:span>，那他就是在自欺欺人。當然不是說每一個人<text:span text:style-name="T3"><text:s/>"</text:span>都<text:span text:style-name="T3">" </text:span>是被塑造出來，而是說在一種集體概念上，愛此恨彼基本上就是一種人為加工的現象，就如同所謂天然獨，哪一點是天然？不管是天然統或天然獨，全是人為加工，全是教育出來、洗腦洗出來的。<text:span text:style-name="T3"> <text:line-break/><text:line-break/></text:span>絕大部份人表面上並沒有政治取向，但他對於特定人事物的基本好壞評價事實上已經決定了他的政治態度。當<text:span text:style-name="T3"><text:s/>"</text:span>中國<text:span text:style-name="T3">" </text:span>連結著一切負面低級醜惡的評價，當<text:span text:style-name="T3"><text:s/>"</text:span>日本<text:span text:style-name="T3">" </text:span>或<text:span text:style-name="T3"><text:s/>"</text:span>西方<text:span text:style-name="T3">" </text:span>意味著高級美妙良善與文明時，當基本形象已定，內涵已無足輕重，任憑你如何舉證，任憑你有天大的各項事實足以提出有力反駁，依然不會奏效，既定的偏見不會因此改變一分一毫。<text:span text:style-name="T3"> <text:line-break/><text:line-break/></text:span>這聽起來好像很絕望，其實當然還是有可能改變。也許這有點像<text:span text:style-name="T3">Thomas Kuhn </text:span>對於知識結構與發展的看法，當一個典範建立了，它就不太容易被撼動，直到某種<text:span text:style-name="T3"><text:s/>"</text:span>核心觀念<text:span text:style-name="T3">" (</text:span>比方說<text:span text:style-name="T3"><text:s/>"</text:span>美國是民主自由與人權的捍衛者<text:span text:style-name="T3">"</text:span>，比方說<text:span text:style-name="T3"><text:s/>"</text:span>民進黨勤政廉潔愛台灣<text:span text:style-name="T3">") </text:span>不斷受到挑戰，不斷出現各種難以自圓其說的異例，舊有的典範就有可能被取而代之。<text:span text:style-name="T3"> <text:line-break/><text:line-break/></text:span>這樣一種所謂<text:span text:style-name="T3"><text:s/>"</text:span>典範的轉移<text:span text:style-name="T3">" (paradigm shift) </text:span>很難在短時間內發生，仍然還是得需要許多人經年累月的努力和挑戰。你看，過去罪惡滔天的國民黨，被絕大多數台灣人所擁戴與歌頌，如今卻被打入另一種極端，成為過街老鼠。我相信人渣黨早晚也會走上一樣的道路，因為人們會發現：除非放棄原有的核心觀念，否則難以自圓其說無數的反例或異例。<text:span text:style-name="T3"> <text:line-break/><text:line-break/>"</text:span>美國<text:span text:style-name="T3">" </text:span>神話也一樣，說不定在我們有生之年就能看到人們對它應有的評價。<text:span text:style-name="T3">"</text:span>異例<text:span text:style-name="T3">" </text:span>就像一波波的海浪，一陣陣的呼喚，不信公義喚不回，不信罪惡滔不盡。</text:p>
      <text:p text:style-name="P1"><text:span text:style-name="T1">陳真</text:span><text:s/>  |  2017.08.28 12:22   |   <text:a xlink:type="simple" xlink:href="http://palinfo.habago.org/Entry?Command=Information_PrintForum&amp;iPage=132#FORUM36058"><text:span text:style-name="T2">#</text:span></text:a></text:p>
      <text:p text:style-name="P3">大陸官方對於西方宣傳戰，對於鋪天蓋地的謠言與抹黑，向來只有三種策略：<text:span text:style-name="T3"> <text:line-break/><text:line-break/></text:span>一，阻絕在外，眼不見為淨。<text:span text:style-name="T3"> <text:line-break/><text:line-break/></text:span>二，不理不睬，當做沒這回事。<text:span text:style-name="T3"> <text:line-break/><text:line-break/></text:span>三，以<text:span text:style-name="T3"><text:s/>"</text:span>非流行語言<text:span text:style-name="T3">" </text:span>的八股方式反駁或澄清，往往引來更多笑柄或攻擊。關於這方面，祖國十幾億人，難道真找不到一個人才？我願意推薦一位：常凱申同學。<text:span text:style-name="T3"> <text:line-break/><text:line-break/></text:span>上述三種方式其實都不會有效，先挨打再防守，永遠只會是苦主，恐怕每天得澄清個不停。防守無效，攻擊其實也一樣不會有效，因為科技已經在本質上改變過去傳統宣傳戰的形式。我把你關在一個籠子裏，讓你一個人去攻擊去澄清，誰鳥你呢？任憑你去行使<text:span text:style-name="T3"><text:s/>"</text:span>言論自由<text:span text:style-name="T3">" </text:span>又何妨？這才是目前由美國一手徹底掌控下的所謂<text:span text:style-name="T3"><text:s/>"</text:span>言論自由<text:span text:style-name="T3">" </text:span>的真相。他跟本不怕你說什麼，因為後台控制室早已設定一切言論的音量大小，乃至是非善惡都已設定。只有那些掌控能力還遠遠落後千百年的國家或社會，才需要緊張兮兮地管理言論。<text:span text:style-name="T3"> <text:line-break/><text:line-break/></text:span>與其跟對手搶麥克風，不如掌控整個控制台，藉以掌控所有麥克風的屬性，讓它像哈巴狗一樣聽話，要牠咬誰就咬誰，要牠給誰搖尾巴就給誰搖尾巴，讓它自動就能消音，自動掃除不當言論與有毒思想，自動把所有不利於對方而有利於己的謠言謊言給抬舉放大一百億倍，傳送到全世界每個角落。<text:span text:style-name="T3"> <text:line-break/><text:line-break/></text:span>言論自由也好，市場經濟自由也罷，當雙方力量完全不均衡時，所謂自由其實就是一種幻像，一種詐術。我過去曾經很單純地以為自由本身就是一種價值，慢慢地發現它需要一些前提要件。當一個價值需要某種條件才能成立時，其實它也就很難稱為價值；它不是<text:span text:style-name="T3"><text:s/>"</text:span>善<text:span text:style-name="T3">" (the Good) </text:span>本身，而是達成<text:span text:style-name="T3"><text:s/>"</text:span>善<text:span text:style-name="T3">" </text:span>的手段。當手段適時地被操弄成為一種不證自明的目的時，那是因為這樣一種操弄對於既得利益者是極其有利的，對於弱勢一方卻往往有害。<text:span text:style-name="T3"> <text:line-break/><text:line-break/></text:span>在私人意義上，善惡就在方寸之間，瞬即成立，外力無從著墨更改。但在公眾意義上，所謂<text:span text:style-name="T3"><text:s/>"</text:span>善<text:span text:style-name="T3">" </text:span>能自動普及於世的想法卻是荒唐的。善惡是需要實力的，實力不外就是技術與金錢。沒有這兩樣東西，我不相信什麼文化軟實力的力量。<text:span text:style-name="T3"> <text:line-break/><text:line-break/></text:span>比方說，好萊塢的文化與品味爛到爆，爛到簡直就是不可思議，與垃圾無異，但全世界的人卻深受其洗禮和洗腦，甚至熱愛有加，蔚為風潮。為什麼？因為美國掌控了整個言論市場。今天假設是我掌控這個市場，信不信我能讓全世界的人都熱愛什麼電音三太子；不管它有多麼低俗而空洞，照樣能橫掃市場。<text:span text:style-name="T3"> <text:line-break/><text:line-break/></text:span>在島內外主流政治勢力的洗腦下，我對島內反中仇中心態的普遍存在，感到十分厭煩與厭惡。特別是年輕一代，在你生活四周，幾乎根本找不到一個具有正常心靈的人。我經常面臨類似這樣一些對話，數以千計百計，幾乎毫無例外：<text:span text:style-name="T3"> <text:line-break/><text:line-break/></text:span>比方說，倘若有人問我覺得去過世界上哪些地方特別好玩或最讓我感動，要我推薦一些旅遊行程，我心裏明明覺得大陸最好，但我知道我若提到大陸，對方馬上會有受辱的激烈反應或不屑態度。推薦書本也一樣，我明明覺得沈從文是人類史上最偉大的心靈，但我知道我若推薦一個中國作家，對方馬上會有受辱的激烈反應或不屑態度。於是，我往往選擇迴避與沉默，要不就是隨便瞎掰一個回答。<text:span text:style-name="T3"> <text:line-break/><text:line-break/></text:span>我要說的是，不要小看這樣一種深入骨髓的洗腦，仇恨的種子既已埋下，我們每個人遲早都得承擔它的苦果。大陸很大，也許看不上一個島一小撮人幽幽微微存在心中的一點偏見與仇恨，但是，細菌或病毒那麼小一隻，卻照樣能奪命，照樣能帶來許多根本不必要的巨大痛苦或後遺症。</text:p>
      <text:p text:style-name="P1"><text:span text:style-name="T1">李麗虹</text:span><text:s/>  |  2017.08.26 18:42   |   <text:a xlink:type="simple" xlink:href="http://palinfo.habago.org/Entry?Command=Information_PrintForum&amp;iPage=132#FORUM36056"><text:span text:style-name="T2">#</text:span></text:a></text:p>
      <text:p text:style-name="P2">這現象現在依然存在，上個月我在天崕台版論壇轉貼，系統回應含關鍵敏感詞，阻止發文，我用<text:span text:style-name="T3">1/2</text:span>刪除法發現這敏感詞竟然是<text:span text:style-name="T3">[</text:span>蘋果日報<text:span text:style-name="T3">]</text:span>，怪不得傳言天崕背後的老闆是<text:span text:style-name="T3"> <text:line-break/></text:span>黎智英，怪不得天崕對習慣造謠發負面消息的<text:span text:style-name="T3">ID</text:span>寬容有加。<text:span text:style-name="T3"> <text:line-break/>------------------------------------- <text:line-break/></text:span>分析稱網路造謠意在<text:span text:style-name="T3">“</text:span>影響力變現<text:span text:style-name="T3">” </text:span>產業鏈須斬斷<text:span text:style-name="T3"> <text:line-break/>2013</text:span>年<text:span text:style-name="T3">08</text:span>月<text:span text:style-name="T3">24</text:span>日<text:span text:style-name="T3"><text:s/>01:19:50 </text:span>作者：中國青年報　<text:span text:style-name="T3"> <text:line-break/></text:span>近日，北京警方查處了<text:span text:style-name="T3">“</text:span>秦火火<text:span text:style-name="T3">”</text:span>和<text:span text:style-name="T3">“</text:span>立二拆四<text:span text:style-name="T3">”</text:span>等網路推手及相關行銷公司，北京警方以涉嫌尋釁滋事罪和非法經營罪將二人刑事拘留。警方接到舉報後偵查發現<text:span text:style-name="T3">“</text:span>秦火火<text:span text:style-name="T3">”</text:span>、<text:span text:style-name="T3">“</text:span>立二拆四<text:span text:style-name="T3">”</text:span>等人專門通過網際網路策劃製造網路事件，蓄意製造傳播謠言及低俗媚俗資訊，惡意侵害他人名譽，嚴重擾亂網路秩序並非法牟取暴利。（《京華時報》）<text:span text:style-name="T3"> <text:line-break/><text:line-break/>“</text:span>秦火火<text:span text:style-name="T3">”</text:span>和<text:span text:style-name="T3">“</text:span>立二拆四<text:span text:style-name="T3">”</text:span>在網上並非名人，但他們策劃的一系列新聞事件，卻相當轟動，<text:span text:style-name="T3">“</text:span>最美清潔工<text:span text:style-name="T3">”</text:span>、<text:span text:style-name="T3">“</text:span>別針換別墅<text:span text:style-name="T3">”</text:span>以及郭美美和幹露露等事件，聳人聽聞又吸引眼球。尤其是<text:span text:style-name="T3">2009</text:span>年微博火爆之後，一則消息的傳播瞬間就能到達數量龐大的個體。借助微博，網路推手更是如魚得水，捏造事實變本加厲。<text:span text:style-name="T3"> <text:line-break/><text:line-break/></text:span>為什麼要造謠？為什麼這些網路推手要做看似<text:span text:style-name="T3">“</text:span>出力不討好<text:span text:style-name="T3">”</text:span>的事？實際上，這是一條<text:span text:style-name="T3">“</text:span>影響力變現通道<text:span text:style-name="T3">”</text:span>。<text:span text:style-name="T3"> <text:line-break/><text:line-break/></text:span>先利用謠言來引起網民關注，積累起一定影響力，然後利用影響力幫助企業行銷，把虛無縹緲的粉絲數變成真金白銀。據<text:span text:style-name="T3">“</text:span>立二拆四<text:span text:style-name="T3">”</text:span>證言，他的公司一年的收入達千萬元之多。<text:span text:style-name="T3"> <text:line-break/><text:line-break/></text:span>在這個網路推手產業鏈裏，並不只是網路推手得利，他們的影響力很有限。想要製造大的影響力，還需要粉絲數高的大<text:span text:style-name="T3">V</text:span>。網路上流傳這樣的話：粉絲數超過<text:span text:style-name="T3">1</text:span>萬，你就像一本雜誌；超過<text:span text:style-name="T3">10</text:span>萬，你就是一份都市報；超過<text:span text:style-name="T3">100</text:span>萬，你就是一份全國性報紙；超過<text:span text:style-name="T3">1000</text:span>萬，你就是電視臺。<text:span text:style-name="T3"> <text:line-break/><text:line-break/></text:span>作為企業掮客的推手，加上傳播到達率極高的大<text:span text:style-name="T3">V</text:span>，就形成了完整的影響力變現鏈條。轉發企業的一條行銷微博，根據粉絲量不同有著不同報價，粉絲<text:span text:style-name="T3">30~50</text:span>萬，轉發一條<text:span text:style-name="T3">600</text:span>元；粉絲量<text:span text:style-name="T3">50~100</text:span>萬，轉發一條<text:span text:style-name="T3">800</text:span>元，粉絲<text:span text:style-name="T3">100</text:span>萬以上的知名人士，轉發一條達<text:span text:style-name="T3">3000~5000</text:span>元，一名某電視臺娛樂節目主持人轉發一條報價<text:span text:style-name="T3">6</text:span>萬元，一些人只要靠微博轉發每年輕鬆賺取幾十萬元的收入。<text:span text:style-name="T3"> <text:line-break/><text:line-break/></text:span>謠言背後連著商業利益，高額的利潤讓這些網路推手和大<text:span text:style-name="T3">V</text:span>前赴後繼，即使是封號、禁言也無法阻止。在傳統媒體上有防火牆機制，廣告和資訊是分開的。但新媒體尤其是微博上，廣告和謠言混雜在資訊當中。即便轉發廣告，大<text:span text:style-name="T3">V</text:span>也會用各種偽裝和修飾的辦法，不讓粉絲察覺，以保持影響力繼續牟利。<text:span text:style-name="T3"> <text:line-break/><text:line-break/></text:span>隨著網際網路技術的不斷進步，媒體形態在不斷更新，從報紙、電視到門戶網站、搜索引擎再到社交網站，但都應該一以貫之遵循最基本的媒體倫理，即商業廣告與其他資訊需要分開，公眾有權知道一則資訊到底是廣告還是新聞。在搜索引擎發展過程中，也存在著將推廣資訊當成搜索結果展示給用戶的現象，但在政府、媒體和公眾的不斷監督下，這一情況已經得到改觀。<text:span text:style-name="T3"> <text:line-break/><text:line-break/></text:span>打擊網路謠言，更要切斷謠言背後的<text:span text:style-name="T3">“</text:span>造謠產業鏈<text:span text:style-name="T3">”</text:span>，沒有了經濟衝動的謠言必然難以支撐，不攻自破，造謠者沒有經濟來源必然無立足之地。其次，讓新媒體處於政府和公眾的監督之下，商業廣告和其他資訊必須分開，否則，讀者粉絲們會毫不猶豫棄之如敝屣。</text:p>
      <text:p text:style-name="P1"><text:span text:style-name="T1">陳真</text:span><text:s/>  |  2017.08.26 14:20   |   <text:a xlink:type="simple" xlink:href="http://palinfo.habago.org/Entry?Command=Information_PrintForum&amp;iPage=132#FORUM36055"><text:span text:style-name="T2">#</text:span></text:a></text:p>
      <text:p text:style-name="P3">謝謝如龙提供這文章的連結。我怕連結往往很快就會失效，所以把文章複製下來，轉成繁體，讓台灣人讀一讀。強烈推薦。<text:span text:style-name="T3"> <text:line-break/><text:line-break/></text:span>第一次聽到韓寒，盛傳上億點閱率，於是我就去看他寫些什麼，文筆不錯，但內容並無深刻之處，水平一般，往往是一些所謂社會批判，但多屬雞毛蒜皮。於是我感到很不解，這樣的文字為何動輒千百萬人及時點閱，看兩篇就膩死了不是嗎？我並沒有任何推論，只是當時確實覺得很納悶。<text:span text:style-name="T3"> <text:line-break/><text:line-break/></text:span>後來，慢慢懂了網路，懂了網軍，懂了資訊操控，再加上台灣全然肆無忌憚的哄抬與造神現象，把那些綠油油的低能無恥的人渣們，一個個捧成明星、英雄、意見領袖，我這才真正看清楚我是活在一個什麼樣的世界中。<text:span text:style-name="T3"> <text:line-break/><text:line-break/></text:span>人們常把中國和言論管控及缺乏言論自由畫上等號，這完全是鬼扯蛋。中國的管控能力與範圍，差不多就像我在管控巴勒網一樣，只及於自身，而不是像美國那樣無所不在地管控全世界，並且每天散發根本數不清的各種假新聞與扭曲不實言論。我難道不能管理巴勒網？難道我要讓那些垃圾文字及造謠扭曲的極大量訊息充斥整個巴勒網？中國的言論管控，頂多就是像巴勒網這樣，把它乘以一億倍，都遠遠還比不上西方社會及美國滴水不漏無孔不入的管控、滲透與攻擊。<text:span text:style-name="T3"> <text:line-break/><text:line-break/></text:span>我始終相信這是一個大問題，但它的解決恐怕得透過兩樣東西，一是科技能力，二是資金。天底下並沒有所謂<text:span text:style-name="T3"><text:s/>"</text:span>清者自清濁者自濁<text:span text:style-name="T3">" </text:span>這回事；清濁的呈現，恰恰反映了一種能力的展現。這基本上就是一場戰爭，美國在這方面遙遙領先，中國卻像個很善良的北七那樣，每天吃啞巴虧，每天被霸凌，自己是這場戰爭的最大受害者，卻反而還揹了滿身黑鍋。<text:span text:style-name="T3"> <text:line-break/><text:line-break/></text:span>陳真<text:span text:style-name="T3"><text:s/>2017. 08. 26 <text:line-break/><text:line-break/>=========================== <text:line-break/><text:line-break/></text:span>周小平：文化冷戰與網權力揭秘<text:span text:style-name="T3"> <text:line-break/><text:line-break/>2014-03-24 <text:line-break/><text:line-break/></text:span>來源：<text:span text:style-name="T3">https://goo.gl/dzbNFD <text:line-break/><text:line-break/></text:span>中美較量進入關鍵時代，硬實力不斷下滑的美國，為何仍自信滿滿？<text:span text:style-name="T3"> <text:line-break/><text:line-break/></text:span>美國的巧實力和軟實力究竟是如何運作的？<text:span text:style-name="T3"> <text:line-break/><text:line-break/></text:span>互聯網為何屢屢淪為顔色革命的最大幫兇？<text:span text:style-name="T3"> <text:line-break/><text:line-break/></text:span>看不見的網路輿論為何可以輕易操縱政局？<text:span text:style-name="T3"> <text:line-break/><text:line-break/></text:span>泛濫的虛假資訊和失控的網路當如何治理？<text:span text:style-name="T3"> <text:line-break/><text:line-break/></text:span>批量化造謠與軍團化的輿論犯罪與資訊恐怖主義究竟應如何防範？<text:span text:style-name="T3"> <text:line-break/><text:line-break/></text:span>第一段：網路輿論和網權力是如何失控的？<text:span text:style-name="T3"> <text:line-break/><text:line-break/></text:span>進入<text:span text:style-name="T3">21</text:span>世紀以來，網路成為了一種全新的資訊獲取方式，憑藉其快捷的傳播效率和靈活多變的特色受到了全體年輕人的追捧。網路資訊傳播方式超越了工業時代的報紙、電視、千倍不止。其差距就好像火藥槍與原子彈的差距一樣。<text:span text:style-name="T3"> <text:line-break/><text:line-break/></text:span>有人曾經對我說<text:span text:style-name="T3">“</text:span>周小平，我認為網路是年輕人獲取資訊的重要渠道。<text:span text:style-name="T3">”</text:span>我回答他說：<text:span text:style-name="T3">“</text:span>不對，網路不是年輕人獲取資訊的重要渠道，而是唯一渠道。<text:span text:style-name="T3">”</text:span>現在的年輕人不看電視也不看報紙，即便偶爾看了，他們也不會完全相信電視和報紙的說法，而是會去網路上求證一下，或者通過網路參與討論。因此，互聯網成為了年輕人獲取資訊建立世界觀的唯一渠道。但是，現在這個渠道早就被別人佔領了。<text:span text:style-name="T3"> <text:line-break/><text:line-break/></text:span>與美國對互聯網的嚴格管理相反的是：我們國家的互聯網一直處於一種疏於管理的狀態。這種疏於管理的狀態造成的結果並非是讓中國的互聯網變成一個無序的自由資訊場，而是讓中國的互聯網淪為了一個被他人掌握和控制了的意識形態戰場。這種明顯的控制我們可以從以下幾個方面清晰地得到驗證。<text:span text:style-name="T3"> <text:line-break/><text:line-break/></text:span>首先：任何一個網民從進入網路世界的第一刻開始就落入了一個精心設計且組織嚴密的資訊圈套中。比如當網民註冊微博的時候，微博會自動推薦網民關注幾十個帳戶，而這些帳戶裏推薦的大<text:span text:style-name="T3">V</text:span>，<text:span text:style-name="T3">100%</text:span>都是在網上罵政府，或者傳播歷史虛無主義者，造謠，抹黑中華民族，貶低中國人，反對中國現行體制的博主。沒有一個愛國者能享受到這種<text:span text:style-name="T3">“</text:span>待遇<text:span text:style-name="T3">”</text:span>。<text:span text:style-name="T3"> <text:line-break/><text:line-break/></text:span>而在互聯網協會召開的一次研討會上，有人當面質疑網路媒體只推薦公知的時候，一位從<text:span text:style-name="T3">21</text:span>財跳槽到騰訊的總編輯則這樣當著國新辦和互聯網協會的政府官員回答道：<text:span text:style-name="T3">“</text:span>如果你們愛國者想要獲得我們媒體的推薦，那麼只有一個辦法，就是你們也像公知那樣說話，也推廣公知的理念，否則我們的平臺絕對不會推薦你們的東西。<text:span text:style-name="T3">”</text:span>。我覺得像這樣的人會毀了騰訊的新聞事實派的招牌，這樣的人是騰訊的負資產。<text:span text:style-name="T3"> <text:line-break/><text:line-break/></text:span>也就是說，在中國的互聯網上誰的粉絲多少，絕對不是由這些人自己的才能獲得的，而是憑藉他們的政<text:span text:style-name="T3">*</text:span>治站隊來獲得的，誰把中國罵得狠，誰反黨反得凶，誰就有粉絲，誰就有話語權。比如某著名反體制律師就在微博的推薦下，幾個月漲了數百萬粉絲。這些粉絲全部是被動，被迫關注的這位律師。因此在網路平臺上，任何一個人，都可以成為大師和大<text:span text:style-name="T3">V</text:span>，前提就是你得醜化中國，反對體制。只要你敢醜化中國，反對體制，自然就會有掌握網路推薦權的人，會給你助力添柴。<text:span text:style-name="T3"> <text:line-break/><text:line-break/></text:span>因此中國的網民從一上網開始，就會被迫地受到這些反社會和反體制大<text:span text:style-name="T3">V</text:span>的誘導，而那些反駁公知的聲音，愛國的聲音則被生硬的遮罩了，所以在現在這個網路上愛國的聲音永遠辯論不過恨國的聲音，正能量遠遠少於負能量。其原因就是在於網權力的擁有者刻意推薦恨國大<text:span text:style-name="T3">V</text:span>，刻意推薦負能量資訊。然而他們不僅大量推薦恨國大<text:span text:style-name="T3">V</text:span>，刻意推薦負能量資訊。而且還刪除正能量資訊，封殺正能量博主。在當前的互聯網，愛國者不僅得不到推薦，就連正常行文也不行。針對愛國者和正能量的各種封殺手段層出不窮，一刻都沒有停止過。<text:span text:style-name="T3"><text:line-break/><text:line-break/></text:span>比如在微博上，他們讓公知大<text:span text:style-name="T3">V</text:span>漲粉，卻讓愛國者掉粉。比如我和一些朋友的賬號都出現了很奇怪的現象，那就是我們的真實粉絲關注和互相關注總是會莫名其妙地被自動取消，而粉絲質量也越來越差。每天都會有大量的僵屍粉和機器人<text:span text:style-name="T3">ID</text:span>替換掉我們的真實粉絲。<text:span text:style-name="T3"> <text:line-break/><text:line-break/></text:span>在微信，任何一篇正能量文章，哪怕是經過正規媒體發表的，微信的編輯也會將其遮罩，禁止群發。而抹黑中國的，造謠中國的，都會被大量放行。比如，<text:span text:style-name="T3">12</text:span>月<text:span text:style-name="T3">25</text:span>日發佈紀念毛主席的文章《他和他們的家國夢》，全文無一個敏感詞，竟被微信遮罩，但同日，拐彎抹角詆毀毛主席的文章《毛澤東和他的情婦們》卻被微信編輯大量放行，轉發數億次之多。再比如文章《請不要辜負這個時代》時常微信遮罩，而用假資料造謠抹黑中國的所謂《<text:span text:style-name="T3">2014</text:span>年中國國情資文》則被微信編輯大量放行，轉發數億次之多。再在比如質疑公知的微信經常被編輯封殺，而造謠總書記家人的謠言《習主席的女兒為什麼拒絕回國》則被微信編輯大量放行，轉發數億次之多。<text:span text:style-name="T3"> <text:line-break/><text:line-break/></text:span>不僅在微博和微信，在網路各大論壇，新聞頻道也是如此。恨國公知，反體制人物的言論永遠會被熱門置頂，而愛國者的文章則從來享受不到這個待遇，就算偶爾被要求推薦，他們也只是做個樣子，放在一個沒有流量的位置，或者給你換一個沒有意義的標題，以此來降低你的文章點擊量。所以，在這種情況下，中國的年輕人如果不反黨反社會反體制那才怪了。意識形態的形成是大量資訊長期灌輸的結果，但年輕人每天接收到的都是這些資訊，我們還能奢望網路上能誕生正能量嗎？顯然是不行的。<text:span text:style-name="T3"> <text:line-break/><text:line-break/></text:span>第二段：網權力是如何打造大<text:span text:style-name="T3">V</text:span>，又是如何打擊愛國者的？<text:span text:style-name="T3"> <text:line-break/><text:line-break/></text:span>我們都知道反體制公知大<text:span text:style-name="T3">V</text:span>似乎在網上民意很高，當然這是因為網權力的掌握者給予了他們大量的粉絲和話語權，網路平臺的編輯給予了他們大量的推薦。可這僅僅是一個方面，因為網路上一直也充斥著對他們的質疑之聲，可是質疑反體制公知大<text:span text:style-name="T3">V</text:span>的聲音卻總是無法放大。我們還知道網路上一直都有一群愛國網友在自覺自願地愛國，在積極主動地散播正能量，他們的支持者不少，可是他們卻總是被輕易地造謠和抹黑，這一切是怎麼發生的呢？<text:span text:style-name="T3"> <text:line-break/><text:line-break/></text:span>偶像在數位時代是最容易被塑造的東西，因此網權力的掌握者可以通過互聯網輕鬆造神，大多數互聯網的公知大<text:span text:style-name="T3">V</text:span>其實都是經不起推敲的，但網權力的掌握者可以讓他們不受到推敲。大多數愛國者在網路上實際表達的不過是一些樸素的愛國情懷，他們本身都是一些平凡的普通人，但網權力的擁有者則可以輕鬆地針對他們發起一場無處不在的網路大字報，用文革的方式將他們打倒。<text:span text:style-name="T3"> <text:line-break/><text:line-break/></text:span>比如著名公知李<text:span text:style-name="T3">X</text:span>復<text:span text:style-name="T3">(</text:span>陳真按：可能是指李開復<text:span text:style-name="T3">)</text:span>，造謠傳謠只是他的副業，而通過深入中國互聯網產業，頭頂天使投資人的光環，對中國互聯網從業者和創業者進行精神洗腦這才是他的真正使命。在他掌舵穀歌期間，穀歌用棱鏡計劃監控和盜取中國政府資料以及網民網銀資訊，他多次在各種互聯網創業大會上宣傳基督教和美國的所謂的民主體制，<text:span text:style-name="T3">2012</text:span>年他甚至誘騙了即刻搜索的鄧亞萍，他向鄧亞萍推薦了兩個自己原來在穀歌的手下，用一紙協定將即刻搜索的現金流耗盡，卻沒有給即刻搜索完成任何產品。但就是這樣的一個人，為什麼他在互聯網上看起來依然是擁泵無數好評連連呢？答案很簡單：這是一種假像。<text:span text:style-name="T3"> <text:line-break/><text:line-break/></text:span>李<text:span text:style-name="T3">X</text:span>復的微博下面千篇一律的粉絲祝福看似無可匹敵，但實際上這裏面是因為有人對其進行了技術處理。就算你半夜三點去李開復的微博評論批評他，或者用事實反駁並艾特他，那麼幾分鐘後你的批評就會被自動清除，然後拉黑，這種工作量顯然不是人力可以完成的。而只要你去他的微博誇獎他，他就會自動向你回復謝謝啊。經過網友曝光，李開復的自動回復功能暫時關閉了，但自動清除對李開復的負面資訊功能至今依然存在。<text:span text:style-name="T3"> <text:line-break/><text:line-break/></text:span>並且，針對李<text:span text:style-name="T3">X</text:span>復的網路評論有多少是真人評論，很難有人知道。我們唯一可以確認的是，天涯論壇就曾經被查獲了<text:span text:style-name="T3">70</text:span>多萬個相同密碼的帳戶，用於機器軟體輪番登陸製造虛假民意和鋪天蓋地的評論。而微博的機器<text:span text:style-name="T3">ID</text:span>和類似軟體只會更多不會更少。不僅微博如此，論壇和新聞也如此。經過網監的證實，網易編輯可以當著他們的面在幾分鐘內，把一個新聞後面的幾千條負面評論全部變成正面評論，且評論得滴水不漏。<text:span text:style-name="T3"> <text:line-break/><text:line-break/></text:span>因此，在這種自動遮罩刪除負面資訊，無限放大和吹捧個人履歷的三位一體的網權力助推和包裝下，一個個公知形象被打造起來了。可是這種包裝畢竟是虛假的，從政府抓捕了看似千萬粉絲的薛蠻子卻沒有引起他的粉絲暴動，而從韓寒的小說改編成的電影卻以零票房收尾等情況我們也可以看出這些大<text:span text:style-name="T3">V</text:span>的內虛和外強中乾。但這些表面資料卻極其容易誘使電臺媒體、地方政府、年輕人對這些公知進行盲目崇拜和跟風，這些公知大<text:span text:style-name="T3">V</text:span>藉此活躍在個大官方媒體上，進一步大出風頭。<text:span text:style-name="T3"> <text:line-break/><text:line-break/></text:span>同樣，網權力的掌握者不僅極力打造反社會反體制大<text:span text:style-name="T3">V</text:span>，不僅懂用一切可用的網路技術和網權力維護這些大<text:span text:style-name="T3">V</text:span>的形象，而且還常年用相反的手段來打擊和毀滅愛國者。首先，愛國者在網上就永遠也不可能享受到自動刪除負面資訊這種高級的定制技術服務，其次對網路愛國者的定義各大網路平臺也極盡污蔑之能。比如在百度搜索王小石首先出來的就是一則貪污犯的資訊，對王小石的詞條評價則是將其描繪成狂熱的文革的瘋子。<text:span text:style-name="T3"><text:line-break/><text:line-break/></text:span>所以，網權力已經在中國的互聯網締造了一種：<text:span text:style-name="T3">“</text:span>愛美國昌，恨美國亡。愛中國死，恨中國發。<text:span text:style-name="T3">”</text:span>的普遍事實。人性都是趨利避害的，面對這種絕對的輿論話語權和壓倒性的網權力，大多數人都會選擇投機或者沈默。而整個國家的輿論就在這種形勢下，一步步惡化。因為敢站出來表明自己愛國的人都要遭受全網打擊，而那些憎恨這個國家的公知則會得到整個網路的力捧和保護。<text:span text:style-name="T3"> <text:line-break/><text:line-break/>2013</text:span>年因為在春晚唱英雄組歌而成名的歌手王芳，因為在微博上表達自己熱愛祖國的情感而被圍攻，數百名公知以及營銷帳戶轉發<text:span text:style-name="T3">“</text:span>穿上軍裝，也不過像軍妓<text:span text:style-name="T3">”</text:span>的微博攻擊王芳。一時軍妓一詞滿天飛，而歌手王芳在新浪多次投訴，微博對這些侮辱者和攻擊者沒有做出任何處理，反而是將禁止了王芳的評論權關閉，令其有口莫辨。<text:span text:style-name="T3"> <text:line-break/><text:line-break/></text:span>而在微博，因為表達自己愛國傾向就被圍攻的還有溫兆倫，劉嘉玲等港臺藝人，誰只要敢說一聲愛國，就會招來反體制公知以及營銷號們的集中轉發和譏笑，他們正以此引導網路輿論向一切敢於熱愛這個國家的人無端開炮。<text:span text:style-name="T3"> <text:line-break/><text:line-break/></text:span>第三段：在互聯網資訊戰中，網權力是如何控制輿論的？<text:span text:style-name="T3"> <text:line-break/><text:line-break/></text:span>在完全控制了互聯網話語權，擁有了對資訊的絕對掌控，又在培養了一系列的反體制公知大<text:span text:style-name="T3">V</text:span>之後，互聯網戰爭已經悄然爆發。事實上這十年來，互聯網資訊戰爭一直在進行著。那些掌握了網權力的人，培養了海量公知大<text:span text:style-name="T3">V</text:span>的人，正利用手中的網路平臺、網路大<text:span text:style-name="T3">V</text:span>以及網權力向中國的網民進行密集的意識形態炮轟。在這個看不見的戰場，硝煙彌漫，每天來自各個方面的負面以及虛假資訊轟炸都以數以億萬計的次數橫行在互聯網上。<text:span text:style-name="T3"> <text:line-break/><text:line-break/></text:span>輿論控制第一招：根據事物兩面性，反向解讀中國，正向解讀外國。<text:span text:style-name="T3"> <text:line-break/><text:line-break/></text:span>任何事情都具備兩面性，網路媒體常常根據這一特點，全盤負面解讀中國，全面正面解讀美國。騰訊網的新聞用戶端與微信結合直接就擁有了<text:span text:style-name="T3">6.7</text:span>億網民閱讀量。那麼牽動著幾億年輕人眼球網編又是怎樣誤導輿論的呢？首先我們來看一個案例，當中央宣佈打擊腐敗份子的時候，本來應該是一件大快人心的事情，但結果他們的編輯在新聞背後以網友評論的方式，推薦了一條引導性的讀後點評，是這樣寫的：<text:span text:style-name="T3">“</text:span>傻不傻啊，這樣搞只能把有才能的人逼得離開政府，留下來的都是混日子的南郭先生，以後出臺一些更荒謬的政策，讓你們哭去吧。<text:span text:style-name="T3">” <text:line-break/><text:line-break/></text:span>再比如，美國警察毆打亞裔老人的新聞，這些網編則向網民解讀道：<text:span text:style-name="T3">“</text:span>打得好，要是中國警察也這樣就好。這說明美國執法必嚴，是法治國家。<text:span text:style-name="T3">”——</text:span>這真是為美國洗地不遺餘力，為抹黑中國不分青紅。<text:span text:style-name="T3"> <text:line-break/><text:line-break/></text:span>同樣的問題也出現在其他的網路媒體，比如財<text:span text:style-name="T3">X</text:span>網這條微博就很有代表性，當美國人製作巨大的巧克力棒的時候，他們吹捧說這是創意，是世界上最好的巧克力公司。當中國人製作巨大的月餅的時候，他們說這是浪費，是恥辱。<text:span text:style-name="T3"> <text:line-break/><text:line-break/></text:span>而類似的現象，在互聯網行業已經是一個普遍現象。幾乎每條新聞互聯網編輯們都是這樣操作的，每天都有數以億萬計的人在瀏覽這種負面解讀的新聞。不信，我們隨手翻幾條新聞，看看當這些新聞觸網之後，都變成了什麼模樣。<text:span text:style-name="T3"> <text:line-break/><text:line-break/></text:span>比如這條，<text:span text:style-name="T3"> <text:line-break/><text:line-break/></text:span>環球時報的原文是：《中國海監船追擊日本漁船出<text:span text:style-name="T3">12</text:span>海裏》，但結果竟然被網路媒體改為：《中國海監船在釣魚島<text:span text:style-name="T3">12</text:span>海裏處停止追擊》。<text:span text:style-name="T3"> <text:line-break/><text:line-break/></text:span>解放軍報原文：《中國夢的自信在哪里》，但結果竟被網媒改為：《軍報：我們的主義是宇宙真理》<text:span text:style-name="T3"> <text:line-break/><text:line-break/></text:span>網友文章原文：《運<text:span text:style-name="T3">9</text:span>之迷<text:span text:style-name="T3">-</text:span>我國新型運輸機初探》，但結果竟被網媒改為：《中國運<text:span text:style-name="T3">9</text:span>自動化程度仍不如<text:span text:style-name="T3">C-130</text:span>》。<text:span text:style-name="T3"> <text:line-break/><text:line-break/></text:span>環球網原文：《默克爾向中國傳遞合作信號》，但結果竟被網媒改為：《默克爾希望中國對制裁伊朗態度積極》。<text:span text:style-name="T3"> <text:line-break/><text:line-break/></text:span>人民網原文：《俄羅斯披露中國強大的防空戰力，紅旗<text:span text:style-name="T3">16</text:span>性能出色》，但結果竟被網媒改為：《中國防空系統難以抵擋巡航導彈攻擊》。<text:span text:style-name="T3"> <text:line-break/><text:line-break/></text:span>人民網原文：《俄媒披露中國或造千架四代機，數量在世界居首》，但結果竟被網媒改為：《中國三代機發動機性能不達標，殲<text:span text:style-name="T3">20</text:span>難成功》（原文沒有一字和發動機有關）。<text:span text:style-name="T3"> <text:line-break/><text:line-break/></text:span>人民日報原文：《摒棄<text:span text:style-name="T3">“</text:span>狹隘的極端主義<text:span text:style-name="T3">”</text:span>》，但結果竟被網媒改為：《黨報：因腐敗就否定國家太極端》。<text:span text:style-name="T3"> <text:line-break/><text:line-break/></text:span>解放軍報原文：《理解不曲解》，但結果竟被網媒改為：《軍報：領會領導意圖的幹部才是好幹部》。<text:span text:style-name="T3"> <text:line-break/><text:line-break/></text:span>環球時報原文：《美國中國日本等國投票反對廢除死刑》，結果卻被網媒改為：《<text:span text:style-name="T3">111</text:span>個國家支援暫停死刑，中國和朝鮮反對。》等等等等，不一而具。這樣的負面解讀在互聯網已經持續了十多年，請問，天天用這種角度看中國的年輕人們又怎能不對這個國家和政府充滿了困惑和鄙視以及敵意呢？<text:span text:style-name="T3"> <text:line-break/><text:line-break/></text:span>輿論控制第二招：遮罩美國負面，放大中國負面。資訊炸彈飽和轟炸。<text:span text:style-name="T3"> <text:line-break/><text:line-break/></text:span>我們通常都認為有爭論才有進步，但是如果網路平臺的話語權全盤失控的話，那麼任何爭論都沒有意義。因為網路媒體只放大一方的聲音，卻遮罩另外一方的聲音。在這種極不公平的網路環境下，沒有人可以與之辯論。比如在中國好還是外國好的問題上，網路平臺全面倒向美國，以集團軍的方式作戰從多個角度不同層面進行資訊轟炸。<text:span text:style-name="T3"> <text:line-break/><text:line-break/></text:span>比如在百度搜索：<text:span text:style-name="T3">“</text:span>福利非常好<text:span text:style-name="T3">,</text:span>水費全免<text:span text:style-name="T3">,</text:span>電費非常便宜<text:span text:style-name="T3">”</text:span>這組關鍵字我們可以看到有<text:span text:style-name="T3">552</text:span>萬個搜索結果，這些網路文章幾乎覆蓋了所有的論壇和微博微信產品，貼得到處都是。這些文章千篇一律，使用的是同一個模板，同樣的內容。唯一不同的是國家的名字，這些帖子的編造者用遊記或者出差筆記的手法，吹捧各個國家的福利待遇好，有澳洲、法國、臺灣、印度、英國、日本、美國、韓國、甚至尼泊爾、埃及、伊拉克等等，從房價到醫療再到教育、再到衣食住行進行全面的造謠，吹捧中國以外的地區人民生活都是天堂，只有中國最糟糕，矛頭直指共產黨和中國體制，而大量沒有出過國的網民都十分相信這些遊記和內容。這種從衣食住行方方面面抹黑中國的謠言段子在微博微信上更是泛濫成災。<text:span text:style-name="T3"> <text:line-break/><text:line-break/></text:span>甚至連法<text:span text:style-name="T3">X</text:span>功<text:span text:style-name="T3">(</text:span>陳真按：法輪功<text:span text:style-name="T3">)</text:span>等一些邪教的資訊以及他們編造的政治謠言也有職業水軍長期在微信上到處散佈，每個微信公共賬號博主都曾經收到過。而這種大規模的有組織的行為顯然不是網友自發的，只能是來自境外勢力的專業運作。<text:span text:style-name="T3"> <text:line-break/><text:line-break/></text:span>此外，大多數的網路熱點的爆發，公知以及網路平臺編輯們的參與無處不在。他們憑藉手中的粉絲數量或者編輯權力可以隨時隨地製造熱點。他們可以把警察抓壞人可以說成暴力執法，把老人摔倒可以說成城管打人，把<text:span text:style-name="T3">“</text:span>消防員奮戰<text:span text:style-name="T3">2</text:span>小時把被洪水圍困的<text:span text:style-name="T3">9</text:span>個市民救起了<text:span text:style-name="T3">8</text:span>個。<text:span text:style-name="T3">”</text:span>的新聞篡改為<text:span text:style-name="T3">“</text:span>飯桶消防員<text:span text:style-name="T3">2</text:span>小時救不回<text:span text:style-name="T3">1</text:span>個人。<text:span text:style-name="T3">”</text:span>可以說高鐵有輻射，也可以說殺人犯是英雄。他們為什麼會有如此翻雲覆雨的能力呢？如果我們仔細觀察就不難發現，這些熱點事端或者謠言的背後都有公知大<text:span text:style-name="T3">V</text:span>們集體轉發和網站編輯們暗中推波助瀾。<text:span text:style-name="T3"> <text:line-break/><text:line-break/></text:span>通常情況下，那些平時造謠傳謠的各種營銷微博，只是在利用虛假歷史或者誇張的謠言吸引要求，公知們也是各推各的理念，但在需要製造社會熱點的時候，他們則必然會集中力量去轉發同一個帖子，就像約好了一樣。所以，政府偶爾警告幾個甚至十幾個公知根本沒有用，只要一半以上的營銷號和公知參與轉發，就足以形成巨大的網路熱點，在很多熱點事件上，我們都不難看到各類公知賬號在極短的時間內像排隊一樣地轉發。<text:span text:style-name="T3"> <text:line-break/><text:line-break/></text:span>不僅公知會集中轉發炒作，而且網站小編還會利用自己手裏的網權力，為這些謠言和熱點事件推波助瀾，他們或者在論壇上給這些帖子置頂，加精，強推，又或者在微博上給這些微博加分，幫助其擠進熱門排行榜，甚至動用軟體的群發功能向數以億計的網民群發謠言。<text:span text:style-name="T3"> <text:line-break/><text:line-break/>2013</text:span>年，有網友混入了公知們組建的轉發聯絡群，就獲得了他們在造謠污蔑王小石、周小平等網攻擊事件中的操作手法，他們首先是編造謠言，用一個匿名的小號發佈，再邀請幾十個公知以及營銷號進行集中轉發。然後微博編輯再幫助他們加分加熱點，以及通過微博以及各大網路新聞軟體向數億微博用戶群發謠言。而公知和營銷號之所以這樣幹，是因為他們可以賺到錢。從支付寶交易記錄來看，如<text:span text:style-name="T3">@</text:span>擺古論今<text:span text:style-name="T3"><text:s/>@</text:span>高會民這樣的中小<text:span text:style-name="T3">V</text:span>營銷號，轉發謠言一次<text:span text:style-name="T3">150</text:span>，原創一條<text:span text:style-name="T3">300</text:span>元，一個月有數百條，收入數萬元，而其他大<text:span text:style-name="T3">V</text:span>價格更高。<text:span text:style-name="T3"> <text:line-break/><text:line-break/></text:span>而同樣的操作手法在東莞掃黃、北京<text:span text:style-name="T3">7.23</text:span>大雨、廈門公交車縱火案、余姚大水、馬航飛機失事、雅安地震、自來水含鉛、只有中國有霧霾、中國崩潰論、夏俊峰案、冀中星爆炸案、縫肛門假新聞、陳寶成假抗拆，以及楊佳案等數百起社會熱點話題中都屢見不鮮。<text:span text:style-name="T3"> <text:line-break/><text:line-break/></text:span>比如在霧霾問題上，就是如此。全世界都在治理霧霾，中國確實需要環保，這些都沒有問題。但是網路卻把一個現象極端放大，形成一種全民恐慌。。每當美國大使館發佈<text:span text:style-name="T3">pm2.5</text:span>預報，就有無數營銷帳戶和公知拼命轉發，並且像墨迹天氣、百度首頁以及其他天氣預報手機軟體也都紛紛跟進，一方面編輯隨意修改或誇大污染值，網友每天打開手機和百度首先映入眼簾的就是<text:span text:style-name="T3">“</text:span>嚴重污染<text:span text:style-name="T3">”</text:span>四個字。<text:span text:style-name="T3"> <text:line-break/><text:line-break/></text:span>在這些網路編輯眼裏，只要起霧就是污染，只有藍天白雲才是無污染，全然不顧只要起霧<text:span text:style-name="T3">pm2.5</text:span>必然飛快上漲的基本科學常識。大多數國家都不會以單獨的<text:span text:style-name="T3">pm2.5</text:span>濃度作為污染值來發佈，而是會根據大氣中的有毒成分來公佈，可唯獨中國的媒體和天氣軟體是用<text:span text:style-name="T3">pm2.5</text:span>來衡量污染值的。<text:span text:style-name="T3"> <text:line-break/><text:line-break/></text:span>在同一天，我們看到北京氣象臺發佈的分明是陰天有霧，有輕度污染。但是在這些軟體和百度首頁以及各大門戶網站上卻是紅色大字：<text:span text:style-name="T3">“</text:span>嚴重污染<text:span text:style-name="T3">”</text:span>。甚至只要網友在霧天打開微博，無論閱讀什麼資訊，頂部都經常會出現利用霧霾大搞軟體營銷的非法廣告。<text:span text:style-name="T3"> <text:line-break/><text:line-break/></text:span>每逢大霧，必有大謠，無論正規媒體闢謠多少次，但說中國煤炭含有放射性，每年幾萬噸鈾燃燒到空氣中造成放射性霧霾的虛假消息仍然成億萬次地通過微信鋪滿了全國的大部分手機。只要有利於引起負面情緒，不管再假的謠言，都會得到微信編輯的放行。<text:span text:style-name="T3"> <text:line-break/><text:line-break/></text:span>實際上霧霾絕非中國特色，天氣為主導才是主因，全球霧天<text:span text:style-name="T3">PM2.5</text:span>濃度都很高，通過網路查詢我們不難看到日本、英國、法國、美國同樣如此。早就有在國外留學的網友拿出英國、美國、法國、日本<text:span text:style-name="T3">PM2.5</text:span>經常爆表的資料來反駁<text:span text:style-name="T3">“</text:span>中國霧霾論<text:span text:style-name="T3">”</text:span>，但網站編輯面對這些網友發出的：<text:span text:style-name="T3">“</text:span>外國起霧<text:span text:style-name="T3">PM2.5</text:span>也爆表的質疑<text:span text:style-name="T3">”</text:span>時，則巧妙地用兩種截然相反的態度去誘導輿論。<text:span text:style-name="T3"> <text:line-break/><text:line-break/></text:span>我們經常看到同樣的頭版位置，如果是中國起霧編輯就會加上<text:span text:style-name="T3">“</text:span>嚴重污染<text:span text:style-name="T3">”“</text:span>市民戴口罩出行<text:span text:style-name="T3">”</text:span>等解讀，而如果是美國起霧，編輯們則加上<text:span text:style-name="T3">“</text:span>芝加哥恍若仙境<text:span text:style-name="T3">”“</text:span>自由女神騰雲駕霧，仿佛浮在空中美輪美奐。<text:span text:style-name="T3">”</text:span>甚至各大網站還集中轉發<text:span text:style-name="T3">“</text:span>中國霧霾漂到日本<text:span text:style-name="T3">”</text:span>，<text:span text:style-name="T3">“</text:span>美國霧霾是從中國飄過去的<text:span text:style-name="T3">”</text:span>這樣的假新聞，以此吹捧美國環境，詆毀中國環境。<text:span text:style-name="T3"> <text:line-break/><text:line-break/></text:span>其實，任何一個國家都沒有用<text:span text:style-name="T3">pm2.5</text:span>來作為污染衡量標準，因為只要下雨下雪起霧都必然爆表，即便原始森林也不例外。但中國媒體卻拼命放大霧，甚至搬出霧霾這個辭彙來進一步誇大中國的環境問題。<text:span text:style-name="T3"> <text:line-break/><text:line-break/></text:span>除此之外，篡改搜索結果也是網路媒體的慣用手段。比如你通過網路查找網路電子詞典，或者使用搜索引擎，關於美國的基本都是正面的，關於中國的則基本是負面的。<text:span text:style-name="T3">2013</text:span>年我曾經在央視《對話》節目中曝光過使用百度搜索<text:span text:style-name="T3">“</text:span>奧巴馬打傘<text:span text:style-name="T3">”</text:span>出來的結果是奧巴馬自己打傘，和中國幾個鄉長讓別人打傘的畫面，搜索<text:span text:style-name="T3">“</text:span>美國警察打人<text:span text:style-name="T3">”</text:span>出來的結果全部是中國警察和城管打人的圖片。<text:span text:style-name="T3"> <text:line-break/><text:line-break/></text:span>當時在場的幾位嘉賓和北京市互聯網協會的佟力強均現場測試證實了這一點，消息曝光後百度編輯和相關技術人員迅速修正了這一<text:span text:style-name="T3">“</text:span>問題<text:span text:style-name="T3">”</text:span>。但更多的關鍵字卻並沒有修改，比如現在搜索<text:span text:style-name="T3">“</text:span>外國人下跪<text:span text:style-name="T3">”</text:span>出來的畫面卻依然全部是中國人下跪的畫面，搜索<text:span text:style-name="T3">“</text:span>小布希打傘<text:span text:style-name="T3">”</text:span>出來的結果依然是小布希自己打傘並且和中國個別幹部讓部下打傘的照片。再比如搜索查找百度百科，關於謠言的定義引用的案例卻是<text:span text:style-name="T3">“</text:span>一則謠傳中央日報稱毛主席能活<text:span text:style-name="T3">140</text:span>歲。<text:span text:style-name="T3">”</text:span>等等等。<text:span text:style-name="T3"> <text:line-break/><text:line-break/></text:span>基本上，網路詞典和搜索引擎是現在的年輕人學習知識的主要來源，但是我們可以看到在那上面美國的歷史、英雄人物、典故都被全面美化的，而中國的歷史或者熱點辭彙則被片面地解讀著，甚至有官員被紀委查獲落馬以後，他們的百度詞條也會被修改為<text:span text:style-name="T3">“</text:span>中央維穩系畢業<text:span text:style-name="T3">”</text:span>，但是對美國的官員就算欠錢不還，鋪張浪費，但百度詞條也將其定義為<text:span text:style-name="T3">“</text:span>廉潔簡樸<text:span text:style-name="T3">”</text:span>。因此我們不難看到一些互聯網從業者正在系統性地利用一切機會謠翻中國，誤導網民。<text:span text:style-name="T3"> <text:line-break/><text:line-break/></text:span>不僅如此，在散播那些敢於抹黑中國和如果造謠詆毀中國的公知言論方面，網站編輯們的推波助瀾已經到了幾乎毫無底線的地步。比如韓寒發表的微博或博客總是點擊率很高，但這並非韓寒的文章寫得好，或者他的信徒多造成的，其電影票房慘澹到令人髮指就是很好的證明。韓寒的微博轉發量大完全是因為微博經常將他的文章強制推薦給所有網民看的結果。<text:span text:style-name="T3"> <text:line-break/><text:line-break/></text:span>不管你看什麼新聞，哪怕是在微博上看十八大的新聞或者兩會的報道時，用戶也得被迫先看一遍韓寒那些批判社會的文集，每天超<text:span text:style-name="T3">5</text:span>億人使用的搜索引擎在也最重要位置力捧韓寒。<text:span text:style-name="T3"> <text:line-break/><text:line-break/></text:span>這種密集的資訊轟炸對輿論的誘導效果十分明顯，比如當央視揭露薛蠻子嫖娼的時候，當時輿論風氣還是很正的，網民都覺得一個<text:span text:style-name="T3">60</text:span>歲的老男人還嫖娼是在是太過份了。但短短幾小時後，替薛蠻子洗滌和辯解的奇談怪論就遍佈了整個網路。不僅是各種大<text:span text:style-name="T3">V</text:span>營銷號在微博微信上替薛蠻子開拓，而且在幾大門戶網站的所有新聞頁面右側，都瞬間堆滿了對薛蠻子報以辯解、同情、開脫或反諷政府的微博內容，哪怕是與之毫不相干的新聞也是如此。要知道門戶網站新聞每天都是數以億計的年輕人在瀏覽，因此他們的輿論方向和對事物的態度不可能不被網編用這種方式引導。這種手段網編們在對待政府對東莞進行掃黃的行動中，也是如法炮製。<text:span text:style-name="T3"><text:line-break/><text:line-break/></text:span>千里之堤毀於蟻穴，網路正是通過有無休止的每一篇都看似<text:span text:style-name="T3">“</text:span>危害不大<text:span text:style-name="T3">”</text:span>的段子和新聞鋪天蓋地地衝擊著中國人的意識形態，每天都有數以億萬計的職業段子在網路中流傳，影響著中國的全體年輕人。<text:span text:style-name="T3"> <text:line-break/><text:line-break/></text:span>輿論控制第三招：混淆視聽，借刀殺人。<text:span text:style-name="T3"> <text:line-break/><text:line-break/></text:span>今天的互聯網已經是年輕人的唯一資訊渠道，深得年輕人信任和喜歡，因此今天掌握了推薦權和刪除權的網路編輯和網路程式師實際權力和影響力已經非常之大，遠遠大過人民日報和央視的責任編輯，而且他們不會因為自己的行為而負擔任何的責任。他們動動指頭就可以輕鬆決定數億網民的輿論方向價值信仰，甚至決定網友的生殺大權。<text:span text:style-name="T3"> <text:line-break/><text:line-break/></text:span>在傳統媒體，編輯以及責任編輯包括記者都有上崗資格考試和審核，出了問題還要承擔責任，這在任何一個國家都是如此。但是中國的這些網路編輯們卻不需要經過任何考核，也不需要承擔任何責任，徹底的在法律的管轄之外行使著無邊的網權力。<text:span text:style-name="T3"> <text:line-break/><text:line-break/></text:span>那麼經常上網的一些三觀比較正的網友經常會發出這樣的感歎，就說感覺網路是個奇怪的地方，支援自己的國家是會被刪除被封號的。而用造謠的方式詆毀自己的國家，或者吹捧美國卻會得到大力的推薦。那麼編輯們是怎麼做到這一點的呢？我們都知道有時候在面對謠言或者敏感事件的時候，政府是會下達一些刪除指令的，然而這些指令最後都是由網編們去落實，這些網編則常常反向執行，借刀殺人。<text:span text:style-name="T3"> <text:line-break/><text:line-break/></text:span>比如之前公知大<text:span text:style-name="T3">V</text:span>在網上極力吹捧駱家輝清廉節約，並借機吹捧美國體制，瘋狂詆毀中國官員和中國制度。於是我就轉了一篇文章，就是關於駱家輝和拜登生活奢侈，以及欠中國企業的錢賴著不還的新聞，當時轉發量也很大，可是突然間這個帖子就被刪除了。於是我就投訴，結果新浪答復我說：外交部說了，關於駱家輝的敏感資訊必須刪除。結果呢我又去問外交部的熟人，他們答復說確實是有要新浪刪除關於駱家輝的敏感資訊，但是主要是針對西藏問題，所謂人權問題的帖子，並不包含我所轉發的新聞。你看，編輯們就是通過這樣的手法，故意濫執法，借刀殺人。而那些瘋狂吹捧駱家輝清廉的帖子卻一條也沒有刪除。<text:span text:style-name="T3"> <text:line-break/><text:line-break/></text:span>再比如前幾天新浪著名微博漫畫公知<text:span text:style-name="T3">@</text:span>魏克漫畫故意在轉發王芳的微博時大罵《英雄讚歌》的演唱者是<text:span text:style-name="T3">“</text:span>舔菊獻媚<text:span text:style-name="T3">”</text:span>，微博附帶著彭<text:span text:style-name="T3">**</text:span>的頭像和名字以及歌曲試聽。著名的愛闢謠網友<text:span text:style-name="T3">@</text:span>媣稥批評到：<text:span text:style-name="T3">“</text:span>這哪里是針對王芳？英雄讚歌的演唱著是彭<text:span text:style-name="T3">**</text:span>，你發這樣的微博明顯是針對習家。<text:span text:style-name="T3">”</text:span>隨後這個在微博上以闢謠為原則，從不參與左右之爭，從不參與意識形態之爭的網友帳戶被徹底消號，微博編輯給出的理由同樣是：<text:span text:style-name="T3">“</text:span>國<text:span text:style-name="T3">X</text:span>有規定，凡是涉及彭<text:span text:style-name="T3">**</text:span>的微博一律刪除。<text:span text:style-name="T3">”</text:span>結果就是這樣，替第一夫人打抱不平的網友被徹底刪除了，而真正漫駡彭<text:span text:style-name="T3">**</text:span>的始作俑者卻一點事也沒有，僅僅是那將條微博一刪了之，今天其依然活躍在微博，得到編輯們的強力推薦。<text:span text:style-name="T3"> <text:line-break/><text:line-break/></text:span>同樣，當公知被質疑的時候網編們一定會出來為止維護形象。而當愛國者被攻擊的時候，網編們則堅定地和造謠者站在一起。<text:span text:style-name="T3">2014</text:span>年<text:span text:style-name="T3">2</text:span>月<text:span text:style-name="T3">20</text:span>日，四川前黑社會老大劉漢被捕。有網友爆料稱新浪公知<text:span text:style-name="T3">@</text:span>李大眼在微博上把中國罵了個底朝天，對中國的一切都看不慣，唯獨只有一篇是誇獎中國的某所希望小學，而那所小學恰恰就是劉漢修建的。當然僅憑這種聯繫顯然不能揣測李大眼和劉漢之間有什麼關係，但是環球時報的微博發表了一條微博講出了這兩件事的聯繫也並無過錯。但環球的一條微博很快引來了震怒，不僅打電話要求環球時報立刻刪除這條資訊，而且多名公知也集體聲援李大眼，為李大眼辯解，要求環球時報<text:span text:style-name="T3">“</text:span>給個說法<text:span text:style-name="T3">”</text:span>。事後環球清空和刪除了之前所發的相關微博。<text:span text:style-name="T3"> <text:line-break/><text:line-break/></text:span>然而同樣是這批人，當南都評論的官方微博轉發王小石是貪污犯，新京報官方微博公然造謠周小平是勞改犯，公知集體轉發污蔑王芳是軍妓等等虛假資訊時候，不僅反社會公知大<text:span text:style-name="T3">V</text:span>們大都參與了轉發和擴散，而且微博微信編輯們不僅不會將其刪除或闢謠，反而將這些謠言送上微博頭條，甚至動用手機用戶端強制彈出等手段，讓謠言得以充分的傳播。網站以及微博微信的編輯們不僅對人如此，對國家也是如此。那些造謠中國軍隊，中國警察，中國體制，中國文化以及虛無歷史的帖子他們從來就不會去主動刪除，每次都是網友自發的，證據確鑿的闢謠微博都已經好幾天甚至好幾個月之後，針對中國的惡毒謠言卻依然高挂，沒有人處理。<text:span text:style-name="T3"><text:line-break/><text:line-break/></text:span>比如一些媒體微博用<text:span text:style-name="T3">PS</text:span>的圖片造謠中國沒有森林，無數網友用大量證據投訴微博管理員也視而不見但是對美國他們卻倍加關注，精心呵護。在中東亂局爆發時候，公知紛紛吹噓這些美國為了民主而挑起的正義戰爭。而環球時報的微博則發表了一系列由美國大兵舉牌的反戰圖片，有效地反駁了公知們的言論。然而編輯則直接電話威脅要求環球時報立刻刪除這些對美國的不利資訊，否則就視為謠言處理，將打上不實資訊的標簽，在此威壓之下環球時報只得選擇刪除微博。而這條資訊卻<text:span text:style-name="T3">100%</text:span>是真實的，甚至連美國自己的<text:span text:style-name="T3">CNN</text:span>網站上都不難找到。但微博對美國的呵護之情顯然已經高過了美國境內的自身媒體。<text:span text:style-name="T3"> <text:line-break/><text:line-break/></text:span>除了在網路上逆向操作，故意借刀殺人打擊愛國者，保護反體制反社會大<text:span text:style-name="T3">V</text:span>之外，這些人還通過成立輿情分析公司，賣給政府虛假輿情專報的方式來打擊愛國者，吹捧大<text:span text:style-name="T3">V</text:span>為反體制大<text:span text:style-name="T3">V</text:span>。試圖用這些虛假的輿情資訊從中共內部影響和誤導政府決策。像某輿情公司，通過與中國官方媒體的合作取得了<text:span text:style-name="T3">“</text:span>官方外衣<text:span text:style-name="T3">”</text:span>以後，就經常如此。他們不僅自己就是經常通過種族歧視式的方式在微博微信上造謠傳謠，更常常謊報輿情和軍情誤導政府決策。<text:span text:style-name="T3"> <text:line-break/><text:line-break/></text:span>在此人所在輿情公司提供的專報裏，那個常年在課堂高喊：<text:span text:style-name="T3">“</text:span>中華民族就是豬一樣的民族、毛澤東是個人渣、中共故意餓死三千萬<text:span text:style-name="T3">”</text:span>的某歷史老師被吹捧為<text:span text:style-name="T3">“</text:span>極受網友歡迎的風趣幽默的歷史啓蒙者，就算有些語言不妥，但總體說來他是網路上最受網友喜歡的歷史老師。<text:span text:style-name="T3">”</text:span>，把和疆獨份子來往密切，在微博上為黑社會頭目劉漢事迹站臺的李大眼吹捧和評選為<text:span text:style-name="T3">“</text:span>中國大時代銳士<text:span text:style-name="T3">”“</text:span>年度博主<text:span text:style-name="T3">”“</text:span>百度新聞人物<text:span text:style-name="T3">”</text:span>等等等等<text:span text:style-name="T3">…… <text:line-break/><text:line-break/></text:span>而這些輿情公司之所以能把輿情分析扭曲成這樣，是因為他們採用的資料都是來自這些些反體制反社會大<text:span text:style-name="T3">V</text:span>自己或者其支持者的微博評論。儘管那些反對和揭露那位歷史老師的網友更多，儘管質疑李大眼或者李<text:span text:style-name="T3">X</text:span>復、薛蠻子等大<text:span text:style-name="T3">V</text:span>的微博早就經常得到上千萬的訪問量和數萬計的網友支援，但這些民意卻被這樣的輿情公司有意忽略掉了。<text:span text:style-name="T3"> <text:line-break/><text:line-break/></text:span>比如在收集夏俊峰案等熱點案件的網民反應時，在收集周小平、王小石等人的愛國文章網民反應時，以及在收集劉嘉玲、溫兆倫在微博發表愛國觀點之後網民反應時，這些輿情公司同樣如此翻雲覆雨。儘管那些力挺愛國者、愛國明星、揭批和反對夏俊峰案、圍攻高鐵、圍攻<text:span text:style-name="T3">PX</text:span>的支援率儘管也很高，儘管這些人的聲音也能獲得數萬網友支援和評論力挺，但這些聲音和資料從來都不會被這些輿情分析公司收集，反而是那些咒駡愛國者、愛國明星和力挺公知的轉發卻總是能得到精確地統計。<text:span text:style-name="T3"> <text:line-break/><text:line-break/></text:span>這種有選擇的輿情收集常年向政府傳遞著錯誤的民意信號。因為有幾萬個公知的粉絲和水軍機器人質疑中國的奧運冠軍，於是我們的奧運健兒回國後只得低調處理仿佛做了什麼丟人的事情一樣，而其他國家的奧運冠軍回國後則會得到英雄般的夾道歡迎。因為有幾千個公知的粉絲和機器人在評論裏質疑謾駡和造謠愛國者，愛國者就被戴上了<text:span text:style-name="T3">“</text:span>有爭議<text:span text:style-name="T3">”</text:span>的高帽子被正規媒體冷藏，而美國的愛國者則會得到正規媒體的尊重。因為有幾千個公知和機器人在評論裏質疑謾駡那些敢於誰自己愛國的明星，這些明星就也被戴上了<text:span text:style-name="T3">“</text:span>有爭議<text:span text:style-name="T3">”</text:span>的高帽子失去了很多上臺表演的機會，而美國這樣的愛國明星則會得到更多的上臺表演機會<text:span text:style-name="T3">……</text:span>如果說社會的正能量是靠激勵正面偶像打擊負面偶像來建立的話，那麼這種虛假的輿情分析資料其目的就是在試圖讓中國政府做出打擊正面偶像，激勵負面偶像的錯誤決策，長此以往後果不堪設想。<text:span text:style-name="T3"> <text:line-break/><text:line-break/></text:span>第四段：千里之堤毀于蟻穴，文化冷戰早已針對中華文明核心下手。<text:span text:style-name="T3"> <text:line-break/><text:line-break/></text:span>如果有一隻猛獸出現在村莊附近，那麼村民們一定會特別緊張，嚴加防範。但是如果出現在村莊裏的是一隻白蟻則根本不會有人去注意。而美國的文化冷戰也正是通過這樣的方式進行的。他們組織職業寫手日夜編撰著成千上萬的文章和段子，通過美資背景控制的這些網路平臺以及精心打造的導師、偶像和大<text:span text:style-name="T3">V</text:span>在中國社會廣泛傳播。每一段篇文章看似<text:span text:style-name="T3">“</text:span>問題不大<text:span text:style-name="T3">”</text:span>，但是如果我們把這些文章都看一邊起來，就會發現我們社會的方方面面和道德基礎正在被這些段子和文章日夜侵蝕。<text:span text:style-name="T3"> <text:line-break/><text:line-break/></text:span>實際上，美國文化冷戰的制定者和作戰方案十分先進，美國運用資訊武器的掌握和運用比起我們整整高出了一個代差。這種差距就好像當年我們用土炮去對抗滑膛炮和開花炮彈一樣。當我們以為黑客戰就是網路戰的時候，美國卻早已把網路資訊站和文化戰爭作為了國家策略來推動。黑客是最低級的網路戰，最高級的網路戰則是可以僅憑通過文化力量潛移默化地影響另一個國家的人民，就能達到操縱輿論甚至是影響政局的目的。而美國如果網路對中國發起的文化戰爭十分高明，直接針對中華文明的特質和特徵定向下毒。難怪希拉裏會自信地演講到：<text:span text:style-name="T3">“</text:span>只要充分地運用好美國的巧實力和軟實力，美國就能完全掌握中國。<text:span text:style-name="T3">”</text:span>實際上，美國對中國的文化冷戰主要是通過以下九招向中國意識形態領域發動進攻。<text:span text:style-name="T3"> <text:line-break/><text:line-break/></text:span>文化冷戰第一招：滅偶像。毀滅中國道德標竿，改樹美國偶像。<text:span text:style-name="T3"> <text:line-break/><text:line-break/></text:span>在全世界範圍內，無論古今中外，道德模範和偶像的示範作用是十分重要的，在美國也不例外。美國就連拍《蜘蛛俠》《超人》這樣的電影都不忘加上從貨車邊救起小姑娘，或者扶老太太過馬路這樣的橋段，其目的就是為了達成向雷鋒、賴寧一樣的示範效果，進而使得全球人民心向美國。然而美國一方面通過各種影視劇作麼在全球範圍內塑造自己的道德偶像，另一方面又加緊通過網路系統性地摧毀中國人自己的道德偶像。<text:span text:style-name="T3"> <text:line-break/><text:line-break/></text:span>在中國的微博微信以及各大論壇上，這種毫無盈利可能的職業抹黑中國道德偶像的微信公共賬號、微博賬號、論壇水軍鋪天蓋地，沒有一個中國偶像可以逃過他們的抹黑。例如微信公號：桃花島主就常年向微信用戶群發各種精心編造的文章。例如：《笑噴了，數學帝分析雷鋒同志揀糞》《拆穿西點軍校學雷鋒的謊言》《新華網自爆雷鋒照片大多為補拍》《<text:span text:style-name="T3">“</text:span>完美軍人<text:span text:style-name="T3">”</text:span>歐陽海是怎樣塑造出來的？》《<text:span text:style-name="T3">“</text:span>英雄少年<text:span text:style-name="T3">”</text:span>賴甯的真正死因》《<text:span text:style-name="T3">“</text:span>當代保爾<text:span text:style-name="T3">”</text:span>張海迪走下神壇始末》《掏糞工人時傳祥的悲劇》《<text:span text:style-name="T3">“</text:span>鐵人<text:span text:style-name="T3">”</text:span>王進喜是怎樣煉成的？》《經不起推敲的邱少雲》《焦裕祿的事迹是兩個人拼湊起來的》《<text:span text:style-name="T3">“</text:span>英雄戰士<text:span text:style-name="T3">”</text:span>劉學保的騙局》《草原小姐妹遇險和被救的真相》<text:span text:style-name="T3">……</text:span>這樣的公共賬號多如牛毛，每天都批量生產這，這樣的有組織的群發文章一律快樂地通過的微信編輯的<text:span text:style-name="T3">“</text:span>審核<text:span text:style-name="T3">”</text:span>，網友舉報也一律被編輯們視而不見。<text:span text:style-name="T3"> <text:line-break/><text:line-break/></text:span>還記得網路是年輕人獲取資訊的唯一渠道否？試想一下就在我們看這部短片的時候，這樣的讀起來妙筆橫生，讓人捧腹不已但是卻帶有明顯抹黑、造謠和侮辱性的，能徹底摧毀中國人道德模範的段子和文章就又傳播了數以萬計的人群。而這種抹黑自<text:span text:style-name="T3">1998</text:span>年互聯網在中國全面開花結果以來就從未停止過瘋狂的傳播。<text:span text:style-name="T3"> <text:line-break/><text:line-break/></text:span>在網路媒體，洋人偶爾在中國做件好事總會有大<text:span text:style-name="T3">V</text:span>和網路媒體頭條力挺和傳播，但中國人做好事絕對得不到大<text:span text:style-name="T3">V</text:span>和媒體的頭條待遇，甚至還罔顧彭宇承認撞到老人的事實，故意炒作出<text:span text:style-name="T3">“</text:span>彭宇冤案<text:span text:style-name="T3">”</text:span>的輿論氛圍來來打擊中國人好人好事的積極性。<text:span text:style-name="T3"> <text:line-break/><text:line-break/></text:span>文化冷戰第二招：毀信仰。針對中華文明世庶信仰下手，毀滅祖先崇拜，改造為洋人崇拜，基督崇拜。<text:span text:style-name="T3"> <text:line-break/><text:line-break/></text:span>中華民族是一個世庶文明的國家，推行的是祖先崇拜。祖先崇拜讓中華文明比西方文明更早擺脫了神權社會的控制，也從來沒有墮入過政治與神教合為一體的深淵。我們中國人崇拜的不是西方那套聖子、聖父、聖靈，而是崇拜自己的先賢、先烈、先祖。當我們在學習先人們的教導、教誨的時候，會自然對他們充滿崇拜，世庶文明的根基由此奠定。<text:span text:style-name="T3"> <text:line-break/><text:line-break/></text:span>而先賢、先烈、先祖，向我們傳達的很多普世價值觀無非是<text:span text:style-name="T3">“</text:span>要勤奮好學<text:span text:style-name="T3">”“</text:span>要勤儉節約<text:span text:style-name="T3">”“</text:span>要為人與善<text:span text:style-name="T3">”“</text:span>要有素質<text:span text:style-name="T3">”“</text:span>要重視教育<text:span text:style-name="T3">”</text:span>等等等等，這些傳遞普世價值觀念的文章中的偶像和說教者一般都是中國的先賢、先烈、先祖或者長者與老人<text:span text:style-name="T3">……</text:span>然而在今天我們所特有的這種祖先崇拜的觀念被美國文化冷戰摻雜進了毒藥。他們用微信、微博、大<text:span text:style-name="T3">V</text:span>、論壇水軍四處傳播精心編撰了一些列新的<text:span text:style-name="T3">“</text:span>要勤奮好學<text:span text:style-name="T3">”“</text:span>要勤儉節約<text:span text:style-name="T3">”“</text:span>要為人與善<text:span text:style-name="T3">”“</text:span>要有素質<text:span text:style-name="T3">”</text:span>的典故和段子，而這些段子裏的模範和說教者不再是中國的老人，也不在是中國的先賢、先烈或先祖，而是千篇一律的外國人！！<text:span text:style-name="T3"> <text:line-break/><text:line-break/></text:span>譬如：《一個印度工程師所寫：令人憂慮，不閱讀的中國人。》《英國人眼中的中國》《中國人在德國吃飯被訓斥》等等等等，在這些編造的虛假段子和文章裏，向中國人日夜勸學、勸儉、勸善、勸勉的物件，全部都變成了外國人。而且全部都有相當具有針對性，食物浪費最嚴重的歐洲人在勸誡中國人要節約，基礎教育一塌糊塗的美國人在勸解中國人要重視小孩教育，社會風氣奇差，<text:span text:style-name="T3">19</text:span>世紀前不知洗澡為何物的的英國在勸說中國人要講衛生，宅男最多的日本在教導中國人要多強身健體，甚至連文盲國家印度也跑來教導中國人要多讀書<text:span text:style-name="T3">…… </text:span>這樣的文章在論壇、微博、微信鋪天蓋地，每天都數以億計地被人閱讀者，深信著。中華文明祖先崇拜的牌坊就這樣被悄然偷換成了外國人的塑像。<text:span text:style-name="T3"> <text:line-break/><text:line-break/></text:span>而針對中國文明的發源地，河洛文明（今天的河南）則更是集中火力進行了抹黑。在<text:span text:style-name="T3">YY</text:span>這樣的聊天網站上，平時以色情視頻聊天為主（又是<text:span text:style-name="T3">IDG</text:span>投資），每到晚上人氣最往的時候，就會有數以千計的<text:span text:style-name="T3">ID</text:span>在上面刷屏辱駡河南人是騙子。<text:span text:style-name="T3"> <text:line-break/><text:line-break/></text:span>文化冷戰第三招：反人類。大搞種歧視，打擊當代以及下一代中國人的自信心，維持中國人的自卑感。<text:span text:style-name="T3"> <text:line-break/><text:line-break/></text:span>自信是人類個人、家庭乃至整個國家和民族保持旺盛勢頭的必要心理，但是現在美國正利用互聯網瘋狂打擊著中國人和中國下一代自信心。由於中國沒有《反種族歧視法》，所以美國就侮辱和貶低整個中華民族入手，拼命醜化中國人。《中國式過馬路》《丟人丟到國外去了》《中國人是世界上少數沒有信仰的可怕國家之一》《不閱讀的中國人》《中國人有<text:span text:style-name="T3">10</text:span>大不可思議》《中國：不遵守規則的世界》等等全面的醜化和詆毀中國人，美化外國的人微博微信以及論壇上甚至《知音》《讀者》上也比比皆是，這種針對一個民族的全面抹黑歷史上只有希特勒對猶太人幹過，而美國人也正通過網路如法炮製。<text:span text:style-name="T3"> <text:line-break/><text:line-break/></text:span>除了抹黑和打擊當道中國人，打擊下一代中國人自信心的文章和編造的段子也層出不窮，比如對比中美、中日以及中外小孩的水軍文章也是鋪天蓋地，最知名的有《家長對比中美同齡女孩》《中日夏令營的較量》等，每天都有數以億萬計的人在瀏覽。在這些文章裏面，中國的孩子總是千篇一律的：笨、傻、蠢、懶、呆、自私、猥瑣、沒禮貌、沒孝心、還愛耍性子，而外國孩子個個都是白蓮花，懂禮貌、愛勞動、身體好、素質高、團結、有禮貌，還個個都是大孝子，脾氣好得像天使<text:span text:style-name="T3">……</text:span>這些鋪天蓋地的文章通過手機電腦日夜向中國人洗腦，已經造成了普遍的自卑和媚外心態。<text:span text:style-name="T3"> <text:line-break/><text:line-break/></text:span>文化冷戰第四招：反智。傳播僞科學，力推環保恐怖主義，打斷中國工業化和科技進程。<text:span text:style-name="T3"> <text:line-break/><text:line-break/></text:span>科學技術是第一生產力，因為科技的不斷進步和生產力的不斷進步，大多數中國人終於過上了過去想都不敢想的生活，但是近年來利用互聯網瘋狂醜化中國工業化進程，醜化現代化城市生活，美化農耕文明才是世外桃源的氛圍愈演愈烈，反智色彩極端嚴重。《高鐵乘務員因輻射流產》的謠言到《全球變暖，北極冰川融化》的騙局，再到《中國霧霾的元兇是煤炭裏的放射性物質》、《<text:span text:style-name="T3">PX</text:span>專案被環保人士稱之為斷子絕孫工程》《斷子絕孫核電站》等等虛假謠言和文章在微博微信以及各大論壇的瘋狂傳播，更是培養了大量的反智人群，加之公知大<text:span text:style-name="T3">V</text:span>的煽風點火，一場又一場的鬧劇不斷上演，每逢建廠必有大謠，每逢大謠必有動蕩，從廈門<text:span text:style-name="T3">PX</text:span>工廠到昆明<text:span text:style-name="T3">PX</text:span>專案，從鉬銅冶煉到啓東造紙，從高鐵受阻到江門核燃料棒專案被擱置，這些反智文章和段子都起到了巨大的作用。<text:span text:style-name="T3"> <text:line-break/><text:line-break/></text:span>文化冷戰第五招：唱衰中國。散播崩潰論，社會不公論，打擊中國年輕人積極性。<text:span text:style-name="T3"> <text:line-break/><text:line-break/></text:span>像這種《中國國情最新資料讓人震驚》，《中國即將崩潰》《中國不敢公開的大資料》等文章比比皆是，每年都有大量的文章從經濟、政治、產業結構、國情資料等方方面面來論證中國不久之後就要崩潰的文章。這些文章極進誇張扭曲之能，在微博微信和人人網這樣的學生網站以及各大論壇瘋狂傳播。而寫下這些文章的人，同樣也得到了微博微信的大力推薦和包裝打造，經常出現在網站首頁，各類高端論壇，向全社會傳播一種滅世氛圍和沈船學說。這些虛構的恐嚇性文章讓中國年輕人對自己的未來，對中國的未來，對中國政府，對中國體制充滿了不自信和抵觸心態。<text:span text:style-name="T3"> <text:line-break/><text:line-break/></text:span>文化冷戰第六招：先亡其史。全面詆毀中國歷史，全面美化美國歷史。<text:span text:style-name="T3"> <text:line-break/><text:line-break/></text:span>無論是微博上的<text:span text:style-name="T3">@</text:span>擺古論今<text:span text:style-name="T3"><text:s/>@</text:span>豐乳肥臀<text:span text:style-name="T3"><text:s/>@</text:span>文史女教師等虛假歷史營銷帳戶，或者是微信公共賬號<text:span text:style-name="T3">@</text:span>歷史塵封檔案<text:span text:style-name="T3"><text:s/>@</text:span>東方歷史評論等營銷帳戶，還是喜歡高談虛假歷史的袁老師，亦或是在個大視頻網站熱門頭推的到處宣傳虛假歷史，編造毛主席是種鴉片黑幫老大的高主持人，都集中統一地在幹著一件事：那就是徹底抹黑中國的歷史，使人民產生憤怒感。這些營銷帳戶或者公知大<text:span text:style-name="T3">V</text:span>常年被個大網站歷史和文化頻道力推，他們的編造歷史的文章和段子數以億萬計的在論壇以及微博微信甚至正規媒體上傳播。<text:span text:style-name="T3"> <text:line-break/><text:line-break/></text:span>在他們的傾力推動下，朝鮮戰爭被描述成了炮灰腦殘戰爭，解放戰爭被描述成了共產黨竊取勝利果實。他們還編造說<text:span text:style-name="T3">“</text:span>那些幫助共產黨打江山的英雄則被抛棄淪為了乞丐<text:span text:style-name="T3">”</text:span>，<text:span text:style-name="T3">“</text:span>洋人是解放中國的天使<text:span text:style-name="T3">”</text:span>，甚至<text:span text:style-name="T3">“</text:span>連內蒙古丟失都是因為共產黨和蘇聯的秘密契約所造成的<text:span text:style-name="T3">”</text:span>。欲亡其國，先亡其史，試問在這種長年累月的歷史虛無化攻擊下，中國還剩下多少民心？<text:span text:style-name="T3"> <text:line-break/><text:line-break/></text:span>反之，對美國的歷史和人物網路編輯則極度美化，中國年輕人幾乎沒有一個人知道林肯是打內戰的，幾乎沒有一個人知道華盛頓喜歡活剝印第安人人皮，在網路上美國的歷史典故和歷史人物都是完美無缺的形象，而中國的歷史以及歷史人物卻飽受各種攻擊和抹黑。<text:span text:style-name="T3"> <text:line-break/><text:line-break/></text:span>在中國政府<text:span text:style-name="T3">2013</text:span>年決定打擊互聯網謠言的時候，百科這個每天都有數億人查詢的網路詞典卻用一則毛主席的傳聞來定義謠言。謠言的案例千千萬，為何偏偏扯上毛主席？這樣的結果就是讓查詢的網友們都紛紛感歎：<text:span text:style-name="T3">“</text:span>原來中共才是最大的造謠黨。<text:span text:style-name="T3">” <text:line-break/><text:line-break/></text:span>而同樣我們對比一下就不難看出，網路詞典定義華盛頓則是用了一則純粹編撰的謠言<text:span text:style-name="T3">“</text:span>華盛頓和櫻桃樹<text:span text:style-name="T3">”</text:span>來教育中國的年輕人和網民。雖然這則謠言已經被無數次證明是虛假的，雖然真實的華盛頓喜歡穿人皮做的皮鞋，但是網路編輯們卻始終堅持用謠言美化美國歷史人物。<text:span text:style-name="T3"> <text:line-break/><text:line-break/></text:span>文化冷戰第七招：瓦解公信力。利用各種災難或者重大事件造謠，影響國家和政府以及執法機關公信力，煽動人民與公權力機關的對立情緒，和不滿情緒。<text:span text:style-name="T3"> <text:line-break/><text:line-break/></text:span>每逢災難發生的時候，本來應該是全國人民團結一心衆志成誠地應對災難，而這時網路編輯們、公知大<text:span text:style-name="T3">V</text:span>們又開始行動了。利用災難吸引人民眼球的時刻，他們火速行動，做到了每逢大災必有大謠，沒逢小災也有大謠。比如有人不顧警戒線強行在汛期進入泄洪通道釣魚，消防人員接警後冒著生命危險火速救起了<text:span text:style-name="T3">9</text:span>個人中的<text:span text:style-name="T3">8</text:span>個人，只有最後<text:span text:style-name="T3">1</text:span>個人實在沒有時間救回，但公知大<text:span text:style-name="T3">V</text:span>和各類版主編輯聞風集體出動，編造了《消防隊員兩小時救不回一條人命》的帖子，送上了微博頭條，刷滿了全國微信用戶，堆滿了每一個論壇，還得到了版主們和置頂和加精。<text:span text:style-name="T3"> <text:line-break/><text:line-break/></text:span>這種同樣的操作手法還運用在了地震、水災、火災等自然災害發生時。汶川和雅安地震，解放軍救災圖片被描繪成了鎮壓圖片，余姚發生水災解放軍救災畫面被遮罩，微博微信所有大<text:span text:style-name="T3">V</text:span>瘋傳政府過了<text:span text:style-name="T3">48</text:span>小時還不救災。北京大水，儘管有人民警察英勇犧牲，只有一個捨不得丟棄新買私家車的人被水淹死，而公知卻利用日本水電站的圖片來冒充日本下水道的圖片，指出是中國政府的體制問題才導致了北京下水道不如日本。<text:span text:style-name="T3"> <text:line-break/><text:line-break/></text:span>同樣，歐洲水災幾公里的鋁合金防洪牆被吹捧成了體制勝利，而中國部隊用沙包救災畫面則被描繪成了體制落後的象徵。儘管歐洲的那幾公里鋁合金防洪牆被證明是貪腐工程而且被洪水衝垮，儘管中國很多地方也有鋼制防洪牆，但這些資訊被網站編輯和公知大<text:span text:style-name="T3">V</text:span>們統一無視和自動過濾了。<text:span text:style-name="T3"> <text:line-break/><text:line-break/></text:span>文化冷戰第八招：打擊幸福感。把中國人所關心的所有話題和領域用海量謠言全面抹黑。<text:span text:style-name="T3"> <text:line-break/><text:line-break/></text:span>中國人民的生活水平日益提升，老百姓心態正從<text:span text:style-name="T3">“</text:span>解決溫飽問題<text:span text:style-name="T3">”</text:span>改變為<text:span text:style-name="T3">“</text:span>提高生活質量<text:span text:style-name="T3">”</text:span>，因此食品安全、保健、健康、環境問題、婚姻家庭、自我實現等等日益成為了老百姓更為關心的話題。但是恰恰是針對這幾個方面，有專門的人職業從事精確的定點抹黑。從<text:span text:style-name="T3">“</text:span>人造假雞蛋<text:span text:style-name="T3">”</text:span>到<text:span text:style-name="T3">“</text:span>打針西瓜<text:span text:style-name="T3">”</text:span>，從<text:span text:style-name="T3">“</text:span>生蛆橘子<text:span text:style-name="T3">”</text:span>到<text:span text:style-name="T3">“</text:span>國產奶粉<text:span text:style-name="T3">”</text:span>，從<text:span text:style-name="T3">“</text:span>房價<text:span text:style-name="T3">”</text:span>到<text:span text:style-name="T3">“</text:span>醫療<text:span text:style-name="T3">”</text:span>從<text:span text:style-name="T3">“</text:span>土壤<text:span text:style-name="T3">”</text:span>到<text:span text:style-name="T3">“</text:span>空氣<text:span text:style-name="T3">”</text:span>從<text:span text:style-name="T3">“</text:span>婚姻<text:span text:style-name="T3">”</text:span>到<text:span text:style-name="T3">“</text:span>前景<text:span text:style-name="T3">”</text:span>，從<text:span text:style-name="T3">“</text:span>科技<text:span text:style-name="T3">”</text:span>到<text:span text:style-name="T3">“</text:span>藝術<text:span text:style-name="T3">””</text:span>所有中國人關注的焦點話題都無一例外遭到了有組織的虛假資訊全面醜化和誇大扭曲。很多如<text:span text:style-name="T3">“</text:span>打針西瓜<text:span text:style-name="T3">”“</text:span>假雞蛋來襲<text:span text:style-name="T3">”</text:span>等經典謠言如今依然在網路上鋪天蓋地。<text:span text:style-name="T3"> <text:line-break/><text:line-break/></text:span>即便在食品安全與環境衛生這樣的領域，網路編輯和公知大<text:span text:style-name="T3">V</text:span>的<text:span text:style-name="T3">“</text:span>中外有別<text:span text:style-name="T3">”</text:span>態度還是十分明顯。比如就奶粉而言在微博微信和論壇上，所有網路大<text:span text:style-name="T3">V</text:span>幾乎都參與了對國產奶粉進行了無止境的圍攻和推薦，文章動輒就熱門加精和置頂，每篇都有上千萬的閱讀量。而就洋奶粉肉毒桿菌事件，我們在整個微博查找卻只找到幾條<text:span text:style-name="T3">0</text:span>訪問量的文章。<text:span text:style-name="T3"> <text:line-break/><text:line-break/></text:span>文化冷戰第九招：散播政治鴉片。編造虛假政治謊言，神話美國體制，醜化中國體制。<text:span text:style-name="T3"> <text:line-break/><text:line-break/></text:span>在互聯網上，除了對外國政治體制進行烏托邦似的描繪之外，他們還極力吹捧外國領導人。《駱家輝坐經濟艙是體制勝利》《小布希自己打傘說明什麼？》《美國為什麼沒有腐敗？》《克裏給中國官員上了一堂震撼教育》《克林頓不拿公家一支筆。》等文章和橋段在微博微信以及各大論壇比比皆是。<text:span text:style-name="T3"> <text:line-break/><text:line-break/></text:span>在這些文章裏，西方社會和西方官員被包裝成了一個沒有貪腐、親民聖潔、害怕百姓、簡樸奉公的形象，而這些形象地背後又直接指出是因為<text:span text:style-name="T3">“</text:span>體制問題<text:span text:style-name="T3">”</text:span>造成了這種差異，進而得出結論<text:span text:style-name="T3">“</text:span>只要中國全盤接收美國的改造<text:span text:style-name="T3">”</text:span>，就能將中國社會改造成他們所描繪的樣子。<text:span text:style-name="T3"> <text:line-break/><text:line-break/></text:span>而現在最大的阻礙牆就是中囯共產黨，因此必須要推到這堵牆。<text:span text:style-name="T3">——</text:span>實際上年輕人沒有太多的政治理念，他們沒有精力去閱讀繁雜難懂的政治學說。他們對體制的看法，他們對官員的印象，乃至他們對國家社會的感受恰恰是來自於網路對他們的灌輸。那麼我們只要想一下，這十幾年來網路每天都這樣這樣地教育著我們的年輕人，我們就不難明白為什麼今天的年輕人對中國的體制、對中囯共產黨、對官員和社會如此地不信任了。<text:span text:style-name="T3"> <text:line-break/><text:line-break/></text:span>第五段：網路是資訊時代的終極輿論武器，中國存在武器代差！資訊鴉片戰爭已然爆發。<text:span text:style-name="T3"> <text:line-break/><text:line-break/></text:span>一種聲音一直在告訴我們說，互聯網應該是自由的，是不應該受到約束的。但實際情況卻並非如此，任何一個陣地你不去佔領，別人就會去佔領。美國的網路由白宮網路指揮辦公室嚴密控制，任何人只要發佈敏感資訊都可能被查，去年就有很多人因為上網辱駡奧巴馬，威脅對付美國政府而在半個小時內就被<text:span text:style-name="T3">FBI</text:span>上門逮捕。<text:span text:style-name="T3"> <text:line-break/><text:line-break/></text:span>我也曾經到美國<text:span text:style-name="T3">facebook</text:span>和推特發佈過一組照片，就是模仿美國攻擊中國的方式：<text:span text:style-name="T3">“</text:span>將一個美國窮人大哭的照片和希拉裏大笑的照片放在一起<text:span text:style-name="T3">”</text:span>，結果不到十分鐘就被刪除了，而且等我再登陸的時候，連賬號也被登出了，由此可見美國對互聯網管理是極其規範的。他們深知這種圖片和段子對自己國家和社會造成的影響，更充分說明了美國在文化冷戰方面的豐富經驗和絕對優勢。因此，我們必須師夷之長以制夷，儘快掌握這套網路作戰體系。<text:span text:style-name="T3"> <text:line-break/><text:line-break/></text:span>毫無疑問，這就是一場文化冷戰和新鴉片戰爭，雖然中國互聯網已經有近<text:span text:style-name="T3">20</text:span>年的歷史，但實際上中國老百姓接觸互聯網是在<text:span text:style-name="T3">1998</text:span>年以後，因為那時候網吧和民用撥號上網才剛剛起步，幾大門戶網站以及騰訊<text:span text:style-name="T3">QQ</text:span>這樣的公司也是從那時候開始創業起步的。而我們這批人也就是在那時加入互聯網創業大軍的，所以我們這批可以說是伴隨了整個中國互聯網產業的成長。<text:span text:style-name="T3"> <text:line-break/><text:line-break/></text:span>但正是由於我們對這個行業的涉足太深所以才比別人更早看到了互聯網所帶來的危機以及風險。現在很少有人意識到互聯網是一個龐大的體系，我們不可能簡單的辦法去應對，我們必須建立起一套與之相對應的，適用於資訊時代的工具和體系才可能去應對。這就好像當年我們想要趕跑八國聯軍是不可能靠信鴿驛站土制大炮去打贏的，更不可能依賴義和團去獲得勝利，而是必須從頭建立數理化這樣的現代學科，必須瞭解和掌握在工業時代熱兵器的作戰戰略和戰術，才有可能成功是一樣的。<text:span text:style-name="T3"> <text:line-break/><text:line-break/></text:span>第一次鴉片戰爭爆發以後，我們不難看到即便在雙方軍力對等，甚至是中國軍力佔優勢的情況下，依然總是中國軍隊一敗塗地。這和我們今天看到的互聯網情況十分類似。中國有龐大的黨員，有龐大的宣傳系統，但為什麼卻總是一敗塗地呢？<text:span text:style-name="T3">——</text:span>這就是我們在資訊時代與美國政府出現了代差所造成的。<text:span text:style-name="T3"> <text:line-break/><text:line-break/></text:span>首先：在資訊時代一個熱點爆發只需要幾分鐘，而我們的應對機制卻還是依託于工業時代建立的，我們的機制回應、應對和處理卻往往需要幾天甚至十幾天。這就好像當年鴉片戰爭的時候英國人用電報傳遞戰況和指揮戰爭只需要一兩條，而我們依託驛站則需要幾個月是一樣的。<text:span text:style-name="T3"> <text:line-break/><text:line-break/></text:span>其次：英國人率先掌握了數理化知識，建立了一套完整的現代工業理論體系和工業體系，而中國當時卻並不掌握。因此英國人掌握了戰爭的發起權，發起時間和地點以及完全適用於工業體系之下的戰爭模式，可是中國當時對工業體系並沒有概念，更談不上去研究必須建立在工業體系之上戰爭模式了。這一點也很像今天我們在應對互聯網帶來的危機時所遭遇的困境。互聯網是資訊時代的產品，而我們的輿論宣傳和應對機制卻還停留在工業體系時代。<text:span text:style-name="T3"> <text:line-break/><text:line-break/></text:span>因此只有全面建立互聯網體系，建立互聯網學科，掌握互聯網體系之後，再建立全面的適用於資訊時代的應對以及文化反擊和輸出戰略戰術才是從根本上解決中國互聯網危機的真正出路。我們看到從第一次鴉片戰爭，到中國真正建立起自己的工業體系之間付出了極大的代價，和長達百年的磨難。<text:span text:style-name="T3"> <text:line-break/><text:line-break/></text:span>到了<text:span text:style-name="T3">1949</text:span>年以後，當新中國開始建立全面的工業體系的時候，我們看到，純技術專家如錢學森等元老發揮了應有的作用。正是因為當時中央提出的<text:span text:style-name="T3">“ </text:span>政治聽政委，技術聽學森<text:span text:style-name="T3">”</text:span>，的良好氛圍很快幫助中國建立起了全套的基礎工業體系。而今天，當面對互聯網危機的時候，我們也決不能讓官員關起門來閉門造車，中國政府可能需要再次敞開胸懷讓我們這些曾經真正服務於互聯網行業，做出過出色業績的資深人才作為來技術專家為中國政府的互聯網決策做出符合互聯網產品特色的決策。<text:span text:style-name="T3"> <text:line-break/><text:line-break/></text:span>總結：對策與建議<text:span text:style-name="T3"> <text:line-break/><text:line-break/></text:span>任何一個陣地你不去佔領，別人就會去佔領。美國的網路由白宮網路指揮辦公室嚴密控制，任何人只要在美國發佈敏感資訊都可能被查，或者被刪貼、被消號，由此可見美國對互聯網管理是極其嚴格的。同時網路戰也成為了美國等西方國家對別的國家進行意識形態滲透、顛覆別國政權的一個重要武器，當我們以為黑客戰就是網路戰的時候，美國卻早已把網路資訊戰和文化戰作為了國家策略來推動。<text:span text:style-name="T3"> <text:line-break/><text:line-break/></text:span>黑客只是低級的網路戰，高級的網路戰則是可以僅憑通過文化力量潛移默化地影響另一個國家的人民，就能達到操縱輿論甚至是影響政局的目的。美國前國務卿希拉裏在演講中講到：<text:span text:style-name="T3">“</text:span>只要充分地運用好美國的巧實力和軟實力，美國就能完全掌握中國。<text:span text:style-name="T3">”</text:span>因此要維護國家的政治安全和政權安全，就必須維護資訊安全和文化安全，必須切實加強國家對<text:span text:style-name="T3">“</text:span>網權力<text:span text:style-name="T3">”</text:span>的治理，從根本上加強對網路輿論的主導權，其對策有七條。<text:span text:style-name="T3"> <text:line-break/><text:line-break/></text:span>對策之一：硬體。工欲善必先利其器，現在全球互聯網根目錄伺服器全部都掌握在美國人手裏。中國必須儘快調研和啓動中聯網國家工程，從根本上擺脫美國對互聯網的硬體控制。<text:span text:style-name="T3"> <text:line-break/><text:line-break/></text:span>對策之二：軟體。美國不僅絕對控制硬體，更絕對控制軟體。美國的軟體在全球範圍內實行傾銷政策。因此中國須啓動針對作業系統的反傾向策略，讓中國市場孕育出自己的作業系統。<text:span text:style-name="T3"> <text:line-break/><text:line-break/></text:span>對策之三：資本運作。目前國內的互聯網公司其實都是外資公司，他們都是通過海外註冊殼公司控股中國互聯網企業的方式來完成的。在美國資本精細化投資領域，互聯網企業從創業初期他們就介入培養。比如<text:span text:style-name="T3">IDG</text:span>，創新工廠等等，因此精細化中國資本運作，改善證監會關於互聯網企業的審核人員以及制度是培育中國互聯網梯隊和將境外上市的互聯網公司本土化的重中之重。<text:span text:style-name="T3"> <text:line-break/><text:line-break/></text:span>對策之四：管理。建立和完善對互聯網從業人員的管理辦法，依法加強對網路經營者、網站管理人員、網路編輯等互聯網從業人員的管理，國家必須明確他們應該承擔的義務和法律責任。<text:span text:style-name="T3"> <text:line-break/><text:line-break/></text:span>對策之五：防守。借鑒美國對互聯網的管理辦法，建立專業的網路管理部門，並賦予其與各大網站的網路管理人員同等的<text:span text:style-name="T3">“</text:span>網權力<text:span text:style-name="T3">”</text:span>，在網路時代處理輿情的黃金時間只有<text:span text:style-name="T3">5</text:span>分鐘，而不是<text:span text:style-name="T3">48</text:span>小時。現在的輿情應對體系回應時間太長，根本無法應對。<text:span text:style-name="T3"> <text:line-break/><text:line-break/></text:span>對策之六：進攻。進攻是最好的防守，我們應借鑒美國通過互聯網對付中國的九條方針，制定針對美國互聯網社會的九條反擊戰略。總之就是盡一切力量讓美國嘗試到來自中國互聯網的反擊<text:span text:style-name="T3">. <text:line-break/><text:line-break/></text:span>對策之七：體系。加強對互聯網產業全領域的研究，逐步建立和建成一套完整的中國互聯網產業知識體系和產業體系，打破美國在互聯網領域的壟斷地位。主動出擊通過互聯網輸出正能量和自己的文化價值觀，這才是維護中國網路安全的長遠之策。<text:span text:style-name="T3"> </text:span></text:p>
      <text:p text:style-name="P1"><text:span text:style-name="T1">陳真</text:span><text:s/>  |  2017.08.26 01:42   |   <text:a xlink:type="simple" xlink:href="http://palinfo.habago.org/Entry?Command=Information_PrintForum&amp;iPage=132#FORUM36054"><text:span text:style-name="T2">#</text:span></text:a></text:p>
      <text:p text:style-name="P2">西方主流政治勢力及其媒體，近年來興起所謂<text:span text:style-name="T3"><text:s/>"</text:span>打假新聞<text:span text:style-name="T3">" </text:span>之議。台灣在美國主子的帶領下，也跟著打假。但事實上，他們打的假新聞，卻全是真的；而他們自己所產製的<text:span text:style-name="T3"><text:s/>"</text:span>新聞<text:span text:style-name="T3">"</text:span>，卻往往是假的。<text:span text:style-name="T3"> <text:line-break/><text:line-break/></text:span>比方說，之前提到<text:span text:style-name="T3"><text:s/>WSWS </text:span>經過一番嚴謹的調查與分析，發現<text:span text:style-name="T3">Google</text:span>配合<text:span text:style-name="T3"><text:s/>CIA </text:span>，居然讓<text:span text:style-name="T3"><text:s/>WSWS </text:span>從一些特定關鍵字搜尋中自動蒸發或排到最後面，盡量想辦法讓它消失於世人眼前，理由是說<text:span text:style-name="T3"><text:s/>WSWS "</text:span>涉及陰謀論<text:span text:style-name="T3">"</text:span>，簡單說就是假新聞。但我敢跟各位保證，我沒見過國內外任何一個媒體比<text:span text:style-name="T3"><text:s/>WSWS</text:span>更具有普遍的公信力。<text:span text:style-name="T3"> <text:line-break/><text:line-break/></text:span>在我心目中，世界上有三大媒體最具公信力，除<text:span text:style-name="T3"><text:s/>WSWS</text:span>外，其它兩個就是俄羅斯的<text:span text:style-name="T3"><text:s/>RT</text:span>及祖國的鳳凰衛視。這三個媒體報導品質水平非常高，特別是鳳凰衛視的記錄片或專題報導，內涵深厚動人，更是我的最愛。但是，<text:span text:style-name="T3">RT </text:span>及鳳凰對於自身國內的負面新聞卻比較缺乏批判性。相較之下，<text:span text:style-name="T3">WSWS </text:span>較為全方位，不管哪一方，它都照樣批評。除了文章後面經常會喊上兩句<text:span text:style-name="T3"><text:s/>"</text:span>工人階級大團結<text:span text:style-name="T3">" </text:span>的八股口號之外，我沒看過比<text:span text:style-name="T3"><text:s/>WSWS </text:span>更專業更嚴謹的媒體了。它的評論性報導觀點，我不一定都能認同，但你無法否認它對於各項細節的掌握十分精準，絕不信口開河，可信度可說已達到一個媒體所能做到的極致。<text:span text:style-name="T3"> <text:line-break/><text:line-break/></text:span>也就是說，西方主流政治勢力之所謂打假，打的全是最真實的東西，而真正的假新聞，真正的造謠中心，卻是這些主流媒體及其背後政治勢力。你必須認清的一點是：這些假新聞製造中心，它是刻意造假，蓄意傳佈，藉以操控輿論，而絕非不小心犯錯。事實上，假新聞老早就已成為以美國為首的西方列強的一種武器，一種宣傳戰，藉以發動更多侵略戰爭以及以<text:span text:style-name="T3"><text:s/>"</text:span>民主自由與人權<text:span text:style-name="T3">" </text:span>為愰子的無數血腥政變。<text:span text:style-name="T3"> <text:line-break/><text:line-break/></text:span>我舉個例，各位知道法輪功是<text:span text:style-name="T3">CIA</text:span>的一個走狗組織，旨在顛覆中國，想方設法捏造無數謊言破壞中國形象，製造中國動亂。法輪功的白手套就是法輪功之友會，在美國成立，英文叫<text:span text:style-name="T3"><text:s/>Friends of Falun Gong</text:span>，簡稱<text:span text:style-name="T3"><text:s/>FoFG</text:span>，擁有來自以美國為首的各方仇中政治勢力包括<text:span text:style-name="T3"><text:s/>CIA</text:span>的資助，藉以推展各種醜化與顛覆中國的活動及假新聞宣傳戰。<text:span text:style-name="T3"> <text:line-break/><text:line-break/></text:span>法輪功之友會的主要領導人之一是個美國人，女的，叫做<text:span text:style-name="T3"><text:s/>Annette Lantos</text:span>。<text:span text:style-name="T3">2005</text:span>年，阿扁當所謂總統時，還隆重邀請她來台灣接受什麼「紫色大綬景星勳章」的贈勳儀式，表彰她對台灣民主自由與人權的<text:span text:style-name="T3"><text:s/>"</text:span>偉大貢獻<text:span text:style-name="T3">"</text:span>。但事實上，除了貢獻於造謠生事反中仇中之外，請問她貢獻了什麼？<text:span text:style-name="T3"> <text:line-break/><text:line-break/></text:span>在此之前，亦即<text:span text:style-name="T3">2002</text:span>年，扁嫂吳淑珍則獲邀訪美，榮獲美國<text:span text:style-name="T3">CIA</text:span>的<text:span text:style-name="T3"><text:s/>"</text:span>民主基金會<text:span text:style-name="T3">" (NED) </text:span>的<text:span text:style-name="T3"><text:s/>"</text:span>民主獎章<text:span text:style-name="T3">"</text:span>，表揚扁嫂對世界民主自由與人權的偉大貢獻<text:span text:style-name="T3"><text:s/>(</text:span>好多品德不端的人渣曾經獲得這個獎項<text:span text:style-name="T3">)</text:span>。請問，吳淑珍除了負責替阿扁貪污洗錢上百億及官商勾結內線炒股獲取驚人暴利之外，貢獻了什麼民主自由與人權？<text:span text:style-name="T3"> <text:line-break/><text:line-break/></text:span>這個法輪功之友會的領導<text:span text:style-name="T3"><text:s/>Annette Lantos</text:span>，來頭可不小，可說是一門忠烈。她老公就是美國眾議院外交事務委員會主席，幾年前已過世，叫做<text:span text:style-name="T3">Tom Lantos</text:span>。這位<text:span text:style-name="T3">Tom Lantos</text:span>是個戰爭販子，積極介入並推動前後兩次的侵略伊拉克戰爭。<text:span text:style-name="T3">1983</text:span>年，他在美國國會創立了一個組織叫做<text:span text:style-name="T3"><text:s/>"</text:span>美國國會人權議員團<text:span text:style-name="T3">"</text:span>（<text:span text:style-name="T3">Congressional Human Rights Caucus</text:span>），其所謂<text:span text:style-name="T3"><text:s/>"</text:span>關心人權<text:span text:style-name="T3">"</text:span>，關心的卻是支持達賴、支持西藏獨立的<text:span text:style-name="T3"><text:s/>"</text:span>人權<text:span text:style-name="T3">"</text:span>，並多次與達賴會面，<text:span text:style-name="T3">2007</text:span>年還代表美國國會頒給達賴一個<text:span text:style-name="T3"><text:s/>Congressional Gold Medal (</text:span>簡稱國會金質獎章），這是美國平民最高榮譽獎章，表彰達賴對於美國的偉大貢獻。<text:span text:style-name="T3"> <text:line-break/><text:line-break/></text:span>這位一方面是戰爭販子、一方面卻又是專門<text:span text:style-name="T3"><text:s/>"</text:span>關心<text:span text:style-name="T3">" </text:span>中國人權的人權議員<text:span text:style-name="T3">Tom Lantos</text:span>的各種<text:span text:style-name="T3"><text:s/>"</text:span>偉大事蹟<text:span text:style-name="T3">" </text:span>中，有一項事蹟也許你聽過。時間大約是在<text:span text:style-name="T3">1990-1991</text:span>年，美國正發動第一次波灣戰爭，這位人權議員為了進一步鼓吹戰爭，竟以<text:span text:style-name="T3"><text:s/>"</text:span>國會人權議員團<text:span text:style-name="T3">" </text:span>主席的身份召開聽證會，會中請來一位匿名的小護士，提出指控說，伊拉克政府軍竟然入侵科威特之後，把醫院裏仍在保溫箱中照顧的新生兒全部抓出來扔在地板上，讓小嬰兒自生自滅。小護士言之鑿鑿，講得跟真的一樣，引發舉世怒火，於是美國再度成為正義使者，把伊拉克軍隊炸得血流成河。<text:span text:style-name="T3"> <text:line-break/><text:line-break/></text:span>可是，兩年後卻發現，媽的，哪來什麼小護士，原來此人是科威特駐美國大使的女兒，從頭到尾根本就是一齣假戲，藉以推動戰爭。後來，一些國際人權組織包括國際特赦組織對此進行調查，走訪當時的醫院，證實當時該院所有嬰兒全都健在，相關指控，根本無中生有。<text:span text:style-name="T3"> <text:line-break/><text:line-break/></text:span>故事還沒完哦，向來努力散播假新聞的西方主流媒體之一<text:span text:style-name="T3">---</text:span>紐約時報，在東窗事發後居然高調譴責<text:span text:style-name="T3">Tom Lantos</text:span>，說他居然膽敢跟美國公關公司密謀，一起演出這齣假戲，藉以發動戰爭，刻意欺騙世人。紐約時報的指控完全正確，問題是，這家媒體長年毫無羞恥地配合美國政治當局，大量散播虛假新聞與偏頗扭曲言論，藉以發動各種侵略戰爭及醜化中國，種種敗行劣跡，罄竹難書，豈是一千萬個<text:span text:style-name="T3"><text:s/>Tom Lantos</text:span>所能比擬。<text:span text:style-name="T3"> <text:line-break/><text:line-break/></text:span>今天中午頂著大熱天，騎機車四處尋找影印店，騎著騎著，不知不覺中就來到高醫位於山東街的後門。<text:span text:style-name="T3">28</text:span>年來，我從未再回到此地。影印完，隨手給這校園後門拍了張照片，便騎車匆匆地走了。一群濃妝豔抹、高談闊論的學弟妹，對我的拍照舉動，投來不解的眼神。<text:span text:style-name="T3"> <text:line-break/><text:line-break/></text:span>大約<text:span text:style-name="T3"><text:s/>34 </text:span>年前吧，在這個極其狹窄、僅容一人進出的校園後門，我經常一個人在這裏散發自己寫的傳單，常得忍受來自幾乎所有同學與老師的辱罵與蔑視；記憶之中，無一友善。有些同學，接過傳單，連看都不看，直接揉成一團就往我臉上砸。<text:span text:style-name="T3"> <text:line-break/><text:line-break/></text:span>走過小門，走進校園後，再走上一小段<text:span text:style-name="T3"><text:s/>"</text:span>羊腸小徑<text:span text:style-name="T3">"</text:span>，就是高醫的學校餐廳。我曾利用中午學生用餐人潮眾多時，大膽跑進餐廳發傳單，被一名同學偷偷朝我背後拉開領口，倒入一整碗滾燙熱湯。我當下的痛楚狼狽反應，竟引起哄堂大笑，一些同學擊桌叫好，叫我滾出去，叫我不要用政治污染校園。<text:span text:style-name="T3"> <text:line-break/><text:line-break/></text:span>其實，我寫的幾乎都不是什麼政治激烈言詞或主張，而往往只是一些甚至還帶點柔弱憂傷的文字，關於弱勢者，關於人事物之間的種種。即便是蔣經國過世那一天寫的傳單，也一樣只是一些平淡敘事文字。我寫說，一個獨裁者的死，眾人竟為之哀嚎，但是那些在暗夜中哭泣、數以萬計的雛妓，以及那些在海上討生活卻經常被鄰國藉故逮捕的漁民，難道引不起你的一點惆悵？<text:span text:style-name="T3"> <text:line-break/><text:line-break/></text:span>那是大約<text:span text:style-name="T3">29</text:span>年前的冬天，蔣經國過世，我當下立即寫了篇文章，製作成傳單，在這後門入口處散發。短短不到三分鐘的時間，兩輛警車立即前來把我抓走，附近商家聽到尖銳刺耳的警笛聲遠遠傳來，叫我快逃，但我沒逃。<text:span text:style-name="T3"> <text:line-break/><text:line-break/></text:span>年少歲月，過得特別孤獨，旗津那片海，於是成為我的救贖。日起日落，無數晨昏在此度過。將來死後骨灰若還有剩，不妨就撒一點到那片人跡罕至的沙灘上。大約有四、五年的時間，高醫同學在校園裏看到我，很少有人會跟我打招呼，一般就像看到什麼不祥不潔之物那樣，躲得遠遠的，視而不見，或是走過身邊時出言諷刺辱罵，甚至肢體攻擊與挑釁，或遠遠投來厭惡眼神。我既能理解音符，就能理解哪怕只是一個陌生人的眼神，我知道那無言之中的輕蔑意涵。<text:span text:style-name="T3"> <text:line-break/><text:line-break/></text:span>三十多年過去了，黑夜依舊，更甚往昔，我幾乎都已經不再盼望著黎明，而只希望能夠在這漫長黑暗中，迅速草草地過完這一生，算是給自己一個最大的回報了。<text:span text:style-name="T3"> <text:line-break/><text:line-break/></text:span>這些陳年往事，猶如塵埃般微不足道，塵封記憶底層。當你想到它，其實你不是想著它，而是想到微塵背後諸多無從言說的人生可悲事。那種感覺，就像茅盾的散文所說：<text:span text:style-name="T3"> <text:line-break/><text:line-break/>"</text:span>風帶着夕陽的宣言走了，遠處有悲壯的笳聲，夜的黑幕沉重地將落未落，不知到什麼地方去過一次的風，忽然又回來了。<text:span text:style-name="T3">"</text:span></text:p>
      <text:p text:style-name="P1"><text:span text:style-name="T1">林如龙</text:span><text:s/>  |  2017.08.25 16:05   |   <text:a xlink:type="simple" xlink:href="http://palinfo.habago.org/Entry?Command=Information_PrintForum&amp;iPage=132#FORUM36053"><text:span text:style-name="T2">#</text:span></text:a></text:p>
      <text:p text:style-name="P6"><text:span text:style-name="T1">请看美国是如何对中国大陆进行舆论渗透的，台湾的情况有没有相似之处？</text:span>http://www.360doc.com/content/14/0324/11/1941668_363245977.shtml</text:p>
      <text:p text:style-name="P1"><text:span text:style-name="T1">陳真</text:span><text:s/>  |  2017.08.25 02:27   |   <text:a xlink:type="simple" xlink:href="http://palinfo.habago.org/Entry?Command=Information_PrintForum&amp;iPage=132#FORUM36051"><text:span text:style-name="T2">#</text:span></text:a></text:p>
      <text:p text:style-name="P2">請先看底下<text:span text:style-name="T3"><text:s/>"</text:span>三立新聞<text:span text:style-name="T3">" </text:span>這篇<text:span text:style-name="T3"><text:s/>"</text:span>報導<text:span text:style-name="T3">"</text:span>。台灣綠色媒體主要有三，亦即所謂<text:span text:style-name="T3"><text:s/>"</text:span>三民治<text:span text:style-name="T3">"</text:span>，包括電視媒體<text:span text:style-name="T3"><text:s/>"</text:span>三<text:span text:style-name="T3">" </text:span>立新聞及<text:span text:style-name="T3"><text:s/>"</text:span>民<text:span text:style-name="T3">" </text:span>視新聞，以及平面媒體<text:span text:style-name="T3"><text:s/>"</text:span>自<text:span text:style-name="T3">" </text:span>由時報。其中自然是以自由時報最為低級齷齪，每天造謠撒謊抹黑扭曲誇大渲染移花接木搞仇中，完全沒有任何可信度可言，它不是媒體，而是民進黨造謠總部。<text:span text:style-name="T3"> <text:line-break/><text:line-break/></text:span>我看了這篇三立新聞很訝異，連金正恩一年買多少胸罩三角褲，三立居然也知道。一口氣買<text:span text:style-name="T3">1.3</text:span>億，不就可以買好幾萬件胸罩？金正恩是準備改行賣胸罩嗎？要不然，買幾萬件給誰穿呢？然後，居然還有個什麼全是處女辣妹的<text:span text:style-name="T3"><text:s/>"</text:span>歡愉團<text:span text:style-name="T3">"</text:span>，這消息是哪來的？這個團是有多少人？這麼多胸罩穿得完嗎？北韓可以製造核彈，卻沒有能力製造胸罩？金正恩是跟誰買這幾萬件胸罩？跟川普的私人俱樂部買嗎？這麼細節的事，三立居然也統統都知道？金正恩就算真的要<text:span text:style-name="T3"><text:s/>"</text:span>藉機大飽眼福<text:span text:style-name="T3">"</text:span>，需要買幾萬件胸罩嗎？瞎掰也該有點分寸吧。難道以為大家腦子全進水了，隨便聽你瞎掰？<text:span text:style-name="T3"> <text:line-break/><text:line-break/></text:span>三立報導中還說，金正恩<text:span text:style-name="T3"><text:s/>"</text:span>每年平均<text:span text:style-name="T3">" </text:span>要花<text:span text:style-name="T3">180</text:span>多億台幣從國外進口奢侈品？你信嗎？他跟誰買？什麼樣的奢侈品？<text:span text:style-name="T3"><text:s/></text:span>三立說，<text:span text:style-name="T3">"</text:span>進口香水、除臭劑、化妝品與美髮產品<text:span text:style-name="T3">"</text:span>。北韓是怎樣？落後到連除臭劑及洗髮精也不懂得怎麼製造？北韓一年進出口貿易額也不過幾十億美元，其中平均每年有六億美元是花在金正恩給自己買這些<text:span text:style-name="T3"><text:s/>"</text:span>奢侈品<text:span text:style-name="T3">"</text:span>？真是媽咧個逼，說謊也該先打草稿看看合不合理吧。<text:span text:style-name="T3"> <text:line-break/><text:line-break/></text:span>我不相信三立的<text:span text:style-name="T3"><text:s/>"</text:span>國際新聞中心<text:span text:style-name="T3">" </text:span>有這等瞎掰能力，肯定是從哪裏抄來的，或是聽<text:span text:style-name="T3"><text:s/>"</text:span>某個網友指出<text:span text:style-name="T3">" </text:span>的。幾秒鐘就被我找到來源了，原來是從英國的八卦小報<text:span text:style-name="T3"><text:s/>"</text:span>鏡報<text:span text:style-name="T3">" (The Mirror) </text:span>抄來的：<text:span text:style-name="T3"> <text:line-break/><text:line-break/>https://goo.gl/WWxxZV <text:line-break/><text:line-break/></text:span>這是四年前的報導，三立的所謂<text:span text:style-name="T3"><text:s/>"</text:span>國際新聞中心<text:span text:style-name="T3">" </text:span>卻冷飯熱炒，居然把它當成今天的國際焦點新聞來報導。一個大型電視媒體的能力和品德，居然低劣粗糙到這種程度。<text:span text:style-name="T3"> <text:line-break/><text:line-break/></text:span>而且，你不知道英國的<text:span text:style-name="T3"><text:s/>"</text:span>鏡報<text:span text:style-name="T3">" </text:span>是什麼樣的報紙嗎？它雖然也常常有外星人登陸地球的報導，不過，整個媒體水平應該比法輪功的<text:span text:style-name="T3">"</text:span>大紀元<text:span text:style-name="T3">" </text:span>好一些，至少它一般是站在比較<text:span text:style-name="T3"><text:s/>"</text:span>正義<text:span text:style-name="T3">" </text:span>的一方。但是，光是政治正確並不會使其可信度增加。<text:span text:style-name="T3"> <text:line-break/><text:line-break/></text:span>更不可思議的是，四年前的<text:span text:style-name="T3"><text:s/>"</text:span>鏡報<text:span text:style-name="T3">" </text:span>原始報導也僅僅只是提到說<text:span text:style-name="T3"><text:s/>"</text:span>北韓在昂貴樂器及皮革製品和酒類方面的進口消費比往昔大幅增加。根據遞交南韓國會的一篇報告指出，<text:span text:style-name="T3">2012</text:span>年北韓在這方面的進口金額大約是六億四千五百萬美元，比金正日的時代增加一倍。<text:span text:style-name="T3">" <text:line-break/><text:line-break/></text:span>但是，三立新聞居然能夠從什麼金正恩花<text:span text:style-name="T3">1.3</text:span>億給處女辣妹團買胸罩，一路把北韓整個國家的某些進口消費類別給統統全部冠到金正恩一個人頭上。媽的，六億四千五百多萬美元折合台幣<text:span text:style-name="T3">200</text:span>億，一個人一年給自己買什麼樣的奢侈品需要買這麼多錢？真是太扯了。一個人一個月平均<text:span text:style-name="T3">16</text:span>億<text:span text:style-name="T3">7</text:span>千萬給自己買酒、除臭劑、洗髮精、奶罩、性感三角褲及樂器等奢侈品？<text:span text:style-name="T3"> <text:line-break/><text:line-break/></text:span>至於這個金正恩<text:span text:style-name="T3"><text:s/>"</text:span>藉機大飽眼福<text:span text:style-name="T3">" </text:span>的處女辣妹團，如此內幕的獨家消息究竟從哪來，我用關鍵字查了一下，竟然也是來自鏡報，而且是去年<text:span text:style-name="T3">(2016</text:span>年<text:span text:style-name="T3">)</text:span>四月的<text:span text:style-name="T3"><text:s/>"</text:span>報導<text:span text:style-name="T3">"</text:span>：<text:span text:style-name="T3"> <text:line-break/><text:line-break/>https://goo.gl/22w8jd <text:line-break/><text:line-break/></text:span>你不知道鏡報基本上是一種娛樂小報嗎？小道消息一堆，還挺有趣，不少英國人很愛看，但能一一當真嗎？你看上面這個連結，居然還有許多處女辣妹團的照片為證呢！可是，照片中這些人不是明明就只是軍人和廚師以及北韓國家文藝隊嗎？哪來什麼處女辣妹團？<text:span text:style-name="T3"> <text:line-break/><text:line-break/></text:span>這讓我想起賓拉登被美國殺害之後，西方媒體不斷醜化他，台灣媒體也統統照單全收，比方說什麼賓拉登每天窩在豪宅看大量<text:span text:style-name="T3">A</text:span>片，每天注意自己有沒有登上國際媒體，整個房間全是<text:span text:style-name="T3">A</text:span>片云云。你信嗎？賓拉登是那樣的人、過那樣的生活嗎？<text:span text:style-name="T3"> <text:line-break/><text:line-break/></text:span>當然，我並不是說台灣的親綠媒體很爛而其它媒體不爛。事實上，除了自由時報之重大惡質與全然不可信之外，其它媒體不分藍綠，在報導品質方面其實差不多，特別是所謂國際新聞，更是一片荒蕪與荒誕。英國有幾個娛樂小報，但至少還有一些稍微比較像樣的媒體，但是台灣呢？每天打開電視新聞全是低能到難以想像的各種無聊瑣事，比方說哪個路人甲跟路人乙在路邊對罵之類，套句電視新聞主流用語：這一切洋相，<text:span text:style-name="T3">"</text:span>全讓監視器<text:span text:style-name="T3"><text:s/>(</text:span>或行車記錄器<text:span text:style-name="T3">) </text:span>給拍下來了！帶你來看看！<text:span text:style-name="T3">" <text:line-break/><text:line-break/></text:span>陳真<text:span text:style-name="T3"><text:s/>2017. 08. 25. <text:line-break/><text:line-break/>==================== <text:line-break/><text:line-break/></text:span>金正恩砸<text:span text:style-name="T3">1.3</text:span>億<text:span text:style-name="T3"><text:s/></text:span>買內衣犒賞歡愉團<text:span text:style-name="T3"> <text:line-break/><text:line-break/></text:span>三立新聞網<text:span text:style-name="T3"><text:s/>2017</text:span>年<text:span text:style-name="T3">8</text:span>月<text:span text:style-name="T3">24</text:span>日<text:span text:style-name="T3"> <text:line-break/><text:line-break/></text:span>國際中心／綜合報導<text:span text:style-name="T3"> <text:line-break/><text:line-break/></text:span>北韓政府每年徵召年輕處女組成「歡愉團」（<text:span text:style-name="T3">Pleasure Squad</text:span>），只為娛樂領袖金正恩以及其官員，變態行徑讓不少人髮指。據傳，金正恩還曾龍心大悅，砸下台幣<text:span text:style-name="T3">1.3</text:span>億買性感內衣給她們當作獎勵。<text:span text:style-name="T3"> <text:line-break/><text:line-break/></text:span>北韓金氏家族代代相傳的「歡愉團」，初選時都會先問女孩是否有過性行為，入選最小年齡僅<text:span text:style-name="T3">13</text:span>歲的女生，且入選前還要經過醫學檢查證明是「處女」，才會正式入選用來服務。<text:span text:style-name="T3"> <text:line-break/><text:line-break/></text:span>其實在<text:span text:style-name="T3">2011</text:span>年，前領導人金正日去世後一度被廢除「歡愉團」，金正恩後來恢復招聘，成立<text:span text:style-name="T3">1</text:span>年多，他就已經撒了<text:span text:style-name="T3">1.3</text:span>億台幣買性感內衣犒賞成員，也藉機大飽自己眼福。<text:span text:style-name="T3"> <text:line-break/><text:line-break/></text:span>曾高喊要讓人民「有米飯可吃，有肉湯可喝」的金正恩，私生活卻是過的極度奢侈。據了解，<text:span text:style-name="T3">2015</text:span>他從德國一間公司進口香檳、其他高級酒品等，總共花了約新台幣<text:span text:style-name="T3">2.7</text:span>億元，另外還花了台幣<text:span text:style-name="T3">615</text:span>萬買進口香水、除臭劑、化妝品與美髮產品等。<text:span text:style-name="T3"> <text:line-break/><text:line-break/></text:span>聯合國「朝鮮人權狀況調查委員會」的報告曾指出，金正恩每年平均要花<text:span text:style-name="T3">6</text:span>億美元（約<text:span text:style-name="T3">181</text:span>億元台幣）為自己購買奢侈品，與父親金正日執政時期，每年平均花<text:span text:style-name="T3">3</text:span>億美元購買奢侈品時相比多了一倍。</text:p>
      <text:p text:style-name="P1"><text:span text:style-name="T1">李麗虹</text:span><text:s/>  |  2017.08.24 07:40   |   <text:a xlink:type="simple" xlink:href="http://palinfo.habago.org/Entry?Command=Information_PrintForum&amp;iPage=132#FORUM36050"><text:span text:style-name="T2">#</text:span></text:a></text:p>
      <text:p text:style-name="P3"><text:span text:style-name="T3">12</text:span>年課綱<text:span text:style-name="T3">10</text:span>篇選文，其中《大甲婦》的「土番蠢爾本無知」一句被認為是歧視原住民，《赤崁筆談：海船》介紹船員編制，被認為「沒有文學價值」；蔣渭水的《送王君入監獄序》其中有「嫖來又嫖去」，被罵「不適合高中生讀」，《七星墩山蹈雪記》由日本人中村櫻溪所寫，也被質疑是「台獨親日」的政治意識，《番社過年歌》從原詩來說不少句子直接脫胎自高適或杜甫，從題旨來看關心的雖然是清廷的撫番政策，但詩中描寫的裸身或縱飲確實也是從漢人視角歧視原住民。詩中的句子生番化熟熟化氓，更是赤裸裸的醜化。<text:span text:style-name="T3"><text:line-break/>' <text:line-break/></text:span>這些本土化的文章，裡面有許多字我不認識也不會念，有些詞生澀冷僻，既不雅也難懂，以後也不可能用上，選這些文章不知學了有何用<text:span text:style-name="T3">? <text:line-break/>' <text:line-break/></text:span>大甲婦，一何苦。<text:span text:style-name="T3"> <text:line-break/>========= <text:line-break/></text:span>為夫饁餉<text:span text:style-name="T3">1</text:span>為夫鋤，為夫日日績麻<text:span text:style-name="T3"> <text:line-break/></text:span>縷。績縷須淨亦須長，撚勻合線緊雙股。斲木虛中三尺圍，鑿開一道兩頭堵。輕圓漫捲不支機，一任元黃雜成組。間彩頗似虹霓生，綻花疑落仙姬舞。吾聞利用前民有聖人，一器一名皆上古。況茲杼軸事機絲，制度周詳供黻黼。土番蠢爾本無知，制器伊誰遠近取。日計苦無多，月計有餘縷。但得稍閒餘，軋軋事傴僂。番丁橫肩勝綺羅，番婦周身短布裋。<text:span text:style-name="T3"> </text:span></text:p>
      <text:p text:style-name="P1"><text:span text:style-name="T1">李麗虹</text:span><text:s/>  |  2017.08.24 06:03   |   <text:a xlink:type="simple" xlink:href="http://palinfo.habago.org/Entry?Command=Information_PrintForum&amp;iPage=132#FORUM36049"><text:span text:style-name="T2">#</text:span></text:a></text:p>
      <text:p text:style-name="P2">番社過年歌（淸末民國初<text:span text:style-name="T3">·</text:span>陳肇興）<text:span text:style-name="T3"> <text:line-break/></text:span>　　押先韻　　顯示自動注释<text:span text:style-name="T3"> <text:line-break/><text:line-break/></text:span>摐金伐鼓聲淵淵，社番十月即過年。烹羊宰牛祭先祖，餈糗羅列無几筵。<text:span text:style-name="T3"> <text:line-break/></text:span>纏頭插羽盛衣飾，紅絨鬖鬖垂兩肩。或提籐籠或霞籃，膏蚌鮭雜魚腥羶。<text:span text:style-name="T3"> <text:line-break/></text:span>持瓢圈坐恣酣飲，有如長鯨吸百川。醉起攘臂蹋地走，歌呼跳躑何喧闐。<text:span text:style-name="T3"> <text:line-break/></text:span>鼻上簫吹無孔笛，嘴中琴奏不調絃。馬鄰貓踏矜猱捷，蝥弧一拔爭登先。<text:span text:style-name="T3"> <text:line-break/></text:span>腰間錚錚薩豉宜，千聲沸出騰青天。都盧<text:span text:style-name="T3">{</text:span>阝國<text:span text:style-name="T3">}</text:span>轆學膜拜，咮𠻗似祝多良田。<text:span text:style-name="T3"> <text:line-break/></text:span>物畜蕃滋風草死，乃箱萬萬倉千千。土官通事持羊酒，獨坐公廨行賞錢。<text:span text:style-name="T3"> <text:line-break/></text:span>男嬉女笑出真樂，此風直在羲皇前。邇來熟番變唐化，每歲歌舞猶相沿。<text:span text:style-name="T3"> <text:line-break/></text:span>穫稻築場農事畢，家家舂磨修潔鮮。可憐眾社漸貧困，有室徒悲如磬懸。<text:span text:style-name="T3"> <text:line-break/></text:span>昔日千豚今一臠，百年人事隨風煙。君不見，生番化熟熟化氓，耕耘轉在高峰巔。<text:span text:style-name="T3"> <text:line-break/></text:span>南北十社九社廢，裸人叢笑何有焉。</text:p>
      <text:p text:style-name="P1"><text:span text:style-name="T1">李麗虹</text:span><text:s/>  |  2017.08.24 06:00   |   <text:a xlink:type="simple" xlink:href="http://palinfo.habago.org/Entry?Command=Information_PrintForum&amp;iPage=132#FORUM36048"><text:span text:style-name="T2">#</text:span></text:a></text:p>
      <text:p text:style-name="P3">送王君入監獄序（倣送李愿歸盤谷序）<text:span text:style-name="T3"> <text:line-break/></text:span>於台北監獄蔣渭水<text:span text:style-name="T3"> <text:line-break/></text:span>台北之東。有監獄。監獄之中。久住而體肥。衛生進步。居囚不少。或曰謂其如地獄。故曰獄。或曰是獄也宅幽而墻高。罪者之監禁。友人王君入之。王之言曰人之稱凡俗夫者。我知之矣。利權求於官。名聲臭於時。走於衛門。諂媚百官。而佐桀為虐。其在外則樹狗黨。飼爪牙。使其亂吠。愚者盲從。傭用之人。各助其非。巴結而附和。喜有賞。怒有詈。臭類滿前。道奸巧而譽才情。入耳而不煩。曲眉豐頰。清聲而便體。秀外而慧中。穿高鞋著短衣。塗粉點臙脂。列屋為藝妓。嫖來又嫖去。肉林而酒池。凡俗夫之得寵於官府。活動於當世者之所為也。吾非愛此而難求。是不義焉。不屑貪而致也。窮居於牢舍。追思而憶遠。坐佛禪以終日。讀詩書以自修。詠於聲。心可慰。寫於文。意可舒。起居有時。推慣之安。與其有譽於官。孰若無毀於其民。與其有財於身。孰若無害於其心。官飯不食。紳士不為。藝姐不嫖。酒肉不華。大丈夫為民請命者之所為也。而我則行之伺候於高官之門，奔走於權勢之途。足將進而趑趄。口將言而囁嚅。處污穢而不差。觸民怨而蔑視。徹幸於萬一。得富而且貴者。其於為人正不正何如也。蘭陽渭水聞其言而壯之。與之酒。而為之歌曰。獄之中。惟子之宮。獄之床。可坐禪。獄之窗。可讀可詠。獄之嚴。誰敢去擾。窈而深。門戶重疊。密而固。蟻亦難逃。嗟獄之樂兮。樂且無憂。同胞贈遺兮。親朋告慰。獄吏守護兮。監禁不鬆。飲且食兮。壽而康。無不足兮。奚所望。離吾妻兮別吾母。從子於獄兮。終吾生以學禪。<text:span text:style-name="T3"> <text:line-break/>=============================== <text:line-break/></text:span>【網友號霸版】<text:span text:style-name="T3"> <text:line-break/></text:span>送阿扁轉病監序（倣送王君入監獄序）<text:span text:style-name="T3"> <text:line-break/></text:span>作者：號霸<text:span text:style-name="T3"><text:s/></text:span>潤飾：水云<text:span text:style-name="T3"> <text:line-break/></text:span>台灣台中。有監獄。號培德。環境清幽。醫療進步。居囚不少。此乃犯罪病友居住之所。故稱病監。或曰醫院也全無墻高環境明亮。罪者之天堂。台灣之子入之。扁之言曰卸任總統也。我知之矣。利權求於利。名聲臭於時。政商游走門庭。百官諂媚。集黨政之權。其在外則樹狗黨。飼爪牙。使其亂吠。愚者盲從。傭用之人。各助其非。巴結附和者不在少數。喜有賞。怒有罰。商人滿前。拿筆電道商機。入耳而不煩。曲眉豐頰。清聲而便體。秀外而慧中。穿高鞋著短衣。塗粉點臙脂。貴婦之友人。禮卷來去。珠寶相鄰。凡人民之所託者。活動於當世者之所為也。吾愛此而難求。是無能焉。欲貪而不得其道也。窮居於陋舍。算牌而簽賭。上網嘴砲以終日。看迷片以自修。聽其聲。金玉慰。寫於文。銀彈舒。如此生活。實不滿足。與其作一賤民。不若有官在身。與其有財於身。孰若權傾天下。官飯好食。民代好賺。藝姐陪坐。酒池肉林。發達者之所為也。而我則苟延殘喘於鬼島之內，伺候於公卿之門，奔走於形勢之途。足將進而趑趄。口將言而囁嚅。處污穢而不差。觸刑辟而誅戮。吾往也。今之得富而且貴者。其行事作為更惡之。<text:span text:style-name="T3"> <text:line-break/>=============================== <text:line-break/></text:span>【原版】<text:span text:style-name="T3"> <text:line-break/></text:span>送李愿歸盤谷序<text:span text:style-name="T3"> <text:line-break/></text:span>作者：韓愈<text:span text:style-name="T3"> <text:line-break/></text:span>太行之陽有盤谷。盤谷之間，泉甘而土肥，草木叢茂，居民鮮少。或曰：<text:span text:style-name="T3">“</text:span>謂其環兩山之間，故曰<text:span text:style-name="T3">‘</text:span>盤<text:span text:style-name="T3">’</text:span>。<text:span text:style-name="T3">”</text:span>或曰：<text:span text:style-name="T3">“</text:span>是谷也，宅幽而勢阻，隱者之所盤旋。<text:span text:style-name="T3">”</text:span>友人李願居之。<text:span text:style-name="T3"> <text:line-break/></text:span>願之言曰：<text:span text:style-name="T3">“</text:span>人之稱大丈夫者，我知之矣：利澤施於人，名聲昭於時，坐於廟朝，進退百官，而佐天子出令；其在外，則樹旗旄，羅弓矢，武夫前呵，從者塞途，供給之人，各執其物，夾道而疾馳。喜有賞，怒有刑。才畯滿前，道古今而譽盛德，入耳而不煩。曲眉豐頰，清聲而便體，秀外而惠中，飄輕裾，翳長袖，粉白黛綠者，列屋而閒居，妒寵而負恃，爭妍而取憐。大丈夫之遇知於天子、用力於當世者之所爲也。吾非惡此而逃之，是有命焉，不可幸而致也。<text:span text:style-name="T3"> <text:line-break/></text:span>窮居而野處，升高而望遠，坐茂樹以終日，濯清泉以自潔。採于山，美可茹；釣於水，鮮可食。起居無時，惟適之安。與其有譽於前，孰若無毀於其後；與其有樂於身，孰若無憂於其心。車服不維，刀鋸不加，理亂不知，黜陟不聞。大丈夫不遇於時者之所爲也，我則行之。<text:span text:style-name="T3"> <text:line-break/></text:span>伺候於公卿之門，奔走於形勢之途，足將進而趑趄，口將言而囁嚅，處污穢而不羞，觸刑辟而誅戮，僥倖於萬一，老死而後止者，其於爲人，賢不肖何如也？<text:span text:style-name="T3">” <text:line-break/></text:span>昌黎韓愈聞其言而壯之，與之酒而爲之歌曰：<text:span text:style-name="T3">“</text:span>盤之中，維子之宮；盤之土，維子之稼；盤之泉，可濯可沿；盤之阻，誰爭子所？窈而深，廓其有容；繚而曲，如往而復。嗟盤之樂兮，樂且無央；虎豹遠跡兮，蛟龍遁藏；鬼神守護兮，呵禁不祥。飲且食兮壽而康，無不足兮奚所望！膏吾車兮秣吾馬，從子於盤兮，終吾生以徜徉！<text:span text:style-name="T3">”</text:span></text:p>
      <text:p text:style-name="P1"><text:span text:style-name="T1">李麗虹</text:span><text:s/>  |  2017.08.24 05:54   |   <text:a xlink:type="simple" xlink:href="http://palinfo.habago.org/Entry?Command=Information_PrintForum&amp;iPage=132#FORUM36047"><text:span text:style-name="T2">#</text:span></text:a></text:p>
      <text:p text:style-name="P2"><text:span text:style-name="T3">12</text:span>年國教課綱選出的１０篇文言文<text:span text:style-name="T3"> <text:line-break/></text:span>（一）桃花源記<text:span text:style-name="T3"> <text:line-break/></text:span>（二）赤壁賦<text:span text:style-name="T3"> <text:line-break/></text:span>（三）望玉山記<text:span text:style-name="T3"> <text:line-break/></text:span>（四）番社過年歌<text:span text:style-name="T3"> <text:line-break/></text:span>（五）大甲婦<text:span text:style-name="T3"> <text:line-break/></text:span>（六）七星墩山蹈雪記<text:span text:style-name="T3"> <text:line-break/></text:span>（七）赤崁筆談：海船<text:span text:style-name="T3"> <text:line-break/></text:span>（八）送王君入監獄序<text:span text:style-name="T3"> <text:line-break/></text:span>（九）鴻門宴<text:span text:style-name="T3"> <text:line-break/></text:span>（十）岳陽樓記<text:span text:style-name="T3"> <text:line-break/>' <text:line-break/></text:span>大甲婦<text:span text:style-name="T3"> <text:line-break/><text:line-break/></text:span>作者：阮蔡文<text:span text:style-name="T3"> <text:line-break/><text:line-break/></text:span>大甲婦<text:span text:style-name="T3"><text:s/></text:span>一何苦<text:span text:style-name="T3"> <text:line-break/></text:span>為夫饁餉為夫鋤<text:span text:style-name="T3"> <text:line-break/></text:span>為夫日日績麻縷<text:span text:style-name="T3"> <text:line-break/></text:span>績縷須淨亦須長<text:span text:style-name="T3"> <text:line-break/></text:span>撚勻合線緊雙股<text:span text:style-name="T3"> <text:line-break/></text:span>斲木虛中三尺圍<text:span text:style-name="T3"> <text:line-break/></text:span>鑿開一道兩頭堵<text:span text:style-name="T3"> <text:line-break/></text:span>輕圓漫捲不支機<text:span text:style-name="T3"> <text:line-break/></text:span>一任元黃雜成組<text:span text:style-name="T3"> <text:line-break/></text:span>間彩頗似虹霓生<text:span text:style-name="T3"> <text:line-break/></text:span>綻花疑落仙姬舞<text:span text:style-name="T3"> <text:line-break/></text:span>吾聞利用前民有聖人<text:span text:style-name="T3"> <text:line-break/></text:span>一器一名皆上古<text:span text:style-name="T3"> <text:line-break/></text:span>況茲杼軸事機絲<text:span text:style-name="T3"> <text:line-break/></text:span>制度周詳供黻黼<text:span text:style-name="T3"> <text:line-break/></text:span>土番蠢爾本無知<text:span text:style-name="T3"> <text:line-break/></text:span>制器伊誰遠近取<text:span text:style-name="T3"> <text:line-break/></text:span>日計苦無多<text:span text:style-name="T3"> <text:line-break/></text:span>月計有餘縷<text:span text:style-name="T3"> <text:line-break/></text:span>但得稍閒餘<text:span text:style-name="T3"> <text:line-break/></text:span>軋軋事傴僂<text:span text:style-name="T3"> <text:line-break/></text:span>番丁橫肩勝綺羅<text:span text:style-name="T3"> <text:line-break/></text:span>番婦周身短布裋<text:span text:style-name="T3"> <text:line-break/></text:span>大甲婦<text:span text:style-name="T3"><text:s/></text:span>一何苦</text:p>
      <text:p text:style-name="P5"/>
      <text:p text:style-name="P1"><text:span text:style-name="T1">陳真</text:span><text:s/>  |  2017.08.23 20:49   |   <text:a xlink:type="simple" xlink:href="http://palinfo.habago.org/Entry?Command=Information_PrintForum&amp;iPage=133#FORUM36046"><text:span text:style-name="T2">#</text:span></text:a></text:p>
      <text:p text:style-name="P2"><text:span text:style-name="T3">(</text:span>續<text:span text:style-name="T3">) <text:line-break/><text:line-break/>WSWS </text:span>前一陣子花了許多人力進行調查，證實<text:span text:style-name="T3"><text:s/>GOOGLE (</text:span>配合<text:span text:style-name="T3"><text:s/>CIA) </text:span>以<text:span text:style-name="T3"><text:s/>"</text:span>涉及陰謀論<text:span text:style-name="T3">" </text:span>為由，大幅封鎖<text:span text:style-name="T3"><text:s/>WSWS</text:span>，使之盡量從世人眼前蒸發，行徑相當惡劣，肆無忌憚。<text:span text:style-name="T3">WSWS </text:span>近日為此發起一個抗議<text:span text:style-name="T3">GOOGLE</text:span>的連署活動。這事以後再談，我要說的是，<text:span text:style-name="T3">"</text:span>陰謀論<text:span text:style-name="T3">" </text:span>一詞帶有很深的貶意，意指對方的言行思維欠缺基本理性，類似一群凡事胡亂猜疑的腦殘阿貓阿狗，看到黑影就開槍。西方網路世界確實有許多這類言論；八字沒一撇，信口開河；講好聽是<text:span text:style-name="T3">"</text:span>推理<text:span text:style-name="T3">"</text:span>，其實一推三千里，純屬臆測瞎掰，進而視之為<text:span text:style-name="T3"><text:s/>"</text:span>事實<text:span text:style-name="T3">" </text:span>加以傳揚。<text:span text:style-name="T3"> <text:line-break/><text:line-break/></text:span>我也很不喜歡這類<text:span text:style-name="T3"><text:s/>"</text:span>陰謀論<text:span text:style-name="T3">"</text:span>，因為瞎掰猜疑一通，無異空談。如果這樣一種猜疑行得通，我們勢必可以懷疑一切，凡事只要套上一個<text:span text:style-name="T3"><text:s/>"</text:span>可能<text:span text:style-name="T3">"</text:span>，就全是嫌疑犯了，搞不好我<text:span text:style-name="T3"><text:s/>"</text:span>可能<text:span text:style-name="T3">" </text:span>是天王星降臨地球的外星王子，你敢說絕不可能嗎？這樣一種憑空猜想的陰謀論，其實只是傷害了知識與理性應有的內在力量。<text:span text:style-name="T3"> <text:line-break/><text:line-break/></text:span>但是，反對陰謀論並不意味著我是屬於那些自以為客觀理性的北七。我知道市面上有很多這種北七，通常是論述型或學者型，也許因為智商不高，所以似乎總覺得某種表達方式很厲害；一個簡單到爆的想法，他卻偏要用一種艱難彆扭的方式去論述得好像會因此而增加思想的內涵似的。講起話，寫起東西，裝模作樣，很喜歡引經據典，以表示自己之思想嚴謹，但其引據卻往往畫蛇添足或根本不搭調。<text:span text:style-name="T3"> <text:line-break/><text:line-break/></text:span>這類人士往往很喜歡講證據，彷彿證據是知識成立的一個必要條件似的；思想幼稚低能的程度，絕不亞於胡亂猜疑的陰謀論者。<text:span text:style-name="T3"> <text:line-break/><text:line-break/></text:span>在這兩種極端之間的廣大空間，也許才是知識與經驗藉以成長與修正的基礎地盤，<text:span text:style-name="T3">"</text:span>懷疑論<text:span text:style-name="T3">" (scepticism) </text:span>也才具有它應有的真正價值；並不是在每個人事物後面胡亂打問號就叫做<text:span text:style-name="T3"><text:s/>"</text:span>懷疑<text:span text:style-name="T3">"</text:span>，那不是懷疑，那是猜疑或妄想。懷疑就像企圖發現一種異例，對於既定宣稱的可靠質疑，沒有這樣一個懷疑空間，知識根本無從成長。這有點像隱喻<text:span text:style-name="T3">(metaphor)</text:span>，隱喻往往是不合文法不合常態的，但沒有這樣一種異例站在風口浪尖，語言從何乘風破浪、生生不息？<text:span text:style-name="T3"> <text:line-break/><text:line-break/></text:span>之所以講這些，只是先打個預防針，先做個前言說明，表明我底下所言，各位大可不信，畢竟我沒有所謂證據，但是，<text:span text:style-name="T3">"</text:span>美麗島事件是國民黨一手自導自演<text:span text:style-name="T3">"</text:span>，或是比方說<text:span text:style-name="T3"><text:s/>"</text:span>林義雄一家滅門血案是國民黨情治單位所殺<text:span text:style-name="T3">" </text:span>等等等，如果證據意味著一種物理化學那樣一種<text:span text:style-name="T3"><text:s/>"</text:span>鐵證<text:span text:style-name="T3">" </text:span>的話，請問有人有上述事件的證據嗎？當然沒有，但我們做出這樣的宣稱卻依然極其合理，因為若非國民黨所為，我們根本想不到其它的可能性。它也許不足以稱之為<text:span text:style-name="T3">"</text:span>事實<text:span text:style-name="T3">'</text:span>，但卻是合理宣稱與推斷。<text:span text:style-name="T3"> <text:line-break/><text:line-break/></text:span>至於這次的<text:span text:style-name="T3"><text:s/>"</text:span>反年改<text:span text:style-name="T3">" </text:span>團體<text:span text:style-name="T3"><text:s/>"</text:span>突破<text:span text:style-name="T3">" </text:span>世大運進行所謂<text:span text:style-name="T3"><text:s/>"</text:span>鬧場<text:span text:style-name="T3">"</text:span>，這事我也根本不相信。那是騙小孩。我不相信一個由上萬警力團團保護的世界運動會居然讓小貓兩三隻、幾個阿伯阿公手無寸鐵就這樣擠一擠然後就<text:span text:style-name="T3"><text:s/>"</text:span>突破<text:span text:style-name="T3">" </text:span>了，不但<text:span text:style-name="T3"><text:s/>"</text:span>突破<text:span text:style-name="T3">"</text:span>，而且還能放煙火呢<text:span text:style-name="T3"><text:s/>(</text:span>所謂煙霧彈<text:span text:style-name="T3">)</text:span>，而且還是由什麼現場志工徒手去除煙霧彈。你若拍電影這樣拍，你看看觀眾會不會買單，太扯了吧。<text:span text:style-name="T3"> <text:line-break/><text:line-break/></text:span>這樣叫做萬名警力的維安？若不是手無寸鐵的阿伯阿公，而是真正的恐怖攻擊，機槍掃射，或是丟的是炸彈或毒氣彈，豈不是全場覆滅、全部死翹翹？有可能有這麼好笑離譜的<text:span text:style-name="T3"><text:s/>"</text:span>防恐維安<text:span text:style-name="T3">"</text:span>？你信嗎？你若信，我真是服了你。你這麼好騙，你家人知道嗎？<text:span text:style-name="T3"> <text:line-break/><text:line-break/></text:span>這些當官的，他難道不知道萬一出事，他將官位不保甚至小命不保，他有可能輕忽至此嗎？就算扮家家酒，玩警察捉強盜，都還比這種<text:span text:style-name="T3">"</text:span>防恐維安<text:span text:style-name="T3">" </text:span>還嚴謹。台灣這麼小的一個地方，又不是什麼祕密游擊行動，官方有可能事先不知道誰會來現場抗議？有可能不知道僅僅只是一些阿公阿伯？有可能擋不住小貓兩三隻？我只能說，台灣政治真的很黑暗，一堆人渣。當選舉越來越接近時，這類花招就會越來越多。<text:span text:style-name="T3"> <text:line-break/><text:line-break/></text:span>如果有人跟我要證據，我的證據是：我多少還有點腦子。</text:p>
      <text:p text:style-name="P1"><text:span text:style-name="T1">李念淨</text:span><text:s/>  |  2017.08.23 16:09   |   <text:a xlink:type="simple" xlink:href="http://palinfo.habago.org/Entry?Command=Information_PrintForum&amp;iPage=133#FORUM36045"><text:span text:style-name="T2">#</text:span></text:a></text:p>
      <text:p text:style-name="P3">突然覺得在台灣好像沒有<text:span text:style-name="T3">"</text:span>不愛國<text:span text:style-name="T3">"</text:span>或是<text:span text:style-name="T3">"</text:span>不愛台灣的自由<text:span text:style-name="T3">"</text:span>，看到這篇的時候突然想起來的<text:span text:style-name="T3"> <text:line-break/><text:line-break/>https://www.ptt.cc/bbs/Baseball/M.1503454123.A.2E5.html <text:line-break/><text:line-break/></text:span>只是提出一個意見，我們在運動場上爭的只是一口氣，底下幾乎九成台灣人的反應是不屑跟謾罵<text:span text:style-name="T3">...</text:span>這只是一篇文章而已啊，怎麼會被噓成這樣？雖然說在網路上還有更多類似的例子。<text:span text:style-name="T3"> <text:line-break/><text:line-break/></text:span>感覺這個年頭，尤其是台灣的年輕人，真的超級熱血、超級愛國<text:span text:style-name="T3">...</text:span>不管台灣也者，中華民國也者，獨派跟統派都有一種狂熱的情緒，即使連表裡如一的新黨都是這樣。我身體不好沒有當過兵<text:span text:style-name="T3">...</text:span>對台灣感到疏離，在台灣上至政府下至人民每個人都吃相難看，常常與對岸的網友交流讓我覺得他們比自己人台灣人更好溝通，現在看到這種運動比賽看台灣輸我反而覺得高興，對岸有參加都偷偷幫對岸加油，其實感覺挺奇怪的。<text:span text:style-name="T3"> <text:line-break/><text:line-break/></text:span>前幾年日本<text:span text:style-name="T3">NHK</text:span>有作二戰紀錄片，街頭採訪一些年輕人，每個人看法不同，但是出現了兩位這樣有見識的青年。<text:span text:style-name="T3"> <text:line-break/><text:line-break/>https://i2.read01.com/uploads/0FQEznFNuF.jpg <text:line-break/>https://i1.kknews.cc/large/2eb9000341c4f98fbbbb.jpg <text:line-break/><text:line-break/></text:span>我對哲學一竅不通，但聽到陳醫師常常講的羅素，說此人反對英國參加兩次世界大戰<text:span text:style-name="T3">...</text:span>我想光憑這點就能推斷出他是有勇氣的人，與主流價值相對抗，因為在這兩次大戰喊打喊殺的邱吉爾，卻廣為世人所<text:span text:style-name="T3">"</text:span>懷念<text:span text:style-name="T3">"</text:span>，實在荒謬無比。</text:p>
      <text:p text:style-name="P1"><text:span text:style-name="T1">吳捷</text:span><text:s/>  |  2017.08.23 10:50   |   <text:a xlink:type="simple" xlink:href="http://palinfo.habago.org/Entry?Command=Information_PrintForum&amp;iPage=133#FORUM36044"><text:span text:style-name="T2">#</text:span></text:a></text:p>
      <text:p text:style-name="P2">这种新闻估计在台湾媒体是上不了版面的。<text:span text:style-name="T3"> <text:line-break/><text:line-break/></text:span>一场恶性纵火案在台湾不了了之的几率有多高。如果这辆车是民进党或其附随组织，估计一天就能破案，像这个红统，不被人扣上破坏和平的帽子就很庆幸了。我都能想象出某些人会怎么说<text:span text:style-name="T3">“</text:span>你举五星红旗，你不支持台湾独立，被烧是理所应当，烧的人是民族英雄<text:span text:style-name="T3">”</text:span>。<text:span text:style-name="T3"> <text:line-break/><text:line-break/></text:span>结合前几天的总统府砍人事件，怎么感觉水晶之夜要来了。一场大清洗就在眼前。<text:span text:style-name="T3"> <text:line-break/><text:line-break/>---------------------------------------------------------------------------------- <text:line-break/></text:span>（<text:span text:style-name="T3">6221</text:span>）【人善被人欺！<text:span text:style-name="T3"><text:s/></text:span>台灣統派人士<text:span text:style-name="T3">“</text:span>拔蔡總部<text:span text:style-name="T3">”</text:span>在世大運開幕期間，在台獨看板下高舉五星紅旗<text:span text:style-name="T3"><text:s/></text:span>駁斥「中華台灣隊」不等於「台灣隊」和平陳抗<text:span text:style-name="T3"><text:s/></text:span>「拔蔡總部」宣傳車竟在暗夜被惡意拖至大路中央縱火】<text:span text:style-name="T3"> <text:line-break/><text:line-break/></text:span>編按：痛心、台獨份子實在可惡至極！<text:span text:style-name="T3"> <text:line-break/><text:line-break/></text:span>蔡英文政府因推動退休軍公教年金改革，引發退休軍公教團體全面大規模抗議，甚至如影隨形，讓蔡多次行程取消，甚至現在鮮少公開露面。在抗議蔡政府中，總有一輛掛著<text:span text:style-name="T3">“</text:span>全民拔菜總部<text:span text:style-name="T3">”</text:span>的宣傳車出沒，駕駛車輛的<text:span text:style-name="T3">“</text:span>拔蔡總部總司令<text:span text:style-name="T3">”</text:span>盧朝財精準掌握蔡每個公開或不公開行程，且每次抗議無役不與、常衝第一的精神，正是讓蔡政府頭痛，多次取消蔡行程的關鍵。<text:span text:style-name="T3"> <text:line-break/><text:line-break/></text:span>而在今（<text:span text:style-name="T3">23</text:span>）日凌晨<text:span text:style-name="T3">2</text:span>時許暗夜，其宣傳車竟被不明人士推至大路中央縱火燒毀，這明顯是對其台灣地區執政當局蔡政府號稱「民主政治」的一大諷刺！<text:span text:style-name="T3"> <text:line-break/><text:line-break/></text:span>在「全民拔蔡總部」粉絲專頁，除了發出沈痛的呼聲之外，也將發現後在臉書直播影片發出，並已經報警處理，期待檢警能秉公執法偵辦將縱火犯揪出繩之以法。支持網友亦發起捐款活動支持盧朝財多買幾輛繼續「拔蔡行動」。<text:span text:style-name="T3"> <text:line-break/><text:line-break/></text:span>「全民拔蔡總部」粉絲專頁沈痛聲明如下<text:span text:style-name="T3"> <text:line-break/><text:line-break/></text:span>這是震驚中外的政治事件<text:span text:style-name="T3"> <text:line-break/><text:line-break/></text:span>拔菜戰車深夜遭人縱火焚毀，一切等警方破案再說，總司令直播內容不代表案件真相。<text:span text:style-name="T3"> <text:line-break/><text:line-break/></text:span>挑戰執政當局的拔菜專車被人推到路中央縱火不是政治事件嗎？<text:span text:style-name="T3"> <text:line-break/><text:line-break/></text:span>我聽到鄰居有人喊爆炸了我才從後門出來看到有車已經燒的熊熊大火了，我走進一看發現我的戰車已經不在原地，再看車號才知道是我的戰車，我趕緊進屋拿手機直播，並叫人報警。<text:span text:style-name="T3"> <text:line-break/><text:line-break/></text:span>我出來的時候已經熊熊大火了，根本無法搶救了，而且還怕油箱爆炸只能等消防人員到達，有鄰居比我先看到並有錄影，絕對不是自導自演，要興災樂禍的綠營人士是你的權利，但我告訴你們居心不良者會有報應的。<text:span text:style-name="T3"> <text:line-break/><text:line-break/></text:span>總司令在此順便宣布今天下午的民進黨中央黨部抗議的活動取消。</text:p>
      <text:p text:style-name="P1"><text:span text:style-name="T1">陳真</text:span><text:s/>  |  2017.08.21 00:03   |   <text:a xlink:type="simple" xlink:href="http://palinfo.habago.org/Entry?Command=Information_PrintForum&amp;iPage=133#FORUM36042"><text:span text:style-name="T2">#</text:span></text:a></text:p>
      <text:p text:style-name="P3"><text:span text:style-name="T3">(</text:span>再續<text:span text:style-name="T3">) <text:line-break/><text:line-break/></text:span>如前所說，在英國，就如同在美國或任何歐美所謂先進國家都一樣，警察對待抗議者是絕不手下留情的，不信你去佔領英國或美國國會試試，別說佔領幾星期，你能佔領一秒鐘我就算你贏。警方會不會馬上開槍掃射我不敢說，但肯定會把你打得頭破血流。光是打還不夠，肯定還會在法律上仔細跟你算帳，坐個幾年牢跑不掉。為什麼？因為它們是正常社會，有著一定的法治基礎，不是勝王敗寇的叢林社會。<text:span text:style-name="T3"> <text:line-break/><text:line-break/></text:span>你知道嗎？在英國，就連抗議者身上帶著原子筆或牙刷，都可以被法院認定為<text:span text:style-name="T3"><text:s/>"</text:span>攜帶武器<text:span text:style-name="T3">"</text:span>，據此把你送進監獄，關到你全身生蝨子。<text:span text:style-name="T3"> <text:line-break/><text:line-break/></text:span>我並非贊成或反對西方社會往往極其嚴苛的法律體系，我只是要說，他們的法律基本上一視同仁，不會故意偏袒哪一個黨或哪一種政治立場。當然，<text:span text:style-name="T3">"</text:span>種族<text:span text:style-name="T3">" </text:span>是個極其偏頗的內在因素，特別是在美國，非白人往往會被重判，但它再怎麼偏頗，都還不至於刻意偏頗到像台灣這樣竟然由整個政府或政黨帶頭，毫無羞赧地在法律上袒護、歌頌某一方，卻往往又以法律和媒體做為武器來傷害另一方。<text:span text:style-name="T3"> <text:line-break/><text:line-break/>1990-1991</text:span>年，美國發動第一次波斯灣戰爭，攻打伊拉克。那一天，我下了班，在林口長庚的地下街用餐，電視上正播出美軍發射飛彈的畫面。<text:span text:style-name="T3">10</text:span>年後，也就是大約<text:span text:style-name="T3">2000</text:span>年，英國反戰團體發起波灣戰爭十周年紀念抗議活動，抗議美軍動動用大量禍延子孫千萬年的貧鈾彈以及濫殺婦孺小孩。那是一次存心要坐牢的抗議活動，因此，活動之前，主辦團體區分出兩批隊伍，一批是<text:span text:style-name="T3"><text:s/>"</text:span>非逮捕區<text:span text:style-name="T3">"</text:span>，不會有違法問題的，另一批則是<text:span text:style-name="T3"><text:s/>"</text:span>逮捕區<text:span text:style-name="T3">"</text:span>，很可能會坐牢。<text:span text:style-name="T3"> <text:line-break/><text:line-break/></text:span>加入<text:span text:style-name="T3"><text:s/>"</text:span>逮捕區<text:span text:style-name="T3">" </text:span>的人究竟是打算幹些什麼違法的事呢？不過就只是擋馬路，一群人手拉手，躺在地上，阻礙各方車輛前進，刻意阻礙英國白金漢宮和國會大廈那一帶的交通，做為一種抗議。在英國，<text:span text:style-name="T3">"</text:span>刻意阻礙交通要道<text:span text:style-name="T3">" </text:span>罪刑不輕。我和學姊兩人選擇了<text:span text:style-name="T3"><text:s/>"</text:span>非逮捕區<text:span text:style-name="T3">"</text:span>，因為我們不想提早<text:span text:style-name="T3"><text:s/>"</text:span>畢業<text:span text:style-name="T3">"</text:span>，不想被遣送回台或直接打入黑牢。<text:span text:style-name="T3"> <text:line-break/><text:line-break/></text:span>可是，那一天，活動開始沒多久，不過才一兩分鐘吧，逮捕區的人才剛躺下，一大群警察竟然立即團團包圍，進行逮捕。若是依照人渣黨的定義，如果這是一群綠色抗議群眾，警方此舉就是<text:span text:style-name="T3"><text:s/>"</text:span>國家暴力<text:span text:style-name="T3">"</text:span>、<text:span text:style-name="T3">"</text:span>侵害人權<text:span text:style-name="T3">" </text:span>與<text:span text:style-name="T3"><text:s/>"</text:span>殘害民主自由<text:span text:style-name="T3">" </text:span>等等。我和學姊看到這一幕，看到一大堆警察非常粗暴地逮捕參與者，於是我們兩人當下決定加入逮捕區，有難同當。<text:span text:style-name="T3"> <text:line-break/><text:line-break/></text:span>果然，很快地就有一群兇暴的警察圍過來我身邊，其中一個開始念起法條，告知我相關權利義務，問我是否要馬上自行離開，還是願意接受逮捕。我回答說我不會離開。我當下注意到那個帶頭的警官聽到之後表情似乎很驚訝，於是又再重新問我一次是否確定要這樣做。我說對。於是他在大罵了一句<text:span text:style-name="T3"><text:s/>"stupid!" </text:span>之後，就下令把我抓起來。不過，我覺得這警察其實面惡心善，他並沒有把我和學姊抓上警車，移送法辦，而是像丟皮球那樣，幾個警察抬著我的四肢，用力<text:span text:style-name="T3"><text:s/>"</text:span>丟<text:span text:style-name="T3">" </text:span>到路邊人群之中，算是放我們一馬。<text:span text:style-name="T3"> <text:line-break/><text:line-break/></text:span>這其實也是我在英國做過的唯一一次非法抗爭。這也許不是一個好例子，畢竟警察似乎還是比較寬待我們。但我想說的還是那些老話，法律制裁也好，道德裁判也罷，都應該有著一種基本的一致性，而不是看顏色來決定是非或決定賞罰，該關就關，該槍斃就槍斃，而不是兩套截然相反的標準。一個社會，沒有了法律及道德上的一致性，我不知道我們究竟要依據什麼樣的基礎來運作各種典章制度，行使各項權利義務？我們究竟要依據什麼樣的標準來評價是非善惡？難道憑顏色？憑某種政治立場？<text:span text:style-name="T3"> <text:line-break/><text:line-break/></text:span>至於參與抗爭者也一樣，不要老是以為自己的主張是對的，所以怎麼幹都行。你要怎麼幹當然都行，但你就得要有最基本的意願和決心主動承受應有的刑罰，而不要老是喊什麼<text:span text:style-name="T3"><text:s/>"</text:span>反對國家暴力<text:span text:style-name="T3">" </text:span>或什麼<text:span text:style-name="T3"><text:s/>"</text:span>造反無罪<text:span text:style-name="T3">"</text:span>。國家不靠暴力怎麼維持？造反如果無罪，造反者如果總是因為迎合了主流政治勢力而成為明星偶像、個個名利雙收吃香喝辣，那麼誰不想造反？<text:span text:style-name="T3"> <text:line-break/><text:line-break/></text:span>民進黨帶給這個社會最大的傷害有二，一是分贓卡位，以私害公，吃乾抹淨，掏空社會，破壞整個體制資源之合理行使與分配。二是擅於造謠抹黑，顛倒是非黑白，凡事兩套標準，順我者昌，逆我者亡，破壞整個法治及文明秩序與道德價值基礎。<text:span text:style-name="T3"> <text:line-break/><text:line-break/></text:span>我知道依台灣人的智商，肯定會解讀成我跟他們一樣，是在袒護某一方。我很不想講這類個人無謂的一己之見，畢竟一己之見有啥好說的呢？但若硬要逼我說，老實說我並不認為<text:span text:style-name="T3"><text:s/>"</text:span>反年改<text:span text:style-name="T3">" </text:span>的一些帶頭者具有<text:span text:style-name="T3"><text:s/>"</text:span>負責任、有擔當<text:span text:style-name="T3">" </text:span>的精神，帶領著一群吵吵鬧鬧的烏合之眾是很難讓人信服的，但這是不重要的題外話。</text:p>
      <text:p text:style-name="P1"><text:span text:style-name="T1">陳真</text:span><text:s/>  |  2017.08.20 21:41   |   <text:a xlink:type="simple" xlink:href="http://palinfo.habago.org/Entry?Command=Information_PrintForum&amp;iPage=133#FORUM36041"><text:span text:style-name="T2">#</text:span></text:a></text:p>
      <text:p text:style-name="P2"><text:span text:style-name="T3">(</text:span>續<text:span text:style-name="T3">) <text:line-break/><text:line-break/></text:span>孔子說，<text:span text:style-name="T3">"</text:span>爾愛其羊，我愛其禮<text:span text:style-name="T3">"</text:span>。引申來說，意思是：你看重某種內容，我卻看重其形式，因為內容短暫而不確定，形式與制度卻長存。用我的話來說，西瓜一斤多少，蘋果一顆幾塊錢，我沒意見，但你依然還是得依照一定的算數法則來衡量結果。是<text:span text:style-name="T3"><text:s/>"</text:span>禮<text:span text:style-name="T3">" (</text:span>而不是<text:span text:style-name="T3"><text:s/>"</text:span>羊<text:span text:style-name="T3">") </text:span>才是社會生存與發展的基礎。<text:span text:style-name="T3"> <text:line-break/><text:line-break/></text:span>加減乘除是不會變也不該變的，法治亦然，道德亦然。除非極其特殊的狀況，否則，強姦殺人有罪就應統統有罪；不能說綠的不但一概沒罪，反而還歌頌讚美其惡行，藍的只不過打人一個耳光，馬上抄家滅族，打成人民公敵。你不能說顏色對了就能為所欲為，任何傷天害理的事都能一概合理化並大加抬舉；反之，顏色若不對，一點點雞毛蒜皮大的事就會被渲染得好像什麼滔天大罪、社會要滅亡了似的。<text:span text:style-name="T3"> <text:line-break/><text:line-break/></text:span>剛才吃晚餐，一打開電視，馬上傳來台灣電視<text:span text:style-name="T3"><text:s/>"</text:span>新聞<text:span text:style-name="T3">" </text:span>女播報員向來蓄意高亢尖銳的猥瑣語調說：<text:span text:style-name="T3"><text:s/>"</text:span>引起全國民眾的憤怒！<text:span text:style-name="T3">" </text:span>我嚇得趕緊轉台，轉來轉去竟然全都是一樣的內容，發瘋了似的，不管藍綠，一致妖魔化<text:span text:style-name="T3"><text:s/>"</text:span>反年改<text:span text:style-name="T3">" </text:span>團體。有國民黨這樣一種腦袋不清心術不正、一味只想討好當下主流的<text:span text:style-name="T3"><text:s/>"</text:span>藍<text:span text:style-name="T3">"</text:span>，我們還需要<text:span text:style-name="T3"><text:s/>"</text:span>綠<text:span text:style-name="T3">" </text:span>來折磨嗎？<text:span text:style-name="T3"> <text:line-break/><text:line-break/></text:span>法律的一致性及道德的一致性是很重要的，因為那就像一種<text:span text:style-name="T3"><text:s/>"</text:span>語言<text:span text:style-name="T3">" </text:span>的文法，一套數學體系的定理與公設，沒有了它，社會就不再是社會，而只是一種叢林；連幫派都稱不上，畢竟就算是黑幫也會有一套具有內在一致性的幫規。就算你要成功玩一盤棋，也得要有個所有人都必須遵守的遊戲規則，否則要怎麼下棋？<text:span text:style-name="T3"> <text:line-break/><text:line-break/></text:span>叢林當然也有其法則，那就是敵我分明，顏色至上，弱肉強食。台灣打從<text:span text:style-name="T3">20</text:span>年前所謂民主化之後，恰恰就是質變成這樣一種只相信勢力與拳頭的叢林社會；一個文明社會所賴以建立的基礎正義法則，全數摧毀；叢林之中，誰稱王誰就是真理，順我者昌，逆我者亡；理字、義字、德字俱消亡。奇特的是，人民卻始終甘之如貽，甚至以這樣一種原始野蠻的社會型態為榮。</text:p>
      <text:p text:style-name="P1"><text:span text:style-name="T1">陳真</text:span><text:s/>  |  2017.08.20 17:45   |   <text:a xlink:type="simple" xlink:href="http://palinfo.habago.org/Entry?Command=Information_PrintForum&amp;iPage=133#FORUM36040"><text:span text:style-name="T2">#</text:span></text:a></text:p>
      <text:p text:style-name="P3"><text:span text:style-name="T3">(</text:span>又續<text:span text:style-name="T3">) <text:line-break/><text:line-break/></text:span>隨手剪幾則報導，你看全是這一類：一方面大力抹黑，一方面表示<text:span text:style-name="T3"><text:s/>"</text:span>我們台灣人<text:span text:style-name="T3">" </text:span>好勇敢，不會被<text:span text:style-name="T3"><text:s/>"</text:span>他們中國人<text:span text:style-name="T3">" </text:span>打敗，一方面又來一堆所謂<text:span text:style-name="T3"><text:s/>"</text:span>網友說<text:span text:style-name="T3">"</text:span>，然後再撒各種溫情溫馨的勇敢淚水，接著各方名人藝人一定也會跳出來<text:span text:style-name="T3"><text:s/>"</text:span>仗義執言<text:span text:style-name="T3">"</text:span>，呼籲大家珍惜民主！最後當然就是展現政府保護台灣人民的決心，務必要把一干暴徒繩之以法，加以嚴懲，絕不寬貸。政府保護民眾、展現台灣的決心不容挑戰，全世界都在看！<text:span text:style-name="T3"> <text:line-break/><text:line-break/></text:span>半個多世紀年來，不管怎麼改朝換代，不管規模大小，玩的全是這一套。<text:span text:style-name="T3"> <text:line-break/><text:line-break/></text:span>我當然不是說執政者或主辦單位應該盡量讓大家來抗議這樣一場運動會，而是說，法律該怎麼執行就怎麼執行，秩序該怎麼維護就怎麼維護，但你不能在道德評價與法律執行上卻有兩套截然不同的標準：只要顏色對了就是天下至善至美，顏色不對就是邪惡反動；顏色對了，再怎麼荒唐囂張，再怎麼重大違法，竟然統統無罪，而且還載入史冊高聲讚美，顏色不對就嚴加查辦，硬是要入人於罪。<text:span text:style-name="T3"> <text:line-break/><text:line-break/></text:span>陳真<text:span text:style-name="T3">2017. 08. 20. <text:line-break/><text:line-break/>==================== <text:line-break/></text:span>世大運開幕遇抗議<text:span text:style-name="T3"><text:s/></text:span>他帶百人組人牆保護運動員<text:span text:style-name="T3"> <text:line-break/><text:line-break/>Yahoo</text:span>奇摩新聞<text:span text:style-name="T3"> <text:line-break/><text:line-break/>2017</text:span>年<text:span text:style-name="T3">8</text:span>月<text:span text:style-name="T3">20</text:span>日<text:span text:style-name="T3"> <text:line-break/><text:line-break/></text:span>反年改團體昨晚在世大運開幕典禮外抗議，並投擲煙霧罐，造成運動員進場遭到延誤，開幕典禮也因此受到拖延。<text:span text:style-name="T3"> <text:line-break/><text:line-break/></text:span>從北投國小借調到體育局的張勝傑，在抗議當下就在現場，他今天在受訪時說，當時看到抗議的情形，幾乎就快要哭出來，因為感覺一切的努力，就幾乎要因此而瓦解。不過張勝傑仍然強忍即將奪眶而出的淚水，第一時間就帶著百餘名公務人員與志工，在運動員與反年改團體間，拉出一道人牆，保護運動員。<text:span text:style-name="T3"> <text:line-break/><text:line-break/></text:span>張勝傑說，抗議的當下，有許多外國運動員感到擔心，為了讓他們安心，雖然警方已經排出第一道人牆，阻隔反年改團體，但他仍然決定與其他同仁肩搭著肩，再拉出一道人牆，確保其他運動員的安全。<text:span text:style-name="T3"> <text:line-break/><text:line-break/></text:span>由於反年改團體也投擲了煙霧罐，張勝傑也毫不猶豫的衝了出去，將煙霧罐拿走，避免再造成運動員的擔心。<text:span text:style-name="T3"> <text:line-break/><text:line-break/></text:span>張勝傑說，其實最令人感動的是，中華代表團選手在事件發生之後，自願帶頭進場，減輕其他各國運動員的疑慮，而中華隊選手率先走出來之後，其他代表團的選手也就跟著一起走出來，讓開幕典式能夠繼續進行。他說，看著各國運動員又重新準備走進開幕會場時，很多義工一剎那間都哭了出來。<text:span text:style-name="T3"> <text:line-break/><text:line-break/>================== <text:line-break/></text:span>反年改團體襲警<text:span text:style-name="T3"><text:s/></text:span>北檢發出世大運期間第一張拘票！<text:span text:style-name="T3"> <text:line-break/><text:line-break/></text:span>風傳媒<text:span text:style-name="T3"> <text:line-break/></text:span>曾詩婷<text:span text:style-name="T3"> <text:line-break/><text:line-break/>2017</text:span>年<text:span text:style-name="T3">8</text:span>月<text:span text:style-name="T3">20</text:span>日<text:span text:style-name="T3"> <text:line-break/><text:line-break/>================= <text:line-break/></text:span>世大運遭反年改鬧場<text:span text:style-name="T3"><text:s/></text:span>炎亞綸狠批：沒自知之明的殘花敗柳<text:span text:style-name="T3"> <text:line-break/><text:line-break/></text:span>今日新聞<text:span text:style-name="T3">NOWnews <text:line-break/><text:line-break/>2017</text:span>年<text:span text:style-name="T3">8</text:span>月<text:span text:style-name="T3">20</text:span>日<text:span text:style-name="T3"> <text:line-break/><text:line-break/>2017</text:span>台北世大運於昨日晚間開幕，但卻遇上反年改團體鬧事，還圍堵各入口，阻止運動選手進場，一度僅剩舉旗手能繞場。在國際賽事上茲事，除了激起網友抗議情緒，許多藝人也發言痛批。對於時事頗有見解的炎亞綸更說：「悲哀。內耗吧。請繼續。台灣政治人物，把自己都推向了墳墓，手法粗糙至極。」言語間透露濃濃悲憤。<text:span text:style-name="T3"> <text:line-break/><text:line-break/></text:span>稍晚炎亞綸也再度發言，表示真正有腦袋的軍公教才不會這麼傻，會去抗議的人，除了是被政治操手控制外，其他的應該都是「沒自知之明的殘花敗柳」，還說台灣已經夠分裂了，別再讓這些事情使得仇恨繼續擴散。<text:span text:style-name="T3"> <text:line-break/><text:line-break/></text:span>許多網友對於炎<text:span text:style-name="T3">P</text:span>的言論相當認同，表示：「其實很明顯，大家都知道。」炎亞倫也親自回應：「幾年下來，我還真的不確定『大家都知道』。」簡短幾句話，點出台灣現今的對立狀況，似乎並非一朝一夕能改變。<text:span text:style-name="T3"> <text:line-break/><text:line-break/>=================== <text:line-break/></text:span>世大運開幕失控<text:span text:style-name="T3"><text:s/></text:span>葉俊榮：不容再發生<text:span text:style-name="T3"> <text:line-break/><text:line-break/></text:span>中央社<text:span text:style-name="T3"> <text:line-break/><text:line-break/>2017</text:span>年<text:span text:style-name="T3">8</text:span>月<text:span text:style-name="T3">20</text:span>日<text:span text:style-name="T3"> <text:line-break/><text:line-break/></text:span>反年改團體昨晚抗議，導致世大運開幕式選手無法入場，內政部長葉俊榮今天早上前往中央指揮中心視導時說，公權力不容遭受挑戰，滋事分子北市警局應依據蒐證結果，儘速積極擴大追查、究辦，並請刑事警察局提供協助。<text:span text:style-name="T3"> <text:line-break/><text:line-break/>====================== <text:line-break/></text:span>反年改鬧世大運<text:span text:style-name="T3"><text:s/></text:span>舉旗手：努力都白費<text:span text:style-name="T3"> <text:line-break/><text:line-break/></text:span>三立新聞網<text:span text:style-name="T3"> <text:line-break/><text:line-break/>2017</text:span>年<text:span text:style-name="T3">8</text:span>月<text:span text:style-name="T3">20</text:span>日<text:span text:style-name="T3"> <text:line-break/><text:line-break/></text:span>台北世大運昨（<text:span text:style-name="T3">19</text:span>）日晚間隆重開幕，卻發生反年改團體在場外干擾，阻擋各國選手入場，導致場內只有舉旗手繞場的尷尬情況，一名擔任舉旗手的網友事後<text:span text:style-name="T3">PO</text:span>文感嘆「我們的努力都被白費了」。「我們都訓練了這麼久結果卻不能如預期進場，後來選手出場跟退場的時候，我們每個舉旗手都歡呼擊掌。」原<text:span text:style-name="T3">PO</text:span>還說，「真的很生氣，我們的努力都被白費了」<text:span text:style-name="T3"> <text:line-break/><text:line-break/>====================== <text:line-break/></text:span>世大運／開幕遭鬧場<text:span text:style-name="T3"><text:s/></text:span>指揮官：哭著決策<text:span text:style-name="T3"> <text:line-break/><text:line-break/></text:span>今日新聞<text:span text:style-name="T3">NOWnews <text:line-break/><text:line-break/></text:span>記者張育嘉／台北報導<text:span text:style-name="T3"> <text:line-break/><text:line-break/>2017</text:span>年<text:span text:style-name="T3">8</text:span>月<text:span text:style-name="T3">20</text:span>日<text:span text:style-name="T3"> <text:line-break/><text:line-break/></text:span>世大運開幕式受到反年改抗議影響，入場時沒有選手進場，讓場面相當尷尬，當時的指揮官是綜合行政處副處長張勝傑，他表示，那個時候是留著眼淚決策。<text:span text:style-name="T3"> <text:line-break/><text:line-break/></text:span>昨天世大運的開幕式，因反年改團體在管制區鳴放汽笛喇叭、甚至丟擲煙霧彈，嚇到外國代表團，不敢步出小巨蛋往台北田徑場，導致台北田徑場只有國旗進場卻沒有選手的情況。<text:span text:style-name="T3"> <text:line-break/><text:line-break/></text:span>當時由組委會、<text:span text:style-name="T3">FISU</text:span>（國際大學運動總會）以及警方，三方共同決策，<text:span text:style-name="T3">FISU</text:span>還對張勝傑吼，要讓選手快點進場，但張勝傑表示，為了保護選手的安全，他寧願先讓選手在場館內。<text:span text:style-name="T3"> <text:line-break/><text:line-break/></text:span>張勝傑說：「當時在指揮的時候，我是流著眼淚在決策，就連在場的工作人員也都哭了。」<text:span text:style-name="T3"> <text:line-break/><text:line-break/>=================== <text:line-break/></text:span>怒批鬧場<text:span text:style-name="T3"><text:s/></text:span>陽岱鋼：請給尊重<text:span text:style-name="T3"> <text:line-break/><text:line-break/>2017</text:span>年<text:span text:style-name="T3">8</text:span>月<text:span text:style-name="T3">20</text:span>日<text:span text:style-name="T3"> <text:line-break/></text:span>壹電視<text:span text:style-name="T3"> <text:line-break/><text:line-break/></text:span>世大運開場遭抗議群眾包圍造成選手無法入場，不少名人紛紛<text:span text:style-name="T3">po</text:span>文表達意見，江蕙表示難過的抬不起頭來，<text:span text:style-name="T3">po</text:span>文的時間點恰巧就是抗議群眾鬧場世大運，另外像是曾是運動員的藝人李國毅、陳偉殷、陽岱鋼也同樣表示憤怒和悲傷。<text:span text:style-name="T3"> <text:line-break/><text:line-break/>===================== <text:line-break/></text:span>世大運開幕鬧場》林全放狠話：嚴格執法，立即移送<text:span text:style-name="T3"> <text:line-break/><text:line-break/></text:span>風傳媒<text:span text:style-name="T3"><text:s/></text:span>曾詩婷<text:span text:style-name="T3"> <text:line-break/><text:line-break/>2017</text:span>年<text:span text:style-name="T3">8</text:span>月<text:span text:style-name="T3">20</text:span>日<text:span text:style-name="T3"> <text:line-break/><text:line-break/></text:span>針對昨天世大運開幕時，反年改團體疑似阻擋選手通道一事，行政院不僅在昨晚嚴厲譴責及表達不滿，今天上午行政院林全院長更是召集副院長林錫耀、內政部長葉俊榮、警政署長陳國恩，以及行政院秘書長、發言人等相關幕僚，進行會議。<text:span text:style-name="T3"> <text:line-break/><text:line-break/></text:span>林全在會議上表示，這次世大運是國際賽事，也是台灣的大事，全民應不分黨派，不分立場，一致團結辦好世大運以維護國家形象。林全更指示，只要有任何人威脅到選手或觀眾的安全及比賽秩序的行為，請警察務必嚴格執法，以鐵腕強力排除，以現行犯移送法辦。林全也指示，對於陳抗團體使用高音的氣音喇叭，若有妨害比賽進行之虞者，也應依法強力取締。</text:p>
      <text:p text:style-name="P1"><text:span text:style-name="T1">陳真</text:span><text:s/>  |  2017.08.20 17:05   |   <text:a xlink:type="simple" xlink:href="http://palinfo.habago.org/Entry?Command=Information_PrintForum&amp;iPage=133#FORUM36039"><text:span text:style-name="T2">#</text:span></text:a></text:p>
      <text:p text:style-name="P2"><text:span text:style-name="T3">(</text:span>再續<text:span text:style-name="T3">) <text:line-break/><text:line-break/></text:span>不管是學語文或學數學，通常會從一些例題練習中，學到一種原理或文法，進而舉一反千反百，於是就學會了一門知識或技術，我們總不能永遠都在演算例題，卻絲毫無法學會其內在法則。<text:span text:style-name="T3"> <text:line-break/><text:line-break/></text:span>比方說，我們講<text:span text:style-name="T3"><text:s/>"</text:span>政治操弄<text:span text:style-name="T3">"</text:span>，那你就得試著去了解如何個操弄法，以後當有類似的<text:span text:style-name="T3"><text:s/>"</text:span>例題<text:span text:style-name="T3">" </text:span>出現時，就能知道其內在操弄邏輯。<text:span text:style-name="T3"> <text:line-break/><text:line-break/></text:span>比方說底下所謂<text:span text:style-name="T3"><text:s/>"</text:span>民報<text:span text:style-name="T3">"</text:span>，是人渣黨的御用媒體之一。你看它怎麼呈現這樣一個連事件都根本談不上的小事一樁，它標題寫著<text:span text:style-name="T3"><text:s/>"</text:span>我們台灣人<text:span text:style-name="T3">"</text:span>，這意味著什麼呢？意味著<text:span text:style-name="T3"><text:s/>"</text:span>他們<text:span text:style-name="T3"><text:s/>vs.</text:span>我們<text:span text:style-name="T3">"</text:span>，意味著<text:span text:style-name="T3"><text:s/>"</text:span>台灣人<text:span text:style-name="T3"><text:s/>vs. </text:span>中國人<text:span text:style-name="T3">"</text:span>，簡單說就是<text:span text:style-name="T3"><text:s/>"</text:span>他們中國人<text:span text:style-name="T3">" </text:span>來傷害<text:span text:style-name="T3"><text:s/>"</text:span>我們台灣人<text:span text:style-name="T3">"</text:span>，但<text:span text:style-name="T3"><text:s/>"</text:span>我們台灣人<text:span text:style-name="T3">" </text:span>很勇敢，不怕死，<text:span text:style-name="T3">"</text:span>走給他們看<text:span text:style-name="T3">"</text:span>，讓全世界都讚嘆<text:span text:style-name="T3"><text:s/>"</text:span>我們勇敢的台灣人<text:span text:style-name="T3">"</text:span>。<text:span text:style-name="T3"> <text:line-break/><text:line-break/></text:span>這很厲害吧，一下就把你抹黑抹紅成別有居心的親中敵人與陰謀份子，還好<text:span text:style-name="T3"><text:s/>"</text:span>我們台灣人<text:span text:style-name="T3">" </text:span>很勇敢，很<text:span text:style-name="T3"><text:s/>"</text:span>霸氣<text:span text:style-name="T3">"</text:span>，一舉<text:span text:style-name="T3"><text:s/>"</text:span>突破<text:span text:style-name="T3">" </text:span>敵人的陰謀，讓全世界刮目相看，全世界都好佩服<text:span text:style-name="T3"><text:s/>"</text:span>我們台灣人<text:span text:style-name="T3">"</text:span>！<text:span text:style-name="T3"> <text:line-break/><text:line-break/></text:span>類似這樣一種宣傳調子，把一個人從小到大就這樣每天無時無刻一直洗腦，你想他會洗成什麼樣的一個腦袋來？<text:span text:style-name="T3"> <text:line-break/><text:line-break/></text:span>也許你會覺得這樣的操弄手法很低能，確實是低能到爆，問題是，它卻足以操弄更加腦殘低能的社會大眾與年輕一代。不信你去問問你身邊的同事、鄰居或同學或學生等等等，看看他們是不是就像鸚鵡一樣，永遠覆述著主流說法。<text:span text:style-name="T3"> <text:line-break/><text:line-break/></text:span>類似反年改的各種所謂抗議，過去層出不窮，<text:span text:style-name="T3">99.9999%</text:span>都是人渣黨及其同路人所主導，搗亂之規模與頻率何止千百倍，卻一概宣傳成<text:span text:style-name="T3"><text:s/>"</text:span>我們台灣人<text:span text:style-name="T3">" </text:span>的<text:span text:style-name="T3"><text:s/>"</text:span>英勇抗暴<text:span text:style-name="T3">" </text:span>行為。根據顏色之不同，是非黑白也隨之不同，所有事情是非對錯之判準，竟然根據兩套剛好相反的標準。只要顏色對了，再怎麼胡作非為，再怎麼扯爛污，統統都是神聖偉大的英勇行為與民主展現，反之則一概打成邪惡反動。活在這島上，如果你還有點腦子和心靈，真是會精神分裂。<text:span text:style-name="T3"> <text:line-break/><text:line-break/></text:span>陳真<text:span text:style-name="T3">2017. 08. 20. <text:line-break/><text:line-break/>==================== <text:line-break/></text:span>「我們台灣人走給他們看！」台灣選手霸氣突破反年改<text:span text:style-name="T3"> <text:line-break/><text:line-break/></text:span>民報<text:span text:style-name="T3"> <text:line-break/><text:line-break/></text:span>程士華／綜合報導<text:span text:style-name="T3"> <text:line-break/><text:line-break/></text:span>世大運開幕式遭反年金改革團體抗議，甚而影響各國代表團進場，導致開幕式一度唱空城。世大運發言人楊景棠描述當時情景時表示，當各國代表團對進場安危仍有疑慮時，全靠一句「我們台灣人走給他們看」，中華隊因此整隊帶頭移動，向各國代表團展現信心並獲得信任，一同突破抗議群眾。<text:span text:style-name="T3"> <text:line-break/><text:line-break/></text:span>「台灣人」霸氣突圍<text:span text:style-name="T3"> <text:line-break/><text:line-break/></text:span>世大運發言人楊景棠表示，昨天一整天共有<text:span text:style-name="T3">28</text:span>個抗議團體、估計逾千人到場進行意見表達，抗議民眾所丟擲的煙霧彈，更令許多工作同仁眼淚直流。據楊景棠轉述，當時各方僵持不下，且在已影響既有的開幕流程的情況下，有個人大聲喊出「我們台灣人走給他們看！」於是中華隊代表成員便率先出場，在警方所確保的路線上，穿過反年改的群眾，取信於各國，選手們才陸續進場。<text:span text:style-name="T3"> <text:line-break/><text:line-break/></text:span>楊景棠感動地說，這次世大運的突發危機將所有單位都團結在一起，不只是警方搭起人牆，工作同仁甚至徒手去清除煙霧罐。<text:span text:style-name="T3"> <text:line-break/><text:line-break/></text:span>各國選手遭反年改團體阻擾無法進場，台灣選手霸氣突圍，帶領所有選手入場，引起全場及工作人員掌聲。<text:span text:style-name="T3"><text:line-break/><text:line-break/></text:span>台灣的危機應變，各國都在看<text:span text:style-name="T3"> <text:line-break/><text:line-break/></text:span>張勝傑說，不管維安人員或票務人員，在緊急狀況發生時，工作人員全都不分你我，立刻阻隔抗議團體與選手，直到支援警力到場才退至二線。<text:span text:style-name="T3"> <text:line-break/><text:line-break/></text:span>張勝傑表示，當時其實有一個選項是從地下停車場進入，繞過抗議民眾，但是在相信警方與中華隊的情況下，當下依然決定依照原訂路線，讓選手們進場。<text:span text:style-name="T3"> <text:line-break/><text:line-break/></text:span>世大運維安處處長黃嵩琛表示，汽笛、煙霧彈都是違禁品，不能帶進場，但是在場外並不受約制，維安處的職責在於守住動線，當時並沒有被突破，也沒有選手與人員受傷。</text:p>
      <text:p text:style-name="P1"><text:span text:style-name="T1">陳真</text:span><text:s/>  |  2017.08.20 15:49   |   <text:a xlink:type="simple" xlink:href="http://palinfo.habago.org/Entry?Command=Information_PrintForum&amp;iPage=133#FORUM36038"><text:span text:style-name="T2">#</text:span></text:a></text:p>
      <text:p text:style-name="P3"><text:span text:style-name="T3">(</text:span>續<text:span text:style-name="T3">) <text:line-break/><text:line-break/></text:span>人要有點頭腦，因為有了頭腦之後才能明是非，明是非之後才有義憤，才有憐憫，而義憤與憐憫恰恰是人類社會與文明藉以發展的一個重要生存基礎。<text:span text:style-name="T3"> <text:line-break/><text:line-break/></text:span>頭殼大家都有，但是腦殼裏頭有多少腦子卻不一定。<text:span text:style-name="T3">"</text:span>有點腦子<text:span text:style-name="T3">" </text:span>並不是那麼理所當然的一件事，而是一種天賦，一種歷練，一種學習。腦子其實就是一種器官，它會長大，但不一定能長得好。<text:span text:style-name="T3"> <text:line-break/><text:line-break/></text:span>黨外時候，不管哪種場合，我永遠都是最年輕的一個，放眼同儕，盡皆愚人，頗有李白<text:span text:style-name="T3"><text:s/>"</text:span>拔劍四顧心茫然<text:span text:style-name="T3">"</text:span>、找不到對手的挫折。在那時候，我總認為自己配得上<text:span text:style-name="T3"><text:s/>"</text:span>獨立思考<text:span text:style-name="T3">" </text:span>這四個字。<text:span text:style-name="T3"> <text:line-break/><text:line-break/></text:span>然而，十幾年後，當我來到劍橋，我逐漸有了病識感，原來在這之前，我的腦子從未使用過。第一年，有個恩師經常再三對我揚言：<text:span text:style-name="T3"> <text:line-break/><text:line-break/>"</text:span>忘掉康德，忘掉維根斯坦，是<text:span text:style-name="T3"><text:s/>'</text:span>你<text:span text:style-name="T3">' </text:span>在思想，不是請你來思想他們如何思想。我不是要教你哲學，我只能教你思考<text:span text:style-name="T3">"</text:span>，<text:span text:style-name="T3">"</text:span>當你有能力發展自己的思想時，古人或旁人的哲學就無關緊要了，那其實就只是你的一些思想材料而已。<text:span text:style-name="T3">" <text:line-break/><text:line-break/></text:span>於是就這樣，在每周必須寫作一篇一千字作業、然後針對自己的觀點接受質問與答辯的訓練下，我彷彿終於才找回了自己的腦子。這些作業的題目往往都很怪，比方說，<text:span text:style-name="T3">"</text:span>有無可能對心靈下一個正面的<text:span text:style-name="T3"><text:s/>(positive)</text:span>定義？<text:span text:style-name="T3">"</text:span>，比方說，<text:span text:style-name="T3">"</text:span>世上有無可能有一種<text:span text:style-name="T3"><text:s/>'</text:span>僅僅屬於一個人的科學<text:span text:style-name="T3">'</text:span>？<text:span text:style-name="T3">"</text:span>，比方說，<text:span text:style-name="T3">"</text:span>你如何辯護<text:span text:style-name="T3"><text:s/>'</text:span>心靈並不存<text:span text:style-name="T3">' </text:span>在的宣稱？<text:span text:style-name="T3">"</text:span>，比方說，<text:span text:style-name="T3">"</text:span>如何建立一個<text:span text:style-name="T3">case</text:span>及其<text:span text:style-name="T3"><text:s/>caseness</text:span>？<text:span text:style-name="T3">"... <text:line-break/><text:line-break/></text:span>就這樣一整年，每天忙著回答這樣一些我過去從未想過的問題，我的腦子好像才慢慢<text:span text:style-name="T3"><text:s/>"</text:span>長大<text:span text:style-name="T3">"</text:span>，我彷彿終於才有了自己的思想，而不僅僅是他人思想的轉述者或詮釋者。<text:span text:style-name="T3"> <text:line-break/><text:line-break/>Noam Chomsky </text:span>在語言發展上有個很<text:span text:style-name="T3"><text:s/>"</text:span>康德式<text:span text:style-name="T3">" </text:span>的看法，他認為，語言能力就像一種器官，會在一定的時間內慢慢長大；這樣一種能力並非僅僅只是一種機械式的運算累積，而是觸類旁邊，舉一不只反三，而是反千反萬。如果語言學習只是一種機械式運算能力的累積，那麼，我們若想要學會講話與造句，<text:span text:style-name="T3">Chomsky</text:span>說，恐怕得花上三千年。<text:span text:style-name="T3"> <text:line-break/><text:line-break/></text:span>我要拿來做為一種類比的是：我們總以為只要有個腦殼，裏頭有些腦漿，我們自然就會思考。這是不對的。腦子會長大，但它依然還是得透過適當而良好的學習與訓練，就像語言發展一樣，我們並不是時間一到就自然會說話會寫字。思考也一樣。腦子不用，就跟肌肉不用一樣，它就會萎縮；肌肉一年半載不使用，它就會萎縮剩下百分之五十，腦子也一樣，謂之腦殘。<text:span text:style-name="T3"> <text:line-break/><text:line-break/></text:span>以為有大腦就會思想，純粹只是一種錯覺。古今中外，各方統治者就是吃定腦殘的便宜。人民越蠢越好，越容易操弄。不管哪一種政治型態的統治者，總會想方設法讓被統治者變得更蠢一些，越蠢越好，於是就能輕易操弄於股掌之上，就跟我們對待狗一樣，藉著一點點威脅利誘與操弄以及反覆不斷的規範與訓練，狗往往就能被你所操控。<text:span text:style-name="T3"> <text:line-break/><text:line-break/></text:span>民主的內涵早已錯亂，成為一種政治鬥爭的卑鄙工具與手段。倘若民主是一種有用的、有利的制度也好，價值也罷，它的內涵應該有個基礎前提，那就是人得先脫離狗的地位才行，畢竟狗擁有民主是荒唐的。狗就是狗，狗怎麼可能會是<text:span text:style-name="T3"><text:s/>"</text:span>主<text:span text:style-name="T3">"</text:span>？現行世界各國的所謂民主，發展程度與發展方向不一，但是台式民主或美式民主，毫無疑問就是一群狗以為自己是主人的一種妄想。<text:span text:style-name="T3"> <text:line-break/><text:line-break/></text:span>之所以講到這些，只是活在這鬼島上的一種長年無所不在的無奈與感慨：人怎麼會這麼好騙？這麼蠢的一群人，不騙你要騙誰呢？當你放眼望去，全是北七，詐騙集團有可能絕跡嗎？當然不會。<text:span text:style-name="T3"> <text:line-break/><text:line-break/></text:span>在這鬼島上，百業蕭條，唯有政治與社運詐騙行業一枝獨秀，生意越做越大，營業額屢創新高。許多時候，你真是很無奈，永無止盡的詐騙與操弄，到底我們是要揭露拆穿到幾時，人們才能腦子清醒？這些事，講到我都覺得很累了，好像永遠就只能在一加一等於二、二加五等於七的層次上談事情。<text:span text:style-name="T3"> <text:line-break/><text:line-break/></text:span>回到反年改抗議一事，大家不妨用肚臍想一想，市面上那樣一些主流說法合理嗎？合乎人事物是非判準應有的基本一致性嗎？比方說，有此一說：<text:span text:style-name="T3"> <text:line-break/><text:line-break/></text:span>世大運跟所謂年金改革有啥相關？幹嘛跑來世大運抗議？<text:span text:style-name="T3"> <text:line-break/><text:line-break/></text:span>如果這言之成理，那麼，西方社會很常見的封鎖馬路抗議行動，豈不是都應該被譴責？難道在某條街道上往來的車輛與行人是你的抗議對象？這些來來往往的路人何辜？跟你的抗議主題有啥關係？這樣講合理嗎？<text:span text:style-name="T3"> <text:line-break/><text:line-break/></text:span>還記得<text:span text:style-name="T3">2008</text:span>年的北京奧運嗎？以美國為首的西方列強與主流媒體及其一票走狗包括台灣，在美國<text:span text:style-name="T3">CIA</text:span>的主導下，大家就像瘋了一樣，一路瘋狂破壞、攻擊與抵制奧運聖火傳遞，世界各地各種阻攔奧運聖火的肢體暴力攻擊不斷。許多西方運動參賽選手以及無數向來為虎作倀的西方影藝界人士或名人富豪，個個為此鼓掌叫好，說是要藉此促進中國大陸的人權或是聲援達賴、主張西藏獨立等等。然後整個世界主流媒體一片歌頌叫好，台灣當然更是瘋狂叫囂，熱烈響應。<text:span text:style-name="T3"> <text:line-break/><text:line-break/></text:span>相較於這樣一種大規模且長時間且有計畫、而且是由國家所策動的攻擊與破壞奧運與聖火傳遞的各地肢體暴亂衝突，請問台灣這麼一小撮人<text:span text:style-name="T3">(</text:span>幾十人<text:span text:style-name="T3">) </text:span>的一丁點連微不足道都根本稱不上的所謂反年改<text:span text:style-name="T3"><text:s/>"</text:span>抗議<text:span text:style-name="T3">"</text:span>，居然被人渣黨指控為<text:span text:style-name="T3"><text:s/>"</text:span>暴徒<text:span text:style-name="T3">"</text:span>，說要<text:span text:style-name="T3"><text:s/>"</text:span>擴大偵辦，要求嚴懲<text:span text:style-name="T3">"</text:span>。你看了不會生氣嗎？<text:span text:style-name="T3">X</text:span>它媽的以為大家都是智障嗎？<text:span text:style-name="T3"> <text:line-break/><text:line-break/></text:span>另外，我也不相信小貓兩三隻、僅僅數十人搖搖國旗叫罵兩句的所謂抗議居然能夠妨礙一個由五千名<text:span text:style-name="T3"><text:s/>(</text:span>甚至上萬<text:span text:style-name="T3">) </text:span>警力所掌控的運動會。這若不是無能到爆，就是故意藉機渲染，刻意營造事端，一來藉機抹黑抹紅反對者，二來轉移近日來一連串不利於人渣黨的事件，三來使之事件化，藉以進一步操弄民意，轉化為選舉資源。<text:span text:style-name="T3"> <text:line-break/><text:line-break/></text:span>黨外時期的國民黨也很擅於這一套，具體作法之一就是：引誘你破壞公物，或是故意製造一些情境使警察或路人受傷或受困，然後你就會被主流媒體給抹黑得體無完膚，成為過街老鼠，成為全民公敵。不過，國民黨功力太差，想不到人渣黨的操弄是非功力更加好上千百倍。<text:span text:style-name="T3"> <text:line-break/><text:line-break/></text:span>我曾寫過幾篇文字，提到英國也是經常玩這一套，不但請君入甕，而且甚至還會自導自演，自己派人殺警察丟炸彈，製造所謂恐怖攻擊，然後對手很快就會變成人人喊打喊殺的過街老鼠。<text:span text:style-name="T3"> <text:line-break/><text:line-break/></text:span>我並不是說這次的反年改抗議事件是自導自演<text:span text:style-name="T3">(</text:span>根本無此必要<text:span text:style-name="T3">)</text:span>，而是說，人渣黨個個智商高到破表，難道你以為他們會笨到真的不歡迎這樣一種蠢到爆的抗議？這樣一種抗議等於是在自殺，而且幫助人渣黨脫困並使之聲名大漲。抗議是好事，但你得有點腦子才行。<text:span text:style-name="T3"> <text:line-break/><text:line-break/></text:span>還有一個主流說法是說什麼來世大運抗議，<text:span text:style-name="T3">"</text:span>使台灣人在外國人面前丟臉<text:span text:style-name="T3">"</text:span>。這樣講是有病嗎？還是自卑感太強烈？外國人是怎樣？翩翩風度很高貴很高雅？還是心靈很脆弱？連這麼一丁點連雞毛蒜皮都談不上的所謂抗議就會讓他們對我們心碎？不再看得起我們？<text:span text:style-name="T3"> <text:line-break/><text:line-break/></text:span>台灣人在人渣黨的長年洗腦催眠下，因為自卑而自大，老是想著什麼<text:span text:style-name="T3"><text:s/>"</text:span>全世界都在看<text:span text:style-name="T3">"</text:span>，它媽的誰會去看你啦？不信你去歐洲或美國路上隨便找幾個人問問看，看他們知道台灣多少？恐怕趨近於零。在英國民間，一大堆人事實上根本分不清泰國和台灣是不一樣的東西，就好像台灣人分不清巴勒斯坦和巴基斯坦一樣。<text:span text:style-name="T3"> <text:line-break/><text:line-break/></text:span>這樣一些莫名其妙的什麼<text:span text:style-name="T3"><text:s/>"</text:span>在洋人面前丟臉<text:span text:style-name="T3">" </text:span>的想法，其實恰恰顯示出台灣人的一種窩囊與自卑的病態性格，心裏不知道在想什麼，老是想著洋人是不是正在看著我們？是不是誇讚我們？我們有沒有在洋人面前出了什麼洋相？或是誰誰誰做了什麼舉動，獲得了洋人的關注，洋人的哪個報紙或網站有報導耶，真是好光榮好有面子台灣人好棒呀等等等。<text:span text:style-name="T3"> <text:line-break/><text:line-break/></text:span>另外，如前一則留言所說，洋人世界的抗議那才真的是有夠暴力恐怖，打、砸、搶、殺，放火打劫，無所不為，看到人就打等等等，像瘋了似的，他們洋人怎麼從來都不會擔心丟臉丟到全世界？怎麼都不會擔心我們台灣人會因此看不起他們？<text:span text:style-name="T3"> <text:line-break/><text:line-break/></text:span>還有，台灣真正意義上的暴民事件大腸花，一群腦殘人渣在人渣黨的帶領下，佔領國會數周，打砸、佔領中央政府行政機構，鼓吹挑撥族群仇恨的反文明思想，居然被人渣黨及其御用主流媒體宣傳成必須載入史冊長存供後人膜拜的什麼偉大民主行動。<text:span text:style-name="T3"> <text:line-break/><text:line-break/></text:span>為求一黨之私一己之利，藉著無數的謊言謠言及族群仇恨語言<text:span text:style-name="T3">(</text:span>例如高唱支那賤畜<text:span text:style-name="T3">)</text:span>，破壞一整個政府機器的重大惡行，居然宣傳成人類的至善至美，而如今僅僅只是<text:span text:style-name="T3"><text:s/>(</text:span>故意？<text:span text:style-name="T3">) </text:span>使一個運動會入場過程稍有耽擱的小貓兩三隻的抗議活動，卻宣傳成意圖破壞社會與國家的暴徒，這樣一種無恥透頂的操弄與顛倒是非黑白，你不會生氣嗎？<text:span text:style-name="T3"> <text:line-break/><text:line-break/></text:span>會不會生氣當然得看你有沒有腦子。腦子是一種思想的器官，要常常使用才會長大，才不會萎縮。當眾人有了腦子，當人不再是狗，詐騙集團才有可能逐漸減少或消失，要不就是你只能期待你運氣不錯，剛好遇到一個英明的黨或英明的領導人。要是你不幸遇到一群貪婪猥瑣的人渣當道，你將會親手葬送自己及後代子孫的整個將來，人家把你論斤稱兩給賣了，你還很開心地幫忙數鈔票，說這就是偉大的民主與自由，全世界都在看。</text:p>
      <text:p text:style-name="P1"><text:span text:style-name="T1">李念淨</text:span><text:s/>  |  2017.08.20 10:43   |   <text:a xlink:type="simple" xlink:href="http://palinfo.habago.org/Entry?Command=Information_PrintForum&amp;iPage=133#FORUM36037"><text:span text:style-name="T2">#</text:span></text:a></text:p>
      <text:p text:style-name="P2">突然覺得民進黨操弄手法很厲害？<text:span text:style-name="T3"> <text:line-break/><text:line-break/></text:span>當初看到新聞<text:span text:style-name="T3">"</text:span>當下的反應<text:span text:style-name="T3">"</text:span>，反射動作就是這群人在鬧事，是暴徒。<text:span text:style-name="T3"> <text:line-break/><text:line-break/></text:span>可是仔細想想真的是那麼一回事嗎？那些反年改的領導者說他們有在抗議，但是鬧事丟煙霧彈甚至阻攔入場團的卻是其他抗議使用中華台北的獨派團體。當然台灣的主流媒體從自由到中時一概稱之為暴徒，我感覺藍綠兩黨只是將計就計，把鬧場的事情嫁禍給這些反年改的抗議團體。<text:span text:style-name="T3"> <text:line-break/><text:line-break/></text:span>前幾天停電，民怨沸騰，可是過不久就發生一個帶五星旗的瘋子拿著搶來的日本刀跑去砍中華民國的憲兵，所有人的目光都轉移到那個瘋子的身上去了。<text:span text:style-name="T3"> <text:line-break/><text:line-break/></text:span>很多人會說像我這樣的想法是陰謀論，可是這幾件接二連三的事情最大受益者都是執政黨，不覺得很奇怪嗎？</text:p>
      <text:p text:style-name="P1"><text:span text:style-name="T1">陳真</text:span><text:s/>  |  2017.08.20 01:33   |   <text:a xlink:type="simple" xlink:href="http://palinfo.habago.org/Entry?Command=Information_PrintForum&amp;iPage=133#FORUM36036"><text:span text:style-name="T2">#</text:span></text:a></text:p>
      <text:p text:style-name="P3">反年改團體這樣一種規模的抗議，哪一點稱得上暴力？跟人渣黨及其各路同路人過去的各種包圍作亂與攻擊場面相比，所謂<text:span text:style-name="T3"><text:s/>"</text:span>暴力<text:span text:style-name="T3">" </text:span>程度，恐怕百分之一都不到吧。<text:span text:style-name="T3"> <text:line-break/><text:line-break/></text:span>過去人渣黨最喜歡說<text:span text:style-name="T3"><text:s/>"</text:span>這就是民主<text:span text:style-name="T3">"</text:span>、<text:span text:style-name="T3">"</text:span>這就是偉大人民力量的展現<text:span text:style-name="T3">"</text:span>、<text:span text:style-name="T3">"</text:span>全世界都佩服，全世界都羨慕，全世界都在看<text:span text:style-name="T3">" </text:span>我們台灣人的偉大民主。現在只不過就這麼一丁點抗議，居然扣上了<text:span text:style-name="T3"><text:s/>"</text:span>暴徒<text:span text:style-name="T3">" </text:span>的罪名，說要<text:span text:style-name="T3"><text:s/>"</text:span>擴大偵辦<text:span text:style-name="T3">"</text:span>，偵個他媽的小鳥蛋啦。而且居然還說抗議者<text:span text:style-name="T3"><text:s/>"</text:span>丟臉丟到國外去<text:span text:style-name="T3">"</text:span>。<text:span text:style-name="T3"> <text:line-break/><text:line-break/>"</text:span>順我者就是偉大人民，不順我者就是暴徒<text:span text:style-name="T3">"</text:span>，這才是台灣綠油油的所謂<text:span text:style-name="T3"><text:s/>"</text:span>民主<text:span text:style-name="T3">" </text:span>之真實本質。<text:span text:style-name="T3"> <text:line-break/><text:line-break/></text:span>在英國時，因為距離法國很近，每年五月的坎城影展，我前後就參加過三次，一整個影展期間，現場經常可見各種抗議標語與活動。記得有一次真的很動人，完全出其不意，就在影展頒獎那一天，一群左派的抗議者扮演蜘蛛人，在影展對街與附近大樓飛簷走壁，身上掛著繩索攀岩，從高樓往地面、往影展附近的大街小巷撒下許多抗議傳單。<text:span text:style-name="T3"> <text:line-break/><text:line-break/></text:span>其中有一種抗議傳單，長得跟美鈔乍看沒兩樣，但鈔票圖樣全遭更改，比方說美國的自由女神和華盛頓肖像全被拿來塗鴉，把他們改頭換面，藉以諷刺資本主義之謊言連篇與肆無忌憚以及四處軍事侵略等等。我當場就撿回了一大疊<text:span text:style-name="T3"><text:s/>"</text:span>美鈔<text:span text:style-name="T3">"</text:span>。<text:span text:style-name="T3"> <text:line-break/><text:line-break/></text:span>那一天，抗議者神出鬼沒，影展四周街道因此全被鎮暴警察給封鎖了。我記得，當這些打扮成蜘蛛人的抗議者飛簷走壁攀上高樓往地面撒下抗議傳單時，現場許多原本來參加影展的觀眾頓時歡聲雷動，拼命鼓掌。現場很多攝影機，原本鏡頭對準紅地毯上的各國巨星，立即也轉換方向拍攝這群在現實生活中真正具有正義感的<text:span text:style-name="T3"><text:s/>"</text:span>蜘蛛人<text:span text:style-name="T3">"</text:span>。<text:span text:style-name="T3"> <text:line-break/><text:line-break/></text:span>黨外時，打從參加<text:span text:style-name="T3">1986</text:span>年<text:span text:style-name="T3">5</text:span>月<text:span text:style-name="T3">19</text:span>號的反戒嚴示威開始<text:span text:style-name="T3"><text:s/>(</text:span>那是台灣第一次在戒嚴令底下有計劃性的大型群眾抗爭<text:span text:style-name="T3">)</text:span>，各種慘烈的黨外街頭抗爭我幾乎無役不與，看過無數次的頭破血流，自己也曾被警察打傷腰椎，後遺症持續至今。也許經驗多了，很快就麻木了，基本上，我對於這些所謂激情場面是不會有有任何激昂慷慨的情緒反應的，但是，法國坎城影展那一次的抗議，當我看到鎮暴部隊團團圍住加以保護的這一頭正舉行影展，星光閃閃，冠蓋雲集，衣香鬓影，而另一頭卻是一群蜘蛛人飛簷走壁撒傳單，加上現場群眾的大聲歡呼及倒戈支持，老實說，我當時心裏是有點感動的。<text:span text:style-name="T3"> <text:line-break/><text:line-break/></text:span>現在台灣的媒體對於這次反年改抗議的這麼一樁小事情，故意要拼命渲染抹黑以便引起眾人的反感，甚至還一直故意說什麼<text:span text:style-name="T3"><text:s/>"</text:span>在外國人面前丟台灣人的臉<text:span text:style-name="T3">"</text:span>、<text:span text:style-name="T3">"</text:span>連外國選手都很不高興<text:span text:style-name="T3">" </text:span>云云。我要說的是，聽他在放屁。洋人有這麼反動無知驕縱脆弱嗎？連這麼一點點根本微不足道的抗議都沒見過嗎？洋人社會的抗議往往才真的有夠兇猛驃悍，這麼一丁點阻撓進場，就會讓他們嚇到了或不高興了？洋人有這麼沒見過世面嗎？而且，這不就是人渣黨及其一票走狗們平常最喜歡講的<text:span text:style-name="T3"><text:s/>"</text:span>民主自由<text:span text:style-name="T3">"</text:span>嗎？怎麼會丟臉？怎麼會<text:span text:style-name="T3"><text:s/>"</text:span>傷害國家的形象<text:span text:style-name="T3">"</text:span>？應該很光榮才對，<text:span text:style-name="T3">"</text:span>全世界都在看<text:span text:style-name="T3">" </text:span>不是嗎？<text:span text:style-name="T3"> <text:line-break/><text:line-break/><text:line-break/></text:span>陳真<text:span text:style-name="T3">2017. 08. 20. <text:line-break/><text:line-break/>=================== <text:line-break/></text:span>反年改團體鬧場世大運　總統府：嚴懲暴徒<text:span text:style-name="T3"> <text:line-break/><text:line-break/></text:span>蘋果日報<text:span text:style-name="T3"> <text:line-break/><text:line-break/>2017</text:span>年<text:span text:style-name="T3">08</text:span>月<text:span text:style-name="T3">19</text:span>日<text:span text:style-name="T3"> <text:line-break/><text:line-break/></text:span>反年改團體在世大運外場丟煙霧彈抗議，阻擋外國選手入場。總統府發言人林鶴明今晚表示，針對<text:span text:style-name="T3">2017</text:span>世大運開幕表演，反年改陳情團體暴力阻擋各國選手入場，造成選手因安全受到威脅，影響開幕活動進行，總統府予以嚴厲譴責並要求相關單位調查，嚴懲暴徒。<text:span text:style-name="T3"> <text:line-break/><text:line-break/></text:span>林鶴明表示，世大運是國際的大事，也是台灣的喜事，相關團體假反年改爲由蓄意滋擾國際活動進行，威脅國人、選手安全，除已嚴重違法，更傷害台灣國家形象，給予最嚴厲的譴責。（林修卉／台北報導）<text:span text:style-name="T3"> <text:line-break/><text:line-break/>========== <text:line-break/></text:span>民眾憤怒　狂批反年改團體陳抗阻開幕太可恥<text:span text:style-name="T3"> <text:line-break/><text:line-break/></text:span>蘋果日報<text:span text:style-name="T3"><text:s/>2017</text:span>年<text:span text:style-name="T3">08</text:span>月<text:span text:style-name="T3">19</text:span>日<text:span text:style-name="T3"> <text:line-break/><text:line-break/>2017</text:span>台北世大運今晚登場，這也是台灣難得舉辦的體育盛會，但反年改團體在開幕場館抗議，有多國選手未進場，成了只有參賽國會旗卻無選手的冏況。在北市府前廣場觀看開幕戶外轉播的民眾得知原因，直呼好瞎，丟臉丟到國外了。<text:span text:style-name="T3"> <text:line-break/><text:line-break/></text:span>民眾劉小姐說，看到進場畫面沒選手，覺得怪怪，上網看新聞得知是抗議團體阻撓，實在太瞎，丟臉丟到國外了。<text:span text:style-name="T3"> <text:line-break/><text:line-break/></text:span>另有民眾憤怒表示，反年改這樣抗議很可恥。（郭美瑜／台北報導）</text:p>
      <text:p text:style-name="P1"><text:span text:style-name="T1">陳真</text:span><text:s/>  |  2017.08.19 16:12   |   <text:a xlink:type="simple" xlink:href="http://palinfo.habago.org/Entry?Command=Information_PrintForum&amp;iPage=133#FORUM36035"><text:span text:style-name="T2">#</text:span></text:a></text:p>
      <text:p text:style-name="P2">之前寫過，香港所謂佔中，什麼雨傘革命，爭取什麼直選才是民主等等<text:span text:style-name="T3">(</text:span>英國統治香港一百年怎麼從不要求直選？<text:span text:style-name="T3">)</text:span>，其實就是<text:span text:style-name="T3">CIA</text:span>和蘋果日報的老闆黎智英所一手策畫。現在又來搞個什麼<text:span text:style-name="T3"><text:s/>"</text:span>勇敢三子<text:span text:style-name="T3">"</text:span>，我真是會吐，而且還要提名所謂的諾貝爾和平獎呢。<text:span text:style-name="T3"> <text:line-break/><text:line-break/></text:span>請問世界上有哪個國家可以容許你佔領馬路、防礙交通卻不會對你課以刑罰？英國在這方面的罪可重了，動輒有期徒刑一兩年起跳。這幾個香港混蛋關個幾個月能算是一回事嗎？可是你看，整個西方媒體又開始瘋狂炒作，把他們捧成人類的良心，偉大的民主英雄！<text:span text:style-name="T3"> <text:line-break/><text:line-break/></text:span>台灣的大腸花更是離譜，一群腦殘人渣與人渣黨合作，佔領立法院、破壞行政院等等等，完全無法無天囂張跋扈到極點，高唱各種反文明的族群仇恨意識，台灣綠油油的法院居然說這是偉大的民主抗爭，甚至還說是什麼公民不服從，所以無罪。<text:span text:style-name="T3"> <text:line-break/><text:line-break/></text:span>如果是公民不服從，那就更應該有罪才對；因為公民不服從的目的就是要主動尋求罪責與刑罰，以己身的痛苦做為一種代價來喚起人們對於某一議題的道德關注。怎麼反而就沒罪了呢？他媽的真是胡扯瞎掰到根本就是不要臉的地步。<text:span text:style-name="T3"> <text:line-break/><text:line-break/>2003</text:span>年，英美聯手入侵伊拉克，英國的一些轟炸機與飛彈基地就在劍橋郊外<text:span text:style-name="T3">(</text:span>羅素曾在此基地被捕入獄<text:span text:style-name="T3">)</text:span>。當時一些反對伊拉克戰爭的劍橋學生天天跑去擋馬路，甚至用鐵鍊互相綑綁成人龍，阻止軍車通行。<text:span text:style-name="T3"> <text:line-break/><text:line-break/></text:span>我知道這些學生後來都吃上官司，刑期約在一兩年左右。可是，這算一回事嗎？這難道不就是這些學生之所以值得被稱為公民不服從以及非暴力抗爭的原因。他們尋求己身的受難，來彰顯其反侵略理念。<text:span text:style-name="T3"> <text:line-break/><text:line-break/></text:span>整個英國社會也不會有人特別去關注他們，更不可能把他們捧成噁心到爆的什麼學運明星，因為他們確實違法，而且這是他們所自願承受的。但他們的行為確實也在無形中感動了許多人。人類的文明價值，也許就在這樣一種以身試法的無私奉獻中獲得一些進展。<text:span text:style-name="T3"> <text:line-break/><text:line-break/></text:span>這些反侵略伊拉克戰爭的學生，純粹基於自己的良知，願意以自己的青春和前途做為代價，而不是政黨動員，媒體瘋狂吹捧，散播大量謊言與謠言，擴大動員與煽動，胡作非為，無法無天，囂張跋扈，然後又更進一步捧成明星，捧成英雄，接著當然就是搞選舉搞政治，名利雙收，為特定政治勢力服務，吃香喝辣一輩子。真是<text:span text:style-name="T3">X</text:span>它媽的很齷齪。<text:span text:style-name="T3"> <text:line-break/><text:line-break/></text:span>陳真<text:span text:style-name="T3">2017. 08. 19. <text:line-break/><text:line-break/>======================== <text:line-break/><text:line-break/></text:span>《紐約時報》倡諾貝爾和平獎<text:span text:style-name="T3"><text:s/></text:span>提名港首批良心犯<text:span text:style-name="T3"> <text:line-break/><text:line-break/>2017. 08. 18 </text:span>香港蘋果日報<text:span text:style-name="T3"> <text:line-break/><text:line-break/><text:line-break/></text:span>雙學三子遭律政司覆核刑期，改判監禁<text:span text:style-name="T3">6</text:span>至<text:span text:style-name="T3">8</text:span>個月案件，備受國際關注。《紐約時報》評論版編輯<text:span text:style-name="T3">Bari Weiss</text:span>昨發表署名評論文章，以「<text:span text:style-name="T3">A Nobel Prize for Hong Kong’s Democrats</text:span>」為題，向諾貝爾委員會提議，在下月諾貝爾和平獎接受提名時，將香港首批良心犯（<text:span text:style-name="T3">first prisoners of conscience</text:span>）雙學三子考慮為人選。<text:span text:style-name="T3"> <text:line-break/><text:line-break/></text:span>文章形容，以<text:span text:style-name="T3">14</text:span>歲之齡踏足本港政治運動的黃之鋒，一直被視為香港民主運動標誌人物，又認為他與香港眾志主席羅冠聰及學聯前秘書長周永康，是「勇敢三子」（<text:span text:style-name="T3">courageous trio</text:span>），協助帶領被視為抵抗北京政府干預，捍衛香港自由的雨傘政治運動。不過<text:span text:style-name="T3">20</text:span>出頭的三子，從政之路剛開始，就因重奪公民廣場案被控非法集會，三子處境有如曾獲諾貝爾和平獎的哈維爾及昂山素姬等抗爭者先驅。<text:span text:style-name="T3"> <text:line-break/><text:line-break/>Bari Weiss</text:span>在文章指出，三人遭被改判囚<text:span text:style-name="T3">6</text:span>至<text:span text:style-name="T3">8</text:span>個月，令他們未來<text:span text:style-name="T3">5</text:span>年不能參選，裁決亦令一國兩制淪為宣傳口號。她引述人權監察中國總監<text:span text:style-name="T3">Sophie Richardson</text:span>的評論指，今次裁決不單令和平民主行動者或言論自由被扭曲，同時亦清楚反映，對香港維持高度自治重要的司法制度，已被北京的獨裁政權所蠶食。<text:span text:style-name="T3"> <text:line-break/><text:line-break/></text:span>文章認為，雙學三子推動的抗爭運動意義，與國際間積極推動中國獨裁政權履行國際及政治承擔的重要領袖無異。文章又比喻雙學三子為聖經故事中的大衛，並將中共比喻為巨人哥利亞，大衛最終能否擊倒巨人哥利亞，諾貝爾和平獎可以起幫助。</text:p>
      <text:p text:style-name="P5"/>
      <text:p text:style-name="P1"><text:span text:style-name="T1">陳真</text:span><text:s/>  |  2017.08.19 15:28   |   <text:a xlink:type="simple" xlink:href="http://palinfo.habago.org/Entry?Command=Information_PrintForum&amp;iPage=134#FORUM36034"><text:span text:style-name="T2">#</text:span></text:a></text:p>
      <text:p text:style-name="P2">今天如果是國民黨做這些關說、卡位搶資源、喬人事、包工程等等的事，馬上會被誇大渲染，攻擊得體無完膚。可是，這些作為事實上才是人渣黨每天的基本<text:span text:style-name="T3"><text:s/>"</text:span>工作<text:span text:style-name="T3">"</text:span>。他們會說，這不是關說卡位喬人事，這是選民服務，為民喉舌，為國舉才；包工程則是為國庫省錢；收賄叫做收取政治獻金；海外洗錢則是為了累積日後台獨建國的基金，用心良苦。<text:span text:style-name="T3"> <text:line-break/><text:line-break/></text:span>人渣黨長年以來有個很強烈的心態就是：天下是我打下來的，就是我的戰利品，我當然可以任意享用。在他們的心態中，所謂<text:span text:style-name="T3"><text:s/>"</text:span>搞政治<text:span text:style-name="T3">" </text:span>就是這樣一種掠奪過程，搶到了權位，當然要好好享用一番。這個黨長年以來最擅長<text:span text:style-name="T3"><text:s/>"</text:span>反特權<text:span text:style-name="T3">"</text:span>，但是他反的是別人的特權，爭的卻是自己的特權，並且以擁有特權做為一種<text:span text:style-name="T3"><text:s/>"</text:span>功成名就<text:span text:style-name="T3">"</text:span>、<text:span text:style-name="T3">"</text:span>有地位、有辦法<text:span text:style-name="T3">" </text:span>的象徵，以特權為榮。<text:span text:style-name="T3"> <text:line-break/><text:line-break/></text:span>如果你看過喬治歐威爾的<text:span text:style-name="T3"><text:s/>"</text:span>動物農莊<text:span text:style-name="T3">"</text:span>，你可能會以為他是在描寫民進黨。<text:span text:style-name="T3"> <text:line-break/><text:line-break/></text:span>陳真<text:span text:style-name="T3">2017. 08. 19. <text:line-break/><text:line-break/>=========================== <text:line-break/></text:span>林岱樺<text:span text:style-name="T3"><text:s/></text:span>挨轟關說中油人事<text:span text:style-name="T3"> <text:line-break/><text:line-break/></text:span>反擊：黨內誅而後快的戰爭<text:span text:style-name="T3"> <text:line-break/><text:line-break/></text:span>蘋果日報<text:span text:style-name="T3"><text:s/>2017</text:span>年<text:span text:style-name="T3">03</text:span>月<text:span text:style-name="T3">17</text:span>日<text:span text:style-name="T3"> <text:line-break/><text:line-break/></text:span>爆料者提供的林岱樺（左圖，羅琦文攝）人事推薦函中，寫道，「岱樺懇請總經理玉成」（紅框處）。讀者提供<text:span text:style-name="T3"> <text:line-break/><text:line-break/></text:span>【連線報導】《蘋果》昨接獲中油內部員工爆料，去年十二月中油僱用人員初試結果公布，但複試未進行前，綠委林岱樺地方辦公室發文到中油，向當時中油總經理陳綠蔚推薦錄用某特定人士，最後該人順利錄取，根本是關說。<text:span text:style-name="T3"> <text:line-break/><text:line-break/></text:span>林岱樺昨回應，「對於人事任用的舉薦拔擢，本是立委國會問政、為民喉舌的職責所在；不應因失焦的爭論，污名化所有立委同仁的努力」。她也說，黨內初選機制，已從良性競爭變成誅而後快的戰爭。<text:span text:style-name="T3"> <text:line-break/><text:line-break/></text:span>在爆料者提供的林岱樺人事推薦函中，寫道「擬推薦周男到中油任職」，並強調「周男個性沉穩、富學習力及上進心」。據爆料者透露，該文件在中油總經理室、公關室、人事室等單位流傳，「他成績不好，卻靠關說拿到好缺」，因而出面爆料。爆料者批評，周男成績只有排第十六，卻能獲得台北企劃室的好缺，該特定職缺就是中油接受立委關說，「根本是量身訂做」。<text:span text:style-name="T3"> <text:line-break/><text:line-break/></text:span>中油：未影響錄取<text:span text:style-name="T3"> <text:line-break/><text:line-break/></text:span>中油發言人畢淑蒨昨指，立委關說並不影響錄取結果，也不會加分，此案是立委辦公室用傳真方式給中油工業關係處，但那不是正式公文，工關處轉呈給當時的總經理陳綠蔚，陳總經理寫了「<text:span text:style-name="T3">OK</text:span>」。<text:span text:style-name="T3"> <text:line-break/><text:line-break/></text:span>陳綠蔚昨受訪說：「不記得了」，就算收到此函也只是「了解就好」。<text:span text:style-name="T3"> <text:line-break/><text:line-break/></text:span>陳亭妃也被爆請託<text:span text:style-name="T3"> <text:line-break/><text:line-break/></text:span>此外，《蘋果》也接獲爆料，陳亭妃辦公室一月時也曾發文到中油，關切中油員工調轉部門的案件。不過陳說，這是台南市的議員在地方基層收到請託，請她服務處代為轉達，有心人士將事情放大操作，動機可議。</text:p>
      <text:p text:style-name="P1"><text:span text:style-name="T1">陳真</text:span><text:s/>  |  2017.08.19 12:16   |   <text:a xlink:type="simple" xlink:href="http://palinfo.habago.org/Entry?Command=Information_PrintForum&amp;iPage=134#FORUM36033"><text:span text:style-name="T2">#</text:span></text:a></text:p>
      <text:p text:style-name="P3">今天若是國民黨高層搞關說、包工程、拿回扣等等這些事，你看人渣黨及其一票同路人和支持者會罵成怎樣，恐怕又是群眾包圍，打官員，丟鞋，丟雞蛋，親綠學者們不知道又要聲嘶力竭義正詞嚴地論述些什麼民主自由與黨國體制之官商勾結了。<text:span text:style-name="T3"> <text:line-break/><text:line-break/></text:span>但是，若是人渣黨幹這些醜事，大家卻把它當成就好像每天吃飯洗澡一樣，稀鬆平常，沒有人會當一回事，連<text:span text:style-name="T3"><text:s/>"</text:span>新聞<text:span text:style-name="T3">" </text:span>都稱不上。<text:span text:style-name="T3"> <text:line-break/><text:line-break/></text:span>台灣這個社會怎麼會洗腦洗成這樣，完全只認顏色，不問是非，實在很難想像。<text:span text:style-name="T3"> <text:line-break/><text:line-break/></text:span>陳真<text:span text:style-name="T3">2017. 08. 19. <text:line-break/><text:line-break/>================== <text:line-break/></text:span>替陳金德抱不平<text:span text:style-name="T3"><text:s/></text:span>中油高層爆料！余天關說不成<text:span text:style-name="T3"><text:s/></text:span>挾怨鬥陳下台<text:span text:style-name="T3"> <text:line-break/><text:line-break/>2017</text:span>年<text:span text:style-name="T3">08</text:span>月<text:span text:style-name="T3">19</text:span>日<text:span text:style-name="T3"> <text:line-break/><text:line-break/></text:span>中國時報記者／王玉樹、洪秀瑛、葉書宏／綜合報導<text:span text:style-name="T3"> <text:line-break/><text:line-break/></text:span>中油董事長陳金德飽受各方壓力下台，中油高層昨不平爆料指出，要陳下台的同黨同志余天，根本就是「關說不成、挾怨報復」。不但關說副總人事，更直接帶環保業者登門要求承包高雄煉油廠百億汙染整治費工程，吃相難看。對此，民進黨新北市黨部主委余天昨回應，「這是選民服務，不是關說。」<text:span text:style-name="T3"> <text:line-break/><text:line-break/>815</text:span>大停電，中油為斷氣責任禍首，董事長陳金德飽受下台負責聲浪，其中不乏同黨同志。被歸屬為游系，前民進黨前立委、新北市黨部主委余天，日前就在民進黨中常會上公開點名中油、台電有人必須為大停電下台負責，否則不足以謝國人。<text:span text:style-name="T3"> <text:line-break/><text:line-break/></text:span>中油高層不滿說，中油有錯，各方有批評可以接受，但有人明顯就是挾怨報復。這位高層爆料說，像余天去年就公然介入副總關說案。中油子公司中美和石化前董事長林勝益去年任期屆滿，陳金德要把他調去中油美國分公司，他不想去，找上余天關說。余竟直接要求讓林勝益升任總公司副總，遭到陳董拒絕。<text:span text:style-name="T3"> <text:line-break/><text:line-break/></text:span>不僅如此，已經熄燈的五輕（高雄煉油廠）廠內土地需要進行大片汙染整治，由於經費上看百億，中油高層說，余天今年帶著環保業者登門拜訪董事長，要求讓業者承包整治工程，不知有甚麼利益掛勾。<text:span text:style-name="T3"> <text:line-break/><text:line-break/></text:span>帶業者來要工程遭拒<text:span text:style-name="T3"> <text:line-break/><text:line-break/></text:span>當時陳金德虛應過去，但之後余天仍以電話或簡訊不斷關切，陳只好冷處理。中油高層感嘆，余天關說利益，要中油埋單這個埋單那個，怎麼大停電事件後，搖身變成正義之士，義正嚴詞要誰下台負責，其中的私怨實在太明顯。<text:span text:style-name="T3"> <text:line-break/><text:line-break/></text:span>對於是否幫林勝益關說不要被調去美國？余天昨說，「這是選民服務，他來我家告訴我，他媽媽<text:span text:style-name="T3">90</text:span>幾歲，如果調去美國就沒人照顧，他希望不要被調，甚至說降職都沒關係，所以我先打給陳菊市長，再打給陳董，但陳董說已經定調，不能不去，我能做的就是這樣而已，其實也不是關說。」<text:span text:style-name="T3"> <text:line-break/><text:line-break/></text:span>余：選民服務非關說<text:span text:style-name="T3"> <text:line-break/><text:line-break/></text:span>是否帶環保業者參與、想取得中油利益？余天否認和利益有關，解釋因為有朋友告訴他，印度和阿拉伯王子關係好，若中油缺石油，有管道可以買到便宜的石油，那為何不做，「我聽到這個好消息，所以就帶他們去找陳董，但陳董說已經簽約，沒辦法改。」余天強調自己在民進黨內沒派系，「我哪個沒幫他們站台，每個人能幫就幫，我哪有分派系。」</text:p>
      <text:p text:style-name="P1"><text:span text:style-name="T1">陳真</text:span><text:s/>  |  2017.08.18 12:21   |   <text:a xlink:type="simple" xlink:href="http://palinfo.habago.org/Entry?Command=Information_PrintForum&amp;iPage=134#FORUM36032"><text:span text:style-name="T2">#</text:span></text:a></text:p>
      <text:p text:style-name="P2">我一般不太講個案，因為相關細節往往掛一漏萬，寫起來又臭又長，難以表述。不過，看藍綠有志一同都在修理陳金德<text:span text:style-name="T3"><text:s/>(</text:span>中油董事長<text:span text:style-name="T3">)</text:span>，我也有點話要說。特別是綠營，包括人渣黨周圍那些尾巴黨，更是罵得凶狠難聽，個個義正辭嚴。但是，陳金德說得沒錯，他說他<text:span text:style-name="T3"><text:s/>"</text:span>在民進黨<text:span text:style-name="T3"><text:s/>30</text:span>年，看到哪些發言、義正嚴詞背後代表什麼意義，我一目了然，這種場面我見多了<text:span text:style-name="T3">"</text:span>。<text:span text:style-name="T3"> <text:line-break/><text:line-break/></text:span>跟他一樣，這種場面我也見多了，騙不了內行人。為了避免冗長，我做幾個簡單歸納：<text:span text:style-name="T3"> <text:line-break/><text:line-break/></text:span>一，陳金德該不該下台，沒有個必然準則。我是始終認為他並不適任，他之所以擔任這樣一個涉及數千億資金的重要職位，並非因為專業與能力考量，而是因為他的顏色與忠誠。他如果可以當中油董事長，全台灣至少有三百萬人足以勝任。這就是我一直在批評的分贓政治。<text:span text:style-name="T3"> <text:line-break/><text:line-break/></text:span>二，印象中，陳金德大我兩三歲。我跟他並不熟，但我記得三十年前，也就是<text:span text:style-name="T3">1987</text:span>年，我跟戴振耀、施信民與張國龍教授等人籌組台灣環保聯盟時，他<text:span text:style-name="T3"><text:s/>"</text:span>好像<text:span text:style-name="T3">" </text:span>也是<text:span text:style-name="T3">25</text:span>位發起人之一。我不太確定這一點，僅僅只是印象，因為在前後六次的籌備會議中，我並沒有看到他出席開會。不過，我也差不多就是在<text:span text:style-name="T3">1987</text:span>年那時候就認識他。他不太碰政治議題，而主要是關心環保。雖然與之不熟，但是，憑我對人的認識與了解，我敢說他是一個人格十分正直的人。<text:span text:style-name="T3"> <text:line-break/><text:line-break/></text:span>雖然這三十年來，我完全不知道他有沒有什麼改變，但我始終相信人是不太會變的。我並不相信<text:span text:style-name="T3"><text:s/>"</text:span>權力會使人腐化<text:span text:style-name="T3">" </text:span>這回事，我只相信<text:span text:style-name="T3"><text:s/>"</text:span>權力會使人露出原形<text:span text:style-name="T3">"</text:span>，我從未看到一個好人會因為權力在手而腐化。我只看過原本就是人渣，當他權力在手時，他的人渣本性就會更加發揚光大。<text:span text:style-name="T3"> <text:line-break/><text:line-break/></text:span>陳金德確實是在當今政壇上極少數罕見的正派人物，為人正直，謙虛，廉潔，客氣。你從他在這次事件中種種<text:span text:style-name="T3"><text:s/>"</text:span>不識時務<text:span text:style-name="T3">" </text:span>的強硬發言，就能看出這個人和其他人渣政客截然不同的個性。他不願下台也許有他的意氣用事成份，或是個人不願屈服於各路貪婪的豺狼虎豹，但若要說他戀棧權位，那真的是太外行了。陳金德不是那種人啦，雖然我也不認為他足堪中油董座重任。<text:span text:style-name="T3"> <text:line-break/><text:line-break/></text:span>三，在這次全台大停電的事件中，你可以清楚看到藍綠各方政客們的心思，從這些心思中，你就能知道一個人或一個黨，他心裏究竟在盤算一些什麼，究竟是否真的以全民利益為重。人渣黨那位啥曉英的發言就根本不值得一提了，一切罪過全推給前朝，推給基層員工，然後居然還能美化自己，說什麼<text:span text:style-name="T3"><text:s/>"</text:span>改革的決心更加堅定<text:span text:style-name="T3">" </text:span>云云。但是，你看國民黨那邊其實也一樣，吳敦義超開心的，他說，全台大停電事件<text:span text:style-name="T3"><text:s/>"</text:span>對國民黨非常有利<text:span text:style-name="T3">"</text:span>。面對一個重大問題，他盤算的竟然是一黨之私，一己之利。<text:span text:style-name="T3"> <text:line-break/><text:line-break/></text:span>至於人渣黨各路派系及周邊人渣到爆的尾巴黨徒們攻擊陳金德的相關發言，我也同樣<text:span text:style-name="T3"><text:s/>"</text:span>一目了然<text:span text:style-name="T3">"</text:span>，別演戲了，這些人渣圖謀的就是由自己人佔領中油董座這個擁有億萬資產的大大大大大肥缺，足以動用數千億預算，太多油水可撈了。在這一點上，我相信陳金德是個乾乾淨淨的人，就跟他的同鄉陳定南及林義雄一樣，你可以不認同其政治作為，但你沒法否定這些人的人品。<text:span text:style-name="T3"> <text:line-break/><text:line-break/></text:span>四，一般民眾當然比較不可能了解各種人事物的真實狀況，但是，政治圈內的人，不管藍綠，他們不可能不知道一些基本事實。可怕之處就在於，當他們明明知道比方說某個人並非貪婪之徒時，為了一己或一黨強烈的貪婪私心，竟然硬要睜眼說瞎話，硬要把某個明明不是那樣的人給污名化，以便趁機搶到好處。<text:span text:style-name="T3"> <text:line-break/><text:line-break/></text:span>五，許多事情，包括這次的停電事件，其實就像個照妖鏡，你從中可以看清楚人們真正的嘴臉與心思。重點是你要懂得怎麼看，行為主義式的判斷方法是完全行不通的，因為人渣們特別擅長各種冠冕堂皇的言詞與作為。人事物的善惡良莠不是這樣看的。<text:span text:style-name="T3"> <text:line-break/><text:line-break/></text:span>當然，我並不是說陳金德不應該下台，也不是說他很適任。不管什麼事，包括政治，還是應該盡量擺脫那種粗糙表淺的言詞操弄或表面行為，盡量往骨子裏看，或許才能看清人事物的真實樣貌，並且區分各種微妙的善惡是非差別，讓事物一碼歸一碼。<text:span text:style-name="T3"> <text:line-break/><text:line-break/></text:span>陳真<text:span text:style-name="T3"><text:s/>2017. 08. 18. <text:line-break/><text:line-break/>===================== <text:line-break/><text:line-break/></text:span>大停電拒辭<text:span text:style-name="T3"><text:s/></text:span>黃子哲：人民吃多陳金德這種「雜碎麵」<text:span text:style-name="T3"> <text:line-break/><text:line-break/>2017-08-18 <text:line-break/><text:line-break/></text:span>聯合報<text:span text:style-name="T3"><text:s/></text:span>記者周志豪╱即時報導<text:span text:style-name="T3"> <text:line-break/><text:line-break/></text:span>中油董事長陳金德未因為停電下台，遭各界砲轟。<text:span text:style-name="T3"><text:s/></text:span>記者杜建重／攝影<text:span text:style-name="T3"> <text:line-break/><text:line-break/></text:span>因中油委外單位操作氣閥失誤，造成<text:span text:style-name="T3">815</text:span>全台大跳電。事發後經濟部長李世光隨即請辭獲准，但聲稱負起完全責任的中油董事長陳金德卻遲不願請辭負責，還嗆看多「這種場面」。國民黨立委楊鎮浯辦公室主任黃子哲反諷，「這種雜碎麵」人民也吃多了。<text:span text:style-name="T3"> <text:line-break/><text:line-break/></text:span>黃子哲表示，<text:span text:style-name="T3"><text:s/>815</text:span>全台大停電，讓高達<text:span text:style-name="T3">668</text:span>萬用戶被迫分區限電，各地哀鴻遍野，造成的不便、損失與傷害難以計數；如今看來<text:span text:style-name="T3">815</text:span>大停電肇事的就是中油外包商，中油督導不周是事實，捅下如此大簍子，陳金德卻還霸氣戀棧中油董座，蠢蛋一枚。<text:span text:style-name="T3"> <text:line-break/><text:line-break/></text:span>黃子哲說，民主政治就是責任政治，但陳金德仗著是民進黨最大派系的新潮流成員，又是高雄市長陳菊愛將，面對黨內另一派系「正國會」前立委余天要他下台負責，直接回嗆「這種場面我看多了」，太過「靠勢」，執政黨頭頭、總統蔡英文不用講句話？<text:span text:style-name="T3"> <text:line-break/><text:line-break/></text:span>黃子哲質疑，若民進黨要員只要有新潮流撐腰，犯再大滔天之罪，被再多輿論撻伐，都不用遵循民主政治原則，負起應負政治則任，那只能說「<text:span text:style-name="T3">94</text:span>狂」，原來統治這個國家的不是總統，而是執政黨內的一個派系，民進黨招牌恐被這「爛咖」毀於一旦。<text:span text:style-name="T3"> <text:line-break/><text:line-break/>===================== <text:line-break/><text:line-break/></text:span>李世光因電辭職<text:span text:style-name="T3"><text:s/></text:span>徐永明怒指：棄部長保油電董事長<text:span text:style-name="T3"> <text:line-break/><text:line-break/>2017-08-16 <text:line-break/><text:line-break/></text:span>自由時報<text:span text:style-name="T3"> <text:line-break/><text:line-break/></text:span>〔即時新聞／綜合報導〕昨天全台大停電，經濟部長李世光請辭下台走人，但責任追究才開始，時力立委徐永明就直指，「台電中油是行政部門惡勢力」，兩個董事長都是「假鬼假怪」，而李世光的走人，更是「棄部長保董事長」。<text:span text:style-name="T3"> <text:line-break/><text:line-break/></text:span>徐永明深夜在臉書上怒批台電及中油，要求「立法院必須有跨黨派調查小組，遏止球員兼裁判歪風」，針對跳電事件深究調查，更要參與全面性的檢查電力基礎設施，才不會讓行政部門縱容台電中油，球員兼裁判上下其手。<text:span text:style-name="T3"> <text:line-break/><text:line-break/></text:span>徐永明指出，這次停電事件，不止看到基礎電力設施脆弱，還看到「台電中油就是行政部門惡勢力，走路的部長底下還有兩個假鬼假怪董事長」；政府強化跟補強的檢查固然重要，但要是行政部門如果一樣放任讓台電跟中油自己搞，「我已經可以知道檢查結果，就是檢查不出任何問題，因為自己人查自己人，絕對一家親」。<text:span text:style-name="T3"> <text:line-break/><text:line-break/></text:span>徐永明說，斷電部長就下台了，董事長卻沒事，請問未來經濟部長就算換人，能駕馭台電嗎？中油會怕他嗎？所以<text:span text:style-name="T3">2</text:span>個董事長沒下台，問題絕對沒辦法解決。<text:span text:style-name="T3"> <text:line-break/></text:span>徐永明要求，臨時會要請行政院長來報告。徐永明也再三重申，如果總統跟行政院長要展現改革決心，那<text:span text:style-name="T3">2</text:span>個董事長趕快下台吧。<text:span text:style-name="T3"> <text:line-break/><text:line-break/>=============== <text:line-break/><text:line-break/></text:span>幕後》「算菊姊的人」陳金德去留牽動政局<text:span text:style-name="T3"><text:s/></text:span>新系盼先「撐住」<text:span text:style-name="T3"> <text:line-break/><text:line-break/></text:span>顏振凱<text:span text:style-name="T3"><text:s/>2017-08-16 <text:line-break/><text:line-break/></text:span>中油董事長陳金德透過管道，對府院表達個人去留，全由上司決定。（顏麟宇攝）<text:span text:style-name="T3"> <text:line-break/><text:line-break/>815</text:span>大停電，衍生英全政府新的政治危機，據了解，本就在考慮去留的經濟部長李世光第一時間決定請辭，盼怒火不要波及本就風雨飄搖的內閣團隊。當初由高雄市長陳菊推薦，黨內隸屬新系的中油董事長陳金德去留問題，在昨晚事件爆發後，黨政平台今早開會，有幹部認為，目前社會氣氛下，陳很難不下台，但新系黨政高層則在內部討論中，堅持應先釐清責任，盼陳金德能先「撐住」！<text:span text:style-name="T3"> <text:line-break/><text:line-break/></text:span>據了解，陳金德透過管道，對府院表達個人去留，全由上司決定。惟一位英系要角昨晚也坦言，陳金德「算菊姊的人」，大家也很難說什麼。<text:span text:style-name="T3"> <text:line-break/><text:line-break/>============== <text:line-break/></text:span>被點名下台<text:span text:style-name="T3"><text:s/></text:span>陳金德：這種場面我看多了<text:span text:style-name="T3"> <text:line-break/><text:line-break/>2017-08-17 <text:line-break/><text:line-break/></text:span>經濟日報<text:span text:style-name="T3"><text:s/></text:span>記者張為竣╱即時報導<text:span text:style-name="T3"> <text:line-break/><text:line-break/><text:line-break/></text:span>因中油讓台電「斷氣」<text:span text:style-name="T3">2</text:span>分鐘，釀成<text:span text:style-name="T3">815</text:span>大停電，經濟部長李世光請辭獲准，而中油董事長陳金德也被點名下台。陳金德今天表示，他在民進黨超過<text:span text:style-name="T3">30</text:span>年，這種場面看多了。<text:span text:style-name="T3"> <text:line-break/><text:line-break/></text:span>陳金德今天接受廣播電台專訪，他說，中油要為<text:span text:style-name="T3">815</text:span>大停電負責，他管理上也要負責；他在民進黨超過<text:span text:style-name="T3">30</text:span>年，看到哪些發言、義正嚴詞背後代表什麼意義，「我一目了然。」<text:span text:style-name="T3"> <text:line-break/><text:line-break/></text:span>陳金德專訪結束後指出，黨內聲音他聽到了，每個人有每個人的立場與想法，中油不會逃避責任、陳金德也不會迴避責任。<text:span text:style-name="T3"> <text:line-break/><text:line-break/></text:span>「要我下台的人很多，我也看到了，我不會迴避任何責任。」陳金德說，目前在努力工作當中，對長官、或相關人士要負責，所以把這件事情做好。<text:span text:style-name="T3"> <text:line-break/><text:line-break/>=============== <text:line-break/></text:span>「<text:span text:style-name="T3">815</text:span>大跳電對國民黨有很大的幫助」吳敦義<text:span text:style-name="T3">:</text:span>退票是「老英」的習慣<text:span text:style-name="T3"> <text:line-break/><text:line-break/></text:span>風傳媒<text:span text:style-name="T3"> <text:line-break/></text:span>羅暐智、王為真<text:span text:style-name="T3"> <text:line-break/><text:line-break/>2017</text:span>年<text:span text:style-name="T3">8</text:span>月<text:span text:style-name="T3">17</text:span>日<text:span text:style-name="T3"> <text:line-break/><text:line-break/>815</text:span>全台大跳電，準國民黨主席吳敦義<text:span text:style-name="T3">17</text:span>日以「老英」、「老蔡」來稱呼總統蔡英文，他指出，蔡英文不守信用、謊話連篇，「答應的多、實現的少、退票的多，這就是老英的習慣」，國民黨跟老英最大的不同就是，國民黨守承諾，比較能拼經濟，會斟酌民眾需求，努力去做事。</text:p>
      <text:p text:style-name="P1"><text:span text:style-name="T1">吳捷</text:span><text:s/>  |  2017.08.18 11:40   |   <text:a xlink:type="simple" xlink:href="http://palinfo.habago.org/Entry?Command=Information_PrintForum&amp;iPage=134#FORUM36031"><text:span text:style-name="T2">#</text:span></text:a></text:p>
      <text:p text:style-name="P3">台灣現在沒有一個政黨是有格局有遠景的。<text:span text:style-name="T3"> <text:line-break/></text:span>國民兩黨就不說了，我蠻看得上的新黨也只會教國民們有便宜要佔，對岸給我們很多好處，我們詐騙的時候要懷感恩之心。<text:span text:style-name="T3"> <text:line-break/></text:span>然後王炳忠現在還發牢騷責怪國民黨，國民黨混蛋又不是一天兩天了。<text:span text:style-name="T3"> <text:line-break/></text:span>然後有件事我想問下台灣高士，我阿嬤，一個不識字的老太，從小就教育我<text:span text:style-name="T3">“</text:span>吃虧就是便宜<text:span text:style-name="T3">”“</text:span>不要貪小便宜<text:span text:style-name="T3">”“</text:span>做人不能撒謊<text:span text:style-name="T3">”</text:span>。台灣文化裡面有沒有類似的鄉里之道。<text:span text:style-name="T3"> <text:line-break/></text:span>我怎麼覺得就沒一個人能說出<text:span text:style-name="T3">“</text:span>優待不能使人領先，反而使人墮落<text:span text:style-name="T3">”</text:span>這種道理。一個兩個既得利益暫且不說，如果是<text:span text:style-name="T3">2300w</text:span>這樣的體量，只能使得這群人不思進取，頹廢墮落。<text:span text:style-name="T3"> <text:line-break/></text:span>而每個政黨都是會要好處，區別只在於新黨說我們對給我們好處的要保持友好感恩，國民黨說我們拿了好處要保持區隔，而民進黨則說這是糖衣砲彈，我們把糖衣吃了炮彈打回去。<text:span text:style-name="T3"> <text:line-break/></text:span>而沒一個願意激發國民的進取心，媒體也只知道報道台灣<text:span text:style-name="T3">no1.</text:span>台湾之光。一群混蛋嘛。<text:span text:style-name="T3"> <text:line-break/>-------------------------------------------------------------------------------- <text:line-break/></text:span>王炳忠<text:span text:style-name="T3"> <text:line-break/></text:span>　　<text:span text:style-name="T3">7</text:span>小时<text:span text:style-name="T3"><text:s/>· <text:line-break/></text:span>　　深夜發文，憋了多少年的鳥氣，不得不發！<text:span text:style-name="T3"> <text:line-break/><text:line-break/></text:span>　　昨天聯晚的報導，郁主席有段話特別解氣：整國民黨的是民進黨，清算國民黨的人叫蔡英文，（那些維護國民黨的人）箭頭不對民進黨，卻反過來對著新黨，講新黨是「紅統」，真以為新黨是小弟？隨時抓著玩？<text:span text:style-name="T3"> <text:line-break/><text:line-break/></text:span>　　事實上，這些年來，由於郁主席總是要求大局為重，我們這些衝在第一線的戰將，一邊應付台獨的批鬥，一邊還要忍受一些自稱國民黨人的冷言冷語，真不知「一腔悲憤向誰論」？忍到今天，在台灣被這些國民黨人批判是「紅統」投降，在大陸又要配合老共奉國民黨為上賓，還要被大陸網友質疑我們在大陸得了多少好處，真是夠了！<text:span text:style-name="T3"> <text:line-break/><text:line-break/></text:span>　　藍綠政客長年遊走兩岸騙吃騙喝，致使前陣子新黨呼籲組團帶被誤導的年輕人訪問大陸，都被大陸網友質疑和那些政客一樣是兩面人。多數人只知道綠營有不少政客及金主在大陸賺錢，一邊又在台灣喊台獨；但卻很少聲討同時有一大票國民黨人頂著老共迷信的國民黨招牌，在大陸要地要項目坐上位，一邊卻在台灣端出反共模樣唧唧歪歪，拿了大陸好處還數落大陸，不但避談統一，甚至不忘與獨派唱和攻擊新黨「紅統」媚共云云。<text:span text:style-name="T3"> <text:line-break/><text:line-break/></text:span>　　光是每年八月在福州舉辦的海峽青年節，從去年的蕭敬嚴到今年的呂謦煒，兩位老共尊崇的「國民黨青年團團長、學生中常委」，竟都是這種雙面嘴臉無一意外。前者回台後大批「大陸只跟認同九二共識的縣市長交流是侵犯人權」，後者則「老實」到在個人臉書上寫「反共就是要能撈就撈、能混就混」，而我都正好也在大陸活動現場，兩次都被安排在他們的下一個座次，配合主辦方乖乖扮演國民黨小弟的角色。<text:span text:style-name="T3"> <text:line-break/><text:line-break/></text:span>　　本來國民黨是大黨，我代表新黨居後並無所謂，但你們在大陸風光吃喝，還要倒打新黨媚共，會不會也太厚顏？而其實你們這些國民黨裡的後生小輩，也只是享受到表面的「風光」而已，更多國民黨人頂著這個老共迷信的招牌要到更多實質好處，卻拿來搞自己買辦集團的利益，等回到台灣對台獨則唯唯諾諾，更別提主動去撥亂反正引導民眾認同一中。這些人只有在搞內鬥時才火力全開，每天高談不能讓國民黨「新黨化」，最後搞成今天這般景象，又故技重施打團結牌怪新黨「分裂」，一邊還要北京繼續挺國民黨，真<text:span text:style-name="T3">TMD</text:span>把大家都當你小弟玩啊？<text:span text:style-name="T3"> <text:line-break/><text:line-break/></text:span>　　我受夠了，今天就把話說清楚！你們這些「國民黨」，少學民進黨那套抹紅嚇唬人！這麼多年我們忍辱負重，為了大局忍氣吞聲，繼承中山遺志振興中華，盡我們的力帶領青年訪問大陸；而你們國民黨多少人靠大陸幫忙經營私利，規模、地位都遠在我們之上，不去努力打擊台獨，還想學綠的嗆我們統派滾回大陸？要不要臉啊？</text:p>
      <text:p text:style-name="P1"><text:span text:style-name="T1">吳捷</text:span><text:s/>  |  2017.08.17 23:06   |   <text:a xlink:type="simple" xlink:href="http://palinfo.habago.org/Entry?Command=Information_PrintForum&amp;iPage=134#FORUM36030"><text:span text:style-name="T2">#</text:span></text:a></text:p>
      <text:p text:style-name="P2">血飲的這篇文章有人轉過嗎？如果有的話請管理員刪帖<text:span text:style-name="T3"> <text:line-break/></text:span>如果沒有的話請保留，就算當小說看也是挺好的<text:span text:style-name="T3"> <text:line-break/>--------------------------------------------------------------------- <text:line-break/></text:span>中巴两国友谊源远流长，中国是最早支持巴勒斯坦人民正义事业、最早承认巴勒斯坦解放组织和巴勒斯坦国的国家之一。两国人民相互理解、相互信赖、相互支持，是真正的好朋友、好伙伴、好兄弟。近年来，中巴两国高层交往密切，政治互信更加巩固，各领域合作得到稳步发展。<text:span text:style-name="T3">——</text:span>习近平，<text:span text:style-name="T3">2017.7.18</text:span>于北京。<text:span text:style-name="T3"> <text:line-break/><text:line-break/></text:span>以上讲话是<text:span text:style-name="T3">7</text:span>月<text:span text:style-name="T3">18</text:span>号习近平在会见到访的巴勒斯坦领导人的讲话，中国将巴勒斯坦领导称呼为巴勒斯坦国总统，并给予相应礼遇。在会谈中习近平提出了四点主张，这四点主张概括起来主要有三个方面，习近平的讲话代表中国正式介入巴以冲突，而这三个方面是对犹太以色列和特朗普政府的重击。我们分别来叙述：<text:span text:style-name="T3"> <text:line-break/><text:line-break/></text:span>第一点坚定推进以<text:span text:style-name="T3">“</text:span>两国方案<text:span text:style-name="T3">”</text:span>为基础的政治解决方案。中方坚定支持<text:span text:style-name="T3">“</text:span>两国方案<text:span text:style-name="T3">”</text:span>，支持建立以<text:span text:style-name="T3">1967</text:span>年边界为基础、以东耶路撒冷为首都、拥有完全主权的、独立的巴勒斯坦国。两国方案本来是美国中东政策的基石，是民主党政府一直以来支持的，它实际上已经成为美国国策，正是因为美国的两国政策为美国在基督教和伊斯兰世界赢得声誉，并得到了几乎所有联合国成员国的支持。<text:span text:style-name="T3"> <text:line-break/><text:line-break/></text:span>但是在共和党上台之后两国方案遭到了严重削弱，小布什时期以色列不断吞并巴勒斯坦领土。特朗普上台以后表示愿意将美国驻以色列大使馆迁往东耶路撒冷。支持以色列完全吞并基督教和伊斯兰教共同的圣城耶路撒冷。特朗普政府实际上放弃了两国方案，而现在中国接过两国方案，等于直接架空美国政府，将两国方案当做中国的中东政策基石。全面提高中国在伊斯兰和基督教的社会威望、直接将美国中东政策挤到了壕沟里。<text:span text:style-name="T3"> <text:line-break/><text:line-break/></text:span>第二，基于两国方案，中国提出建立拥有完全主权的巴勒斯坦国，要求以色列立即停止一切定居点活动、终止对巴勒斯坦人的暴力活动。并召开巴以和平人士研讨会，启动中巴以三方会谈机制，协调推进巴方重点项目。第二方面是将第一点落到了实处，中国作为中间人倡导巴以直接会谈，取代美国以前举行的戴维营会谈。中国的做法是要直接夺取巴以问题政策走向，这是新中国建国以来的首次。<text:span text:style-name="T3"> <text:line-break/><text:line-break/></text:span>第三点，也是最最重要的一点，将一如既往支持巴勒斯坦人民恢复民族合法权利的正义事业。将巴勒斯坦争取民族权利的斗争定义为正义事业，那么反过来以色列对巴勒斯坦国的占领、对巴勒斯坦人民的屠杀就被定义为侵略行为。将以色列的行为定义为侵略行径，这代表中国亮明了自己的政策底牌，是对犹太复国主义屠杀政策的公然反对，这代表着中国将扛起主持国际道义的大旗。对西方世界幕后的<text:span text:style-name="T3">BOSS</text:span>说不，说明中国实力增强以后开始抛弃韬光养晦政策。<text:span text:style-name="T3"> <text:line-break/><text:line-break/></text:span>那么，为什么以色列吞并巴勒斯坦的行为是侵略行为呢？<text:span text:style-name="T3"> <text:line-break/><text:line-break/></text:span>从历史上看，该地区包括现有以色列领土一直是巴勒斯坦人聚居区。但是以色列以该地区是犹太教圣地为由要求在该地区建国。犹太人已经离开巴勒斯坦<text:span text:style-name="T3">2000</text:span>年了，该地区一直是巴勒斯坦人在居住。国际法上也从来没有规定一个宗教和一个民族的可以独立建国，就像俄罗斯不能以乌克兰是斯拉夫民族发源地侵占乌克兰；中国不能以华人占多数为由占领新加坡；土耳其不能以泛突厥主义为借口侵略中亚、占领新疆一样。<text:span text:style-name="T3"> <text:line-break/><text:line-break/></text:span>而且领土的划分是由国际条约决定的，不是由犹太人讲故事决定的。反过来，如果承认以色列的建国理论，那么国际秩序将会荡然无存。加拿大魁北克的法国后裔可以要求独立；苏格兰也可以要求从英国独立出去；所以，以色列建国本身就是建立在践踏国际法和国际准则的基础之上。<text:span text:style-name="T3"> <text:line-break/><text:line-break/></text:span>从感情方面看，二战时期全世界只有三个国家和地区愿意给被屠杀的犹太人提供避难所。他们分别是中国、巴勒斯坦、美国。犹太人在大量迁移巴勒斯坦以后鸠占鹊巢，霸占该地区，在建国初期就对巴勒斯坦人展开杀戮。<text:span text:style-name="T3"> <text:line-break/><text:line-break/></text:span>很多人以犹太被屠杀应该被同情作为以色列建国的理由，问题是屠杀犹太人的是巴勒斯坦人吗？你建国你找屠杀你们的德国去啊。巴勒斯坦人是对你们有救命之恩的！以色列人对巴勒斯坦进行侵略和杀戮，是典型的忘恩负义。结合犹太人在二战期间勾结日本人，想在中国东北建立以色列国可以看出，犹太以色列是天生的忘恩负义，冷血无情。网上那些鼓吹以色列懂得感恩的屁话，不值一驳。<text:span text:style-name="T3"> <text:line-break/><text:line-break/></text:span>占领巴勒斯坦领土以后，以色列分别在<text:span text:style-name="T3">1982</text:span>年和<text:span text:style-name="T3">2002</text:span>年制造了贝鲁特大屠杀和杰宁难民营大屠杀。平时摩擦中的各种杀戮早已经通过电视媒体传播到了全世界。他们几乎将联合国划分给巴勒斯坦的领土全部吞并。将<text:span text:style-name="T3">200</text:span>万巴勒斯坦人全部逼进狭窄的加沙地区。因为加沙地区两端都被以色列控制，哪里实际上成为不愿意屈服的巴勒斯坦人的监狱。就在一个月前，以色列对被围困在加沙地区的<text:span text:style-name="T3">200</text:span>万巴勒斯坦人断电，人为制造巨大的人道主义灾难。忘恩负义占领别国领土，还对别国人民大规模监禁屠杀，凶残程度直逼当年的侵华日军，日本人能和犹太人勾结到一起，的确不是偶然，一样的变态、无耻和凶残。<text:span text:style-name="T3"> <text:line-break/><text:line-break/></text:span>正是因为以色列破坏国际法和对巴勒斯坦的侵略屠杀政策，导致以色列在其他国家特别是欧洲国家眼里，形象极其恶劣（全球也就中国这个被公知亲以色列谎言欺骗的国家还能对以色列保持好感）。所以在广大的基督教和伊斯兰世界对以色列的仇视是有其历史和现实依据的。以色列将之简单归为反犹主义是典型的颠倒黑白。屠杀巴勒斯坦人的以色列，有什么资格用纳粹屠杀为自己的辩护？犹太人是人，巴勒斯坦人不是人？<text:span text:style-name="T3"> <text:line-break/><text:line-break/></text:span>以色列的倒行逆施导致几乎所有联合国成员国包括美国在内均支持巴勒斯坦建国，它的建国是建立在国际法和道义基础上的，赢得了全世界的支持。这么多年，以色列之所以能够阻止巴勒斯坦建国，是因为有美国的支持，是国际正义的力量不够。现在中国站出来支持巴勒斯坦建国，要求以色列停止侵吞巴勒斯坦领土、停止对巴勒斯坦人的杀戮，就是站在国际道义的立场扛起国际道义的大旗，替天行道。<text:span text:style-name="T3"> <text:line-break/><text:line-break/></text:span>那么我们为什么在<text:span text:style-name="T3">7</text:span>月<text:span text:style-name="T3">18</text:span>号这个具体的时间点站出来主持国际正义呢？里面还有没有其他原因呢？下面血饮就来说下中国此时支持巴勒斯坦建国，它的地缘政治和金融原因，也就是中国借支持巴勒斯坦建国举起货币起义的另外一杆大旗。<text:span text:style-name="T3"> <text:line-break/><text:line-break/></text:span>在中国邀请巴勒斯坦总统访华之前，中东局势出现了两个重大变化。<text:span text:style-name="T3"> <text:line-break/><text:line-break/></text:span>首先，以色列加快吞并巴勒斯坦领土。从六月份初开始以色列减少对加沙地区的电力供应，电力短缺导致给水困难，再加上以色列的严密封锁，生活物资无法进入，已经在该地区引发巨大的人道主义灾难。同时以色列支持的<text:span text:style-name="T3">ISIS</text:span>攻击埃及与加沙之间唯一一个陆地补给口岸拉法。在埃及开罗到拉法这段路上，<text:span text:style-name="T3">ISIS</text:span>不断袭击埃及警察，阻挠埃及通过拉法口岸对加沙地区补给，这是在配合以色列占领吞并加沙。巴勒斯坦人民陷入空前巨大的人道主义灾难，构成了中国此时出手的紧迫性。<text:span text:style-name="T3"> <text:line-break/><text:line-break/></text:span>血饮前面说过叙利亚战争根本是为了争夺石油结算权，争夺的核心就是逊尼派和什叶派管线。随着土耳其和卡塔尔相继反水，美以沙主导的逊尼派管线已经没有了源头（卡塔尔）和出口（土耳其）。<text:span text:style-name="T3"> <text:line-break/><text:line-break/></text:span>逊尼派管线事关未来石油美元的兴衰，在这种情况下美以沙准备重启新的油气管道以部分替代逊尼派管线。这条管道名叫摩苏尔<text:span text:style-name="T3">-</text:span>海法管道。<text:span text:style-name="T3"> <text:line-break/><text:line-break/>1931</text:span>年英国<text:span text:style-name="T3">BP</text:span>公司与伊拉克政府签署协议，修建了一条从伊拉克基尔库克穿过约旦到达通往地中海沿岸的巴勒斯坦地区的海法市。该管道在<text:span text:style-name="T3">1935</text:span>年到<text:span text:style-name="T3">1948</text:span>年之间运行，管径特别细，原油大约需要十天时间才能够穿行，巴以冲突爆发以后该管道被伊拉克政府关闭。该管道最大的好处就是直接绕过了叙利亚，<text:span text:style-name="T3">2003</text:span>年和<text:span text:style-name="T3">2013</text:span>年以色列两次要求重新修通该管道，但都无疾而终。目前该管道的源头基尔库克在伊拉克库尔德人控制下，约旦是美国以色列盟友，出口又在以色列控制下的地中海沿岸。未来该管线如果打通，再将原逊尼派管线中的沙特到约旦管线接入进来，就能修建一条绕过叙利亚领土的新管线。<text:span text:style-name="T3"> <text:line-break/><text:line-break/></text:span>在土耳其和卡塔尔反水以后，美以沙三国找到了一条新的通往地中海的石油管道。该管道完全在美国及其支持的盟友手中，特别是伊拉克库尔德人控制了原油管道的源头。这也是美国支持库尔德建国的一个重要原因。<text:span text:style-name="T3"> <text:line-break/><text:line-break/></text:span>美以沙规划的这条管道确实很完美，但是这里面有个问题。从地图中我们可以看到，从约旦边境到以色列海法的管道正好从巴勒斯坦领土约旦河西岸地区北部和叙利亚领土戈兰高地南部的中间地区穿过。要想建成管道，以色列就必须满足两个条件，保证戈兰高地的安全和吞并约旦河西岸地区。<text:span text:style-name="T3"> <text:line-break/><text:line-break/></text:span>本月中旬，以色列拒绝了美国和俄罗斯提出的在叙利亚南部地区停火建立冲突降级区的和平建议。大家可以看下面这张图片，黑色区域为<text:span text:style-name="T3">ISIS</text:span>控制区，绿色部分是努斯拉阵线恐怖分子和反政府武装控制，蓝色为戈兰高地。冲突降级区的停火主要是为了打击恐怖组织，以色列参与停火就不能出兵打击叙利亚政府军。一旦政府军拿下<text:span text:style-name="T3">ISIS</text:span>和努斯拉控制区域，就能够控制戈兰高地东部的叙以边境。这会极大的威胁摩苏尔<text:span text:style-name="T3">-</text:span>海法管道的修建。所以，只要不停火，以色列就可以继续攻击叙利亚政府军，支持<text:span text:style-name="T3">ISIS</text:span>和努斯兰阵线依托戈兰高地顽抗。利用恐怖组织建立与叙利亚政府军的缓冲区，保证戈兰高地的绝对安全。<text:span text:style-name="T3"> <text:line-break/><text:line-break/></text:span>解决了戈兰高地问题，剩下的就是吞并约旦河西岸地区，特朗普上台以后推翻两国方案，公然支持以色列吞并约旦河西岸和东耶路撒冷。<text:span text:style-name="T3">2016</text:span>年以色列提议在加沙地区西部海域兴建人工岛屿，还装模作样的邀请中俄参加，假设这个岛屿建成的话那么巴勒斯坦地区的出海口将全部被以色列海军控制。将来以色列在从约旦南部修建管线分支从加沙出海，那么油气管道出口的安全将会进一步提高。吞并巴勒斯坦，背后的金融地缘政治的要害就在这里。<text:span text:style-name="T3"> <text:line-break/><text:line-break/></text:span>以色列吞并巴勒斯坦对中国意味着什么呢？摩苏尔<text:span text:style-name="T3">-</text:span>海法管线的诞生，意味着中俄在叙利亚力保的什叶派管线失去意义。我们知道石油管线背后是地缘政治和货币霸权，摩苏尔<text:span text:style-name="T3">-</text:span>海法管线的成功意味着中俄在叙利亚<text:span text:style-name="T3">6</text:span>年来的努力白费，为了保卫叙利亚中国在安理会动用的否决权次数是最多的。下图中<text:span text:style-name="T3">1</text:span>为戈兰高地，<text:span text:style-name="T3">2</text:span>为巴勒斯坦的约旦河西岸地区。<text:span text:style-name="T3"> <text:line-break/><text:line-break/></text:span>中国的反击就是支持巴勒斯坦建国，只要建国进入轨道，那么巴勒斯坦国将会成为完全拥有领土、领海、领空的主权国家。巴勒斯坦建国那么巴以边界就要重新划定，加沙地区也将获得领海。借助巴勒斯坦建国问题，中俄还可以重提戈兰高地的归属问题（在<text:span text:style-name="T3">1999</text:span>年以色列通过决议归还戈兰高地，最后不了了之）。只要戈兰高地和巴勒斯坦纷争起来，以色列就别想将摩苏尔<text:span text:style-name="T3">-</text:span>海法管线修建成功。以色列不会把吃进嘴里的肉吐出来，巴以冲突耗费时间更久，持续十年时间都算是乐观的。<text:span text:style-name="T3"> <text:line-break/><text:line-break/></text:span>犹太以色列的图谋落空以后，中俄伊叙强化对叙利亚政府的支持。目前叙利亚进入战后重建，随着叙利亚更多领土的解放，什叶派管线的修建就会提上日程。只要什叶派管线修建成功，那么沙特为首的海合会国家必然向该管线靠拢，未来可能将原逊尼派管线沿岸国家纳入。石油管线背后是巨大的货币霸权利益，目前俄罗斯、伊朗均采用人民币结算石油出口，作为中俄伊叙联盟总舵主的中国，将借此分得石油美元的大块份额。与石油生产、销售、过境费等低端收益相比，货币霸权才是高等级装备，只有拥有巨大的贸易总量和拥有本币跨境支付系统的国家才有资格装备。俄罗斯、伊朗、叙利亚、伊拉克只能分得石油生产销售收入，而中国将收获庞大的石油（天然气）人民币。<text:span text:style-name="T3"> <text:line-break/><text:line-break/></text:span>我们知道美元掠夺全球依靠的就是控制石油产量配合美元宽松紧缩，制造全球经济的寒暑交替完成金融掠夺。人民币结算的石油和天然气日渐增多，对应的就是石油美元的萎缩。美元流量的下降，犹太资本集团所能掠夺的财富就会日渐减少。此消彼长，犹太构建的金融殖民帝国将会彻底崩溃，美元<text:span text:style-name="T3">10+5</text:span>大周期将彻底终结。在中国一带一路的战略规划下，沿线国家将与中国共同发展，共享繁荣。国际反金融殖民主义力量不断增强，会有更多的国家加入货币起义的行列。借助支持巴勒斯坦建国中国将举起全球货币起义的大旗。<text:span text:style-name="T3"> <text:line-break/><text:line-break/></text:span>基于对中东能源和管道之争的分析，血饮做出下面几点推论：<text:span text:style-name="T3"> <text:line-break/><text:line-break/></text:span>第一、鉴于什叶派管线和摩苏尔<text:span text:style-name="T3">-</text:span>海法管线均通过阿布凯马勒地区。解决了拉卡后，被美军全面武装起来的库尔德武装将扑向代尔祖尔<text:span text:style-name="T3">-</text:span>阿布凯马勒一线，该地区争夺将全面白热化。目前土耳其军队已经出动重型装备炮轰北部库尔德武装，俄罗斯国家杜马通过决议增强在叙利亚部署空军并出售苏<text:span text:style-name="T3">22</text:span>战机给叙利亚政府军。目前的战场平静不过是大战前的平静，一旦各方准备就绪那么就会大打出手。<text:span text:style-name="T3">7</text:span>月<text:span text:style-name="T3">20</text:span>号，<text:span text:style-name="T3">400</text:span>名俄军到达叙利亚政府军控制的德拉北部地区，拿下德拉地区就能够直接威胁摩苏尔<text:span text:style-name="T3">-</text:span>海法管线约旦段。下面红圈部分就是俄叙联军攻击的德拉市。<text:span text:style-name="T3"> <text:line-break/><text:line-break/></text:span>第二、伊朗会出兵伊拉克，联手伊拉克、叙利亚、土耳其四国围攻库尔德武装。本月，土耳其总统埃尔多安对伊拉克喊话共同打击库尔德，并表示尊重伊拉克领土主权完整。<text:span text:style-name="T3">6</text:span>月<text:span text:style-name="T3">20</text:span>号伊朗和伊拉克共同协商反对库尔德公投建国。叙利亚与伊朗和伊拉克什叶派民兵共同打击叙利亚境内库尔德人。<text:span text:style-name="T3">7</text:span>月<text:span text:style-name="T3">20</text:span>号，伊拉克政府表示将花费<text:span text:style-name="T3">10</text:span>亿美元向俄罗斯采购<text:span text:style-name="T3">73</text:span>辆<text:span text:style-name="T3">T90S</text:span>坦克，这些坦克自然不是用来对付恐怖分子的。四国誓死捍卫本国领土主权完整，库尔德武装接下来的日子难过了。预计伊朗出兵伊拉克攻击库尔德武装的地点就在基尔库克一线。<text:span text:style-name="T3"> <text:line-break/><text:line-break/></text:span>第三、伊朗国内以哈梅内伊为首的强硬派与亲西方温和派总统鲁哈尼之间的矛盾和摩擦将会加剧。强硬派与温和派的矛盾会因为库尔德独立问题而加剧，如果鲁哈尼在库尔德独立问题上软弱，那么强硬派对鲁哈尼的不满就会全面爆发。鲁哈尼执政时期，虽然因为民主党的中东收缩政策被解除经济制裁赢得民众赞誉，但现在局势正在发生深刻变化，特别是特朗普上台以后，明确表示美国最终目标是在中东推翻伊朗政权以后就显得不合时宜。<text:span text:style-name="T3">7</text:span>月<text:span text:style-name="T3">19</text:span>号，伊朗总统鲁哈尼即将正式宣誓就职之际，鲁哈尼的弟弟兼高级助手费列伊杜恩突然被捕入狱，就是这种两派矛盾加剧的表现。<text:span text:style-name="T3"> <text:line-break/><text:line-break/></text:span>中国外交和大国战略正在发生深刻变化，随着美国等西方国家实力衰落，中国势力日渐增强，我们将会出现更多在以前未曾涉及的外交领域。我们不会像美国那样仰仗武力强权解决问题，更多以共同发展来解决。北京共赢模式已经在逐渐取代华盛顿共识。这个世界也许是一个丛林世界，但待的久了，更多的人期盼安定团结的民意民心就会水涨船高。<text:span text:style-name="T3"> <text:line-break/><text:line-break/></text:span>中国在自身实力增长的时候，以巴勒斯坦建国为突破，扛起国际道义与货币起义大旗正是顺应和平与发展的时代潮流。中国说要在一年之内举行巴中以会谈，这是有实力有底气。将中国本国利益与联合国宪章和国际道义结合，这也是标准的三环套月。<text:span text:style-name="T3"> <text:line-break/><text:line-break/></text:span>中国接过美国解决巴以问题的大旗，这是大航海时代以来，世界历史上第一次有非西方国家主导地中海地区的国际争端解决，是中国崛起全面进入世界核心舞台的标志性事件。货币战争看不见硝烟弥漫，俯视之下却是血流成河。胜利者权杖上的红宝石摇曳着嗜血的光芒，却不见王座之下尸骨累累。</text:p>
      <text:p text:style-name="P1"><text:span text:style-name="T1">吳捷</text:span><text:s/>  |  2017.08.17 22:48   |   <text:a xlink:type="simple" xlink:href="http://palinfo.habago.org/Entry?Command=Information_PrintForum&amp;iPage=134#FORUM36029"><text:span text:style-name="T2">#</text:span></text:a></text:p>
      <text:p text:style-name="P3">貿易制裁這套玩得多了。一點效果也不會有，現在只需要營業額<text:span text:style-name="T3">1%</text:span>的回扣，你想把商品做成哪個東南亞國家出口的都沒問題。<text:span text:style-name="T3"> <text:line-break/></text:span>倒是台灣，現在還能靠老一代中國人之間的情感維繫勉強發展，等到<text:span text:style-name="T3">80</text:span>后<text:span text:style-name="T3">90</text:span>后上台，前景不敢想象。而且台灣年輕人我接觸過的總感覺不肯賣力，連玩都不會非常投入的玩，總喜歡投機取巧。這樣下去，連當台傭都沒人要的感覺。</text:p>
      <text:p text:style-name="P1"><text:span text:style-name="T1">隆誌</text:span><text:s/>  |  2017.08.17 19:12   |   <text:a xlink:type="simple" xlink:href="http://palinfo.habago.org/Entry?Command=Information_PrintForum&amp;iPage=134#FORUM36028"><text:span text:style-name="T2">#</text:span></text:a></text:p>
      <text:p text:style-name="P2">老美又要用老手段對付其他國家<text:span text:style-name="T3"> <text:line-break/></text:span>或許<text:span text:style-name="T3">30</text:span>年前，中國大陸會怕這樣的制裁，現在卻無任何影響。<text:span text:style-name="T3"> <text:line-break/></text:span>內需市場建立起來，不少大陸的企業就算不走出口，靠內需也可以活的很滋潤。<text:span text:style-name="T3"> <text:line-break/></text:span>相反地，在大陸的美商企業，現在才是真的要緊張。<text:span text:style-name="T3"> <text:line-break/></text:span>如果真的兩國開始打貿易戰，美商會受最重傷。<text:span text:style-name="T3"> <text:line-break/>=========================================================================== <text:line-break/></text:span>美對中貿易調查<text:span text:style-name="T3"><text:s/></text:span>擬祭<text:span text:style-name="T3">301</text:span>條款<text:span text:style-name="T3"> <text:line-break/>https://goo.gl/NSDFAw <text:line-break/></text:span>美國官員於台北時間<text:span text:style-name="T3">12</text:span>日晚上表示，總統川普將於<text:span text:style-name="T3">14</text:span>日下午簽署行政備忘錄，要求美國貿易代表賴海哲根據<text:span text:style-name="T3">1974</text:span>年貿易法<text:span text:style-name="T3">301</text:span>條款下的<text:span text:style-name="T3">302</text:span>節（<text:span text:style-name="T3">b</text:span>）規定，研議對中國大陸是否侵犯美國的智慧財產權與強制技術轉移展開貿易調查。<text:span text:style-name="T3"> <text:line-break/></text:span>白宮資深官員於台灣時間<text:span text:style-name="T3">12</text:span>日深夜舉行與中國貿易政策相關背景簡報的電話會議。<text:span text:style-name="T3"> <text:line-break/><text:line-break/></text:span>川普政府資深官員在電話背景說明會指出，川普將在<text:span text:style-name="T3">14</text:span>日下午簽署備忘錄，要求賴海哲決定調查是否有任何中國大陸法律、政策、作法或任何不合理的行為，可能損害美國的智慧財產權與創新技術。<text:span text:style-name="T3"> <text:line-break/><text:line-break/></text:span>據美國<text:span text:style-name="T3">301</text:span>條款，貿易代表應據<text:span text:style-name="T3">302</text:span>（<text:span text:style-name="T3">b</text:span>）對所有已認定的重點外國作法發起調查。官員日表示，目前尚不知道此進程需多久時間。<text:span text:style-name="T3"> <text:line-break/><text:line-break/></text:span>川普簽署備忘錄的時機點正值北韓問題緊張，此時簽署是否與美國希望施壓大陸在北韓問題上幫忙相關？資深官員強調，貿易歸貿易，國安歸國安，而北韓問題是美中雙方共同面臨的安全威脅。<text:span text:style-name="T3"> <text:line-break/><text:line-break/></text:span>根據政治新聞網站<text:span text:style-name="T3">Politico</text:span>這篇引述不具名政府官員的報導，目前不清楚川普會提供多少細節，不過政府官員預料賴海哲會依據<text:span text:style-name="T3">1974</text:span>年貿易法的<text:span text:style-name="T3">301</text:span>條款啟動調查。<text:span text:style-name="T3"> <text:line-break/><text:line-break/></text:span>路透先前報導，川普原訂上周五宣布啟動調查，但日期卻延後，因為白宮考量到需要中國支持、以讓聯合國安理會通過對北韓施加更強力的經濟制裁。<text:span text:style-name="T3"> <text:line-break/><text:line-break/></text:span>川普曾說，如果中國提高給北韓的壓力、讓北韓在核武計畫上有所收斂，他會稍微放過中國。然而即使中國已經支持聯合國對北韓的制裁決議，目前還不清楚川普是否因此認為中國所做的已經足夠。<text:span text:style-name="T3"> <text:line-break/><text:line-break/></text:span>川普<text:span text:style-name="T3">10</text:span>日向記者透露：「我們每年對中國貿易損失數千億美元，他們知道我的感受。要是中國幫助我們，我對貿易的感覺會有極大的不同。」<text:span text:style-name="T3"> <text:line-break/><text:line-break/></text:span>北韓出口約九成是銷往中國，專家說，中國不會想對金正恩政權施加過大壓力、逼他放棄核武計畫，因為若是事態演變至此，中國將失去一個重要的戰略緩衝，北韓大批難民也可能因此湧向中國，導致中國北方省份動盪。<text:span text:style-name="T3"> <text:line-break/><text:line-break/>Politico</text:span>報導指出，美國啟動對中國的貿易調查，不代表會馬上祭出懲罰措施，但最終可能導致中國商品的進口關稅大幅提高。<text:span text:style-name="T3"> <text:line-break/><text:line-break/></text:span>一名白宮官員<text:span text:style-name="T3">11</text:span>日說，川普<text:span text:style-name="T3">14</text:span>日將搭機回華盛頓特區，稍微中斷他這個月擁有的<text:span text:style-name="T3">17</text:span>天假期。對於<text:span text:style-name="T3">Politico</text:span>的報導，白宮和美國貿易代表署（<text:span text:style-name="T3">USTR</text:span>）並未做出回應。</text:p>
      <text:p text:style-name="P1"><text:span text:style-name="T1">陳真</text:span><text:s/>  |  2017.08.17 13:37   |   <text:a xlink:type="simple" xlink:href="http://palinfo.habago.org/Entry?Command=Information_PrintForum&amp;iPage=134#FORUM36027"><text:span text:style-name="T2">#</text:span></text:a></text:p>
      <text:p text:style-name="P3"><text:span text:style-name="T3">(</text:span>續<text:span text:style-name="T3">) <text:line-break/><text:line-break/></text:span>別說是一個國家或政府，就算是一個家族企業，即便子承父業，也會知道<text:span text:style-name="T3"><text:s/>"</text:span>人才<text:span text:style-name="T3">" </text:span>是一個機構的根本基礎，絕不會因為阿貓阿狗是自己人，就讓他位居要津，佔滿職位，搶佔肥缺，甚至掏空公司。但是，這樣一種分贓政治與酬庸文化，卻是台灣半個多世紀來的基本常態。<text:span text:style-name="T3">20</text:span>多年前，由藍轉綠、由統轉獨的李登輝當權，更是變本加厲到難以想像的地步，並且以所謂<text:span text:style-name="T3"><text:s/>"</text:span>本土化<text:span text:style-name="T3">" </text:span>為藉口，開始引進黑金<text:span text:style-name="T3">(</text:span>黑道與財團<text:span text:style-name="T3">)</text:span>進入政府體系，官商勾結自此揭開序幕。<text:span text:style-name="T3"> <text:line-break/><text:line-break/></text:span>接著阿扁上台，整個台灣的基本政治秩序更是瞬間瓦解，綠營人士及其一票走狗，個個像千年餓鬼那樣瘋狂搶食國家資源，掠奪各種公、私職位，展開<text:span text:style-name="T3"><text:s/>"</text:span>家天下<text:span text:style-name="T3">" </text:span>的<text:span text:style-name="T3"><text:s/>"</text:span>嶄新<text:span text:style-name="T3">" </text:span>一頁。至此，台灣並非僅僅只是變成一種家族企業或私人公司，而是變成一座金山銀山，一個金庫，被一群土豪劣紳和無恥文人霸佔，任其予取予求。要不然請你告訴我，哪個人渣黨的政客或一票同路人及其親戚子女們是跟我們一樣有著辛苦的正常工作的？相當罕見。<text:span text:style-name="T3"> <text:line-break/><text:line-break/></text:span>如果有人說他可以舉證分贓政治與酬庸文化的實例，我會覺得他實在對台灣政治很外行，你應該問的不是<text:span text:style-name="T3"><text:s/>"</text:span>有哪些是<text:span text:style-name="T3">"</text:span>，而是應該問<text:span text:style-name="T3"><text:s/>"</text:span>有哪些不是<text:span text:style-name="T3">"</text:span>，究竟還有哪些公眾資源或職位沒被染指、乾淨中立唯人才是問的？少之又少。幾乎全成為<text:span text:style-name="T3"><text:s/>"</text:span>戰利品<text:span text:style-name="T3">"</text:span>；把眾人的財富及後代子子孫孫的未來生存基礎，全數犒賞給綠油油的奴才們及其親朋子女。比方說，純屬瞎掰、純為撈錢污錢、純為孝敬日本鬼子的八千九百億前瞻計劃，其實也只是分贓政治的冰山一角。<text:span text:style-name="T3"> <text:line-break/><text:line-break/></text:span>你很清楚可以看得出來，川普也是這樣一種分贓政治的忠實信徒，全面掠奪美國人的財富，使之更加集中在極少數人身上。在這一點上，川普跟台灣綠營的唯一不同是：川普往往明著來，他甚至也不怕你知道他是怎麼想怎麼做的。但是人渣黨卻完全是講一套做一套，好話說盡，壞事做絕。<text:span text:style-name="T3"> <text:line-break/><text:line-break/></text:span>你知道，公家職位一旦佔據了，就是一輩子。這些人，將來即使退休或下台也不怕，隨便都能在一大堆公司掛名，擔任所謂顧問、董事等等等，充當門神；什麼事都不用做，直接坐領高薪。我曾寫過現在的所謂行政院長林全便是許多家公司的董事，什麼事都不用做，公開的帳目上每年領個一兩千萬根本不是問題，更不用說檯面下的各種好處了。<text:span text:style-name="T3"> <text:line-break/><text:line-break/></text:span>但是，我們一般人，即便醫生也一樣，每賺來的一分錢，全是艱辛血汗。你這樣辛苦工作一輩子，恐怕都還比不上他們閒閒沒事做一個月所撈來的錢。<text:span text:style-name="T3"> <text:line-break/><text:line-break/></text:span>貼底下這新聞，我只是想說，你看，台灣媒體講到這些事時，標題是怎麼下的：<text:span text:style-name="T3">"</text:span>大有來頭<text:span text:style-name="T3">"</text:span>。謝長廷的太太的哥哥，這叫做<text:span text:style-name="T3"><text:s/>"</text:span>大有來頭<text:span text:style-name="T3">"</text:span>！？憑什麼？台灣是帝制還是皇室血統制嗎？如果是我的表哥的女兒，你會不會說她<text:span text:style-name="T3"><text:s/>"</text:span>大有來頭<text:span text:style-name="T3">"</text:span>？為什麼謝長廷的太太的哥哥就是<text:span text:style-name="T3"><text:s/>"</text:span>大有來頭<text:span text:style-name="T3">"</text:span>？這意味著什麼呢？這應該不用我多解釋了。所謂什麼民主，在台灣其實就是人渣們所長年營造的一場徹頭徹尾的無恥騙局，台灣在這騙局下，早已千瘡百孔，回天乏術。<text:span text:style-name="T3"> <text:line-break/><text:line-break/></text:span>無腦綠衛兵們往往只要一聽到有人批評綠色，就會抓狂，想盡辦法抹黑造謠與騷擾。這兩天我甚至還收到署名<text:span text:style-name="T3"><text:s/>"</text:span>葬儀社<text:span text:style-name="T3">" </text:span>的不明來信，寄一些棺材的照片給我，擺明威脅。我想說的是，這些腦殘們不管是主子授意或個人行為，他們其實應該明白一點：<text:span text:style-name="T3"> <text:line-break/><text:line-break/></text:span>我們所說的這一切，恰恰也是攸關著他們及其下一代的長遠未來，與顏色絲毫無關；我們所面臨的並非藍綠之爭，而是一群人渣<text:span text:style-name="T3">20</text:span>多年來持續掏空整個台灣。我只是要指出這樣一個基本事實與普通常識。<text:span text:style-name="T3"> <text:line-break/><text:line-break/></text:span>陳真<text:span text:style-name="T3">2017. 08. 17. <text:line-break/><text:line-break/>============== <text:line-break/></text:span>巨路獨董大有來頭　有謝長廷大舅子及中油前高層<text:span text:style-name="T3"> <text:line-break/><text:line-break/>2017</text:span>年<text:span text:style-name="T3">08</text:span>月<text:span text:style-name="T3">16</text:span>日<text:span text:style-name="T3"> <text:line-break/><text:line-break/></text:span>蘋果日報<text:span text:style-name="T3"> <text:line-break/><text:line-break/></text:span>這次<text:span text:style-name="T3">815</text:span>全台大停電，讓資本額僅<text:span text:style-name="T3">10</text:span>億元的巨路受到外界關注，根據證交所公開資訊觀測站資料顯示，巨路獨董名單大有來頭，其中獨董之一的游明昌是現任駐日代表謝長廷的大舅子。<text:span text:style-name="T3"> <text:line-break/></text:span>另一名獨董林立人，則是前中油興建工程處長、前總經理室顧問退休。（財經中心／台北報導）</text:p>
      <text:p text:style-name="P1"><text:span text:style-name="T1">陳真</text:span><text:s/>  |  2017.08.17 01:28   |   <text:a xlink:type="simple" xlink:href="http://palinfo.habago.org/Entry?Command=Information_PrintForum&amp;iPage=134#FORUM36026"><text:span text:style-name="T2">#</text:span></text:a></text:p>
      <text:p text:style-name="P2">前一則留言，刪了一句，免得誤會，免得一竿子打翻一船人。不過，打翻船上<text:span text:style-name="T3"><text:s/>95% </text:span>的人應該沒問題。現行分贓政治與酬庸，適才適任者恐怕不到百分之<text:span text:style-name="T3">5</text:span>。倒不是說<text:span text:style-name="T3">95%</text:span>全是壞人，而是說，當事人之所以擔任要職，並非因為他的能力，而是因為他的<text:span text:style-name="T3"><text:s/>"</text:span>派系血統<text:span text:style-name="T3">" </text:span>及<text:span text:style-name="T3"><text:s/>"</text:span>顏色<text:span text:style-name="T3">" </text:span>或<text:span text:style-name="T3"><text:s/>"</text:span>裙帶關係<text:span text:style-name="T3">"</text:span>，簡單說就是<text:span text:style-name="T3">"</text:span>自己人<text:span text:style-name="T3">"</text:span>。<text:span text:style-name="T3"> <text:line-break/><text:line-break/></text:span>有些當事人也許會辯解說自己能力不錯，問題是，具有那樣的能力者，全台灣恐怕有三百萬人，為何偏偏是你來當官呢？<text:span text:style-name="T3"> <text:line-break/><text:line-break/></text:span>具有一定的能力者尚且是極少數，更不用說那些無才無德者是如何地不適任了。國父提倡專家政治，舉才方法也許不太對，但至少原則是對的。台灣卻是奴才當道，惟<text:span text:style-name="T3"><text:s/>"</text:span>血統<text:span text:style-name="T3">" </text:span>是問，哪管你什麼專不專家或有無才德。<text:span text:style-name="T3"><text:line-break/><text:line-break/></text:span>我怕那僅有的百分之<text:span text:style-name="T3">5</text:span>誤會，所以做點澄清。巴勒網雖非數以萬計的人出沒，但台灣這麼小的一個小島，所謂<text:span text:style-name="T3"><text:s/>"</text:span>菁英<text:span text:style-name="T3">" </text:span>階層，其實不過就這麼一小撮人，很多大官小官或各界<text:span text:style-name="T3"><text:s/>"</text:span>菁英<text:span text:style-name="T3">" </text:span>聚集在此，所以我表達想法得儘可能精確一點，免得對那極少數有才有德者不公平，免得讓舊識以為我連他也一起罵了，免得人們以為天下烏鴉一般黑。其實不是，沒有一般黑；白烏鴉還是有的。這點善惡良莠，我基本上還是分得清。</text:p>
      <text:p text:style-name="P1"><text:span text:style-name="T1">陳真</text:span><text:s/>  |  2017.08.16 19:00   |   <text:a xlink:type="simple" xlink:href="http://palinfo.habago.org/Entry?Command=Information_PrintForum&amp;iPage=134#FORUM36025"><text:span text:style-name="T2">#</text:span></text:a></text:p>
      <text:p text:style-name="P3">同學，你太單純了。分贓政治名單哪會只有一頁。若我來寫，應該至少可以寫成一本書那麼厚吧。而且，不會只有新潮流<text:span text:style-name="T3">(</text:span>陳菊也是新潮流<text:span text:style-name="T3">)</text:span>才有得吃，人人都有份啦。<text:span text:style-name="T3"> <text:line-break/><text:line-break/></text:span>過去黨外時代攻擊國民黨的利器之一就是攻擊這樣一種裙帶政治或分贓政治，沒想到綠出於藍，分贓得比國民黨還離譜且徹底，幾乎大小職位通吃，全是<text:span text:style-name="T3">"</text:span>戰利品<text:span text:style-name="T3">"</text:span>，論功行賞，哪管你阿貓阿狗，只要忠於黨，忠於某個派系，忠於某個所謂<text:span text:style-name="T3"><text:s/>"</text:span>頭人<text:span text:style-name="T3">"</text:span>，遲早就能分到一官半職。<text:span text:style-name="T3"> <text:line-break/><text:line-break/></text:span>這些年，經常無意中受到驚嚇，有時翻開報紙，有時是接到什麼公文，天啊！媽咧個逼，這不是小癟三嗎？那不是誰誰誰的那個沒出息的兒子或女兒嗎？現在竟然統統是<text:span text:style-name="T3">"</text:span>董<text:span text:style-name="T3">" </text:span>字輩或<text:span text:style-name="T3"><text:s/>"</text:span>長<text:span text:style-name="T3">" </text:span>字輩了，當起部長或主委，或是當什麼國營事業的董事長，通通當了官啦。<text:span text:style-name="T3"> <text:line-break/><text:line-break/></text:span>吾友柏楊先生有句話說：<text:span text:style-name="T3">"</text:span>道是劉三，說什麼漢高祖<text:span text:style-name="T3">"</text:span>。翻成白話文就是：媽的，原來就是劉三嘛，劉三不就是街角那個沒出息、腦袋進水的小混混嗎？現在叫做漢高祖啦？<text:span text:style-name="T3"> <text:line-break/><text:line-break/></text:span>以前有個余政憲，好像是當了內政部長，他祖父是個大統派，高雄黑派的頭，是個好人，叫余登發，整個余家都從政，包括這位有點沒啥主見只會念稿子的余政憲也當了大官。當時黨外或早期的民進黨內部很多人都很喜歡嘲笑這件事，覺得他德不配位，這樣一種才能的人怎麼有資格當什麼部長呢？現在如果要對此一現象嘲笑，勢必得笑遍整個政壇，而且個個遠遠不如當年的余政憲。<text:span text:style-name="T3"> <text:line-break/><text:line-break/></text:span>就算什麼官位也沒有的人，至少可以當各大公司的門神，負責喬事或擺門面，坐領巨額乾薪。人渣黨最近就放寬了所謂旋轉門的規定，方便大家當門神，領乾薪。就算將來執政地位不保，照樣財源滾滾，不愁吃穿。<text:span text:style-name="T3"><text:line-break/><text:line-break/></text:span>這才是台灣所謂民主政治的實況，基本上並沒有什麼選賢與能、用人唯才這回事，特別是綠營當家，不管在中央或地方，基本上就是分贓分贓和分贓，大家忙著為自己以及自己的親朋子女謀取最大的私利。</text:p>
      <text:p text:style-name="P1"><text:span text:style-name="T1">李念淨</text:span><text:s/>  |  2017.08.16 17:52   |   <text:a xlink:type="simple" xlink:href="http://palinfo.habago.org/Entry?Command=Information_PrintForum&amp;iPage=134#FORUM36024"><text:span text:style-name="T2">#</text:span></text:a></text:p>
      <text:p text:style-name="P2">感覺這次事件並不是那麼的單純，因為挖斷管線不可能停那麼久而且全台灣都受災，根本原因應該是電力不夠。<text:span text:style-name="T3"> <text:line-break/><text:line-break/></text:span>最近上網看到這篇講新潮流的東西，我大吃一驚，原來人馬是這樣安插的，不是新潮流就是陳菊的人<text:span text:style-name="T3">... <text:line-break/><text:line-break/>https://www.ptt.cc/bbs/Gossiping/M.1502867043.A.686.html <text:line-break/><text:line-break/></text:span>中油董事長陳金德（前高雄副市長）<text:span text:style-name="T3"> <text:line-break/><text:line-break/></text:span>台船董事長鄭文隆（前高雄市副市長）<text:span text:style-name="T3"> <text:line-break/><text:line-break/></text:span>金屬中心林仁益（前高雄市副市長）<text:span text:style-name="T3"> <text:line-break/><text:line-break/></text:span>工程會主委吳宏謀（前高雄市副市長）<text:span text:style-name="T3"> <text:line-break/><text:line-break/></text:span>台鹽董事長陳啟昱（前高雄市副市長）<text:span text:style-name="T3"> <text:line-break/><text:line-break/></text:span>台苯董事長吳怡青（吳乃仁之女）<text:span text:style-name="T3"> <text:line-break/><text:line-break/></text:span>台鹽董事長陳啟昱（新潮流）<text:span text:style-name="T3"> <text:line-break/><text:line-break/></text:span>台肥董事長陳吉仲（新潮流）前農委會副主委<text:span text:style-name="T3"> <text:line-break/><text:line-break/></text:span>中鋼董事長翁朝棟（陳菊推薦）<text:span text:style-name="T3"> <text:line-break/><text:line-break/></text:span>台水董事長郭俊銘（新潮流）<text:span text:style-name="T3"> <text:line-break/><text:line-break/></text:span>華航董事長何煖軒（新潮流桃園市長鄭文燦推薦）<text:span text:style-name="T3"> <text:line-break/><text:line-break/></text:span>中央存款保險公司董事長雷仲達（前高雄市財政局長）<text:span text:style-name="T3"> <text:line-break/><text:line-break/></text:span>前勞動部長郭芳煜（陳菊提拔）<text:span text:style-name="T3"> <text:line-break/></text:span>現任勞動部長林美珠<text:span text:style-name="T3"> <text:line-break/><text:line-break/></text:span>金管會主委李瑞倉（高雄銀行董事長）<text:span text:style-name="T3"> <text:line-break/><text:line-break/></text:span>行政院副院長林錫耀（新潮流）<text:span text:style-name="T3"> <text:line-break/><text:line-break/></text:span>行政院秘書長陳美伶（台南市政府秘書長）<text:span text:style-name="T3"> <text:line-break/><text:line-break/></text:span>法務部長邱太三（前高雄市副市長）<text:span text:style-name="T3"> <text:line-break/><text:line-break/></text:span>農委會主委林聰閒（新潮流）<text:span text:style-name="T3"> <text:line-break/><text:line-break/></text:span>客委會主委李永得（前高雄市副市長）<text:span text:style-name="T3"> <text:line-break/><text:line-break/></text:span>交通部次長王國材（前高雄市交通局長）<text:span text:style-name="T3"> <text:line-break/><text:line-break/></text:span>衛福部政務次長何啟功（前高雄市衛生局長）<text:span text:style-name="T3"> <text:line-break/><text:line-break/></text:span>教育部政務次長蔡清華（前高雄市教育局長）<text:span text:style-name="T3"> <text:line-break/><text:line-break/></text:span>退輔會副主委劉樹林（前高雄市兵役局長）<text:span text:style-name="T3"> <text:line-break/><text:line-break/></text:span>行政院東部聯合服務中心執行長許傳盛（前高雄市觀光局長）</text:p>
      <text:p text:style-name="P5"/>
      <text:p text:style-name="P1"><text:span text:style-name="T1">陳真</text:span><text:s/>  |  2017.08.15 20:36   |   <text:a xlink:type="simple" xlink:href="http://palinfo.habago.org/Entry?Command=Information_PrintForum&amp;iPage=135#FORUM36023"><text:span text:style-name="T2">#</text:span></text:a></text:p>
      <text:p text:style-name="P2">選舉前，為了反國民黨，人渣黨說什麼絕不缺電，甚至還說<text:span text:style-name="T3"><text:s/>2025 </text:span>年全面非核家園。這一切全是謊言。百分之百徹頭徹尾存心瞎掰的謊言。這個人渣黨很不可思議，他不但對於說謊不覺得絲毫可恥，反而還覺得好好玩，好幽默。<text:span text:style-name="T3"> <text:line-break/><text:line-break/></text:span>比方說所謂駐日代表謝長廷，最近有日本媒體很困惑地公開問他說，台灣如何可能在<text:span text:style-name="T3">2025</text:span>年達成什麼綠能發電的全面廢核目標？於是就問謝長廷說：<text:span text:style-name="T3">"</text:span>這樣不會缺電嗎？<text:span text:style-name="T3">"</text:span>謝長廷嬉皮笑臉地說：<text:span text:style-name="T3">"</text:span>絕對不會。<text:span text:style-name="T3">" </text:span>日本媒體又問，<text:span text:style-name="T3">"</text:span>可是，電從哪裏來<text:span text:style-name="T3">?" </text:span>謝長廷竟然嘻嘻哈哈地說：<text:span text:style-name="T3">"</text:span>現在還不知道<text:span text:style-name="T3">"</text:span>，引來哄堂大笑。<text:span text:style-name="T3"> <text:line-break/><text:line-break/></text:span>各位覺得這樣很幽默嗎？各位真的覺得選出這樣一群詐騙集團來吃香喝辣、掏空台灣是一件很美妙很好玩的事嗎？<text:span text:style-name="T3"> <text:line-break/><text:line-break/></text:span>陳真<text:span text:style-name="T3"><text:s/>2017. 08. 15. <text:line-break/><text:line-break/>=============== <text:line-break/></text:span>限電說來就來<text:span text:style-name="T3"><text:s/></text:span>百貨業嘆：怎做生意？<text:span text:style-name="T3"> <text:line-break/><text:line-break/>2017</text:span>年<text:span text:style-name="T3">8</text:span>月<text:span text:style-name="T3">15</text:span>日<text:span text:style-name="T3"> <text:line-break/><text:line-break/></text:span>特約記者／林萌澍<text:span text:style-name="T3"> <text:line-break/><text:line-break/><text:line-break/></text:span>百貨公司突然停電，營運措手不及。<text:span text:style-name="T3"> <text:line-break/><text:line-break/></text:span>「沒有任何預兆，限電說來就來，怎麼做生意？」百貨業者一出口就大罵，突如其來停電，造成一整天營運做白工，之後處理架上、冷藏櫃商品的爛攤子又是另一成本。政府供電無虞「攏係假」，商家營運風險急速拉高，今（<text:span text:style-name="T3">15</text:span>）日下午無預警全台各地限電，各地區的百貨賣場、超商零售通路統統逃不掉，根本反應不及，連台灣地標台北<text:span text:style-name="T3">101</text:span>也瞬間停電黯淡。<text:span text:style-name="T3"> <text:line-break/><text:line-break/></text:span>經濟部長李世光表示，此次因大潭電廠事故造成各地相繼跳電，總計影響<text:span text:style-name="T3">668</text:span>萬戶，其中又以「住商為主」的民生用電戶居大宗。儘管大潭電廠緊急在晚間恢復發電，但仍要在<text:span text:style-name="T3">3</text:span>小時內各地分區限電，共度黑夜時光。<text:span text:style-name="T3"> <text:line-break/><text:line-break/></text:span>民眾直接跳過「黑燈」預警<text:span text:style-name="T3"><text:s/></text:span>親身體驗停電感受<text:span text:style-name="T3"> <text:line-break/><text:line-break/></text:span>日前因尼莎颱風來襲，民營和平電廠輸電鐵塔倒塌造成全台供電大緊張，限電、斷電危機近在眼前，政府被迫要求公家機關在下午<text:span text:style-name="T3">1</text:span>至<text:span text:style-name="T3">3</text:span>點用電尖峰時刻停開冷氣救急，總算度過危機。正當鬆一口氣的同時，大潭電廠<text:span text:style-name="T3">6</text:span>部機組停擺，讓民眾直接跳過「紅燈」、「黑燈」的預警，親身體驗停電的感受，更讓百貨零售業者叫苦連天。<text:span text:style-name="T3"> <text:line-break/><text:line-break/></text:span>台北市信義區因為百貨密集度高，成為重災區，其餘如板橋、台中、中壢、高雄等地，都有業者因為停電遭受很大程度的損失。<text:span text:style-name="T3"> <text:line-break/><text:line-break/></text:span>「很難估，但損失一定不會小！」有百貨業者苦惱地說，首先影城所有觀眾就必須要全部退票，餐廳、美食街沒電也無法出菜，必須請客人離開，且百貨專櫃消費者無法結帳，更不會有消費者會耐心留下等到恢復供電後再完成消費，且復電時間無法預測，停一次電幾乎就是接近一天的營業損失。<text:span text:style-name="T3"> <text:line-break/><text:line-break/></text:span>業者粗估，光停售及事後復原、產品更替等費用，損失起碼破千萬元。<text:span text:style-name="T3"> <text:line-break/><text:line-break/></text:span>百貨公司突然停電，美食街陷入一片黑暗。<text:span text:style-name="T3"> <text:line-break/><text:line-break/></text:span>另一位百貨業者更擔憂地指出，現在大型百貨幾乎都有超市，冷藏、冷凍商品不會少，只要像這次一樣停電，只能盡量不去碰冷藏、冷凍櫃，靠著餘冷還能撐一段時間，但要是停電時間過長，商品也只能報廢認賠，至於超商、量販通路，面臨的也是一樣的情形。<text:span text:style-name="T3"> <text:line-break/><text:line-break/></text:span>通路業者強調，可怕的不是短暫停電，而是不知道何時會有缺電、限電，甚至分區供電的狀況出現，「處在這種不安定感中，真的很難做生意。」<text:span text:style-name="T3"> <text:line-break/><text:line-break/></text:span>事實上，訴求「非核家園」的民進黨政府<text:span text:style-name="T3">2016</text:span>年執政以來，能源政策走向就一直受到各界關注，不要核電，但是電從哪裡來卻無法說清楚。百貨業者批評，要調高商場的空調溫度減少用電，但又要民眾到商場吹「免費冷氣」，本身就是矛盾的政策，「夏天熱個半死，到百貨公司無法涼快，消費者還願意消費嗎？」<text:span text:style-name="T3"> <text:line-break/><text:line-break/></text:span>能源政策自相矛盾<text:span text:style-name="T3"><text:s/></text:span>要賣場限溫又要人去賣場<text:span text:style-name="T3"> <text:line-break/><text:line-break/></text:span>「雖然政府不斷強調不會限電，但叫人正熱的時候不要吹冷氣，不是限電是什麼？」業者分析，政府一直說是供電系統的問題，台灣本身不缺電，但回歸實際狀況是，台電一直不斷降低備用容量，令大眾百姓老是擔心電力不足，對商家營運更是暴露在難以掌控的風險當中。</text:p>
      <text:p text:style-name="P1"><text:span text:style-name="T1">陳真</text:span><text:s/>  |  2017.08.15 20:11   |   <text:a xlink:type="simple" xlink:href="http://palinfo.habago.org/Entry?Command=Information_PrintForum&amp;iPage=135#FORUM36022"><text:span text:style-name="T2">#</text:span></text:a></text:p>
      <text:p text:style-name="P3">今夜的高雄很浪漫，烏漆媽黑一片：<text:span text:style-name="T3"> <text:line-break/><text:line-break/>https://goo.gl/sZf64e <text:line-break/><text:line-break/></text:span>我只擔心冰箱食物會壞掉。</text:p>
      <text:p text:style-name="P1"><text:span text:style-name="T1">陳真</text:span><text:s/>  |  2017.08.15 19:54   |   <text:a xlink:type="simple" xlink:href="http://palinfo.habago.org/Entry?Command=Information_PrintForum&amp;iPage=135#FORUM36021"><text:span text:style-name="T2">#</text:span></text:a></text:p>
      <text:p text:style-name="P2">它媽的人渣黨，以及只要國民黨執政就會跳出來反核的所謂<text:span text:style-name="T3"><text:s/>"</text:span>反核<text:span text:style-name="T3">" </text:span>人士們，過去不是整天說台灣的電多到用不完，說是被台電故意藏起來，今天卻全台大停電。現在是人渣黨執政，為什麼不把藏起來的電吐出來？究竟要怎樣才能讓台灣人相信這是一群無能無賴貪得無饜的政治人渣詐騙集團？</text:p>
      <text:p text:style-name="P1"><text:span text:style-name="T1">陳真</text:span><text:s/>  |  2017.08.15 19:35   |   <text:a xlink:type="simple" xlink:href="http://palinfo.habago.org/Entry?Command=Information_PrintForum&amp;iPage=135#FORUM36020"><text:span text:style-name="T2">#</text:span></text:a></text:p>
      <text:p text:style-name="P3">真是一針見血。台灣這地方待久了，智商確實會下降，而且品性也會變差，變得陰柔窩囊。<text:span text:style-name="T3"> <text:line-break/><text:line-break/></text:span>陳真<text:span text:style-name="T3"><text:s/>2017. 08. 15. <text:line-break/><text:line-break/>===================== <text:line-break/><text:line-break/></text:span>陸生拒來台念大學：待久了會降低智商<text:span text:style-name="T3"> <text:line-break/><text:line-break/></text:span>三立新聞網<text:span text:style-name="T3"> <text:line-break/><text:line-break/>2017</text:span>年<text:span text:style-name="T3">8</text:span>月<text:span text:style-name="T3">15</text:span>日<text:span text:style-name="T3"> <text:line-break/><text:line-break/></text:span>生活中心／綜合報導<text:span text:style-name="T3"> <text:line-break/><text:line-break/></text:span>今（<text:span text:style-name="T3">15</text:span>）日有陸媒以「大陸學生：為什麼我們不願意再去台灣讀書」為題，報導台灣大專院校近來招收陸生的狀況，除了犀利地表示，現階段台灣招收到的陸生狀況相當冷清外，更一一點出為什麼陸生不願到台求學的原因。看到該篇發文，不少大陸網友都附和，「一個都別去！在台灣待久了會降低智商」、「政府真該拒絕承認台灣學歷」、「千萬別去落後地方啊～」但也有台灣網友覺得，「不差你們陸生，其他國家很想來呢」、「我們也不歡迎你們好嘛！」<text:span text:style-name="T3"> <text:line-break/><text:line-break/></text:span>陸媒《環球時報》今日針對陸生來台求學一事發表看法，筆者表示，自己與多名曾在台求學或是正在台灣讀書的學生交流後發現，其實很大一部分是後悔的，因為台灣對陸生相當不友善，除了有諸多限制外，還有滿滿的「歧視」，因此該筆者直言，這就是為什麼陸生遠離台灣的根本原因。</text:p>
      <text:p text:style-name="P1"><text:span text:style-name="T1">陳真</text:span><text:s/>  |  2017.08.15 19:07   |   <text:a xlink:type="simple" xlink:href="http://palinfo.habago.org/Entry?Command=Information_PrintForum&amp;iPage=135#FORUM36019"><text:span text:style-name="T2">#</text:span></text:a></text:p>
      <text:p text:style-name="P2">這些政客人渣騙子歹徒的工作就是整天搞這類無聊透頂的正名把戲騙吃騙喝，你有看過這些所謂立法委員的歹徒，幹過其它什麼正經事嗎？<text:span text:style-name="T3"> <text:line-break/><text:line-break/></text:span>如果真的那麼在乎名稱，宣布獨立不就好了？根本不會有人攔阻人渣黨建立台灣國，但他們比誰都清楚所謂台獨只是一種騙術，說說而已，藉以騙吃騙喝騙財騙色。這些日本走狗，美帝奴才，實在讓人很看不起。台灣人花大錢養這麼一大批綠色蟑螂，你不會覺得心痛和無奈嗎？<text:span text:style-name="T3"> <text:line-break/><text:line-break/></text:span>陳真<text:span text:style-name="T3"><text:s/>2017. 08. 15. <text:line-break/><text:line-break/>======================== <text:line-break/></text:span>影音／林昶佐：台灣送中國國家警察出國比賽？<text:span text:style-name="T3"> <text:line-break/><text:line-break/></text:span>今日新聞<text:span text:style-name="T3">NOWnews <text:line-break/><text:line-break/></text:span>記者邱明玉<text:span text:style-name="T3"><text:s/>/ </text:span>台北報導<text:span text:style-name="T3"> <text:line-break/><text:line-break/>2017</text:span>年<text:span text:style-name="T3">8</text:span>月<text:span text:style-name="T3">15</text:span>日<text:span text:style-name="T3"> <text:line-break/><text:line-break/></text:span>時代力量立委林昶佐<text:span text:style-name="T3">15</text:span>日在臉書貼文指出，<text:span text:style-name="T3">2017</text:span>世界警消運動會，台灣代表隊奪得射擊金牌，領獎時司儀竟稱呼台灣隊為「中國國家警察<text:span text:style-name="T3">(Chinese National Police</text:span>」。（圖／翻攝自林昶佐臉書）<text:span text:style-name="T3"> <text:line-break/><text:line-break/></text:span>時代力量立委林昶佐<text:span text:style-name="T3">15</text:span>日在臉書貼文指出，<text:span text:style-name="T3">2017</text:span>世界警消運動會，台灣代表隊奪得射擊金牌，領獎時司儀竟稱呼台灣隊為「中國國家警察<text:span text:style-name="T3">(Chinese National Police</text:span>」。（圖／翻攝自林昶佐臉書）<text:span text:style-name="T3"> <text:line-break/><text:line-break/></text:span>林昶佐說，根據到場加油的美國台裔鄉親表示，運動會中多個項目都把台灣叫成「中國」，觀賽的台灣鄉親會高呼是<text:span text:style-name="T3">TAIWAN</text:span>、司儀也會友善立即更正，但隨團人員卻放任這種錯誤一再發生。<text:span text:style-name="T3"> <text:line-break/><text:line-break/></text:span>林昶佐表示，世界警消運動會是兩年一度的警消界盛會，台灣內政部都會派出代表隊參加，本月初才由內政部長葉俊榮授旗啟程赴美。由於過去政府的自我矮化政策，以及大陸的打壓，造成現在台灣在國際上的困境。</text:p>
      <text:p text:style-name="P1"><text:span text:style-name="T1">陳真</text:span><text:s/>  |  2017.08.15 02:00   |   <text:a xlink:type="simple" xlink:href="http://palinfo.habago.org/Entry?Command=Information_PrintForum&amp;iPage=135#FORUM36018"><text:span text:style-name="T2">#</text:span></text:a></text:p>
      <text:p text:style-name="P3">上個月，我跑去找范光棣，聽他提到中國在量子通訊上之革命性進展，聽起來十分神奇，宛如科幻。他認為，中國之超越美國不是未來式，而是已經實現的事實。<text:span text:style-name="T3"> <text:line-break/><text:line-break/></text:span>隨手剪些相關報導，供大家參考。<text:span text:style-name="T3"> <text:line-break/><text:line-break/></text:span>在這樣一種神乎其技的進展下，我能理解，也許某些時候，所謂<text:span text:style-name="T3"><text:s/>"</text:span>宣傳<text:span text:style-name="T3">"</text:span>，似乎顯得多餘或次要了，因為此一進展所產生的力量如此之巨大，而且是一種<text:span text:style-name="T3"><text:s/>"</text:span>質<text:span text:style-name="T3">" </text:span>的革命性改變，不再是言語修辭所能扭曲或淡化。也許可以這麼說，它將會產生自己的<text:span text:style-name="T3"><text:s/>"</text:span>語言<text:span text:style-name="T3">"</text:span>，重新定義<text:span text:style-name="T3"><text:s/>"</text:span>世界<text:span text:style-name="T3">"</text:span>。<text:span text:style-name="T3"> <text:line-break/><text:line-break/></text:span>陳真<text:span text:style-name="T3">2017. 08. 15. <text:line-break/><text:line-break/>============= <text:line-break/></text:span>科學新知／大陸量子衛星　實現「一步千里」的世界跨越<text:span text:style-name="T3"> <text:line-break/><text:line-break/></text:span>大陸新聞中心／綜合報導<text:span text:style-name="T3">2017/06/16 <text:line-break/><text:line-break/></text:span>自然科學網頭版截圖。<text:span text:style-name="T3">(</text:span>圖見：<text:span text:style-name="T3">https://www.nownews.com/news/20170616/2566125) <text:line-break/><text:line-break/></text:span>從百公里到千公里，中國大陸「墨子號」量子衛星將量子糾纏分發的世界紀錄提高了一個數量級。<text:span text:style-name="T3"> <text:line-break/><text:line-break/></text:span>根據新華網報導，昨（<text:span text:style-name="T3">15</text:span>）日發布的美國《科學》雜誌封面上，「墨子號」從星空向地面發出兩道光，宛如兩條長腿跨出一大步，也象徵量子通信向實用邁近一大步。雜誌刊發了中國科學技術大學教授、量子衛星專案首席科學家潘建偉等人的論文。<text:span text:style-name="T3"> <text:line-break/><text:line-break/></text:span>量子糾纏是奇特的量子力學現象。通俗的說，兩個處於糾纏狀態的量子就像有「心靈感應」，無論相隔多遠，一個量子狀態變化，另一個也會改變。愛因斯坦稱之為「鬼魅般的遠距作用」。<text:span text:style-name="T3"> <text:line-break/><text:line-break/></text:span>量子糾纏分發，就是將一對有「感應」的量子分置於兩地。這尤其適用於保密通信，在此基礎上的量子通信技術被譽為資訊安全「終極武器」。<text:span text:style-name="T3"> <text:line-break/><text:line-break/></text:span>潘建偉對新華社記者說<text:span text:style-name="T3">:</text:span>「這項工作為未來開展大尺度量子網路和量子通信實驗研究，以及開展外太空廣義相對論、量子引力等物理學基本原理的實驗檢驗奠定了可靠的技術基礎。」<text:span text:style-name="T3"> <text:line-break/><text:line-break/></text:span>《科學》雜誌在一份簡介中將這項中國大陸科學家獨立完成的工作稱為「一項里程碑式的研究」。論文審稿人認為，這一成果是「兼具潛在實際應用和基礎科研重要性的重大技術成就」、「毫無疑問將在學術界和廣大社會公眾中產生非常巨大的影響」。<text:span text:style-name="T3"> <text:line-break/><text:line-break/></text:span>這篇題為《基於衛星的糾纏分發距離超過<text:span text:style-name="T3">1200</text:span>公里》的論文說，通過「墨子號」向地面發射光子，每對處於糾纏狀態的光子中的一個發向青海德令哈站，另一個發向雲南麗江站，兩個地面站之間的距離達到<text:span text:style-name="T3">1203</text:span>公里。這是世界上首次實現千里量級的量子糾纏。<text:span text:style-name="T3"> <text:line-break/><text:line-break/></text:span>「墨子號」科學應用系統總設計師彭承志說<text:span text:style-name="T3">:</text:span>「這是量子衛星上天以來迄今為止發布的最大成果。」<text:span text:style-name="T3"> <text:line-break/><text:line-break/></text:span>要讓量子通信實用化，需要實現量子糾纏的遠距離分發。但量子地面傳輸無論通過光纖或大氣都有較大信號損耗，此前大陸外地面實驗的分發距離一直停留在百公里量級。<text:span text:style-name="T3"> <text:line-break/><text:line-break/></text:span>解決這個問題的一個有效辦法就是利用衛星向地面分發。作為世界首顆量子科學實驗衛星，「墨子號」星地糾纏分發的傳輸衰減僅是同樣距離地面衰減的萬億分之一。但這種方式對精度要求極高，好比從萬公尺高空飛機上扔下一連串硬幣，在地面用存錢罐接住。<text:span text:style-name="T3"> <text:line-break/><text:line-break/></text:span>「這項工作是糾纏分發技術的一個真正突破，」美國麻省理工學院凱克極限量子資訊理論中心主任塞思<text:span text:style-name="T3">.</text:span>勞埃德告訴新華社記者，「這項實驗表明遠距離量子通信確實在技術上可行，讓人們看到了在不久的未來構建遠端量子通信的希望。」<text:span text:style-name="T3"> <text:line-break/><text:line-break/>=================== <text:line-break/></text:span>英媒稱中國量子衛星是神來之筆：開啟量子太空競賽<text:span text:style-name="T3"> <text:line-break/><text:line-break/>2017-07-16 <text:line-break/><text:line-break/></text:span>參考消息網<text:span text:style-name="T3"><text:s/>6</text:span>月<text:span text:style-name="T3">20</text:span>日報導：英媒稱，中國發射的量子通訊衛星已經開啟了世界量子太空競賽，在理論上這種利用量子科學原理的新型衛星能夠提供無法被破解的保密通訊頻道。<text:span text:style-name="T3"> <text:line-break/><text:line-break/></text:span>據英國廣播公司網站<text:span text:style-name="T3">6</text:span>月<text:span text:style-name="T3">16</text:span>日報導，這個名為「墨子」的衛星去年<text:span text:style-name="T3">8</text:span>月從中國西北的戈壁灘上發射，是第一個量子通訊衛星。<text:span text:style-name="T3"> <text:line-break/><text:line-break/></text:span>試驗衛星「墨子」攜帶精密的光學設備，繼續繞地球運行，並且向兩個距離<text:span text:style-name="T3">1200</text:span>公里的、建立在山頂的地面站發射信號。<text:span text:style-name="T3"> <text:line-break/><text:line-break/></text:span>報導稱，衛星上的光學設備的用途是向地面站發送光的粒子或光子，其中加入「密鑰」傳送加密信息。在安徽合肥的這個項目的主要研究人員潘建偉說，中國已經開啟了世界量子太空競賽。<text:span text:style-name="T3"> <text:line-break/><text:line-break/></text:span>量子保密技術在很多方面應該類似於現有的加密的網絡金融數據技術。<text:span text:style-name="T3"> <text:line-break/><text:line-break/></text:span>報導稱，在客戶和網店分享敏感信息前，雙方要交換複雜的數字，以此把隨後發送的信息字碼打亂。信息裡面還包含了能夠安全破解信息的密鑰。<text:span text:style-name="T3"> <text:line-break/><text:line-break/></text:span>但是數字本身的弱點是它能夠被截獲，在擁有足夠計算能力的情況下，這些數字能夠被破譯。但是量子加密十分超前，因為它能夠利用量子科學隱藏密鑰。<text:span text:style-name="T3"> <text:line-break/><text:line-break/></text:span>報導稱，在太空真空中，因為沒有原子，至少原子數量微乎其微，因此量子信號受到的干擾很少。<text:span text:style-name="T3"> <text:line-break/><text:line-break/></text:span>這就是為什麼中國的「墨子」衛星測試具有重要意義的原因。這種測試已經證明了在太空建立的網絡是可行的，這個結果發表在最近一期的科學雜誌上。<text:span text:style-name="T3"> <text:line-break/><text:line-break/></text:span>潘建偉在中國科技大學的辦公室對<text:span text:style-name="T3">BBC</text:span>記者說，他在<text:span text:style-name="T3">2003</text:span>年的時候有了上述設想，當時許多人認為那是個瘋狂的想法。他說，因為在實驗室里做複雜的量子光纖實驗當時的挑戰性就很大，你怎麼能在幾千公里的距離作同樣的試驗，而且光學設備是被安裝在以每秒<text:span text:style-name="T3">8</text:span>公里速度飛行的衛星上面？<text:span text:style-name="T3"> <text:line-break/><text:line-break/></text:span>報導稱，當衛星飛越中國上空的時候，用雷射束指引衛星的光學設備，讓他們瞄準地面基站。測試顯示到達地面的光子保留了加密通訊所需的量子特性。<text:span text:style-name="T3"> <text:line-break/><text:line-break/></text:span>數學家阿圖爾<text:span text:style-name="T3">·</text:span>埃克特也被中國的試驗觸動，他在發給<text:span text:style-name="T3">BBC</text:span>的電郵中說，「中國的試驗是很了不起的科技成就。」埃克特上世紀<text:span text:style-name="T3">90</text:span>年代在牛津大學學習量子信息的時候就建議用配對光子加密的方法。他解嘲地說：「當時我建議過這種計劃，但我沒有想到這個計劃被提到如此的高度。」<text:span text:style-name="T3"> <text:line-break/><text:line-break/></text:span>新加坡國立大學的物理學者<text:span text:style-name="T3">Alex Ling</text:span>也在同一領域做研究，但他的首顆小型量子衛星在<text:span text:style-name="T3">2014</text:span>年發射後不久發生爆炸。他對「墨子」衛星大加讚揚：「試驗毫無疑問是技術上的神來之筆。」<text:span text:style-name="T3"> <text:line-break/><text:line-break/></text:span>按照中國研究的下一步計劃，潘建偉將同他從前的博士研究導師，維也納大學的蔡林格合作。他們要通過「墨子」衛星證明，在一個國家之內能夠實現的試驗目標也能在這個歐亞大陸實現。<text:span text:style-name="T3"> <text:line-break/><text:line-break/></text:span>潘建偉說，將來的量子網際網路將包括地面的光纖網絡，太空中的衛星將不同的光纖網絡連接起來。他認為這個構想將來會成為現實。<text:span text:style-name="T3"> <text:line-break/><text:line-break/>================ <text:line-break/></text:span>全球首顆量子實驗衛星發射，它將怎樣改變世界？<text:span text:style-name="T3"> <text:line-break/><text:line-break/>2016</text:span>年<text:span text:style-name="T3">8</text:span>月<text:span text:style-name="T3">16</text:span>日，中國在酒泉衛星發射中心用長征二號丁運載火箭成功將世界首顆量子科學實驗衛星發射升空。圖為<text:span text:style-name="T3">2011</text:span>年<text:span text:style-name="T3">9</text:span>月<text:span text:style-name="T3">29</text:span>日，長徵<text:span text:style-name="T3">2F</text:span>火箭發射中共空間實驗室雛形天宮一號。<text:span text:style-name="T3"> <text:line-break/><text:line-break/></text:span>之所以給衛星起名墨子號，是因為墨子在兩千多年前就設計了小孔成像實驗，是中國歷史上最早的光學家。攝<text:span text:style-name="T3"><text:s/>: Lintao Zhang/GETTY <text:line-break/><text:line-break/>8</text:span>月<text:span text:style-name="T3">16</text:span>日凌晨<text:span text:style-name="T3">1</text:span>時<text:span text:style-name="T3">40</text:span>分，全球首顆量子科學實驗衞星「墨子號」在中國甘肅酒泉衞星發射中心由「長征二號丁」運載火箭發射升空。新華社報導稱，墨子號將首次實現衞星與地面之間的量子通訊，並構建「天地一體化」的量子保密通訊與科學實驗體系。或者通俗點說，人類將第一次在太空中實現目前已知的最先進、最安全的信息傳送手段<text:span text:style-name="T3">——</text:span>量子通訊。<text:span text:style-name="T3"> <text:line-break/><text:line-break/></text:span>從原理上來説，量子通訊是無條件安全的通訊方式。由於作為信息載體的單光子不可分割、量子狀態不可克隆，可以實現抵禦任何竊聽的密鑰分發，進而能保證用其加密的內容不可破譯。<text:span text:style-name="T3"> <text:line-break/><text:line-break/></text:span>量子衞星首席科學家、中國科學院院士潘建偉<text:span text:style-name="T3"> <text:line-break/><text:line-break/></text:span>為何要發展量子通訊技術？<text:span text:style-name="T3"> <text:line-break/><text:line-break/></text:span>在全球互聯網產業迅猛發展的大背景下，網絡通訊安全成為重要議題。與傳統加密通訊手段相比，量子通訊技術被寄予厚望。因為採用量子密鑰分發（<text:span text:style-name="T3">Quantum Key Distribution</text:span>）對通訊數據加密後，如果有第三方試圖通過測量截取密鑰，那麼基於量子力學原理<text:span text:style-name="T3"><text:s/>-- </text:span>任何對量子系統的測量都會改變整個系統，通訊雙方將會迅速察覺。<text:span text:style-name="T3"> <text:line-break/><text:line-break/></text:span>量子密鑰分發<text:span text:style-name="T3"> <text:line-break/><text:line-break/></text:span>利用量子力學特性，使通訊雙方能夠產生並分享一個隨機的、安全的密鑰，來加密和解密訊息。量子密碼的安全性基於量子力學的基本原理，而傳統密碼學是基於某些數學算法的計算複雜度。傳統密碼學無法察覺竊聽，也就無法保證密鑰的安全性。量子密碼只用於產生和分發密鑰，並沒有傳輸任何實質的訊息。密鑰可用於某些加密算法來加密訊息，加密過的訊息可以在標準信道中傳輸。（資料來自維基百科）<text:span text:style-name="T3"> <text:line-break/><text:line-break/></text:span>由墨子號量子衞星首席科學家潘建偉率領的中國科學技術大學（下稱中科大）研究團隊，在量子通訊技術的實現方面頗有建樹。潘建偉曾於<text:span text:style-name="T3">2012</text:span>年獲得國際量子通訊獎（<text:span text:style-name="T3">International Quantum Communication Award</text:span>），亦是該獎項的首位華人得主。<text:span text:style-name="T3">2015</text:span>年底，英國物理學會旗下雜誌《物理世界》（<text:span text:style-name="T3">Physics World</text:span>）評選當年國際物理學十大突破，潘建偉團隊因首次實現光子多自由度的量子隱形傳態（<text:span text:style-name="T3">Quantum Teleportation</text:span>）被位列榜首。<text:span text:style-name="T3"> <text:line-break/><text:line-break/></text:span>在此基礎之上，中國自<text:span text:style-name="T3">2011</text:span>年開始啟動量子衛星研製計劃，又於<text:span text:style-name="T3">2013</text:span>年啟動光纖量子通訊網絡工程「京滬幹線」項目。目前仍在建設中的「京滬幹線」將連接北京、濟南、合肥、上海，全長<text:span text:style-name="T3">2025</text:span>公里，是世界首例千公里級高可信、可擴展的廣域光纖量子通訊網絡，建成後將用於金融、政務等領域的安全傳輸。<text:span text:style-name="T3"> <text:line-break/><text:line-break/></text:span>中國還計劃於<text:span text:style-name="T3">2030</text:span>年左右建成全球化量子通訊網絡，墨子號的發射對於實現這一目標至關重要。<text:span text:style-name="T3"> <text:line-break/><text:line-break/></text:span>據潘建偉介紹，發射墨子號量子衛星有基於應用和基礎研究兩方面的目的。在應用方面，如果利用量子衛星，光子信號在穿過大氣層後只有<text:span text:style-name="T3">20%</text:span>左右會損失掉，比光纖傳輸有效得多；在基礎研究方面，衛星可以幫助在宏觀距離上檢驗量子力學的非局域性（<text:span text:style-name="T3">Non-Locality</text:span>），即被著名物理學家愛因斯坦諷刺為「幽靈般的遠程效應」的量子糾纏（<text:span text:style-name="T3">Quantum Entanglement</text:span>）。<text:span text:style-name="T3"> <text:line-break/><text:line-break/></text:span>量子糾纏<text:span text:style-name="T3"> <text:line-break/><text:line-break/></text:span>在量子力學理論中，量子糾纏效應「糾纏」了物理學家們幾十年，至今也沒人能弄清背後的機制。這一效應描述了一個亞原子粒子（比原子更小的諸如電子、中子、光子等粒子）的狀態可以「瞬間」對另外一個亞原子粒子的狀態產生影響的現象，無論它們相距多遠。像光子、電子一類的微觀粒子，或者像分子、巴克明斯特富勒烯，甚至像小鑽石一類的介觀粒子，都可以觀察到量子糾纏現象。其研究焦點現已轉至通訊及電腦領域的應用。（資料來自維基百科）<text:span text:style-name="T3"> <text:line-break/><text:line-break/></text:span>墨子號本次被發射至高度為<text:span text:style-name="T3">500</text:span>公里的預定軌道，其有效負載包括量子糾纏源、量子糾纏發射機、量子密鑰通訊機和量子實驗控制與處理機等，這些裝置將共同完成糾纏光子的生成、發送、地面通訊及實驗控制。而包括南山、德令哈、興隆和麗江等４個量子通訊地面站和阿里量子隱形傳態實驗站在內的地面工程，則與墨子號共同構成量子科學實驗系統。<text:span text:style-name="T3"> <text:line-break/><text:line-break/></text:span>此外，墨子號還將在中國北京和奧地利維也納之間嘗試超遠距離的洲際量子密鑰分發，以及嘗試與地面光纖量子通訊網絡連接，為未來覆蓋全球的「天地一體化」量子通訊網絡建立技術基礎。<text:span text:style-name="T3"> <text:line-break/><text:line-break/></text:span>維也納大學物理學教授<text:span text:style-name="T3"><text:s/>Anton Zeilinger </text:span>表示，這將是人類首次實現全球尺度的量子通訊，是邁向量子互聯網的重要一步；而大尺度的量子糾纏實驗如果運行順利，也能為相對論的驗證提供重要信息。<text:span text:style-name="T3"> <text:line-break/><text:line-break/></text:span>不過，中科大微尺度物質科學國家實驗室研究員彭承志表示，墨子號量子衛星是一顆低軌衛星，只能在晚上進行量子通訊，其空間覆蓋能力和應用都還比較有限。他續指，從長遠來看，「要實現全球化量子通訊，還需要長期的努力，特別是需要多顆衞星的組網。」<text:span text:style-name="T3"> <text:line-break/><text:line-break/>2013</text:span>年，中國科學技術大學量子隱形傳態研究組測出，量子糾纏的傳輸速度至少比光速快<text:span text:style-name="T3">10000</text:span>倍。<text:span text:style-name="T3"> <text:line-break/><text:line-break/></text:span>如果此次量子衞星上的實驗能夠獲得成功，那麼它肯定會為最終的量子互聯網打下堅實基礎。<text:span text:style-name="T3"> <text:line-break/><text:line-break/>================== <text:line-break/></text:span>中國量子衛星：今天瞬間傳送光子，明天瞬間傳送人？<text:span text:style-name="T3"> <text:line-break/><text:line-break/></text:span>中國科學家<text:span text:style-name="T3">7</text:span>月<text:span text:style-name="T3">4</text:span>日在預印網站<text:span text:style-name="T3">arXiv</text:span>發表了一篇論文，稱成功地向<text:span text:style-name="T3">1400</text:span>公里外的墨子號量子衛星傳送了單個光子，建立了第一個可靠的，超長距離的地球<text:span text:style-name="T3">-</text:span>衛星量子傳送上行鏈路，向全球量子網際網路邁進了重要一步。<text:span text:style-name="T3">BBC</text:span>發表了一個充滿遐想的新聞標題：今天傳送光子，明天傳送人？<text:span text:style-name="T3"> <text:line-break/><text:line-break/></text:span>這次實驗歷時<text:span text:style-name="T3">32</text:span>天，在海拔<text:span text:style-name="T3">4000</text:span>米以上的青藏高原進行，以盡量減少大氣擾動造成的影響。科學家們在地面上製造糾纏的光子對，將其中一顆發送到墨子號衛星上，再對兩者分別進行測量，就能確定其是否處於一種糾纏狀態。研究人員發送了數百萬計的光子，最終觀測到<text:span text:style-name="T3">911</text:span>次成功正例，基於墨子號的軌道變化，光子的傳送距離大致在<text:span text:style-name="T3">500</text:span>至<text:span text:style-name="T3">1400</text:span>公里之間。<text:span text:style-name="T3"> <text:line-break/><text:line-break/></text:span>星際迷航中的瞬間傳送就要成功了嗎？媒體的報道《科學家首次將光子遠程傳送至<text:span text:style-name="T3">500</text:span>公里外太空》，在國外引起了廣泛爭議，在報道里作者說：「藉助某種量子網路提供的便利，科學家們成功地將一個物體（光子）從地球瞬間傳送到了太空，而去年從戈壁灘發射的墨子號衛星也提供了一定的幫助。」事實上科學家們的論文里並沒有提到光子的瞬間傳送，只是說實現了「距離達<text:span text:style-name="T3">1400</text:span>公里的獨立單光子量子位的第一個量子傳送」，意思已經很明顯了，只是把地面上第一個光子的狀態，瞬間傳送給了衛星上的第二個光子，而不是把第一個光子瞬間從地面傳送到了衛星上，兩個糾纏光子中的第二個，仍然是以光速發射到衛星上的，而不是瞬間傳送。<text:span text:style-name="T3"> <text:line-break/><text:line-break/></text:span>這就和傳真機原理一樣，一張紙上的信息可以通過電話線路傳送到另一個傳真機，然後在另一端的紙上列印出來，紙張本身並不會被傳送過去。試圖通過量子糾纏瞬間傳送糾纏的粒子本身，目前的物理學並不支持，媒體報導中有意無意地誇大科學實驗的結果，本身就是對科學家及科學的不尊重和傷害。事實上今天並沒有傳送光子，更談不上明天傳送人了。<text:span text:style-name="T3"> <text:line-break/><text:line-break/></text:span>不過中國已經開始建設世界上第一個基於量子技術的安全網路<text:span text:style-name="T3">——</text:span>量子京滬幹線，通過量子保密通信技術，可以實現金融、政務等領域不可破解的信息安全傳輸。<text:span text:style-name="T3"> <text:line-break/><text:line-break/>================ <text:line-break/>1200</text:span>公里「量子糾纏」實現<text:span text:style-name="T3"><text:s/></text:span>全球首次<text:span text:style-name="T3"> <text:line-break/><text:line-break/></text:span>美國《科學》雜誌以封面報道了中國科研團隊量子糾纏分發的成果。（新華社）<text:span text:style-name="T3"> <text:line-break/><text:line-break/>(</text:span>圖見：<text:span text:style-name="T3">https://goo.gl/Zuf9vt) <text:line-break/><text:line-break/></text:span>【明報專訊】中國科學技術大學潘建偉團隊借助<text:span text:style-name="T3">2016</text:span>年升空的量子科學衛星「墨子號」，成功向相距<text:span text:style-name="T3">1200</text:span>公里的青海德令哈和雲南麗江兩個地面站分發糾纏態的量子，是全球首次證明量子糾纏的距離可達<text:span text:style-name="T3">1200</text:span>公里，為未來量子通訊踏出第一步。國際學術期刊《科學》前日刊登這一成果。下一步，潘建偉團隊計劃在相距<text:span text:style-name="T3">7400</text:span>公里的中國和奧地利之間實現洲際量子分發。<text:span text:style-name="T3"> <text:line-break/><text:line-break/></text:span>青海至雲南<text:span text:style-name="T3"><text:s/></text:span>「墨子號」分發<text:span text:style-name="T3"> <text:line-break/><text:line-break/></text:span>量子糾纏是量子力學一種奇特現象，處於糾纏態的兩個量子不論相距多遠都存在一種關聯，其中一個的狀態發生改變（例如人們對其進行觀測），另一個的狀態也會即時發生相應改變，可用於遠程加密通訊。而把兩個處於糾纏態的量子分發到兩處的操作，就叫量子糾纏分發。<text:span text:style-name="T3">2016</text:span>年「墨子號」升空的任務之一，就是從衛星向地面發射糾纏量子。<text:span text:style-name="T3"> <text:line-break/><text:line-break/></text:span>據量子衛星科學應用系統總設計師彭承志稱，「墨子號」運行在<text:span text:style-name="T3">500</text:span>公里高的軌道上，衛星上的糾纏源設備每秒產生<text:span text:style-name="T3">800</text:span>萬對糾纏光子（光子是量子的一種），衛星經過中國上空時，同時與青海德令哈站和雲南麗江站兩個地面站建立光鏈路，以每秒<text:span text:style-name="T3">1</text:span>對的速度在兩站之間建立兩個光子的量子糾纏，傳輸衰減僅僅是同樣距離地面光纖的一萬億分之一。<text:span text:style-name="T3"> <text:line-break/><text:line-break/></text:span>量子通訊第一步<text:span text:style-name="T3"><text:s/></text:span>計劃橫跨中奧<text:span text:style-name="T3"> <text:line-break/><text:line-break/></text:span>「這是通向全球量子保密通信、甚至是量子互聯網的第一步」，奧地利維也納大學物理學家<text:span text:style-name="T3">Anton Zeilinger</text:span>稱，「潘建偉團隊的論文證實了中國政府做了正確的決定。我個人堅信未來的互聯網是基於量子力學原理的」。下一步，潘建偉團隊希望在中國和奧地利之間實現量子分發，難度在於衛星要在經過中國時先發出一對光子中的一粒，保留另一粒，等衛星轉到奧地利上空時再發出另一粒。<text:span text:style-name="T3"> <text:line-break/><text:line-break/>======================= <text:line-break/></text:span>量子電腦「嬰兒」誕生<text:span text:style-name="T3"><text:s/>2020</text:span>年中國有望「量子稱霸」<text:span text:style-name="T3"> <text:line-break/><text:line-break/></text:span>新華社港台部<text:span text:style-name="T3"><text:s/>2017</text:span>年<text:span text:style-name="T3">05</text:span>月<text:span text:style-name="T3">07</text:span>日<text:span text:style-name="T3"> <text:line-break/><text:line-break/></text:span>世界首台超越早期經典電腦的光量子電腦在中國誕生（新華社）<text:span text:style-name="T3"> <text:line-break/><text:line-break/>(</text:span>圖見：<text:span text:style-name="T3">http://www.storm.mg/article/262375) <text:line-break/><text:line-break/></text:span>中國科學院<text:span text:style-name="T3">3</text:span>日宣布在量子電腦研究方面取得突破性進展，構建出世界上第一台超越早期經典電腦的光量子電腦，為最終實現超越經典計算能力的量子計算這一國際學術界稱之為「量子稱霸」的目標奠定了堅實基礎。<text:span text:style-name="T3"> <text:line-break/><text:line-break/></text:span>位於上海的中科院量子資訊和量子科技創新研究院實驗室內，<text:span text:style-name="T3">3</text:span>平方公尺的工作台上成百上千密密麻麻元器件組成的這台光量子電腦，與人們平日使用的電腦毫無相似之處。儘管這個量子電腦的「嬰兒」還不如你握著的手機運算速度快，但著名物理學家、中國科學院院士潘建偉說，它是量子電腦打敗經典超級電腦征途中「非常重要的一大步」。<text:span text:style-name="T3"> <text:line-break/><text:line-break/></text:span>潘建偉預計，中國有望在今年年底製造出能與通用手提電腦計算能力相比擬的量子電腦，並計畫在<text:span text:style-name="T3">2020</text:span>年製造出超越目前最強大的超級電腦的量子電腦，實現「量子稱霸」。<text:span text:style-name="T3"> <text:line-break/><text:line-break/></text:span>「量子計算研究就像雨後的春筍，到了爆發式發展的關鍵時刻。」潘建偉說。<text:span text:style-name="T3"> <text:line-break/><text:line-break/></text:span>要玩經典電腦玩不轉的遊戲<text:span text:style-name="T3"> <text:line-break/><text:line-break/></text:span>近年來，傳統電腦的性能增長越來越困難。探索全新物理原理的高性能計算技術的需求應運而生。科學家認為，量子電腦會成為未來科技的引擎，是打開無限可能性的鑰匙。一些經典演算法不可能完成的任務，量子演算法卻可以輕鬆搞定。如果將未來的量子電腦比作大學教授，今天所謂超級電腦的能力甚至還比不上剛上幼稚園的小班兒童。<text:span text:style-name="T3"> <text:line-break/><text:line-break/></text:span>據潘建偉介紹，量子計算利用量子態的疊加性質，可以實現計算能力的飛躍。現在電腦的運算單位比特只有<text:span text:style-name="T3">0</text:span>和<text:span text:style-name="T3">1</text:span>這兩種狀態，但量子電腦中可以處在<text:span text:style-name="T3">0</text:span>和<text:span text:style-name="T3">1</text:span>的疊加態上。如果操縱的量子數目增多，它就會以指數級增長來提升電腦的運算速度。<text:span text:style-name="T3"> <text:line-break/><text:line-break/></text:span>但科學家說，在可預見的將來，量子電腦並不會替代人們桌上的電腦和口袋里的手機，它更不是用來玩網路遊戲和發微信的。量子電腦實際上是用來處理一些經典電子電腦的老大難問題。<text:span text:style-name="T3"> <text:line-break/><text:line-break/></text:span>「比如，有一類問題叫『玻色取樣』，它的計算複雜度是隨著粒子數的增加而指數增長的。」中國科學技術大學陸朝陽教授解釋說，「這是被稱為『量子稱霸』的任務，科學家最初設計這個問題的動機就是為了顯示量子電腦的能力，跟經典電腦競賽，看看誰跑的快。」<text:span text:style-name="T3"> <text:line-break/><text:line-break/></text:span>專家估計，一台操縱<text:span text:style-name="T3">50</text:span>個微觀粒子的量子電腦，對「玻色取樣」這類特定問題的處理能力可秒殺目前最強大的超級電腦。如果操縱<text:span text:style-name="T3">100</text:span>個量子，其計算能力可能比目前最強大的超級電腦快百億億倍。如果將來能夠做到<text:span text:style-name="T3">1000</text:span>個量子以上，科學家也許就可以研究意識是怎麼產生的，或許能催生強大到無法想像的人工智慧。<text:span text:style-name="T3"> <text:line-break/><text:line-break/></text:span>中國科學家的新突破<text:span text:style-name="T3"> <text:line-break/><text:line-break/></text:span>迄今為止，世界上還沒有真正意義上的量子電腦。但是，世界各地的許多實驗室正在以巨大的熱情追尋著這個夢想。如何實現量子計算，方案不少，問題是對微觀量子態的操縱確實太困難了。<text:span text:style-name="T3"> <text:line-break/><text:line-break/></text:span>目前，中國科學技術大學潘建偉團隊在<text:span text:style-name="T3">3</text:span>個很有希望的方向努力推進：光子量子計算、超冷原子量子計算和超導量子計算。<text:span text:style-name="T3"> <text:line-break/><text:line-break/></text:span>近日，潘建偉及其同事陸朝陽、朱曉波等，聯合浙江大學王浩華教授研究組，在基於光子和超導體系的量子電腦研究方面取得了系列突破性進展。<text:span text:style-name="T3"> <text:line-break/><text:line-break/></text:span>據介紹，多粒子糾纏的操縱作為量子計算的技術制高點，一直是國際角逐的焦點。潘建偉團隊在多光子糾纏領域始終保持著國際領先水準，並於<text:span text:style-name="T3">2016</text:span>年底把紀錄刷新至<text:span text:style-name="T3">10</text:span>光子糾纏。在此基礎上，潘建偉團隊利用自主發展的綜合性能國際最優的量子點單光子源，通過電控可編程的光量子線路，構建了針對多光子「玻色取樣」任務的光量子計算原型機。<text:span text:style-name="T3"> <text:line-break/><text:line-break/></text:span>實驗測試表明<text:span text:style-name="T3">,</text:span>該原型機的「玻色取樣」速度不僅比國際同行類似的之前所有實驗加快至少<text:span text:style-name="T3">24000</text:span>倍，同時，通過和經典演算法比較，也比人類歷史上第一台電子管電腦<text:span text:style-name="T3">(ENIAC)</text:span>和第一台電晶體電腦<text:span text:style-name="T3">(TRADIC)</text:span>運行速度快<text:span text:style-name="T3">10</text:span>─<text:span text:style-name="T3">100</text:span>倍。<text:span text:style-name="T3">5</text:span>月<text:span text:style-name="T3">2</text:span>日，該研究成果以長文的形式線上發表于《自然─光子學》。<text:span text:style-name="T3"> <text:line-break/><text:line-break/></text:span>在超導體系，中國科學家製造出世界上糾纏數目最多的超導量子比特處理器。<text:span text:style-name="T3">2015</text:span>年，谷歌、美國航空航天局和加州大學聖芭芭拉分校宣佈實現了<text:span text:style-name="T3">9</text:span>個超導量子比特的操縱。這個記錄在<text:span text:style-name="T3">2017</text:span>年被中國科學家團隊首次打破。朱曉波、王浩華和陸朝陽、潘建偉等合作，首次實現了<text:span text:style-name="T3">10</text:span>個超導量子比特的糾纏，並實現了快速求解線性方程組的量子演算法，這一成果即將發表於《物理評論快報》。<text:span text:style-name="T3"> <text:line-break/><text:line-break/></text:span>《自然─光子學》審稿人評價中國科學家的成果時說，這是具有很高水準和很大影響力的的工作。而英國物理學會評價說，<text:span text:style-name="T3">10</text:span>個超導比特的糾纏被中國物理學家實現了，一群中國物理學家在競爭中領先了。<text:span text:style-name="T3"> <text:line-break/><text:line-break/></text:span>量子電腦將走進現實<text:span text:style-name="T3"> <text:line-break/><text:line-break/></text:span>由於量子計算的巨大潛在價值，歐美各國都在積極整合各方面研究力量和資源，開展協同攻關。同時，大型高科技公司如谷歌、微軟、<text:span text:style-name="T3">IBM</text:span>等也強勢介入量子計算研究。<text:span text:style-name="T3"> <text:line-break/><text:line-break/></text:span>《自然》雜誌在<text:span text:style-name="T3">2017</text:span>年年初的一篇以《<text:span text:style-name="T3">2017</text:span>年將是量子電腦從實驗室走進現實》為題的文章中說，量子計算長期以來都被認為是<text:span text:style-name="T3">20</text:span>年以後才會實現的技術。但是，<text:span text:style-name="T3">2017</text:span>可能是這領域改變其「僅限於研究」印象的一年。<text:span text:style-name="T3"> <text:line-break/><text:line-break/></text:span>科學家預計，量子電腦將使人類的日常生活大大改變。例如在公共安全領域，量子計算可以瞬間處理監控資料庫中<text:span text:style-name="T3">60</text:span>億人次的臉部圖片，並即時辨別出一個人的身份；在公共交通領域，量子計算能夠迅速對複雜的交通狀況進行分析預判，從而調度綜合交通系統最大限度避免道路擁堵；在氣象預測方面，量子計算能夠將儀器檢測資料結合模型全面預測分析，從而實現更高精準度的天氣預報<text:span text:style-name="T3">……</text:span>量子計算在核爆類比、密碼破譯、材料和微納製造、藥物設計、金融分析、在宇宙中尋找第二個地球等領域具有突出優勢。<text:span text:style-name="T3"> <text:line-break/><text:line-break/></text:span>世界首台超越早期經典電腦的光量子電腦在中國誕生（新華社）<text:span text:style-name="T3"> <text:line-break/><text:line-break/></text:span>中國科學家下一步目標是在今年年底實現大約<text:span text:style-name="T3">20</text:span>個光量子比特的操縱，並致力於<text:span text:style-name="T3">20</text:span>個超導量子比特樣品的設計、製備和測試。到<text:span text:style-name="T3">2020</text:span>年希望能夠達到<text:span text:style-name="T3">50</text:span>個左右量子比特的操縱，能夠研製實現「量子稱霸」的超導量子電腦。<text:span text:style-name="T3"> <text:line-break/><text:line-break/></text:span>「我認為<text:span text:style-name="T3">10</text:span>年之內做到<text:span text:style-name="T3">100</text:span>個量子比特的操縱沒有問題，它的計算能力可以達到現在全世界計算能力總合的百萬倍。」潘建偉說。<text:span text:style-name="T3"> <text:line-break/><text:line-break/></text:span>在<text:span text:style-name="T3">20</text:span>世紀<text:span text:style-name="T3">40</text:span>至<text:span text:style-name="T3">70</text:span>年代經典電腦技術初步發展時期，基本上只有歐美數國活躍的身影；在量子計算這新一輪科技浪潮中，中國已經具備一定實力和研究成果，並在某些方面具有國際領先優勢。<text:span text:style-name="T3"> <text:line-break/><text:line-break/>===================== <text:line-break/></text:span>中國量子通訊研究<text:span text:style-name="T3"><text:s/></text:span>「一步千里」<text:span text:style-name="T3"> <text:line-break/><text:line-break/>2017-06-17 <text:line-break/><text:line-break/></text:span>世界日報<text:span text:style-name="T3"><text:s/></text:span>中國新聞組／北京<text:span text:style-name="T3">17</text:span>日電<text:span text:style-name="T3"> <text:line-break/><text:line-break/></text:span>量子科學實驗衛星首席科學家潘建偉與「墨子號」量子衛星模型合影。<text:span text:style-name="T3"><text:s/></text:span>（取材自澎湃新聞／東方<text:span text:style-name="T3">IC </text:span>圖）<text:span text:style-name="T3"> <text:line-break/><text:line-break/></text:span>中國科學技術大學潘建偉團隊借助<text:span text:style-name="T3">2016</text:span>年升空的量子科學衛星「墨子號」，成功向相距<text:span text:style-name="T3">1203</text:span>公里的青海德令哈和雲南麗江兩個地面站分發糾纏態的量子，是全球首次證明量子糾纏的距離可達<text:span text:style-name="T3">1203</text:span>公里，為未來量子通訊實用踏出一大步，國際學術期刊「科學」前日刊登這一成果。<text:span text:style-name="T3"> <text:line-break/><text:line-break/></text:span>新華網報導，量子糾纏被愛因斯坦稱之為「鬼魅般的超距作用」，它是兩個（或多個）粒子共同組成的量子狀態，無論粒子間隔多遠，測量其中一個粒子必會影響其它粒子，這被稱為量子力學非定域性。量子糾纏體現的非定域性是量子力學最神奇現象之一。<text:span text:style-name="T3"> <text:line-break/><text:line-break/>2016</text:span>年「墨子號」升空的任務之一，就是從衛星向地面發射糾纏量子。<text:span text:style-name="T3"> <text:line-break/><text:line-break/></text:span>潘建偉領導的突破性實驗，自地球上方<text:span text:style-name="T3">300</text:span>哩繞行軌道的一枚人造衛星上發出電射，產生處於糾纏狀態的光子。研究人員說，然後這些光子再傳輸到兩個相距<text:span text:style-name="T3">750</text:span>哩（<text:span text:style-name="T3">1203</text:span>公里）的量子衛星地面站，但未破壞彼此間的糾纏狀態。<text:span text:style-name="T3"> <text:line-break/><text:line-break/></text:span>這項實驗成功作出的距離，較以往實驗的紀錄超出十倍，同時並創下首次在太空產生糾纏光子的紀錄。<text:span text:style-name="T3"> <text:line-break/><text:line-break/></text:span>報導指出，潘建偉說，「墨子號」量子科學實驗衛星過境時，同時與青海德令哈站和雲南麗江站兩個地面站建立光鏈路，量子糾纏光子對從衛星到兩個地面站的總距離平均達<text:span text:style-name="T3">2000</text:span>公里，跟瞄精度達到<text:span text:style-name="T3">0.4 μrad</text:span>。這是世界上首次實現千公里量級的量子糾纏。墨子號科學應用系統總設計師彭承志說：「這是量子衛星上天以來迄今為止發布的最大成果」。<text:span text:style-name="T3"> <text:line-break/><text:line-break/></text:span>「這是通向全球量子保密通信、甚至是量子互聯網的第一步」，港媒報導，奧地利維也納大學物理學家<text:span text:style-name="T3">Anton Zeilinger</text:span>稱，「潘建偉團隊的論文證實了中國政府做了正確的決定。我個人堅信未來的互聯網是基於量子力學原理的」。下一步，潘建偉團隊希望在中國和奧地利之間實現量子分發，難度在於衛星要在經過中國時先發出一對光子中的一粒，保留另一粒，等衛星轉到奧地利上空時再發出另一粒。<text:span text:style-name="T3"> <text:line-break/><text:line-break/></text:span>參考消息網引述加拿大環球郵報報導，中國「墨子號」量子衛星進行的創紀錄實驗，把奇特的量子物理世界推向新高度，並可能刺激包括加拿大在內的其他國家抓緊開發這種不受黑客影響的遠距離通信方式。<text:span text:style-name="T3"> <text:line-break/><text:line-break/>BBC</text:span>中文網報導，量子的不確定性讓進行秘密通訊的人知道他們是否受到監視：監聽者的努力會擾亂整個通訊連接。<text:span text:style-name="T3"> <text:line-break/><text:line-break/></text:span>而在太空真空中，因為沒有原子，至少原子數量微乎其微，因此量子信號受到的干擾很少。這就是為什麼中國的墨子衛星測試具有重要意義的原因。這種測試已經證明在太空建立的網絡是可行的，這個結果發表在最近一期的科學雜誌上。<text:span text:style-name="T3"> <text:line-break/><text:line-break/></text:span>誰需要這個技術？報導說，間諜機構的工作就是保密，他們有的是預算。但是國際間每天進行萬億計交易的金融機構也需要保護他們的珍貴資源。雖然一些觀察員對於是否有人願意為量子互聯網投資有保留，但是潘建偉以及其他科技人員認為一旦量子網絡問世，無人能抵禦其誘惑。<text:span text:style-name="T3"> <text:line-break/><text:line-break/></text:span>量子糾纏示意圖。（新華社）<text:span text:style-name="T3">(</text:span>圖見：<text:span text:style-name="T3">https://udn.com/news/story/7332/2530089) <text:line-break/><text:line-break/>==================== <text:line-break/></text:span>中國科學家在計算中國量子計算機方面做出了巨大的飛躍<text:span text:style-name="T3"> <text:line-break/><text:line-break/></text:span>圖見：<text:span text:style-name="T3">https://goo.gl/Qto9sv <text:line-break/><text:line-break/><text:line-break/></text:span>中國科學家已經建立了世界上第一個量子計算的機器，超越了早期古典或傳統的電腦。<text:span text:style-name="T3"> <text:line-break/><text:line-break/></text:span>潘建偉的團隊希望在<text:span text:style-name="T3">2020</text:span>超越目前最強大的超級計算機。<text:span text:style-name="T3"> <text:line-break/><text:line-break/>“</text:span>量子計算發展的關鍵時期即將到來。<text:span text:style-name="T3">“ </text:span>潘說。<text:span text:style-name="T3">"</text:span>一個比喻來解釋量子計算的概念是，它可以在同一時間閱讀圖書館的所有書籍，而傳統的計算就只能一本接一本地閱讀。<text:span text:style-name="T3">" <text:line-break/><text:line-break/>====================== <text:line-break/></text:span>量子計算和<text:span text:style-name="T3">AI</text:span>居然是這種關係<text:span text:style-name="T3"><text:s/></text:span>第一次有人給我們完整地說了說<text:span text:style-name="T3"> <text:line-break/><text:line-break/></text:span>圖見：<text:span text:style-name="T3">https://www.hksilicon.com/articles/1098444 <text:line-break/><text:line-break/>2016-05-31 <text:line-break/><text:line-break/></text:span>杜江峰，中國科學院院士、中國科學技術大學物理學院院長。<text:span text:style-name="T3"> <text:line-break/><text:line-break/>16</text:span>歲時保送中國科大少年班，本科畢業后即留校工作，同時攻讀研究生；<text:span text:style-name="T3">28</text:span>歲時開始進軍當時最新的量子計算實驗研究領域，成為我國最早從事這項研究的科學家之一；接下來的近<text:span text:style-name="T3">20</text:span>年裡，杜江峰一頭扎進量子計算領域。<text:span text:style-name="T3"> <text:line-break/><text:line-break/>2002</text:span>年，在國際上第一次成功地實現了量子博弈的實驗研究，實現中國國內量子計算實驗研究工作首次刊發在國際權威雜誌《物理評論快報》上。<text:span text:style-name="T3"> <text:line-break/><text:line-break/>2009</text:span>年，他帶領自己的科研團隊做出的又一項重要成果產生了：首次在真實固態體系中實現了最優動力學去耦，這項成果發表於國際權威雜誌《自然》。<text:span text:style-name="T3"> <text:line-break/><text:line-break/>2015</text:span>年，一項關於「量子探針」的成果驚艷世界：其團隊利用鑽石中的氮<text:span text:style-name="T3">-</text:span>空位點缺陷作為「量子探針」，選取了細胞分裂中的一種重要蛋白為探測對象，將量子技術應用於單個蛋白分子研究，在室溫大氣條件下獲得了世界上首張單蛋白質分子的磁共振譜。這項成果在權威期刊《科學》上發表，被認為是「通往活體細胞中單蛋白質分子實時成像的里程碑」。<text:span text:style-name="T3"> <text:line-break/><text:line-break/></text:span>近期，在數博會的人工智能和量子計算演講中，國內量子計算大拿杜江峰詳細地為我們解釋了量子計算和人工智能的關係，讓平時對量子計算的一臉懵逼的互聯網人士，恍若從夢想走進現實。<text:span text:style-name="T3"> <text:line-break/><text:line-break/></text:span>一聽到量子，好多人搞不清楚量子，包括當年發現量子的人都說不懂量子。但量子革命，從<text:span text:style-name="T3">AlphaGo</text:span>到量子人工智能，它很有可能有一個這樣一個過程。<text:span text:style-name="T3"> <text:line-break/><text:line-break/></text:span>剛剛也提到了人工智能最近已經取得了很好的成績，一個機器已能下過一個人，實際上定義的任何機器，總會超過人。就像現在設計的汽車和飛機速度比人快，計算機能力比人的計算能力強，本質上來說人工智能不會走到一個有情感、有思維，往往是經驗性的東西。<text:span text:style-name="T3"> <text:line-break/><text:line-break/></text:span>一般意義上來說，一幅圖象，計算機來描述圖象都是基本上看到一幅圖象，它會按照像素來展開，裡面有灰度，有深度<text:span text:style-name="T3">……</text:span>對它形成一些數據。人工智能對這個數據是否能有感官上進一步深入了解？看到這個圖象看到比傳統計算上更深的意義？比如甚至知道什麼樣的繪畫風格。這就是我們今天要探討的問題。<text:span text:style-name="T3"> <text:line-break/><text:line-break/></text:span>當人工智能遇上量子計算<text:span text:style-name="T3"> <text:line-break/><text:line-break/></text:span>人工智能的能力來源是什麼？今天會議的主題是大數據<text:span text:style-name="T3"><text:s/></text:span>，為什麼前面加一個大，因為這是是一個動態的工作，信息量越來越大的時代，如何從浩瀚的東西中得到有利生活質量的東西，首先要對這個數據進行描述。這就意味着要描述的對象，由傳統的數據從單一逐漸走向各種複雜數據。<text:span text:style-name="T3"> <text:line-break/><text:line-break/></text:span>人工智能核心資源是計算能力，在二十年前，一個機械人，當時用<text:span text:style-name="T3">32</text:span>個<text:span text:style-name="T3">CPU, </text:span>達到<text:span text:style-name="T3">120MHz</text:span>的速度。現在是<text:span text:style-name="T3">2000</text:span>個<text:span text:style-name="T3">CPU</text:span>，<text:span text:style-name="T3">300</text:span>個<text:span text:style-name="T3">GPU</text:span>，提升的計算能力，使得處理學習或者智能的能力得到比較大的增強，不過現在問題是，如何過渡到量子這塊？計算能力能否無限提升？<text:span text:style-name="T3"> <text:line-break/><text:line-break/></text:span>摩爾定律在半個世紀前預言了經典計算，每隔<text:span text:style-name="T3">18-24</text:span>個月，集成電路上可容納的元器件數目增加一倍，計算性能增加一倍。經典計算的能力，從<text:span text:style-name="T3">32</text:span>納米，在未來到四個納米，再到更小的納米，一般都認為摩爾定律最多還能適用<text:span text:style-name="T3">10</text:span>年。<text:span text:style-name="T3"> <text:line-break/><text:line-break/></text:span>我們知道一個例子，從物理科學基礎上講一個電子不可再分的，不可能永遠從<text:span text:style-name="T3">90</text:span>多納米到<text:span text:style-name="T3">60</text:span>多納米，到<text:span text:style-name="T3">40</text:span>多納米，到<text:span text:style-name="T3">30</text:span>多納米<text:span text:style-name="T3">……</text:span>將來能夠到零點幾納米甚至更小納米的層面。從科學的原理上來講，宏觀問題上，是按照牛頓三大定律主宰的，但到納米層面，牛頓定律不再適用，而會進入一個新的科學，也就是我們經常說的量子力學，描述的基礎就不一樣了。<text:span text:style-name="T3"> <text:line-break/><text:line-break/></text:span>另外一個，還有一個熱耗散的問題，我們在研究裡面也發現，經典計算機器件的原理，熱耗散不可避免，這是原理上決定的。譬如買到早期計算機有一個風扇散熱，你做的集成度越高，熱耗越嚴重。<text:span text:style-name="T3"> <text:line-break/><text:line-break/></text:span>但量子計算來做這塊，原理上保持可逆計算，沒有熱耗散，可以在裡面自循環，這樣沒有一個熱耗散，也是遵從量子力學規律的東西。這是未來量子計算是一個比較好的前景和方向。<text:span text:style-name="T3"> <text:line-break/><text:line-break/></text:span>另外，量子力學是近代技術的支柱，一百多年前量子理論開始提出，到現在的晶體管，到激光，到後面的高溫超導，都會有一個產業的發展和產生。<text:span text:style-name="T3"> <text:line-break/><text:line-break/></text:span>會帶來無邊的「誘惑」<text:span text:style-name="T3"> <text:line-break/><text:line-break/></text:span>在過去很長一段時間裡，我們對量子力學都是被動的觀察和解釋，我看到了一些現象，我根據這個現象得到一些應用，比如激光，就是量子力學發展的成果，激光無處不在，包括投影也是激光投影。<text:span text:style-name="T3"> <text:line-break/><text:line-break/></text:span>第一次量子革命就是對晶體管，對激光的發展，支撐了整個過去信息革命的一個發展，最近隨着過去二三十年技術的積累，現在可以一定程度地掌控量子，可以對單個分子或者原子進行掌控<text:span text:style-name="T3"><text:s/></text:span>。<text:span text:style-name="T3"> <text:line-break/><text:line-break/></text:span>在微觀有主動調控能力有了這種調控，可能會產生一系列新的技術，這方面比較清楚的，在量子信息裡面，目前分三個方向：<text:span text:style-name="T3"> <text:line-break/><text:line-break/></text:span>一個是量子密碼，大概<text:span text:style-name="T3">7</text:span>月份，中國的第一顆，也是全球第一顆量子衛星在<text:span text:style-name="T3">500</text:span>公里軌道開始發射，實現一個安全的密碼輸送；<text:span text:style-name="T3"> <text:line-break/><text:line-break/></text:span>一個是量子通訊，同時在發改委的幹線，今年年底明年開始在城市間，從北京到上海，上海到合肥的一個地面的有線網絡，空中的無線網絡。<text:span text:style-name="T3"> <text:line-break/><text:line-break/></text:span>另一個是量子時鐘和量子傳感器，最近幾年，精密測量得到非常好的推廣和應用，大概一個月前，歐盟通過了一個量子宣言，比如沒有<text:span text:style-name="T3">GPS</text:span>的導航，有一些量子傳感器，大概有<text:span text:style-name="T3">10</text:span>億歐元，在<text:span text:style-name="T3">2020</text:span>年計劃裡面有一個投入。<text:span text:style-name="T3"> <text:line-break/><text:line-break/></text:span>總的來說，現在已經有了非常好的發展前景。為什麼說量子近年好很多？原因很簡單。計算機經典的儲存單元是什麼？一般是一個（電荷上的）高電頻和低電頻，高電頻代表<text:span text:style-name="T3">1</text:span>，低電頻代表<text:span text:style-name="T3">0</text:span>，叫它二進制，量子力學告訴我們高電頻和低電頻同一瞬間同時存在。<text:span text:style-name="T3"> <text:line-break/><text:line-break/></text:span>所謂的量子疊加和量子相干，如果我有一個<text:span text:style-name="T3">16</text:span>位的計算機，或者<text:span text:style-name="T3">32</text:span>位的，它的輸入就是電頻裡面的<text:span text:style-name="T3">2</text:span>的<text:span text:style-name="T3">16</text:span>次方或者<text:span text:style-name="T3">2</text:span>的<text:span text:style-name="T3">32</text:span>次方。<text:span text:style-name="T3"> <text:line-break/><text:line-break/></text:span>量子計算就是進行疊加，這時候高速的來源就在這個地方，可以<text:span text:style-name="T3">2</text:span>的多少次方處於所有狀態裡面，可以在這個裡面透視做計算。在這個基礎上，我們做量子計算，量子密碼，量子互聯網，量子時鐘，甚至是量子傳感器。<text:span text:style-name="T3"> <text:line-break/><text:line-break/></text:span>巨頭林立的國際競爭<text:span text:style-name="T3"> <text:line-break/><text:line-break/></text:span>在量子計算這塊，包括美國和日本的國際項目，以及微軟和<text:span text:style-name="T3">IBM</text:span>，中科院有一個國家計算機的規劃綱要，有比較大的投入，企業界逐漸開始往這個方面進入，比如阿里和中科大也成了量子計算機實驗室。總的來說，量子力學跟人工智能有什麼關係？<text:span text:style-name="T3"> <text:line-break/><text:line-break/></text:span>有這樣一個關係的話。<text:span text:style-name="T3"> <text:line-break/><text:line-break/></text:span>如果做成人工智能，如果只是加速，原來需要一千台機器，或者需要一萬台，現在（用量子計算機）可能四台就可以了，形成快速的計算能力。<text:span text:style-name="T3"> <text:line-break/><text:line-break/></text:span>另外一個領域，量子力學在模型裡面解決傳統的沒有的模型，那是另外一個方向。<text:span text:style-name="T3"> <text:line-break/><text:line-break/></text:span>量子用於計算就是計算，用於通訊就是通訊，用於人工智能就是人工智能。利用相干疊加的方式，實現了計算，無法比擬的超級計算能力，可以把複雜度的<text:span text:style-name="T3">NP</text:span>計算問題，就可以變成<text:span text:style-name="T3">P</text:span>問題。<text:span text:style-name="T3"> <text:line-break/><text:line-break/></text:span>如果做基礎的人來講，不管是經典還是量子，我們處理的都是效率的問題，把一些遙遙無期的東西變成一些結果。<text:span text:style-name="T3"> <text:line-break/><text:line-break/></text:span>大數分解，金融行業經常用到的，給你一個非常大的一個數，找到它的兩個素數是什麼，經典萬億次的計算機需要<text:span text:style-name="T3">15</text:span>萬年，如（用萬億次的）是量子計算機，只需要一秒。在計算數據處理裡面是一個基本的方式，如果用一個億億次的經典計算需要一百年，但是把速度可以降下來，只用一個萬億次的量子計算可能就<text:span text:style-name="T3">0.01</text:span>秒的時間。<text:span text:style-name="T3"> <text:line-break/><text:line-break/></text:span>量子人工智能的計算能力為人工智能發展提供革命性的工具，能夠指數加速學習能力和速度，輕鬆應對大數據數據的挑戰。<text:span text:style-name="T3"> <text:line-break/><text:line-break/></text:span>在人工智能這塊，谷歌開始建立量子人工智實驗室，包括微軟等在做一些人工智能方面的東西。這幾年開始，甚至在<text:span text:style-name="T3">AlphaGo</text:span>出來之前，在學界就已經有一些研究，人工智能裡面的分類問題，是大數據中常見的任務，根據已有的數據體現規律，判斷新數據是屬於哪一類。如下圖所示，<text:span text:style-name="T3">MIT</text:span>在這方面已經有如下的理論進展一：<text:span text:style-name="T3"> <text:line-break/><text:line-break/></text:span>另一個理論進展，是<text:span text:style-name="T3">MIT</text:span>和<text:span text:style-name="T3">Google</text:span>的聯合研究發現，量子人工智能算法可以加速特徵提取過程：<text:span text:style-name="T3"> <text:line-break/><text:line-break/></text:span>整體的研究進展如下圖所示（紅色的兩個部分是我們實驗室做的，把這個體系放到量子的模型機上，來演示這個實驗。這是去年的一個工作。）<text:span text:style-name="T3"> <text:line-break/><text:line-break/></text:span>最後，以實際進展向大家舉一個量子計算運用到人工智能的例子，這種指數加速是可行的，通過我們專用儀器設備，來讀出量子比特狀態：<text:span text:style-name="T3"> <text:line-break/><text:line-break/>MIT</text:span>和一些媒體的報告，包隨着數據越來越大，現在每年生產信息<text:span text:style-name="T3">2</text:span>的<text:span text:style-name="T3">60</text:span>次方，就是<text:span text:style-name="T3">60</text:span>比特，用經典比特資源，約百萬塊硬盤能夠存下數據；但要描述宇宙所需的信息量時，會達到<text:span text:style-name="T3">2</text:span>的<text:span text:style-name="T3">300</text:span>次方，就是<text:span text:style-name="T3">300</text:span>比特，按現在的的比特資源就已經不可能儲存了。<text:span text:style-name="T3"> <text:line-break/><text:line-break/>IBM</text:span>製造的計算系統包含了<text:span text:style-name="T3">5</text:span>個量子比特，在其它實驗室大概有十個。在未來五到十年能達到三十個比特，就已經是非常了不起的一個能力了（註：如果一個量子計算機能夠組建成<text:span text:style-name="T3">50</text:span>個量子比特，當今世界前<text:span text:style-name="T3">500</text:span>名的超級計算機全部加起來，功能都無法勝過它。）。也就是說可以空間可以達到<text:span text:style-name="T3">2</text:span>的<text:span text:style-name="T3">30</text:span>次方，在大數據方，量子人工智能計算能力巨大的優勢，實現這樣的一個彎道超車。<text:span text:style-name="T3"> <text:line-break/><text:line-break/></text:span>最後，我想說，第一次量子深刻影響了晶體管和激光的發展，第二次量子革命對人類一定是有巨大促進的作用。我們不應該去懼怕科學上的一些進展，因為畢竟機器是人造的。現在眼前並沒有看到一個機器有人的情感來毀滅人，我的觀點應該不是這樣的。謝謝大家！<text:span text:style-name="T3"> <text:line-break/><text:line-break/>======================= <text:line-break/></text:span>中國量子研究領先世界<text:span text:style-name="T3"> <text:line-break/><text:line-break/>2017</text:span>年<text:span text:style-name="T3"><text:s/>08</text:span>月<text:span text:style-name="T3"><text:s/>01</text:span>日<text:span text:style-name="T3"> <text:line-break/><text:line-break/></text:span>【香港商報訊】中國科學家創造了量子物理學領域的一個紀錄。專家說，美國《科學》雜誌上發表的試驗報告代表了一個從未進行過測試的由來已久的理論有了首個可衡量證據。（注：近日，中國研究人員在《科學》雜誌上發表論文稱，中國的量子衛星成功在相距<text:span text:style-name="T3">1200</text:span>公里的地面站點之間分發了糾纏光子。）<text:span text:style-name="T3"> <text:line-break/><text:line-break/></text:span>「墨子號」首次實現白天傳輸信號<text:span text:style-name="T3"> <text:line-break/><text:line-break/></text:span>加拿大滑鐵盧大學量子計算研究所教授諾伯特呂特肯豪斯說：「這是首次在衛星和地面之間實現能實際使用的量子通道。多年來人們一直在說要做這個試驗，而中國科學家真正做到了。」他還表示，設計、發射和操縱具有這樣性能的衛星并非易事，這是一個偉大的工程成就。<text:span text:style-name="T3"> <text:line-break/><text:line-break/></text:span>世界首顆量子科學實驗衛星「墨子號」目前已經在國際上成功實現了首次星地量子通信，為未來開展大尺度量子網絡和量子通信實驗研究奠定了可靠的技術基礎。然而由於陽光噪聲的影響，「墨子號」衛星只能在夜晚工作，單顆該類低軌道衛星至少需要<text:span text:style-name="T3">3</text:span>天才能完成全球範圍內地面站點的覆蓋。<text:span text:style-name="T3"> <text:line-break/><text:line-break/></text:span>而幾天前，中國科大透露，「墨子號」再次獲得新突破由中國科學技術大學潘建偉教授及其同事彭承志、張強等組成的研究小組，近日在國際上首次成功實現了白天遠距離（<text:span text:style-name="T3">53</text:span>公里）自由空間量子密鑰分發，通過地基實驗在信道損耗和噪聲水平方面有效驗證了未來構建基於量子星座的星地、星間量子通信網絡的可行性。<text:span text:style-name="T3"> <text:line-break/><text:line-break/></text:span>巨量數據推動中國<text:span text:style-name="T3">AI</text:span>發展<text:span text:style-name="T3"> <text:line-break/><text:line-break/></text:span>事實上，近年來中國科技迅猛發展，人工智能發展巨大。《經濟學人》報道指出，發展人工智能最完美的環境要素包括：巨大的信息處理能力、大量的計算機科學研究員、奔流而入的資本，以及海量的數據，以訓練機器學會識別和對模型作出反應。這種環境聽起來似乎是在描述當下這一領域的領導<text:span text:style-name="T3">--</text:span>美國。但是，事實上，從某些方面來說，這更像是在描述中國。<text:span text:style-name="T3"> <text:line-break/><text:line-break/></text:span>中國正在迅速地發展其雲計算能力。僅論及<text:span text:style-name="T3">AI</text:span>研究者的數量，不談質量的話，中國的學術力量早已超越了美國的同行。<text:span text:style-name="T3">2010</text:span>年到<text:span text:style-name="T3">2014</text:span>年間，在中國提交的<text:span text:style-name="T3">AI </text:span>相關專利數量比前<text:span text:style-name="T3">5</text:span>年的總數量翻了<text:span text:style-name="T3">3</text:span>倍。中國的初創企業正在吸引風投數十億美元的投資。<text:span text:style-name="T3"> <text:line-break/><text:line-break/></text:span>除此之外，中國擁有超過<text:span text:style-name="T3">7</text:span>億的智能手機用戶，比世界上其他任何國家都多。這些用戶都在消費數字服務、使用語音助手、用手機進行支付，所有的這些活動都會產生大量的數據。這一切讓中國的公司，比如阿里巴巴、百度和騰訊獲得了前所未有的良機，來打造最佳的<text:span text:style-name="T3">AI</text:span>系統，從人臉識別到聊天機器人等等都包括在內。<text:span text:style-name="T3"><text:line-break/><text:line-break/></text:span>在世界上人口最多的地方發展<text:span text:style-name="T3">AI</text:span>，注定有著巨大的潜力。除了中國，世界上沒有任何一個國家可以收集如此大量的數據，讓機器學會各種各樣的模型，比如罕見疾病模型。由此一來，新技術的發展也會變得更快。<text:span text:style-name="T3"> <text:line-break/><text:line-break/><text:line-break/>(</text:span>來源<text:span text:style-name="T3">: </text:span>深圳新闻网<text:span text:style-name="T3">) </text:span>編輯<text:span text:style-name="T3">: </text:span>程向明<text:span text:style-name="T3"> <text:line-break/>==================== <text:line-break/></text:span>中國這位院士太牛了：引領全球量子通信技術發展讓美國苦苦追趕<text:span text:style-name="T3"> <text:line-break/><text:line-break/></text:span>圖見：<text:span text:style-name="T3">http://www.ifuun.com/a20165244903/ <text:line-break/><text:line-break/></text:span>自從人類發明文字之後，文字即成為一種信息的載體，人們可以利用它來傳遞信息，只不過記錄著文字的紙張在傳遞過程中，有可以被別人偷看，從而造成泄密問題，於是產生了加密技術，也催生了破譯技術，後來隨著通信技術的進步，特別無線電報技術的應用，讓加密與破譯技術之間的爭鬥也就愈來愈激烈。<text:span text:style-name="T3"> <text:line-break/><text:line-break/></text:span>誰也不希望自己的通信內容被截獲與破譯，也因此大家想了許多方面，更試圖研發新的通信技術手段，其中：量子通信，為最新也最熱門的通信前沿技術。<text:span text:style-name="T3"> <text:line-break/><text:line-break/></text:span>所謂量子通信是指利用量子糾纏效應進行信息傳遞的一種新型的通訊方式，最簡單的解說就是：利用物質之間的相互作用，這是一門最近<text:span text:style-name="T3">20</text:span>年才興起的技術，<text:span text:style-name="T3">1993</text:span>年時，才第一次有人提出其概念，<text:span text:style-name="T3">1997</text:span>年時，英國《自然》雜誌題為《實驗量子隱形傳態」》的論文被公認為量子信息實驗領域的開山之作，其第二作者就是當時的中國留學生潘建偉<text:span text:style-name="T3">--</text:span>如今應稱其為中國科學院院士，後來他又參與了首次實現未知量子態的遠程傳輸的試驗工作。<text:span text:style-name="T3"> <text:line-break/><text:line-break/></text:span>後來潘建偉又在量子技術領域發表過多篇重要論文等，成為國際及中國在該領域的領軍人物，<text:span text:style-name="T3">2001</text:span>年，他回國，加入中國科學技術大學新組建的量子物理與量子信息實驗室，並為該實驗室的發展發揮了巨大的作用。後來這個實驗室又升級為量子物理與量子信息研究部。<text:span text:style-name="T3"> <text:line-break/><text:line-break/></text:span>以潘建偉為代表的中國科學家一直走在世界同行的前面，取得了多項世界第一的研究成果，比如：中國已經發射了數顆量子通信科研實驗衛星，並取得關鍵性進展，如今我們已經開始量子通信技術的實際應用試用工作，不再是試驗室里的產品，又領先全世界一大步。<text:span text:style-name="T3"> <text:line-break/><text:line-break/></text:span>今年我們將發射首顆量子通信衛星，注意「實驗」二字取消了，說明這是實用型，全世界目前僅有中國掌握量子通訊衛星技術。<text:span text:style-name="T3"> <text:line-break/><text:line-break/></text:span>與常規通信技術不同，量子通信是利用量子與量子之間信息傳遞，那是通過更小的微粒子作為載體來傳遞信息，讓他們產生互動。如果在量子之間受到任何干擾或是竊聽，兩端的量子形態就會立刻發生變化，別說想竊聽量子通訊而不被發現，連干擾或是竊聽方法的技術可行性方案都不存在，可以說，對於量子通信，目前無干擾或是竊聽的可能性，保證絕安全。<text:span text:style-name="T3"> <text:line-break/><text:line-break/></text:span>無法被密譯與干擾的通信手段對於任何一支軍隊都是無比重要的，也因此，它在軍事通信領域的意義非同一般。<text:span text:style-name="T3"> <text:line-break/><text:line-break/></text:span>量子通信的傳輸速度與效率非常高，量子傳輸速率是光速的三倍，如果再與開發中的量子計算機配合，那麼對於人類科技而言，絕對據有飛躍式發展的意義，無論是軍用，還民用，其意義之大已無法想像，這樣中國在量子通信研究上的國際領先地位更顯得意義重要了。<text:span text:style-name="T3"> <text:line-break/><text:line-break/></text:span>無論怎麼說，潘建偉院士都是一位牛人，世界量子通信技術的開拓者之一，中國量子技術的領軍人物，他及他的團隊實際引領著全球量子通信技術發展的方式，讓美國人只能在後面苦苦的追趕<text:span text:style-name="T3">--</text:span>這是中國少數領先於美國的技術之一。</text:p>
      <text:p text:style-name="P1"><text:span text:style-name="T1">陳真</text:span><text:s/>  |  2017.08.15 00:44   |   <text:a xlink:type="simple" xlink:href="http://palinfo.habago.org/Entry?Command=Information_PrintForum&amp;iPage=135#FORUM36017"><text:span text:style-name="T2">#</text:span></text:a></text:p>
      <text:p text:style-name="P2">有許多珍貴圖片，必看：<text:span text:style-name="T3"> <text:line-break/><text:line-break/>https://www.nownews.com/news/20160926/2250742 <text:line-break/><text:line-break/></text:span>這才是我最喜歡的工作。要是有來生，希望下輩子還有機會仰望星空。地球真是太讓我失望了。<text:span text:style-name="T3"> <text:line-break/><text:line-break/>137</text:span>億光年！！！<text:span text:style-name="T3"> <text:line-break/><text:line-break/></text:span>台灣的前瞻政治詐騙集團們，卻前瞻到教大家如何自製扇子節電以及如何用愛發電，前瞻到把什麼<text:span text:style-name="T3"><text:s/>"</text:span>電音三太子<text:span text:style-name="T3">"(</text:span>我不知道那究竟是什麼鬼東西<text:span text:style-name="T3">)</text:span>當成台灣文化的偉大代表，說什麼<text:span text:style-name="T3"><text:s/>"</text:span>全世界都在看<text:span text:style-name="T3">"</text:span>，說什麼<text:span text:style-name="T3"><text:s/>"</text:span>外國人看得目不轉睛，很感興趣<text:span text:style-name="T3">"</text:span>。<text:span text:style-name="T3"> <text:line-break/><text:line-break/></text:span>記得李敖有句話說：<text:span text:style-name="T3">"</text:span>我因台灣而小<text:span text:style-name="T3">"</text:span>。他的意思是說，台灣這舞台太小了，小到以致於當你身在其中時，你的一切便也跟著縮小到幾乎看不見。這話有沒有道理我不是很確定，但我相信，人很容易受到他的周遭環境所影響。一個人，除非他天資聰慧不凡而且個性極其強烈，要不然，當他在一個<text:span text:style-name="T3"><text:s/>"</text:span>一點點鼻屎大的東西都能吹噓膨漲得像什麼宇宙的王<text:span text:style-name="T3">" </text:span>那樣的環境中成長，他的眼界、心胸、知識見識和志向，往往也會跟著萎縮成鼻屎那麼大。<text:span text:style-name="T3"> <text:line-break/><text:line-break/></text:span>台灣很多年輕一代的人老是抱怨台灣環境不利其發展。台灣環境確實很不好，猶如一灘死水，但事實上，這個最晦暗的時代，恰恰也是最光明的時代，因為這正是中國將要全面起飛的一個新世紀，同時也是科學與思想將要帶來人類生活與文化劇變及秩序重整的一個新時代。大陸整片大好河山全是你的，對於一個年輕生命來說，只要你願意，無窮的機會其實就在你眼前。<text:span text:style-name="T3"> <text:line-break/><text:line-break/></text:span>我能在空氣中嗅到一股彷彿革命前夕的味道，它恰恰就是屬於新生命的一個偉大年代。它所將展開的盛況，恐怕遠遠不是我這一代人所能預先設想的了。<text:span text:style-name="T3"> <text:line-break/><text:line-break/><text:line-break/></text:span>陳真<text:span text:style-name="T3"><text:s/>2017. 08. 15. <text:line-break/><text:line-break/>================================== <text:line-break/></text:span>中國天眼景區開放<text:span text:style-name="T3"><text:s/></text:span>每天限<text:span text:style-name="T3">2</text:span>千人參觀<text:span text:style-name="T3"> <text:line-break/><text:line-break/>2017-03-13 <text:line-break/><text:line-break/></text:span>中央社<text:span text:style-name="T3"><text:s/></text:span>台北<text:span text:style-name="T3">13</text:span>日電<text:span text:style-name="T3"> <text:line-break/><text:line-break/></text:span>大陸建造世界上最大的單口望遠鏡。<text:span text:style-name="T3"><text:s/></text:span>圖擷自「人民日報」<text:span text:style-name="T3">twitter <text:line-break/><text:line-break/></text:span>位於中國大陸貴州省平塘縣－世界最大單口徑電波望遠鏡<text:span text:style-name="T3">FAST</text:span>「中國天眼」景區，日前確定對遊客開放，但每天僅限<text:span text:style-name="T3">2000</text:span>人參觀。<text:span text:style-name="T3"> <text:line-break/><text:line-break/></text:span>綜合新華社、北京晨報等媒體報導，「中國天眼」<text:span text:style-name="T3">2016</text:span>年<text:span text:style-name="T3">9</text:span>月<text:span text:style-name="T3">25</text:span>日正式落成啟用，貴州省平塘縣政府對景區進行定價成本監審，最終確定景區實行免門票政策，景區擺渡車票和天文體驗館門票均為每人人民幣<text:span text:style-name="T3">50</text:span>元（新台幣<text:span text:style-name="T3">230</text:span>元）。<text:span text:style-name="T3"> <text:line-break/><text:line-break/></text:span>為確保<text:span text:style-name="T3">FAST</text:span>工作不受干擾，在望遠鏡<text:span text:style-name="T3">5</text:span>公里核心區為「靜默區」，屏蔽所有行動訊號。遊客進入參觀前，必須在遊客服務中心先寄存個人手機、數位相機、智慧型手環等一切電子產品。<text:span text:style-name="T3"> <text:line-break/><text:line-break/></text:span>中國大陸<text:span text:style-name="T3">500</text:span>公尺口徑球面射電（電波）望遠鏡（<text:span text:style-name="T3">The Five-hundred-metre Aperture Spherical Radio Telescope, FAST</text:span>），建於中國大陸貴州省平塘縣克度鎮金科村，被外界稱為「中國天眼」。<text:span text:style-name="T3"> <text:line-break/><text:line-break/>FAST</text:span>的口徑達到<text:span text:style-name="T3">500</text:span>公尺，從理論上說，能接收到<text:span text:style-name="T3">137</text:span>億光年以外的電磁信號，這個距離接近宇宙邊緣。<text:span text:style-name="T3"> <text:line-break/><text:line-break/></text:span>「中國天眼」已啟用，這意味大陸可「收聽」來自太空深處的無線電波，探秘宇宙變遷、地外新星和生命體。<text:span text:style-name="T3"> <text:line-break/><text:line-break/></text:span>陸媒曾報導，在<text:span text:style-name="T3">2016</text:span>年的一次觀測中，<text:span text:style-name="T3">FAST</text:span>望遠鏡成功接收到一組來自<text:span text:style-name="T3">1351</text:span>光年外一顆脈衝星發出的高質量脈衝星信號。<text:span text:style-name="T3"> <text:line-break/><text:line-break/>=================== <text:line-break/><text:line-break/></text:span>科學新知／「天眼」工程裡的大陸創造<text:span text:style-name="T3"> <text:line-break/><text:line-break/></text:span>大陸新聞中心／綜合報導<text:span text:style-name="T3"> <text:line-break/><text:line-break/>2016/09/26 <text:line-break/><text:line-break/></text:span>這是<text:span text:style-name="T3">6</text:span>月<text:span text:style-name="T3">30</text:span>日拍攝的<text:span text:style-name="T3">500</text:span>公尺口徑球面射電望遠鏡工程反射面板的局部。<text:span text:style-name="T3"> <text:line-break/><text:line-break/></text:span>被譽為『大陸天眼』的<text:span text:style-name="T3">500</text:span>公尺口徑球面射電望遠鏡，是具有大陸自主知識產權、最靈敏的射電望遠鏡。它的落成啟用，對大陸在科學前沿實現重大原創突破、加快創新驅動發展具有重要意義。<text:span text:style-name="T3"> <text:line-break/><text:line-break/></text:span>根據新華社報導，上世紀<text:span text:style-name="T3">90</text:span>年代，科學家們期望，在電波環境徹底被破壞之前，真正看一眼初始的宇宙，弄清宇宙結構的形成演化，推動相關科學研究的突破，只有大射電望遠鏡才能幫助人類實現這一夢想。<text:span text:style-name="T3"> <text:line-break/><text:line-break/></text:span>在這一背景下，大陸天文學家<text:span text:style-name="T3">1994</text:span>年提出利用貴州的喀斯特窪地建造大射電望遠鏡，形成了大陸『天眼』的最初設想。<text:span text:style-name="T3"> <text:line-break/><text:line-break/></text:span>從預研究到建成歷時<text:span text:style-name="T3">22</text:span>年，大陸老中青三代科技工作者克服了關鍵技術無先例可循、關鍵材料急需攻關、核心技術遭遇封鎖等困難，在射電望遠鏡口徑、靈敏度、解析度、巡星速度等關鍵指標上全面超越國際先進水平。<text:span text:style-name="T3"> <text:line-break/><text:line-break/></text:span>『<text:span text:style-name="T3">20</text:span>多年前的國家實力和工業技術很難支撐這麼大的望遠鏡專案。今天我們不僅做到世界第一大口徑，獨創主動反射面技術，還推動了天線制造、微波電子、並連線器人、大跨度結構等相關技術的發展。』從預研究就開始參與這一工程的<text:span text:style-name="T3">500</text:span>公尺口徑球面射電望遠鏡工程副經理彭勃說。<text:span text:style-name="T3"> <text:line-break/><text:line-break/>2010</text:span>年<text:span text:style-name="T3">8</text:span>月，在『天眼』工程開工前夕，團隊接到哈爾濱工業大學傳來消息，前期做的所有索網實驗全都失敗了。『大陸國內頂級的應用於斜拉橋上的鋼索，標準強度是<text:span text:style-name="T3">200</text:span>兆帕、抗<text:span text:style-name="T3">200</text:span>萬次彎曲，用在「天眼」實驗上都斷了。』饋源支撐系統總工程師孫才紅說，按設計要求，「天眼」需要強度為<text:span text:style-name="T3">500</text:span>兆帕、抗<text:span text:style-name="T3">200</text:span>萬次彎曲的鋼索，這意味著把材料工藝提高到國標的<text:span text:style-name="T3">2.5</text:span>倍。<text:span text:style-name="T3"> <text:line-break/><text:line-break/></text:span>當時負責索網疲勞問題的是剛到天文台工作不久的博士生姜鵬，他立下『軍令狀』，經過一年半的艱苦技術攻關，完成了索網變位策略優化及疲勞性能評估工作，降低了索網的變位應力幅，與柳州歐維姆機械股份有限公司合作研置，最終生產出滿足要求的鋼索。<text:span text:style-name="T3"> <text:line-break/><text:line-break/></text:span>美國阿雷西博望遠鏡的饋源平台重達<text:span text:style-name="T3">1000</text:span>噸，幾乎等於用固定軌道把平台架設在半空，這樣的設計有利於饋源的定位，卻縮小了觀測角度。<text:span text:style-name="T3"> <text:line-break/><text:line-break/></text:span>國家天文台副台長鄭曉年說，大陸『天眼』採取了輕型索支撐饋源平台方案，把饋源艙減重到<text:span text:style-name="T3">30</text:span>噸，覆蓋天頂角是美國望遠鏡的兩倍，並透過併連線器人二級調整，最終在降低建造成本的同時，實現毫米級高精度定位。<text:span text:style-name="T3"> <text:line-break/><text:line-break/></text:span>但可變形的反射面和可牽引運動的饋源艙又帶來新問題，『天眼』信號傳輸用的光纜要能在<text:span text:style-name="T3">5</text:span>年內抗<text:span text:style-name="T3">6.6</text:span>萬次拉伸、信號衰減小於<text:span text:style-name="T3">0.1dB</text:span>，而國家標準僅為<text:span text:style-name="T3">1000</text:span>次、<text:span text:style-name="T3">0.2dB</text:span>，國外相關技術被封鎖。<text:span text:style-name="T3"> <text:line-break/><text:line-break/></text:span>饋源支撐系統副總工程師潘高峰說，參與研製光纜的是烽火通信科技股份有限公司和北京郵電大學林中教授團隊。當時烽火通信的生產線全部飽和，一條生產線每天產能<text:span text:style-name="T3">40</text:span>千公尺，每次為生產<text:span text:style-name="T3">200</text:span>公尺的試驗光纜，來回調整配方工藝要耽誤兩天。光纜試驗一次周期長達數月，林中教授不僅為設計提供大量技術研究，為確保試驗周期不中斷，除夕夜還堅持去實驗室記錄試驗資料。<text:span text:style-name="T3"> <text:line-break/><text:line-break/></text:span>『經過多次試驗，花費<text:span text:style-name="T3">4</text:span>年時間，最終用在「天眼」上的動光纜可經受反覆彎曲、卷繞和扭轉等機械性能和惡劣自然環境考驗，滿足了設計需求，但專案預算的研製經費只有<text:span text:style-name="T3">300</text:span>萬元（以人民幣計算，以下同）。』<text:span text:style-name="T3">500</text:span>公尺口徑球面射電望遠鏡工程總工藝師王啟明說，還有很多參建企業和科研單位，都首先從社會責任出發支援大科學工程，把經濟效益放在其次。<text:span text:style-name="T3"> <text:line-break/><text:line-break/></text:span>『天眼』工程是一套複雜的系統工程，除了反射面、饋源艙和接收機等核心系統，還包括龐雜的綜合布線工程和資料處理系統。『高靈敏度』、『更多來自宇宙的訊息』也意味著海量資料存儲和複雜的計算要求。<text:span text:style-name="T3"> <text:line-break/><text:line-break/></text:span>大陸『天眼』作為射電天文學界的重要突破，其對資料存儲與計算的需要同樣也是『天文級』的。短期內『天眼』的計算性能需求至少需達到每秒<text:span text:style-name="T3">200</text:span>萬億次以上，存儲容量需求達到<text:span text:style-name="T3">10PB</text:span>以上。而隨著時間推移和科學任務的深入，其對計算性能和存儲容量的需求將爆炸式增長。<text:span text:style-name="T3"> <text:line-break/><text:line-break/></text:span>由曙光公司打造的超算中心的接入，就像是給『天眼』連接上了計算『大腦』，將其探測到的未知資訊處理成人類可解讀的內容。<text:span text:style-name="T3"> <text:line-break/><text:line-break/></text:span>據曙光公司總裁歷軍透露，超算系統全部建成後，將以更高效能的資料存儲、分發、計算和分析全力支撐『天眼』高靈敏度、高性能的天文觀測。<text:span text:style-name="T3"> <text:line-break/><text:line-break/></text:span>中科院國家天文台台長嚴俊說，大陸『天眼』的研製和建設，體現了大陸自主創新能力，由最初不到<text:span text:style-name="T3">5</text:span>人的研究小組發展到上百人的團隊，工程建設凝聚了國內<text:span text:style-name="T3">100</text:span>多家單位的力量，實現了大陸大科學工程由跟蹤模仿到集成創新的跨越，將為大陸射電天文多個研究領域和自然科學相關領域提供重大發現的機會。<text:span text:style-name="T3"> <text:line-break/><text:line-break/></text:span>工作人員在安裝<text:span text:style-name="T3">500</text:span>公尺口徑球面射電望遠鏡最後一塊反射面板（<text:span text:style-name="T3">7</text:span>月<text:span text:style-name="T3">3</text:span>日攝）。<text:span text:style-name="T3"> <text:line-break/><text:line-break/></text:span>這是<text:span text:style-name="T3">7</text:span>月<text:span text:style-name="T3">3</text:span>日拍攝的已經完成最後一塊面板安裝的<text:span text:style-name="T3">500</text:span>公尺口徑球面射電望遠鏡工程。<text:span text:style-name="T3"> <text:line-break/><text:line-break/></text:span>這是群山之中的<text:span text:style-name="T3">FAST</text:span>工程（<text:span text:style-name="T3">9</text:span>月<text:span text:style-name="T3">24</text:span>日攝）。<text:span text:style-name="T3"> <text:line-break/><text:line-break/></text:span>這是群山之中的<text:span text:style-name="T3">FAST</text:span>工程（<text:span text:style-name="T3">9</text:span>月<text:span text:style-name="T3">25</text:span>日攝）。<text:span text:style-name="T3"> <text:line-break/><text:line-break/>FAST</text:span>工程饋源艙（<text:span text:style-name="T3">9</text:span>月<text:span text:style-name="T3">24</text:span>日攝）。<text:span text:style-name="T3"> <text:line-break/><text:line-break/>FAST</text:span>工程反射面板（<text:span text:style-name="T3">9</text:span>月<text:span text:style-name="T3">24</text:span>日攝）。<text:span text:style-name="T3"> <text:line-break/><text:line-break/>FAST</text:span>專案一景（<text:span text:style-name="T3">9</text:span>月<text:span text:style-name="T3">25</text:span>日攝）。<text:span text:style-name="T3"> <text:line-break/><text:line-break/></text:span>這是群山之中的<text:span text:style-name="T3">FAST</text:span>工程（<text:span text:style-name="T3">9</text:span>月<text:span text:style-name="T3">24</text:span>日攝）。<text:span text:style-name="T3"> <text:line-break/><text:line-break/></text:span>在反射面板內部拍攝的<text:span text:style-name="T3">FAST</text:span>一景（<text:span text:style-name="T3">9</text:span>月<text:span text:style-name="T3">25</text:span>日攝）。<text:span text:style-name="T3"> <text:line-break/><text:line-break/>========================= <text:line-break/><text:line-break/>5700</text:span>萬年薪！<text:span text:style-name="T3"><text:s/></text:span>大陸「天眼」望遠鏡求才<text:span text:style-name="T3"> <text:line-break/><text:line-break/>2017-08-14 <text:line-break/><text:line-break/></text:span>聯合報<text:span text:style-name="T3"><text:s/></text:span>特派記者戴瑞芬／貴州平塘報導<text:span text:style-name="T3"> <text:line-break/><text:line-break/></text:span>位於貴州的世界最大射電望遠鏡（<text:span text:style-name="T3">FAST</text:span>）「天眼」。<text:span text:style-name="T3"><text:s/></text:span>中新社資料照<text:span text:style-name="T3"> <text:line-break/><text:line-break/></text:span>大陸去年九月建成世界最大的射電望遠鏡「天眼」，但研究團隊卻「群龍無首」，因此向全球發出求才令，計畫以約一百九十萬美元（約五千七百萬台幣）的研究津貼，免費住房和福利」高薪挖角。<text:span text:style-name="T3"> <text:line-break/><text:line-break/></text:span>貴州平塘天文科學文化園，天文科技館副館長覃凱玲指出，「天眼」啟動至今大半年，預計明年底結束初期測試，要正式運轉上路，因此需才孔急。她說，「天眼」可以看到更遠、更暗的行星，天文科技領先全球五倍至十倍。<text:span text:style-name="T3"> <text:line-break/><text:line-break/></text:span>「天眼」球面直徑五百公尺、相當卅個足球場大，比原先世界第一的美國阿雷西博望遠鏡，單口徑三百零五公尺更大，預計未來廿至卅年，中國都將在此一領域保持世界第一的領先地位。這是大陸用來進行天文航太研究、探索宇宙奧秘的秘密武器。<text:span text:style-name="T3"> <text:line-break/><text:line-break/></text:span>「天眼」射電望遠鏡與一般常見的光學望遠鏡不一樣，它要看的不是璀燦星河，而是捕捉星星的光譜，一次觀測可同時獲得四千個天體的光譜，尤其是脈衝星（<text:span text:style-name="T3">pulsars</text:span>）、似星體（<text:span text:style-name="T3">quasars</text:span>）、黑洞等。更有趣的是，還有機會接收到由外星人所發出的訊號。<text:span text:style-name="T3"> <text:line-break/><text:line-break/></text:span>因此，「天眼」也是傾聽宇宙之音的耳朵，是迄今為止人類探索外星的智慧生命和宇宙起源最好機會。「天眼」的天文科學家相信，利用大數據分析能完整追蹤太空無線電波，揭開恒星、星族和銀河系結構奧秘，且總有一天能證實外星人的存在。<text:span text:style-name="T3"> <text:line-break/><text:line-break/></text:span>「天眼」所在的貴州省平塘縣克度鎮金科村大窩氹窪地，附近五公里半徑之內沒有一個鄉鎮，廿五公里半徑之內只有一個縣城，無光害，也沒無線電波干擾，天天可以浪漫看星星，但相對，沒有支付寶、不能行動上網、也沒有衛星電視。<text:span text:style-name="T3"> <text:line-break/><text:line-break/></text:span>當局為了打造這一口超大望遠鏡，撤離超過九千名布依族原住民。天文科技館副館長覃凱玲正是當地的布依族，她透露，當時動員遷村巡村寨時，還發現有六戶深山人家與世隔絕七、八十年，竟以為還是在民國時代。<text:span text:style-name="T3"> <text:line-break/><text:line-break/></text:span>進入平塘天文科學文化園，所有無線電波都會被自動屏蔽，也不能攜帶手機、數位相機、智慧穿戴、甚至手表等任何電子設備。覃凱玲指出，因為電磁波都有可能影響到射電望遠鏡的操作，更會使從宇宙接收來的無線電波信號更加微弱。也因此身在這裡就像回到布依族世居的原始生活環境，幾乎與世隔絕。</text:p>
      <text:p text:style-name="P1"><text:span text:style-name="T1">天峰</text:span><text:s/>  |  2017.08.14 15:38   |   <text:a xlink:type="simple" xlink:href="http://palinfo.habago.org/Entry?Command=Information_PrintForum&amp;iPage=135#FORUM36016"><text:span text:style-name="T2">#</text:span></text:a></text:p>
      <text:p text:style-name="P3">陳醫師，<text:span text:style-name="T3"> <text:line-break/><text:line-break/></text:span>光有硬實力肯定是不行的，名实不符的傷害，中國承受了幾十年，未來還要承受幾十年。我說慢慢來，就是指這個過程。假如把軟實力的對抗，比喻成抗日戰爭，套用毛澤東<text:span text:style-name="T3">1938</text:span>年發表的論持久戰，那麽我們現在才剛剛經過敵之戰略進攻，我之戰略防御階段。正在步入敵之戰略保守，我之準備反攻階段。<text:span text:style-name="T3">“</text:span>這一階段，是整個戰爭的過渡階段<text:span text:style-name="T3">”</text:span>，<text:span text:style-name="T3">“</text:span>是中國很痛苦的時期，我們要準備付給較長的時間，要熬的過這段艱難的路程<text:span text:style-name="T3">”</text:span>，然而它又是敌强我弱形勢<text:span text:style-name="T3">“</text:span>轉變的樞紐<text:span text:style-name="T3">”</text:span>。<text:span text:style-name="T3"> <text:line-break/><text:line-break/></text:span>航母只是一個平台。要讓這個平台有效運作，形成戰力，還需要艦載機、作戰人員、各種電子設施、各種防護能力、各種後勤資源的同步跟進。宣傳也一樣，除了形成自己的論述，也要各種配套資源跟上，不然僅僅是打嘴炮，改變不了什麼。就拿傳媒來說，俄國有<text:span text:style-name="T3">RT</text:span>，中國也有央視，央視在各語種區域都有分支，但是戰力遠遠還沒形成。<text:span text:style-name="T3"> <text:line-break/><text:line-break/></text:span>所以我才說戰場的重要性。我可以不理會台灣人怎麼看待中國在非洲的所為，但我必須要重視非洲人怎麼看怎麼想怎麼體驗。在這個戰略相持階段，在歐美這個主戰場，我們也只能打打遊擊戰運動戰，但是像非洲這樣的地方，包括一帶一路經過的中亞，就絕對是要鞏固和發展的根據地。非洲形成的戰力、模式和經驗，到了戰略反攻阶段，會很好的在歐美戰場發揮作用。<text:span text:style-name="T3"> <text:line-break/><text:line-break/></text:span>中國要提升軟實力，不能走美國的路子，更不能像台灣那樣睜眼說瞎話自娛自樂。中國的路子該怎麼走，我也不好說，但是有一條，必須堅持实事求是。<text:span text:style-name="T3"> <text:line-break/><text:line-break/></text:span>另外我粗暴的認為，馬英九和藍營精英們所謂的溫良恭儉讓，並不是什麼儒家思想。完全是一種源自骨子里的傲慢和懦弱，什麼<text:span text:style-name="T3">“</text:span>謝謝指教<text:span text:style-name="T3">”</text:span>啦，<text:span text:style-name="T3">“</text:span>我尊重你的意見<text:span text:style-name="T3">”</text:span>啦，好像很謙謙君子，其實就是一種傲慢的不在乎，而這種不在乎，反映在政治上，就是一種懦弱的沒原則。</text:p>
      <text:p text:style-name="P1">Alex Wang   |  2017.08.14 11:54   |   <text:a xlink:type="simple" xlink:href="http://palinfo.habago.org/Entry?Command=Information_PrintForum&amp;iPage=135#FORUM36015"><text:span text:style-name="T2">#</text:span></text:a></text:p>
      <text:p text:style-name="P4"><text:span text:style-name="T1">澳大利亞學者依靠英國和印度的資料寫的</text:span>India's China War<text:span text:style-name="T1">。看看西方人的評論，就知道該怎麼評價</text:span>1962<text:span text:style-name="T1">年的中印戰爭責任在誰了。</text:span> <text:line-break/><text:line-break/>https://www.amazon.com/Indias-China-War-N-Maxwell/dp/0394470516 <text:line-break/><text:line-break/><text:span text:style-name="T1">印度一直控制着不丹的經濟、軍事和外交，因此不丹根本無法和五常建立外交關係，官方只能做印度的喉舌。但是，民間不滿印度霸權的情緒是很明顯的。上次印度干涉尼泊爾大選並經濟封鎖，就把尼泊爾往中國那邊推了過去。</text:span> <text:line-break/><text:line-break/><text:span text:style-name="T1">這次不丹民間輿論反彈很大。下面的文章來自不丹新聞網。</text:span> <text:line-break/><text:line-break/><text:span text:style-name="T1">其實，中國的耐心是有回報的。</text:span> <text:line-break/><text:line-break/>Would India disrupt Bhutan China Border Negotiations? <text:line-break/><text:line-break/>http://www.bhutannewsnetwork.com/2014/11/would-india-disrupt-bhutan-china-border-negotiations/ <text:line-break/><text:line-break/><text:line-break/>India must respect Bhutan’s sovereignty <text:line-break/><text:line-break/>http://www.bhutannewsnetwork.com/2017/08/india-must-respect-bhutans-sovereignty/ <text:line-break/><text:line-break/>http://www.ipajournal.com/2017/07/21/india-must-respect-bhutans-sovereignty/ <text:line-break/><text:line-break/>------------------------------------------------------------------- <text:line-break/><text:line-break/><text:span text:style-name="T1">中國的外交政策是我最滿意的部分。為什麼覺得做一個中國人驕傲？中國在維護和發展自身利益的同時，同時考慮和照顧其他國家利益。</text:span> <text:line-break/><text:line-break/><text:span text:style-name="T1">這就是我心目中想要的國家的形象。</text:span> <text:line-break/><text:line-break/></text:p>
      <text:p text:style-name="P1"><text:span text:style-name="T1">陳真</text:span><text:s/>  |  2017.08.14 11:46   |   <text:a xlink:type="simple" xlink:href="http://palinfo.habago.org/Entry?Command=Information_PrintForum&amp;iPage=135#FORUM36014"><text:span text:style-name="T2">#</text:span></text:a></text:p>
      <text:p text:style-name="P3">天峰，<text:span text:style-name="T3"> <text:line-break/><text:line-break/></text:span>我覺得兩岸人民思維有點大不同。大陸人看事情看很大、看很遠，台灣人則看眼前三寸，所謂蝸牛角上爭長競短<text:span text:style-name="T3">(</text:span>菜根譚語錄<text:span text:style-name="T3">)</text:span>，雞毛蒜皮事居然也能比來比去，一點點鼻屎大的<text:span text:style-name="T3"><text:s/>"</text:span>成就<text:span text:style-name="T3">" </text:span>馬上就會以為自己是天下的王，驕傲得不得了。一大一小一遠一近之間，我比較折衷，畢竟千秋大事之成敗，有時就在眼前一個轉折間。<text:span text:style-name="T3"> <text:line-break/><text:line-break/></text:span>三十年前或更久之前的大陸，我們很難替它辯護，但是三十年後的今天，不管它做多少天大的好事，我們還是很難替它辯護。姜文講得很有氣魄，但我並不相信航母多建幾艘就能讓世界聽中國的，就如同印度就算是世界第一軍事與經濟強國，就算它有幾百艘航母，我們恐怕也很難改變對它的種種不良觀感，所謂硬實力並不具有美化效果。名與實，往往是藉著修辭使之合一或使之分離。<text:span text:style-name="T3"> <text:line-break/><text:line-break/></text:span>當然，我講這個並無必然對錯，只是想說，大陸確有其<text:span text:style-name="T3"><text:s/>"</text:span>實<text:span text:style-name="T3">"</text:span>，卻在<text:span text:style-name="T3"><text:s/>"</text:span>名<text:span text:style-name="T3">" </text:span>上吃了很大的啞巴虧；好端端一個大美女，硬是被抹黑成醜八怪。<text:span text:style-name="T3"> <text:line-break/><text:line-break/></text:span>島內也一樣，國民黨從恐怖魔頭痛改前非，變成一個明事理重是非、進退有據、有所為有所不為的翩翩君子，卻反而形象一落千丈。民進黨從一個不計利害的清純少年，迅速搖身一變，變成一個腦滿腸肥貪得無饜不擇手段無所不用其極的人渣，卻反而美名加身，眾人欽仰。這一切當然都是透過宣傳與洗腦。<text:span text:style-name="T3"> <text:line-break/><text:line-break/></text:span>我估計國民黨將會從谷底爬升，重新獲得一定的權位，甚至重新掌權都有可能。但這絕不會是因為它將變得比過去更好，而是它將走回傳統地方山頭的政治老路，搞分贓，玩派系，攏絡財團與黑道等等等，以便取得更大的發言權。<text:span text:style-name="T3"> <text:line-break/><text:line-break/></text:span>我不是鼓勵大家搞這一類不良宣傳，擴大不良勢力，而是指應加強論述與反擊能力，別再相信馬英九那一套儒家思維<text:span text:style-name="T3">(</text:span>？<text:span text:style-name="T3">)</text:span>，什麼清者自清，公道自在人心。公道要自己去創造，它不會自動就存在人們的心裏頭，就像中國對非洲脫貧的巨大貢獻，你知道在台灣媒體是怎麼呈現嗎？說是邪惡中國把獨裁專制魔手伸向非洲，荼毒非洲人民。</text:p>
      <text:p text:style-name="P1"><text:span text:style-name="T1">天峰</text:span><text:s/>  |  2017.08.14 11:04   |   <text:a xlink:type="simple" xlink:href="http://palinfo.habago.org/Entry?Command=Information_PrintForum&amp;iPage=135#FORUM36013"><text:span text:style-name="T2">#</text:span></text:a></text:p>
      <text:p text:style-name="P2">姜文前兩年參演《星球大戰外傳<text:span text:style-name="T3">:</text:span>俠盜一號》后，接受北京青年週刊採訪。<text:span text:style-name="T3"> <text:line-break/><text:line-break/></text:span>記者問<text:span text:style-name="T3">:</text:span>中國電影市場盤子這麽大了，我們什麽時候能有一部由中國價值觀統攝的系列奇觀電影、類似星球大戰這樣的科幻題材的電影在中國有無落地或者實現的可能？<text:span text:style-name="T3"> <text:line-break/><text:line-break/></text:span>姜文說<text:span text:style-name="T3">:</text:span>人家有的東西，不一定中國非得有。中國落後了這麽多年了，老說美國人年輕，他們當年一人一把槍把英國人趕走的時候，中國還在滿人的統治下，梳著辮子呢，這多傻<text:span text:style-name="T3">×</text:span>啊比起來。所以突然一進步，張嘴就美國怎麽著，它有什麽（我們也得有？），這個不現實。要慢慢來，先把航母弄好，什麽時候中國的航母比美國多一倍，什麽都好聊。不是靠電影統治世界的，可能美國那電影拍得很爛，但是全世界就願意接受，因為人是有航母做後台的，光有個<text:span text:style-name="T3">IP</text:span>有個屁用啊。<text:span text:style-name="T3"> <text:line-break/><text:line-break/></text:span>我很認同他的觀點，實力原則擺在那，慢慢來吧。<text:span text:style-name="T3"> <text:line-break/><text:line-break/></text:span>當年中共和老蔣做鬥爭，就很明白宣傳的重要性，筆桿子加槍桿子，兩手都要硬。之所以現在讓人感到宣傳失勢，并不是不重視，我覺得是改革開放一直到習近平上臺前，黨內的價值體系都是混亂的，起碼是不明晰的。九十年代末我剛畢業工作時，常和黨政系統打交道，那時流傳一句順口溜<text:span text:style-name="T3">:</text:span>跟著組織部年年有進步，跟著宣傳部年年犯錯誤。反映的狀況就是，下面的人找不著北，宣傳部門底線都未必守得住，更別提做什麽亮眼的事了。<text:span text:style-name="T3"> <text:line-break/><text:line-break/></text:span>這几年中國開始強調中國話語權，一方面是國力增長，一方面是黨內思想趨向統一。但還是那句話，慢慢來。尤其針對國外和台灣，陣地不在你手上，言論自由其實就是別相信任何人說的，只相信你想相信的，說白了就是立場問題。所以，慢慢滲透吧，沒什麽是時間改變不了的，只要你自己能挺住。<text:span text:style-name="T3"> <text:line-break/><text:line-break/></text:span>我還覺得，選擇戰場很重要。相比歐美，非洲和拉美等第三世界國家更重要，尤其是非洲。中國一直在幫助非洲崛起，假如崛起的非洲，仍然只相信美國人法國人英國人，那才是中國真正的失敗。<text:span text:style-name="T3"> <text:line-break/><text:line-break/></text:span>世界很大很大，中國崛起要做的就是，幫助更多的國家崛起。有一天，也許我們會發現，歐美那幾個國家，很小很小。<text:span text:style-name="T3"> <text:line-break/><text:line-break/></text:span></text:p>
      <text:p text:style-name="P5"/>
      <text:p text:style-name="P1"><text:span text:style-name="T1">陳真</text:span><text:s/>  |  2017.08.13 21:47   |   <text:a xlink:type="simple" xlink:href="http://palinfo.habago.org/Entry?Command=Information_PrintForum&amp;iPage=136#FORUM36012"><text:span text:style-name="T2">#</text:span></text:a></text:p>
      <text:p text:style-name="P2">美國這個國家，存在這世界上，對於人類來講，就像個凶狠的癌細胞，不斷對外侵略殺戮；半個多世紀來，美國不曾有過一天不打仗不侵略。奇怪的是，不管他做了多少壞事，屠殺千百萬人，人們卻完全無動於衷。只要看哪個國家弱，哪個國家不聽話，他就血腥入侵，任意燒殺擄掠。世人不但完全不在乎，甚至還把他當成民主自由與人權的領袖與象徵。<text:span text:style-name="T3"> <text:line-break/><text:line-break/></text:span>相反地，中國做為一個致力於世界和平、不打仗不侵略、並且對於消除世界各地貧窮起了最大貢獻的國家，人類近代史上前所未見的一個貢獻如此巨大的國家，卻反而被抹黑成魔鬼。<text:span text:style-name="T3"> <text:line-break/><text:line-break/></text:span>記得<text:span text:style-name="T3">1997</text:span>年剛到英國念書時，有個小留學生，人很好，也很聰明，但是當他聽到我說美國是帝國主義時，竟然很驚訝，驚呼說：<text:span text:style-name="T3">"</text:span>美國怎麼會是帝國主義？中國才是帝國主義吧？<text:span text:style-name="T3">" </text:span>我聽了，頓然啞口無言。將近二十年沒再見到這個朋友，很好奇他是否還相信那樣一種荒唐透頂的謊言。<text:span text:style-name="T3"> <text:line-break/><text:line-break/></text:span>中國似乎認為宣傳不重要，彷彿只要壯大己身實力，把成績做出來，事實將會勝於一切雄辯。但我並不相信這樣一種<text:span text:style-name="T3"><text:s/>"</text:span>實在論<text:span text:style-name="T3">"(realism)</text:span>；我相信，透過宣傳，白的可以染成黑，黑的可以說成白，並沒有所謂<text:span text:style-name="T3"><text:s/>"</text:span>公道自在人心<text:span text:style-name="T3">" </text:span>這回事。你看，台灣市面上或檯面上那些<text:span text:style-name="T3"><text:s/>"</text:span>神<text:span text:style-name="T3">"</text:span>，那些什麼運動<text:span text:style-name="T3"><text:s/>"</text:span>領袖<text:span text:style-name="T3">"</text:span>、明星、什麼理想家、什麼知識份子的良心，請問哪一個不是人渣？人心是很容易染色的，特別是在這資訊更進一步被有效管控的年代，誰掌握了宣傳機器，誰就先贏了一大半。<text:span text:style-name="T3"> <text:line-break/><text:line-break/></text:span>大至世界，小至一個小島，盡皆如此。如今爛到化膿流汁的民進黨，之所以從過去人見人厭的徹底污名化政黨，迅速成為台灣人心目中的良善政黨，並不是因為它從三十年前開始改過向善，努力洗刷污名，而是恰恰相反，民進黨從剛剛創黨時的清純理想政黨，迅速腐化墮落，貪污造謠，無惡不作，擅於造勢抹黑，擅於美化自身形象，擅於歪曲事實、創造議題及煽動群眾，逐步掌握宣傳機器並入侵校園，並以黨領政，大搞分贓政治與政治酬庸，佔領各個公部門之重要職缺，進一步培養自己人，大幅擴張其惡勢力，使自己迅速搖身一變成為社會主流。<text:span text:style-name="T3"> <text:line-break/><text:line-break/></text:span>相反地，過去的國民黨真是可惡恐怖到爆，殺人關人，無所不用其極。但是，在那當下，因為它控制了所有的媒體與教育，它卻反而是台灣人心目中的偉大政黨。當它從連戰、馬英九以來，開始銳意改革，改邪歸正，把政黨勢力撤出校園和媒體，力行司法獨立與行政中立，揚棄過去所有惡行和卑劣手段，幾乎可以說是脫胎換骨成為一個很不錯的政黨。但此時已改過向善的國民黨，卻反而成為人民心目中的魔鬼與惡棍。<text:span text:style-name="T3"> <text:line-break/><text:line-break/></text:span>你不覺得這樣很荒謬嗎？實質上的好壞善惡，竟然和它的形象正好完全相反。你想，哪一個會獲勝？改過向善卻反而飽受抹黑污名的國民黨？還是從清純正派迅速墮落腐化、被一群貪婪卑劣的人渣所篡奪竊據的民進黨？真理有沒有<text:span text:style-name="T3"><text:s/>"</text:span>不辯自明<text:span text:style-name="T3">"? </text:span>沒有。公道有沒有自在人心？沒有。事實有沒有勝於雄辯？當然也沒有。<text:span text:style-name="T3"> <text:line-break/><text:line-break/></text:span>我當然不是說我們應該開始學習抹黑造謠，學習歪曲事實掌控言論，而是說，在一個資訊化的時代，所謂<text:span text:style-name="T3"><text:s/>"</text:span>真實<text:span text:style-name="T3">" </text:span>的內涵之詮釋性越來越強，所謂<text:span text:style-name="T3"><text:s/>"</text:span>世界<text:span text:style-name="T3">" </text:span>基本上就是一切資訊的總和，你不去面對它、反擊它，只會吃盡啞巴虧。個人當然可以選擇沉默以對，扛起一切莫須有的污名，但公眾事務卻不應沉默。<text:span text:style-name="T3"> <text:line-break/><text:line-break/></text:span>陳真<text:span text:style-name="T3"><text:s/>2017. 08. 13. <text:line-break/><text:line-break/>============================ <text:line-break/><text:line-break/></text:span>川普威脅出兵委內瑞拉<text:span text:style-name="T3"><text:s/></text:span>讓南美國家都怒了<text:span text:style-name="T3"> <text:line-break/><text:line-break/></text:span>上報<text:span text:style-name="T3"> <text:line-break/><text:line-break/></text:span>李佳恒<text:span text:style-name="T3"> <text:line-break/><text:line-break/>2017</text:span>年<text:span text:style-name="T3">8</text:span>月<text:span text:style-name="T3">13</text:span>日<text:span text:style-name="T3"> <text:line-break/><text:line-break/></text:span>委內瑞拉總統馬杜洛（<text:span text:style-name="T3">Nicolas Maduro</text:span>）獨排眾議推動政治改革，讓經濟崩盤的委內瑞拉進一步深陷危機。美國總統川普（<text:span text:style-name="T3">Donald Trump</text:span>）<text:span text:style-name="T3">11</text:span>日宣稱委內瑞拉「人民在受苦」，美國不排除對該國動武。川普此言震懾南美，先前重砲抨擊馬杜洛的秘魯等國紛紛暫時放下干戈，以捍衛南美為第一要務，替委內瑞拉出言抨擊美國。</text:p>
      <text:p text:style-name="P1"><text:span text:style-name="T1">涓</text:span><text:s/>  |  2017.08.13 10:35   |   <text:a xlink:type="simple" xlink:href="http://palinfo.habago.org/Entry?Command=Information_PrintForum&amp;iPage=136#FORUM36011"><text:span text:style-name="T2">#</text:span></text:a></text:p>
      <text:p text:style-name="P3">陳醫師：<text:span text:style-name="T3"> <text:line-break/><text:line-break/></text:span>謝謝你的回言<text:span text:style-name="T3"> <text:line-break/><text:line-break/>&gt;&gt;</text:span>吾友柏楊先生也是整天批評中國人醜陋不堪，我還蠻能認同，但這樣一種<text:span text:style-name="T3"><text:s/>"</text:span>鄙視<text:span text:style-name="T3">" </text:span>並非一種惡意或惡行。當然，這和劉曉波那樣一種<text:span text:style-name="T3"><text:s/>"</text:span>萬般皆下品，唯有洋人高<text:span text:style-name="T3">" </text:span>的<text:span text:style-name="T3"><text:s/>"</text:span>鄙視<text:span text:style-name="T3">" </text:span>自己人不太一樣；但我想他始終還是出於一番善意，只是這種<text:span text:style-name="T3"><text:s/>"</text:span>善意<text:span text:style-name="T3">" </text:span>在行為上卻構成了一種惡行。<text:span text:style-name="T3"> <text:line-break/><text:line-break/><text:line-break/></text:span>我好像能理解那位<text:span text:style-name="T3">a</text:span>朋友所表現出來的行為與話語<text:span text:style-name="T3"> <text:line-break/><text:line-break/></text:span>進而釋懷了。<text:span text:style-name="T3"> <text:line-break/><text:line-break/></text:span>但我想如果真的覺得討論聊天會讓彼此不舒服，那就避免此情形<text:span text:style-name="T3"> <text:line-break/></text:span>不互相交流或許是個方法。<text:span text:style-name="T3"> <text:line-break/><text:line-break/></text:span>我想我應該也會如此。<text:span text:style-name="T3"> <text:line-break/><text:line-break/></text:span>再次謝謝你。<text:span text:style-name="T3">^^ <text:line-break/></text:span></text:p>
      <text:p text:style-name="P1"><text:span text:style-name="T1">李麗虹</text:span><text:s/>  |  2017.08.13 08:32   |   <text:a xlink:type="simple" xlink:href="http://palinfo.habago.org/Entry?Command=Information_PrintForum&amp;iPage=136#FORUM36010"><text:span text:style-name="T2">#</text:span></text:a></text:p>
      <text:p text:style-name="P4"><text:span text:style-name="T1">葉海林這個演講，上了</text:span>YOUTUBE<text:span text:style-name="T1">。</text:span> <text:line-break/><text:span text:style-name="T1">《世纪大讲堂》边界争端：印度为何敢叫板中国？</text:span>2017-08-12 <text:line-break/>https://www.youtube.com/watch?v=9YEMALDXL2o</text:p>
      <text:p text:style-name="P1"><text:span text:style-name="T1">陳真</text:span><text:s/>  |  2017.08.13 01:29   |   <text:a xlink:type="simple" xlink:href="http://palinfo.habago.org/Entry?Command=Information_PrintForum&amp;iPage=136#FORUM36009"><text:span text:style-name="T2">#</text:span></text:a></text:p>
      <text:p text:style-name="P3">我並不認為批評中國人就必然意味著一種挾洋自重的鄙視。比方說我也很不喜歡台灣人，窩窩囊囊陰陰暗暗猥猥瑣瑣的真是很討人厭<text:span text:style-name="T3">(</text:span>當然我不是說每一個<text:span text:style-name="T3">)</text:span>，但這樣一種批評或討厭，並無傲慢歧視、尊卑有別之意。<text:span text:style-name="T3"> <text:line-break/><text:line-break/></text:span>吾友柏楊先生也是整天批評中國人醜陋不堪，我還蠻能認同，但這樣一種<text:span text:style-name="T3"><text:s/>"</text:span>鄙視<text:span text:style-name="T3">" </text:span>並非一種惡意或惡行。當然，這和劉曉波那樣一種<text:span text:style-name="T3"><text:s/>"</text:span>萬般皆下品，唯有洋人高<text:span text:style-name="T3">" </text:span>的<text:span text:style-name="T3"><text:s/>"</text:span>鄙視<text:span text:style-name="T3">" </text:span>自己人不太一樣；但我想他始終還是出於一番善意，只是這種<text:span text:style-name="T3"><text:s/>"</text:span>善意<text:span text:style-name="T3">" </text:span>在行為上卻構成了一種惡行。</text:p>
      <text:p text:style-name="P1"><text:span text:style-name="T1">陳真</text:span><text:s/>  |  2017.08.13 00:45   |   <text:a xlink:type="simple" xlink:href="http://palinfo.habago.org/Entry?Command=Information_PrintForum&amp;iPage=136#FORUM36008"><text:span text:style-name="T2">#</text:span></text:a></text:p>
      <text:p text:style-name="P2">涓，<text:span text:style-name="T3"> <text:line-break/><text:line-break/></text:span>我講的都是指的集體概念，非關個人層面好壞。同樣還是那句老話，當我們批評升學主義或文憑主義時，並不是說哪個個人不該升學或不該拿文憑。<text:span text:style-name="T3"> <text:line-break/><text:line-break/></text:span>至於川普好或妖女好，這沒有必然答案，不管採何種看法，跟人性善不善良應該沒有關連。即便是<text:span text:style-name="T3"><text:s/>Noam Chomsky</text:span>，我猜他的一票應該就是投給妖女，因為他說他絕不可能投給共和黨。即便是交戰雙方，依然各有英雄，更不用說意見與口水上的表面差異了。<text:span text:style-name="T3"> <text:line-break/><text:line-break/></text:span>我經常對人性感到失望乃至絕望，特別是對我自己，更是如此；我知道我救不了自己，因此經常仰望來自天上救贖，渴望上天垂憐。<text:span text:style-name="T3"> <text:line-break/><text:line-break/></text:span>但丁神曲中有段話：<text:span text:style-name="T3"> <text:line-break/><text:line-break/>"Do not weep yet,for soon another wound shall make you weep far more tears than those!" <text:line-break/><text:line-break/>"</text:span>先別哭，很快地會有其它傷痛能讓你流更多眼淚。<text:span text:style-name="T3">" <text:line-break/><text:line-break/></text:span>今天見了一位情同手足的好友。他是綠的<text:span text:style-name="T3"><text:s/>(</text:span>當然是真正意義上的綠<text:span text:style-name="T3">)</text:span>，但這無關緊要。我知道我快要跟他永別了。臨走時，他說要拍個照，紀念幾十年來的這一切。學姊掌鏡，說我面對鏡頭都不笑，怎麼拍？我怕這會是我們的最後一張遺照，所以笑不出來。不過，在大家起鬨下，我還是像花朵綻開那樣笑了。沒錯，活著就是這麼一回事，大家都別急著哭，生命漫漫，時光漫漫，很快地會有其它傷痛能讓你流更多眼淚，誰也不例外。在這一點上，人我並無分別。我們在小寫的事情上起爭執，但在那些大寫的事物面前，一體微渺，並沒有誰比較巨大而良善。</text:p>
      <text:p text:style-name="P1"><text:span text:style-name="T1">天天</text:span><text:s/>  |  2017.08.12 22:41   |   <text:a xlink:type="simple" xlink:href="http://palinfo.habago.org/Entry?Command=Information_PrintForum&amp;iPage=136#FORUM36007"><text:span text:style-name="T2">#</text:span></text:a></text:p>
      <text:p text:style-name="P3"><text:span text:style-name="T3">89</text:span>年風波<text:span text:style-name="T3">(</text:span>西方稱為六四事件<text:span text:style-name="T3">)</text:span>目前在大陸還不允許公開討論，此事件一直是西方指責中共及政府的素材。此事件何以發生，鄧小平的判斷是準確的。<text:span text:style-name="T3">“</text:span>這場風波遲早要來。這是國際的大氣候和中國自己的小氣候所決定了的，是一定要來的，是不以人們的意志為轉移的，只不過是遲早的問題，大小的問題。<text:span text:style-name="T3">”</text:span>隨後發生的蘇聯解體，蘇共解散和東歐巨變驗證了這一點。以下是我個人對這一事件的看法。<text:span text:style-name="T3"> <text:line-break/><text:line-break/></text:span>學生遊行抗議並不是只出現在<text:span text:style-name="T3">89</text:span>年，八十年初，北京的大學生每年都有遊行，到<text:span text:style-name="T3">89</text:span>年的前幾年，抗議行動逐漸升級。當時大陸大學生的入學率非常低，因此被社會稱為<text:span text:style-name="T3">“</text:span>天之嬌子<text:span text:style-name="T3">”</text:span>。大學生接觸的資訊較一般人多，思考的也多，又被社會奉為精英，自然認為應該主動承擔拯救中國之重任。面對中國與西方發達國家的巨大差距，產生對體制的懷疑也正常。當時經濟實行<text:span text:style-name="T3">“</text:span>雙軌制<text:span text:style-name="T3">”</text:span>（即計畫與市場定價同時存在），官商勾結極為容易；國家財政困難，龐大的公務員隊伍和軍隊的工資支出困難，地方公務員欠薪也時有發生，因此政府和軍隊創收是允許的，這也為腐敗提供了便利。大學生對官商勾結、官員腐敗和日益擴大的收入差距有著強烈感受的，因此訴求是<text:span text:style-name="T3">“</text:span>打擊官倒、懲治腐敗<text:span text:style-name="T3">”</text:span>。<text:span text:style-name="T3"> <text:line-break/><text:line-break/></text:span>應該說大學生最初提供的訴求是合理、正當的，政府也是認同的，這才有政府與學生的對話。如果學生的抗議在政府答應訴求之後就結束，結局對雙方都是有利的。但這場發生在北京的運動變得失控，逐漸演變為全國性的運動。各地大學生開始竄聯、聚集到北京，隨後部分工人也開始聲援，社會上的流氓也參與其中，訴求變得龐雜，甚至提出推倒體制的訴求。由於運動失去控制，也就不存在一個可以作為代表與政府對話的組織。<text:span text:style-name="T3"> <text:line-break/><text:line-break/></text:span>在事件的處置當中，政府犯了兩個嚴重錯誤。一是在事態沒擴大之前應該及時清場以恢復秩序，讓事情拖得太久是導致失控的主要原因。二是政府對處置此類事件準備不足，完全沒處置群體性抗議的準備。客觀原因是當時國內並沒有裝備非殺傷性武器（如催淚彈之類的，至於是否嘗試向境外購置而不可得，我們不得而知），無論是員警還是地方武裝員警部隊都沒有演練過如何處理此類事件（事件平息後國內才在開始研發此類武器，並開展相關演練）。<text:span text:style-name="T3"> <text:line-break/><text:line-break/></text:span>此事件造成這麼大的傷亡，對中國來說是一個悲劇，這是一個雙輸的結局。政府對出現這種大規模抗議是負有直接責任的，因為這是治理上的失敗。但造成這麼重大的傷亡，則其直接責任是境外與國內勾結的反共勢力，其代表就是國內那些政治投機分子，以柴某最典型。柴某在香港接受採訪時就明確說明希望看到流血，要讓血來喚醒民眾。至於自己為什麼不帶頭，是為了保存實力。她的發言只是將許多投機分子內心的想法不加隱晦的發達出來，完全暴露了其陰暗的動機，這只是證明她的弱智。<text:span text:style-name="T3"> <text:line-break/><text:line-break/></text:span>至於將傷亡說成是屠殺那是別有用心，因為宣佈戒嚴後部隊進城受阻，軍人最初沒配發子彈，而且是在軍人有數十人死亡之後軍隊才開槍（第一起死亡是軍車快速通過一段街道時，軍車意外熄火，兩名軍人隨後被附近暴民用石頭砸死）。如果軍方是本著流血的方式清場，面對沒有武器的人群怎麼會是自己先有傷亡呢？正是軍隊有大量傷亡之後才定性為暴亂，而不是定性為暴亂之後才有傷亡。那些殺人、虐屍的應該是參與其中的流氓所為，但是冷眼圍觀者難道不是幫兇？<text:span text:style-name="T3"> <text:line-break/><text:line-break/></text:span>此事件如果沒有迅速平息，中共因此垮臺，政府陷於癱瘓，中國最好的結局可能是個大號的菲律賓；比東歐國家可能悲慘百倍，因為東歐已經完成工業化，而中國的工業化遠未完成。更大的可能是長時間陷於政治紛爭，社會長期動盪，國無寧日。<text:span text:style-name="T3"> <text:line-break/><text:line-break/></text:span>劉曉波其人是有代表性的。<text:span text:style-name="T3">1988</text:span>年，時任香港《解放月報》主編金鐘採訪劉曉波：<text:span text:style-name="T3">“</text:span>有人對中國人的民族性格提出批評，你以為如何？<text:span text:style-name="T3">”</text:span>劉曉波毫不掩飾地說：<text:span text:style-name="T3">“</text:span>我絕不認為中國的落伍是幾個昏君造成的，而是每個人造成的，因為制度是人創造的，中國的所有悲劇，都是中國人自編自導自演和自我欣賞的，這可能與人種有關。<text:span text:style-name="T3">”</text:span>對於金鐘問<text:span text:style-name="T3">“</text:span>什麼條件下，中國才有可能實現一個真正的歷史變革<text:span text:style-name="T3">”</text:span>的問題，劉曉波毫不猶豫地回答：<text:span text:style-name="T3">“</text:span>三百年殖民地。香港一百年殖民地變成今天這樣，中國那麼大，當然需要三百年殖民地，才會變成今年香港這樣，三百年夠不夠，我還有懷疑。<text:span text:style-name="T3">”</text:span>對於<text:span text:style-name="T3">“</text:span>你今年<text:span text:style-name="T3">6</text:span>月在北師大獲得博士學位，是否意味著一種官方承認<text:span text:style-name="T3">”</text:span>的問題，劉曉波回答：<text:span text:style-name="T3">“</text:span>我永遠不承認學問好壞由博士碩士決定，我只看具體的人，如果你行，可以不用任何學位。我認為，真正像樣的只是極少數，所以我說大學畢業生有<text:span text:style-name="T3">95%</text:span>的廢物，碩士畢業生有<text:span text:style-name="T3">97%</text:span>，博士畢業生有<text:span text:style-name="T3">98%</text:span>、<text:span text:style-name="T3">99%</text:span>的廢物。<text:span text:style-name="T3">”</text:span>（以上摘自網路<text:span text:style-name="T3">http://news.china.com.cn/txt/2010-10/26/content_21202476.htm</text:span>）<text:span text:style-name="T3"> <text:line-break/><text:line-break/></text:span>當時，有著與劉某相同想法的人並不少，即使到今天，臺北的市長不也有過類似的言論？劉某完全跪倒在西方世界面前，對自己的民族極力貶低，甚至直接任職於以顛覆他國政權、製造動亂為己任的美國國家民主基金會。我想不出此人有何值得紀念？甘為世界和平最大威脅的美國組織當棋子的人能為世界和平做出何種貢獻？如此鄙視自己同胞的人能為曾經的同胞利益著想？<text:span text:style-name="T3"> <text:line-break/><text:line-break/></text:span>如今在大陸，全盤西化的主張已無市場。現在出國留學和旅遊的人數空前，近距離觀察體驗西方世界後，越來越多人不再迷信西方世界宣揚的那一套，大陸已經從仰視西方到平視西方，臺灣仍然在仰視西方。如果西方制度是社會治理的靈丹妙藥，何以曾經的四小虎之一，曾被西方認為有望會成為第二個日本的菲律賓發展乏力，選舉中的舞弊、流血事件不斷？被稱為民主典範，也以世界最大民主國家自居的印度無論是發展水準，還是腐敗治理均不如中國？<text:span text:style-name="T3"> <text:line-break/><text:line-break/></text:span>西方世界在蘇聯解體後對制度的迷信達到空前的高度，甚至一度認為這是人類文明發展的終結是何其可笑。這世界上唯一不變的是變化，沒有永恆的制度，只有不斷發展，不斷完善的制度。四小龍的都崛起於威權時代，民主自由是追求的目標，是發展的成果而不是發展的前提。制度是要與國情和發展水準相適應，政策對發展的影響甚至大於制度的設計。適合的制度應該是結合自己的實情，在不斷實踐中經過反復檢驗，最後才能上升到制度層面。如果生搬硬套他人的制度，在實踐中經常會水土不服，四處碰壁。中東顏色革命後的混亂正是如此，<text:span text:style-name="T3">89</text:span>年事件算是顏色革命在中國的預演。此事過去近三十年了，見過蘇聯、東歐的巨變，尤其是最近中東的亂局之後，經歷過此事的人們在回顧這段歷史時，仍然對重大的傷亡是痛心不已，但也慶倖當時迅速平息這場事件，社會穩定成為大眾的共識，只有穩定才有發展，只有不斷改革才能清除社會弊端。革命是社會變革的最後手段，如有改革的可能，最好不要輕言革命，正如孫中山、毛澤東，並非一開始就堅持革命手段的，是不得已而為之。<text:span text:style-name="T3"> </text:span></text:p>
      <text:p text:style-name="P1"><text:span text:style-name="T1">天天</text:span><text:s/>  |  2017.08.12 22:39   |   <text:a xlink:type="simple" xlink:href="http://palinfo.habago.org/Entry?Command=Information_PrintForum&amp;iPage=136#FORUM36006"><text:span text:style-name="T2">#</text:span></text:a></text:p>
      <text:p text:style-name="P2">許多人擔心中印對峙會引發大規模的戰爭，認為雙方都掌握大量核武器的情況下，小的衝突可能引發大的危機。我的看法則是相對樂觀的。<text:span text:style-name="T3"> <text:line-break/><text:line-break/></text:span>戰爭的目標是殺死對方，保全自己，其目的是確保自身安全和獲取利益。當確定自己能以可承受的代價摧毀對方時，肯定是毫無猶豫的促使戰爭升級，以達到摧毀對方的目標；當意識到摧毀對方的同時自己也會被摧毀時，就不會做這樣的選擇，畢竟同歸於盡，並不符合自己的目的。<text:span text:style-name="T3"> <text:line-break/><text:line-break/></text:span>人類的發展史同時也是一部戰爭史，冷兵器時代的戰爭慘烈程度並不輸于現代戰爭。冷兵器時代由於人口較少、戰爭動員能力不如近代，所以總體規模較現代戰爭小，但捲入戰爭的人口比例不會低於現代戰爭。常規武器下的戰爭，雙方都認為對方沒有能力完全毀滅自己，因此衝突容易升級。相反核武器出現後，雙方都掌握足以毀滅對方的武器，雙方反而在避免將對方逼入絕境。<text:span text:style-name="T3"> <text:line-break/><text:line-break/></text:span>以美蘇對抗為例，雙方都積極推行霸權主義，雙方持久對抗，但選擇的卻是冷對抗，熱對抗則是通過代理人戰爭，都在避免直接對抗而無迴旋餘地。當時雙方投入巨大的代價發展核武器，不僅在技術上進行升級，在數量上也是大幅增加。雙方並不是基於將核武器作為優先使用的進攻性武器的考量；而是由於雙方互不信任，擔心對方先發制人，需要確保足夠的報復能力。因此在陸基武器的基上還發展可機動的戰略武器，以及隱蔽性更強的戰略核潛艇。顯然雙方都是將核武器作為戰略威懾用的，而非基於戰役或戰術目的。朝鮮發展核武器的心理也是這樣，並非出於主動進攻的目的，而是讓美國對其軍事打擊時有所忌憚，不敢輕易動武。<text:span text:style-name="T3"><text:line-break/><text:line-break/></text:span>同樣印巴發生過三次大的戰爭，其傷亡和戰爭的區域都很大。在雙方都掌握核武器後，仍然時有衝突，甚至衝突中揚言動用核武器，實際上並未出現核大戰，衝突規模反而都局限在衝突區域，並未擴大到雙方的縱深區域，雖然雙方都具有遠程打擊的能力。<text:span text:style-name="T3"> <text:line-break/><text:line-break/></text:span>衝突雙方掌握核武器反而有利於控制衝突的規模，避免將對方逼入絕境，但為什麼要反對小國擁有核武器呢？因為核武器的維護成本極高，大國即使內部出現危機，但仍有能力確保核武的安全。蘇聯解體並未導致核武失控，但如果是利比亞擁有核武器，恐怕就難以保證了。因為小國應對風險的能力太弱，一場危機可能使整個國家陷於無政府狀態，恐怖分子、犯罪組織就極有可能獲得這些武器。<text:span text:style-name="T3"> <text:line-break/><text:line-break/></text:span>這次印度挑起的對持，我認為並不會失控。印度有著大國的條件，也有稱霸的野心，而且已經對周邊小國這樣做了，如吞併錫金、控制尼泊爾和不丹。他利用軍事威懾達到控制周邊小國的圖謀之所以得逞，是因為這些小國毫無還手之力。印度一直對中國西藏有野心不假，面對中國這樣的大國，他還是慎重的。<text:span text:style-name="T3">1959</text:span>年達賴喇嘛出逃印度，讓印度覺得可以利用達賴控制西藏。當時印度整體國力強於中國，並且有大國支援，而中國經濟正陷入建國以來最困難的時期，印度認為有機會奪取中國部分領土進而控制西藏。因此從<text:span text:style-name="T3">1959</text:span>年開始，印度就一直不斷製造軍事衝突，滲透到中國境內，而中國最初一直在避免用戰爭手段解決中印爭端，同時也在做軍事鬥爭的準備。<text:span text:style-name="T3">1962</text:span>年中國經濟得到恢復，軍事準備已較為充分，此戰的主要目的是教訓印度而非侵佔印度領土，因此戰爭只在中印度爭議區域展開，中國並沒越傳統分界線進入印度領土；同時為避免一場教訓戰變成持久戰，中國在取勝後迅速撤回到實際控制線（當然中國撤回後印度馬上重新佔領了這些區域），此戰讓印度意識到直接挑起戰爭是達不到目的的。<text:span text:style-name="T3"> <text:line-break/><text:line-break/></text:span>此後中印在爭議地區時有衝突，偶爾也有小的軍事衝突，但絕大多數的衝突只限於喊話、推搡。中印之間有<text:span text:style-name="T3">3500</text:span>公理的邊境線，有十二萬多平方公理的爭議區域。本次對峙，中國的反應之所以不同以往，在於對峙區域中印之間並無爭議，當然印度也是以保護不丹的名義非法越界的。中國與不丹雖無外交關係，也沒有簽署邊境協定，但此區域不丹也無異議。這也是中國官方對此次事件發出較為嚴厲聲明的原因。印度雖然是有預謀的入侵，但不同於<text:span text:style-name="T3">1962</text:span>年戰爭所作的準備和目標。<text:span text:style-name="T3"> <text:line-break/><text:line-break/></text:span>印度對峙的結局，我猜測有以下幾種可能。一是印度悄悄撤軍。中國不高調宣揚，只是事後發個簡短公告；印度則宣稱達到目的後主動撤軍。但從目前印度強硬表態來看這種結局的可能性不高。二是印度想以拖待變，繼續滯留，但減少人數，而中國不斷喊話，最後中國強制驅離。強制驅離必然會有軍事衝突，但衝突規模只限於爭議區域。事後中國聲稱成功將入侵之敵驅離，印度則聲稱進行了頑強抵抗在達到戰略目標後主動撤出。這兩種結局雙方都可接受。第三種結局是衝突中，印度境內的部隊為支援越界的隊伍主動攻擊中國境內，而中國對印境內進行回擊，雙方地面部隊均不推進到對方境內，事後雙方都聲稱對來犯之敵進行了有力回擊並取得了勝利。此種可能最大。<text:span text:style-name="T3"> <text:line-break/><text:line-break/></text:span>總得來說，我認為此次對峙不會演變為全面的邊境戰爭，應該只限於衝突區域附近，但雙方都會做好衝突升級、戰爭擴大的準備。<text:span text:style-name="T3"> <text:line-break/><text:line-break/></text:span>中印之間的爭端今後如何發展現在很難預測，因為中印度邊境爭端太過複雜。目前印度實際控制藏南近九萬平方公理的土地，而且藏南已經有超過百萬的印度人口。印度實際控制區域遠大於中國控制的面積，而且藏南西段達旺還是西藏六世達賴的故鄉。中國沒法放棄這些土地，印度主動退出實際控制的區域也無可能，所以這種僵局還會持續下去。<text:span text:style-name="T3"> </text:span></text:p>
      <text:p text:style-name="P1"><text:span text:style-name="T1">涓</text:span><text:s/>  |  2017.08.12 21:49   |   <text:a xlink:type="simple" xlink:href="http://palinfo.habago.org/Entry?Command=Information_PrintForum&amp;iPage=136#FORUM36005"><text:span text:style-name="T2">#</text:span></text:a></text:p>
      <text:p text:style-name="P3">陳醫師：<text:span text:style-name="T3"> <text:line-break/><text:line-break/></text:span>你寫的<text:span text:style-name="T3"> <text:line-break/><text:line-break/>&gt;&gt;</text:span>為什麼不會？因為人是這樣一種生物，具有很高的從眾性，當所謂<text:span text:style-name="T3"><text:s/>"</text:span>大家<text:span text:style-name="T3">" </text:span>都不生氣時，他也就不會單獨生氣。反之，當<text:span text:style-name="T3"><text:s/>"</text:span>大家<text:span text:style-name="T3">" </text:span>都被洗腦說應該對某個事情生氣，他馬上也會爭相恐後地表示<text:span text:style-name="T3"><text:s/>"</text:span>憤怒<text:span text:style-name="T3">" <text:line-break/><text:line-break/><text:line-break/></text:span>我有很深感悟。<text:span text:style-name="T3"> <text:line-break/><text:line-break/></text:span>之前在別的網站有一位談不上很好的普通朋友，我們<text:span text:style-name="T3"><text:s/></text:span>最常聊天的話題是世界局勢。<text:span text:style-name="T3"> <text:line-break/></text:span>原本我以為她看得多懂得也多，畢竟她去了大陸工作不少年，也常關注國際新聞<text:span text:style-name="T3"> <text:line-break/><text:line-break/></text:span>但有次聊天讓我徹底對她感到<text:span text:style-name="T3">…</text:span>該說失望嗎？<text:span text:style-name="T3"> <text:line-break/></text:span>我想是我把人性善良想得太美好<text:span text:style-name="T3"> <text:line-break/><text:line-break/></text:span>那次的話題是聊到川普<text:span text:style-name="T3"> <text:line-break/></text:span>基本我對川普跟希拉蕊都沒好感，但希拉蕊比川普壞多了<text:span text:style-name="T3"> <text:line-break/></text:span>但那位朋友，稱她為<text:span text:style-name="T3">A</text:span>吧<text:span text:style-name="T3"> <text:line-break/>A</text:span>一直說川普才是討人厭，我說為什麼？<text:span text:style-name="T3"> <text:line-break/></text:span>她說川普有種族歧視政策。<text:span text:style-name="T3"> <text:line-break/><text:line-break/></text:span>她指的是川普要非法移民離開美國不准入境的事<text:span text:style-name="T3"> <text:line-break/></text:span>我持不同看法，也稍微講了下我的看法<text:span text:style-name="T3"> <text:line-break/></text:span>然後她就開始不高興了<text:span text:style-name="T3"> <text:line-break/></text:span>言談間覺得我一直替川普說話，一直抹黑希拉蕊<text:span text:style-name="T3"> <text:line-break/><text:line-break/></text:span>我說希拉蕊跟中東現在的戰亂有關，很多是她造成的<text:span text:style-name="T3"> <text:line-break/><text:line-break/></text:span>結果這位<text:span text:style-name="T3">A</text:span>回我的話讓我感到驚訝，應該是震驚吧<text:span text:style-name="T3"> <text:line-break/><text:line-break/></text:span>她回我說「美國本來就霸道，那沒有什麼好說」<text:span text:style-name="T3"> <text:line-break/></text:span>具體內容大約就是美國本來就那樣，中東被打倒楣而已<text:span text:style-name="T3"> <text:line-break/><text:line-break/></text:span>我瞬間失去跟她再談下去，她也不想再跟我說，主動跟我結束了話題<text:span text:style-name="T3"> <text:line-break/><text:line-break/></text:span>但我想說的是<text:span text:style-name="T3"> <text:line-break/></text:span>平常<text:span text:style-name="T3">A</text:span>頭頭題道悲天憫人<text:span text:style-name="T3"> <text:line-break/></text:span>卻輕易說出這種美國為惡打到中東是中東倒楣的話<text:span text:style-name="T3"> <text:line-break/><text:line-break/></text:span>中東的百姓活該倒楣嗎？美國又憑什麼打人家？<text:span text:style-name="T3"> <text:line-break/></text:span>希拉蕊在中東為惡可以視而不見，川普實施鎖國種族政策又是暴發戶不得妳的心<text:span text:style-name="T3"> <text:line-break/></text:span>妳覺得希拉蕊比較高級嗎？<text:span text:style-name="T3"> <text:line-break/><text:line-break/></text:span>到現在她再也沒跟我說話，我也不想主動，因為覺得她的想法說穿了，跟其他人無異。<text:span text:style-name="T3"> <text:line-break/><text:line-break/></text:span>之前我的朋友<text:span text:style-name="T3">LINE</text:span>群在美國總統大選時也是討論熱絡，平日她們都聊哪裡有好吃下午茶，哪個偶像出新作品，會這麼關心政治我很驚訝<text:span text:style-name="T3"> <text:line-break/></text:span>我很少在群裡發言，因為不吃甜食跟對偶像話題興趣缺<text:span text:style-name="T3"> <text:line-break/><text:line-break/></text:span>看到她們討論川普及希拉蕊<text:span text:style-name="T3"> <text:line-break/></text:span>其中一名<text:span text:style-name="T3">R</text:span>留言說，川普歧視女性真是令人討厭怎樣怎樣<text:span text:style-name="T3"> <text:line-break/></text:span>但<text:span text:style-name="T3">R</text:span>在過往時可是大力支持柯文哲，對柯文哲那些侮辱女性的發言完全不吱聲<text:span text:style-name="T3"> <text:line-break/><text:line-break/></text:span>我終忍不住上去回了言「柯文哲不也侮辱女性？」<text:span text:style-name="T3"> <text:line-break/>R</text:span>不知是不想回我還是要轉移話題，就直接跳過不理我<text:span text:style-name="T3"> <text:line-break/><text:line-break/></text:span>有時，真的會覺得心很累<text:span text:style-name="T3">…Orz </text:span></text:p>
      <text:p text:style-name="P1"><text:span text:style-name="T1">陳真</text:span><text:s/>  |  2017.08.12 13:07   |   <text:a xlink:type="simple" xlink:href="http://palinfo.habago.org/Entry?Command=Information_PrintForum&amp;iPage=136#FORUM36004"><text:span text:style-name="T2">#</text:span></text:a></text:p>
      <text:p text:style-name="P2">李光耀說得對，西方民主還不錯，玩玩無妨，但前提是，先讓整體社會秩序與建設及經濟發展穩了再說，待民生充足、教育普及之後，想玩民主遊戲再來玩也不遲。這個順序一旦倒過來，恐怕就是一場災難。印度就是一例。<text:span text:style-name="T3"> <text:line-break/><text:line-break/></text:span>印度人連乾淨的水都沒得喝，男男女女往往就在路邊大小便，公衛及民生基礎設施極端落後；連喝個水都得花大錢購買，而政客與財團卻掌握了水資源的巨大暴利。這時候，我看不出來那些所謂民主的遊戲有何益處與光采可言。<text:span text:style-name="T3"> <text:line-break/><text:line-break/></text:span>我的意思是說，就算有其民主形式，亦無內涵可言，權力始終掌握在特定集團手裏，吃完維力麵換王子麵，一樣是泡麵。不管是印度、美國或台灣，盡皆如此。<text:span text:style-name="T3"> <text:line-break/><text:line-break/></text:span>所謂民意，純屬自欺欺人，民意基本上就是主流媒體塑造出來的產物。在這一點上，所謂民主與集權乃至極權，並無多大差別；差別只是在於控制的手段之不同，訴諸謊言洗腦或訴諸黑牢棍棒，結果是一樣的，前者恐怕還更細膩微妙而難以反抗，因為人民在根本上喪失了反抗意識，他往往還很自傲得意呢，以為自己有言論自由，有思想自由。<text:span text:style-name="T3"> <text:line-break/><text:line-break/></text:span>當媒體被主流勢力控制，你的言論自由基本上也就不存在了，就好像一個人沒有麥克風卻對著全世界講話一樣，誰理你啊？！你講得再激進或基進或講得多麼有說服力又能如何？在公眾意義上，你的聲音是不存在的，起不了任何作用的。這個效果，其實就如同把一個人關起來一樣，黑暗斗室中，你儘管去行使你的言論自由吧！<text:span text:style-name="T3"> <text:line-break/><text:line-break/></text:span>思想自由也一樣。思想是要有材料、有養份的，當我每天餵你吃一大堆毫無意義的垃圾資訊和無數的謊言，塞滿你原本就不聰明的小腦袋，請問你如何憑空思想？<text:span text:style-name="T3"> <text:line-break/><text:line-break/></text:span>所謂民主，大概是百年來人類史上最大的一個謊言、工具與武器。人權也是。當然不是說人權不好，問題是，人權不會因為訂出一個人權宣言就自動發揮作用。講起人權，每個血腥帝國與人渣政客都講得很好聽，但是，它是訂定出來制裁與攻擊敵人的，自己根本不用遵守。自己虐殺千百萬人統統無所謂，別人一點點雞毛蒜皮的無謂鳥事卻能宣揚得舉世皆知，宣揚得彷彿滔天巨惡。<text:span text:style-name="T3"> <text:line-break/><text:line-break/></text:span>比方說，如果劉曉波值得關注，那我跟你說，我能夠在西方社會舉出一萬、十萬甚至一百萬個<text:span text:style-name="T3"><text:s/>"</text:span>劉曉波<text:span text:style-name="T3">"</text:span>，而且每一個<text:span text:style-name="T3"><text:s/>"</text:span>劉曉波<text:span text:style-name="T3">" </text:span>所遭受的迫害與酷刑甚至刑求凌虐至死，全是紮紮實實的真正迫害，而非像大陸那個劉曉波之所謂迫害那般充滿修辭與虛構和扭曲事實。但是，這一萬、十萬甚至百萬個西方<text:span text:style-name="T3"><text:s/>"</text:span>劉曉波<text:span text:style-name="T3">" </text:span>的恐怖受害狀況，卻完完全全從主流媒體徹底消失。<text:span text:style-name="T3"> <text:line-break/><text:line-break/></text:span>我隨便舉個例，在台灣，就連一般不問世事每天負責掃地的歐巴桑都知道劉曉波，但請問有幾個人知道比方說<text:span text:style-name="T3"><text:s/>Abu Zubaydah</text:span>？這個人其實還是最有名的一個受害者，但有誰聽過嗎？恐怕少之又少。他出生於沙烏地阿拉伯的一個巴勒斯坦人家庭，莫名其妙被抓，關了<text:span text:style-name="T3">15</text:span>年，至今連個罪名都沒有，卻每天遭受連<text:span text:style-name="T3">CIA</text:span>其他同僚都不忍心目睹的殘酷刑求。<text:span text:style-name="T3"> <text:line-break/><text:line-break/></text:span>你還記得嗎？三年前，在各方壓力下，美國參議院裝模作樣進行所謂調查，被迫公布了一份<text:span text:style-name="T3">CIA</text:span>過去幾年來的各項刑求調查報告，手段之殘酷，令人瞠目結舌。比方說想要取得某種情報，就去亂抓一堆可能相關的人來，管他有罪沒罪，反正就是先刑求再說。除了刑求虐待當事人，而且還會把對方的小孩、太太、媽媽等等也都一併抓來，威脅要當場割斷對方小孩或媽媽的喉嚨，或是把對方太太脫光光，威脅當場輪姦等等。<text:span text:style-name="T3"> <text:line-break/><text:line-break/></text:span>為什麼我說這個駭人聽聞的美國參議院調查報告其實是裝模作樣呢？因為實際狀況遠遠比美國官方所公布的還要更殘酷更恐怖千百倍。美國人是根本不把外人當人看的。但是，人們知道這一切長達半個多世紀、罄竹難書、遠勝納粹、直逼侵華日軍之殘暴的恐怖血腥罪行嗎？當然不知道。就算知道了，人們會生氣嗎？當然也不會。<text:span text:style-name="T3"> <text:line-break/><text:line-break/></text:span>為什麼不會？因為人是這樣一種生物，具有很高的從眾性，當所謂<text:span text:style-name="T3"><text:s/>"</text:span>大家<text:span text:style-name="T3">" </text:span>都不生氣時，他也就不會單獨生氣。反之，當<text:span text:style-name="T3"><text:s/>"</text:span>大家<text:span text:style-name="T3">" </text:span>都被洗腦說應該對某個事情生氣，他馬上也會爭相恐後地表示<text:span text:style-name="T3"><text:s/>"</text:span>憤怒<text:span text:style-name="T3">"</text:span>，劉曉波的事就是一例，所謂反核，所謂太陽花，所謂反服貿、反貨貿、反<text:span text:style-name="T3">ECFA</text:span>、反黑箱、反課綱微調等等等等都是。人們本身並無明顯的道德能力，更不用說什麼發自個人內在良知的義憤了。也因此，只要誰掌握了主流媒體，基本上就能為所欲為。<text:span text:style-name="T3"> <text:line-break/><text:line-break/></text:span>康德墓誌銘提到兩個<text:span text:style-name="T3"><text:s/>"</text:span>亙古長存、令人敬畏<text:span text:style-name="T3">" </text:span>的東西，一是天上繁星，一是內在良知。繁星大家都看得見，但你我內在究竟有沒有個亙古長存的<text:span text:style-name="T3"><text:s/>"</text:span>良知<text:span text:style-name="T3">"</text:span>，恐怕是個問題。別小看這個看不見的東西，它也許相當程度上決定了人類社會的命運與發展狀況。</text:p>
      <text:p text:style-name="P1"><text:span text:style-name="T1">李麗虹</text:span><text:s/>  |  2017.08.11 20:42   |   <text:a xlink:type="simple" xlink:href="http://palinfo.habago.org/Entry?Command=Information_PrintForum&amp;iPage=136#FORUM36003"><text:span text:style-name="T2">#</text:span></text:a></text:p>
      <text:p text:style-name="P3">讀了這篇報導，感覺印度如果崛起，將是一場災難，其野心與缺乏病識感，很可能引發其對亞太地區國家的侵略與戰爭。<text:span text:style-name="T3"> <text:line-break/>-------------------------------------- <text:line-break/></text:span>環球網新媒體<text:span text:style-name="T3"><text:s/>2017-08-11 07:58 <text:line-break/><text:line-break/></text:span>「這就是印度的中國戰爭：第二回合」<text:span text:style-name="T3">——7</text:span>月中旬，英裔澳大利亞學者內維爾<text:span text:style-name="T3">·</text:span>馬克斯韋爾在香港媒體上撰文，就中印洞朗對峙發聲。現年<text:span text:style-name="T3">91</text:span>歲的馬克斯韋爾，是研究中印邊界問題的權威專家。<text:span text:style-name="T3">1959</text:span>年，他擔任英國《泰晤士報》駐南亞記者，常駐新德里。從<text:span text:style-name="T3">1962</text:span>年開始，他撰寫了大量有關中印邊境戰爭的報道。<text:span text:style-name="T3">1970</text:span>年，他出版《印度對華戰爭》一書，明確指出戰爭是印度挑起的。之後，他對中印關係進行跟蹤研究，發表了《中印邊界爭端的反思》等一系列研究成果。眼下，中印對峙仍在持續，環環（<text:span text:style-name="T3">ID</text:span>：<text:span text:style-name="T3">huanqiu-com</text:span>）近日專訪馬克斯韋爾，請他闡述對這場爭端的看法。<text:span text:style-name="T3"> <text:line-break/><text:line-break/></text:span>中印爭端為何週期性出現？<text:span text:style-name="T3"> <text:line-break/><text:line-break/></text:span>環球時報：中印兩國間漫長的邊界線，數十年來懸而未決，您認為中印兩國在劃界問題上態度有何不同？<text:span text:style-name="T3"> <text:line-break/><text:line-break/></text:span>馬克斯韋爾：印度堅持認為，它有權根據歷史、傳說和實際控制線來決定邊界走向。而中國有<text:span text:style-name="T3">14</text:span>個陸上鄰國，比印度多得多，從人民共和國建立初期，中國就主張在領土問題上與鄰國通過談判達成一致，這與印度的方式截然相反。印度的方式實際上就是從來不讓步，由它自己定義邊界，並強加給鄰國，而中國在此問題上要明智得多。結果就是，在<text:span text:style-name="T3">14</text:span>個陸上鄰國中，<text:span text:style-name="T3">12</text:span>個已經與中國解決了邊界問題，剩下的兩個就是印度和被它控制的不丹。為什麼會這樣？因為印度拒絕和中國進行實質性談判，始終堅持「我告訴你邊界該怎麼劃」，這種頑固立場導致中印不可能就邊界問題達成一致。<text:span text:style-name="T3"> <text:line-break/><text:line-break/></text:span>由於邊界問題懸而未決，中印之間的爭端幾乎是週期性出現，並往往導致局勢變得很嚴峻，就像這次這樣。<text:span text:style-name="T3"><text:line-break/><text:line-break/></text:span>環球時報：您說過面對中國，印度有「無辜受害者」心理，這是<text:span text:style-name="T3">1962</text:span>年以來很多印度人心中一直存在的陰影。這種陰影為何揮之不去？<text:span text:style-name="T3"> <text:line-break/><text:line-break/></text:span>馬克斯韋爾：印度的這種心理是戰爭失敗帶來的屈辱感導致的。印度帶著必勝的信念在<text:span text:style-name="T3">1962</text:span>年與中國開戰，但僅僅一個月就美夢破碎，招致顏面盡失的徹底失敗。這給印度政界帶來深深的傷痛，以致在印度的政治精英中演變為長期難以癒合的心靈創傷。這種傷痛又促使印度人渴望復仇，寄望於在與中國的第二次戰爭中獲得勝利。這種精神上的妄想已經成為印度政治中極為危險的因素，特別是在軍方。與中國有過作戰經歷的老一代印度軍人都明白當年是印度挑起了與中國的戰爭，但印度的新生代軍人對此一無所知，他們甚至寄望通過對華戰爭一雪前恥。<text:span text:style-name="T3"> <text:line-break/><text:line-break/></text:span>當年的戰爭結束後，很多印度人和我談起對那場戰爭的看法。尼赫魯政府告訴他們的人民，是中國對印度發動了突然、無端的侵略，印度被中國「從背後捅了刀子」。這種說法完全站不住腳，不過是尼赫魯用來掩飾失敗編造的借口。尼赫魯應該為戰爭負責，是他將印度推向了與另一個軍事上更強大國家的戰爭，結局必然是失敗，但他為了保住自己的政治地位又不肯承認這一點，只能通過謊言來隱瞞真相。所以，印度的政治精英都被欺騙了。<text:span text:style-name="T3"> <text:line-break/><text:line-break/></text:span>當年西方為何偏聽偏信？<text:span text:style-name="T3"> <text:line-break/><text:line-break/></text:span>環球時報：您的《印度對華戰爭》一書被視為研究中印邊界問題的權威之作。但西方主流社會的立場好像站在印度一邊，為什麼會這樣？您的書當時及之後受到很大質疑嗎？<text:span text:style-name="T3"> <text:line-break/><text:line-break/></text:span>馬克斯韋爾：在那個年代，尼赫魯和剛獨立的印度在西方受到普遍的高度尊重。而且，美國和許多西方國家並不承認新中國的合法地位，當時佔據聯合國合法席位的是台灣的國民黨政府。所以，當印度宣稱遭受中國侵略時，西方媒體都選擇相信印度。<text:span text:style-name="T3"> <text:line-break/><text:line-break/></text:span>我當年在報道中印邊境戰爭時的立場同樣是偏向印度的，我的書實質上是坦承了自己所犯的錯誤。當我意識到在報道中抨擊中國很可能有失偏頗後，我返回英國，在倫敦大學潛心研究中印邊界問題，研究結果證實我以往對中國有偏見。我的報道犯了嚴重錯誤，而我的書就是對錯誤的糾正。<text:span text:style-name="T3"> <text:line-break/><text:line-break/></text:span>我的書出版後，幾乎立刻就被西方世界所接受，西方國家如同醍醐灌頂一般，突然意識到它們被自己對尼赫魯政府的同情心和偏愛誤導了，印度在國際上樹立的所謂「受害者」形象開始坍塌。<text:span text:style-name="T3"> <text:line-break/></text:span>渴望戰勝中國復仇是一種妄想！澳專家勸印度政界好好治精神病<text:span text:style-name="T3"> <text:line-break/><text:line-break/>[</text:span>圖<text:span text:style-name="T3">] </text:span>馬克斯韋爾向記者展示當年周恩來總理在其著作上的留言。李鋒<text:span text:style-name="T3"><text:s/></text:span>攝<text:span text:style-name="T3"> <text:line-break/><text:line-break/></text:span>所以，周恩來總理對我的書給予高度評價，他還為我的書親筆寫了留言（「送給尊敬的內維爾<text:span text:style-name="T3">·</text:span>馬克斯韋爾先生<text:span text:style-name="T3"><text:s/></text:span>周恩來<text:span text:style-name="T3"><text:s/></text:span>一九七三年二月四日<text:span text:style-name="T3"><text:s/></text:span>於北京」<text:span text:style-name="T3">——</text:span>作者注）。這本書幾十年來我一直珍藏著，成為我珍貴的紀念。但這本書的出版也使我成為印度的敵人，有<text:span text:style-name="T3">8</text:span>年時間我被印度禁止入境。那些年如果我進入印度，一定會被逮捕入獄。<text:span text:style-name="T3"> <text:line-break/><text:line-break/>2014</text:span>年，我在互聯網上曝光了《亨德森<text:span text:style-name="T3">·</text:span>布魯克斯報告》（該報告<text:span text:style-name="T3">1963</text:span>年由中印戰爭時的印度陸軍中將亨德森<text:span text:style-name="T3">·</text:span>布魯克斯和時任印度軍事學院院長巴賈特准將聯合撰寫，分析了印度在<text:span text:style-name="T3">1962</text:span>年中印戰爭中失敗的主要原因：時任印度總理尼赫魯的「前進政策」、軍隊毫無準備和斷定中國不會開戰的戰略誤判<text:span text:style-name="T3">——</text:span>環環注），請不要問我是如何獲得這份報告的，今天印度政府依然未解密這份報告，但人們可以發現，報告內容已經成為我書中觀點的強有力佐證。<text:span text:style-name="T3"> <text:line-break/><text:line-break/></text:span>環球時報：中印邊界錫金段已由<text:span text:style-name="T3">1890</text:span>年《中英會議藏印條約》劃定。印度獨立後，印度政府多次以書面形式予以確認。但此次印軍越過錫金段邊界線，進入中國境內阻撓中方修路，並稱中方施工影響到其西裡古裡走廊的安全，您對此有何看法？<text:span text:style-name="T3"> <text:line-break/><text:line-break/></text:span>馬克斯韋爾：那段邊界已經在<text:span text:style-name="T3">1890</text:span>年劃定。這次是印度軍隊入侵中國領土，中國政府的激烈反應完全可以理解。西裡古裡走廊距離中方工地<text:span text:style-name="T3">100</text:span>多公里，印度的借口難以服眾。但我認為這場對峙迄今為止並非特別重大的事件，尚不至於引發中印兩個大國間的又一場戰爭，因為雙方都無意開戰。<text:span text:style-name="T3">1962</text:span>年以來，中印在邊境地區多有對峙事件發生，但幸運的是沒有爆發大規模衝突。<text:span text:style-name="T3"> <text:line-break/><text:line-break/></text:span>不丹會被吞併嗎？<text:span text:style-name="T3"> <text:line-break/><text:line-break/></text:span>環球時報：此次中印對峙，不丹被捲入，這是中印關係中的新因素嗎？<text:span text:style-name="T3"> <text:line-break/><text:line-break/></text:span>馬克斯韋爾：我認為不丹的被動捲入不構成此次對峙的主要因素。不丹因素只是形式上的，對現實影響不大。此次對峙的本質依然是中印之間的對抗，因為不丹是印度的傀儡，對印度只有唯命是從。不丹當然希望與中印同時保持友好關係，但它的外交和國防都被印度控制，印度在不丹有大量駐軍，不丹身不由己，以至於至今仍未和中國建交。不是它不想，而是印度不允許。<text:span text:style-name="T3"> <text:line-break/><text:line-break/></text:span>環球時報：印度對不丹的掌控在國際法上有依據嗎？<text:span text:style-name="T3"> <text:line-break/><text:line-break/></text:span>馬克斯韋爾：雖然沒有任何國際法依據，但印度已經將不丹完全掌控，成為不丹的宗主國。實際上，宗主國制度早已成為歷史，當今世界，一國要麼主權獨立，要麼淪為傀儡，很遺憾不丹成為後者。面對印度<text:span text:style-name="T3">1.5</text:span>萬人的駐軍，不丹沒有任何選擇，只能默認。由於不丹並沒有向聯合國提起對印度的控告，國際社會也無計可施。<text:span text:style-name="T3"> <text:line-break/><text:line-break/></text:span>環球時報：從錫金到不丹甚至尼泊爾，印度在南亞的「勢力範圍」非常明顯。不丹有可能步錫金後塵被吞併嗎？<text:span text:style-name="T3"> <text:line-break/><text:line-break/></text:span>馬克斯韋爾：巨大的體量、經濟上的壓倒性優勢、首屈一指的地區軍事實力，再加上諸多歷史因素，使得印度在南亞地區具備比中國在東南亞地區更大的影響力。但印度不會吞併不丹，因為不丹是聯合國會員國。從這個意義上講，在相當長的一段時間內不丹都是安全的。當今世界，吞併一個聯合國會員國而不被打上侵略者的標籤是很難的。所以，不丹名義上的獨立會維持下去。<text:span text:style-name="T3"> <text:line-break/><text:line-break/></text:span>對抗中國，印度底氣何來？<text:span text:style-name="T3"> <text:line-break/><text:line-break/></text:span>環球時報：很多分析認為，無論經濟還是軍事，印度不具備與中國抗衡的實力，但印度給人的印象卻是熱衷於和中國唱對台戲。印度的底氣來自哪裡？<text:span text:style-name="T3"> <text:line-break/><text:line-break/></text:span>馬克斯韋爾：我可以贊同這種觀點，但印度人肯定不這麼認為，他們對自己國家的實力非常驕傲。印度和中國本來可以成為好朋友，但悲劇的是，印度人被自己的政客誤導，錯把中國當成他們的敵人。<text:span text:style-name="T3"> <text:line-break/><text:line-break/></text:span>環球時報：此次中印對峙已持續近兩個月，您認為最終應該如何解決？<text:span text:style-name="T3"> <text:line-break/><text:line-break/></text:span>馬克斯韋爾：耐心和保持理智對解決這場危機來說至關重要。中方應向印度表明，中國政府對事件嚴重關切，但依然相信能夠理性解決。印度政府必須停止有可能使事態升級的進一步挑釁舉動，不要頭腦發熱，因為這很危險。<text:span text:style-name="T3"> <text:line-break/><text:line-break/></text:span>執筆：李鋒</text:p>
      <text:p text:style-name="P1"><text:span text:style-name="T1">陳真</text:span><text:s/>  |  2017.08.11 16:16   |   <text:a xlink:type="simple" xlink:href="http://palinfo.habago.org/Entry?Command=Information_PrintForum&amp;iPage=136#FORUM36002"><text:span text:style-name="T2">#</text:span></text:a></text:p>
      <text:p text:style-name="P2">首頁最近有幾篇新文章，還沒看的還不趕緊去看。</text:p>
      <text:p text:style-name="P5"/>
      <text:p text:style-name="P1"><text:span text:style-name="T1">陳真</text:span><text:s/>  |  2017.08.11 11:03   |   <text:a xlink:type="simple" xlink:href="http://palinfo.habago.org/Entry?Command=Information_PrintForum&amp;iPage=137#FORUM36001"><text:span text:style-name="T2">#</text:span></text:a></text:p>
      <text:p text:style-name="P2">這類所謂<text:span text:style-name="T3"><text:s/>"</text:span>正名<text:span text:style-name="T3">" </text:span>運動的把戲騙術，都已經不知道搞了幾十年，浪費了多少時間與金錢，到現在還在搞。世界局勢瞬息萬變，但是島內這些綠油油的政客人渣，坐享暴利與高薪之餘，卻什麼都不用做，只需要不定期在臉書或所謂立法院痛罵哪裏少寫了<text:span text:style-name="T3"><text:s/>"</text:span>台灣<text:span text:style-name="T3">" </text:span>二字，或哪裏出現個<text:span text:style-name="T3"><text:s/>"</text:span>中<text:span text:style-name="T3">" </text:span>字，或指控誰去大陸念書，不忠不義不愛台灣國，或是什麼通緝犯為何送往大陸受審，喪權辱國、賣台等等，要不就是到處正名，中華郵政不行，有個<text:span text:style-name="T3"><text:s/>"</text:span>中華<text:span text:style-name="T3">" </text:span>二字就是邪惡的符號，中油也不行，花了個幾十億改名為<text:span text:style-name="T3"><text:s/>"</text:span>台灣中油<text:span text:style-name="T3">"</text:span>，表示台灣要騎在中國頭上，整天就是搞這些低能把戲，騙取個人權位私利。<text:span text:style-name="T3"> <text:line-break/><text:line-break/></text:span>你如果開一家公司，找來一批綠油油的員工，領取嚇死人的鉅額高薪，卻什麼都不會做，就只會貪污，只會亂花錢圖利自己的親朋好友，只會到處給各單位改名字，只要有個<text:span text:style-name="T3"><text:s/>"</text:span>中<text:span text:style-name="T3">" </text:span>字就要改掉，誰敢反對，誰就是阻礙公司的進步，對公司不忠，倘若你真的是這個公司的主人，難道你真的會覺得這樣一種員工好棒，好愛公司？還是會把他掃地出門、移送法辦？<text:span text:style-name="T3"> <text:line-break/><text:line-break/></text:span>這些低能到爆的齷齪事，我們卻被迫得不斷去講它。為什麼？因為腦子進水的人實在太多了。除非聰明藥上市，否則在一個極端封閉的環境中，這樣的事就算千百年也不會消失。詐騙集團存在的前提要件之一就是他知道很多人就是這麼好騙。<text:span text:style-name="T3"> <text:line-break/><text:line-break/></text:span>這些人渣如果真的這麼在乎什麼正名，何不把萬惡的<text:span text:style-name="T3"><text:s/>"</text:span>中華<text:span text:style-name="T3">" </text:span>民國去掉，改成偉大的台灣國？人渣黨已經大權在握，再怎麼荒唐的事<text:span text:style-name="T3">(</text:span>例如一例一休，例如前瞻計劃，例如數十倍數百倍放寬農藥標準，大幅降低食安水平<text:span text:style-name="T3">)</text:span>都能順利以多數暴力迅速通過，若要宣布改國號，根本一點困難都沒有，但人渣們卻不會這麼做，因為他的重點是騙取私人利益，而不是真的想搞什麼台獨。若以為這些人是什麼台獨份子，那真的是對台灣政治很外行。台獨只是一個詐騙工具，是騙財奪權的手段，不是目的；過去不是，現在也不是，將來更不會是。<text:span text:style-name="T3"><text:line-break/><text:line-break/></text:span>重點是：台灣在這樣一個以美國為主導的長年詐騙洗腦中，早已破敗不堪，回天乏術。台灣想要再恢復生機，只有一個可能，那就是認清國際現實，兩岸儘早統一；充當美國軍政府的管轄領地<text:span text:style-name="T3">(</text:span>阿扁語<text:span text:style-name="T3">)</text:span>是不會有好下場的。<text:span text:style-name="T3"> <text:line-break/><text:line-break/></text:span>美國人連他自己的子民都不愛了，他會來愛護你台灣人？美國人只是想拿台灣來傷害中國大陸而已。而且，美國在世界上多行不義，到處侵略殺戮，台灣若成為它的勢力範圍，只會淪為美帝受害者的報復與攻擊目標，但是人渣黨卻千方百計想要讓台灣更進一步成為美軍基地。今天台灣如果真的成為美軍基地，勢必成為一座火藥庫，成為各方戰場，成為反美者例如朝鮮的首要攻擊目標。<text:span text:style-name="T3"> <text:line-break/><text:line-break/></text:span>這些道理如此顯而易見，但在這島上卻成為異端邪說，實在很可悲。<text:span text:style-name="T3"> <text:line-break/><text:line-break/></text:span>陳真<text:span text:style-name="T3">2017.08.11. <text:line-break/><text:line-break/>=================== <text:line-break/></text:span>世大運自介「中華台北」<text:span text:style-name="T3"><text:s/></text:span>黃國昌怒批荒謬<text:span text:style-name="T3"> <text:line-break/><text:line-break/></text:span>新頭殼<text:span text:style-name="T3">newtalk &amp;;#124; </text:span>周煊惠<text:span text:style-name="T3"><text:s/></text:span>台北市報導<text:span text:style-name="T3"> <text:line-break/><text:line-break/>2017.08.08 <text:line-break/><text:line-break/></text:span>由台北市政府主辦的世大運將於<text:span text:style-name="T3">19</text:span>日登場，主辦單位準備的英文版世大運手冊上線，卻被發現我們身為主場，手冊裡介紹台灣卻只能淪為「<text:span text:style-name="T3">Chinese Taipei</text:span>（中華台北）」，時代力量立委黃國昌和林昶佐皆在個人臉書分享世大運手冊並批評，黃國昌更直呼「荒謬」。對此，世大運發言人楊景棠表示，這是<text:span text:style-name="T3">1981</text:span>年的洛桑協議下的奧會模式。<text:span text:style-name="T3"> <text:line-break/><text:line-break/></text:span>黃國昌昨（<text:span text:style-name="T3">7</text:span>）日晚間在臉書分享英文版世大運手冊，指出文中竟將台灣稱呼為「<text:span text:style-name="T3">Chinese Taipei</text:span>」，直言「這麼荒謬的英文句子，竟然出現在即將登場的世大運的『媒體手冊』（<text:span text:style-name="T3">Media Guide</text:span>）。讓他感嘆道「原本，這是個將<text:span text:style-name="T3">Taiwan </text:span>行銷到全世界的絕佳機會，竟然要以如此委屈的方式介紹自己」、「以台灣之名走入國際社會，我們要更努力」</text:p>
      <text:p text:style-name="P1"><text:span text:style-name="T1">陳真</text:span><text:s/>  |  2017.08.11 01:02   |   <text:a xlink:type="simple" xlink:href="http://palinfo.habago.org/Entry?Command=Information_PrintForum&amp;iPage=137#FORUM36000"><text:span text:style-name="T2">#</text:span></text:a></text:p>
      <text:p text:style-name="P3">台灣的問題並非在於人民有任何一種主張或意向<text:span text:style-name="T3">(intention)</text:span>，而是在於他根本沒有主張沒有意向，更不用說什麼理性思辯與分析討論了。請問有誰在這島上聽過或看過任何有關統獨討論的嗎？當然沒有。<text:span text:style-name="T3"> <text:line-break/><text:line-break/></text:span>事實上，在時下的台灣，統獨根本不存在，存在的只是仇中反中，把大陸妖魔化，存在的是人民幾十年來不斷被灌輸大陸好壞，好爛，好髒，好醜，好低級，好可憐，好獨裁，而我們好棒，好優秀，好美，好乾淨，好文明，好民主，好自由，好幸福。<text:span text:style-name="T3"> <text:line-break/><text:line-break/></text:span>在台灣，台獨並非一種議題，一種主張，一種思索與分析，而是一切真理與道德的檢驗標準，就像一台體重計那樣，<text:span text:style-name="T3">"</text:span>體重計<text:span text:style-name="T3">" (</text:span>亦即磅秤<text:span text:style-name="T3">) </text:span>是拿來衡量一切物體的重量，但它本身的重量則無須衡量，因為它不但是真理，而且是一切真理與是非的衡量標準。只要是獨，一切均為善，反之則是邪惡妖魔；誰敢不獨，無所不在的綠衛兵就會想方設法去攻擊抹黑傷害他。在這島上，台獨就像一加一等於二那樣，根本不需要討論；沒有討論，只有顛撲不破的結論。<text:span text:style-name="T3"> <text:line-break/><text:line-break/></text:span>我認為，台灣最好的一個出路就是成為另一個香港，成為一種國際都市，全力發展經濟、學術與文化，保持中立，去軍事化，避開戰爭。但你要知道，<text:span text:style-name="T3">"</text:span>香港<text:span text:style-name="T3">" </text:span>一詞在台灣是負面的，拿來抹黑政治對手的。倘若有人膽敢說希望台灣成為另一個香港，他就會被說是<text:span text:style-name="T3"><text:s/>"</text:span>賣台<text:span text:style-name="T3">"</text:span>、<text:span text:style-name="T3">"</text:span>台奸<text:span text:style-name="T3">"</text:span>。<text:span text:style-name="T3"> <text:line-break/><text:line-break/></text:span>大陸的人所理解的台灣，往往相當不精準，只見表皮，不見骨子；往往把一種極其表淺的現象誤以為是一種深思熟慮的理性結果，其實不是。他的問題並不是在於他有著什麼主張或意向或立場，而是在於他根本沒有這些意味著某種理性思維與自主意識的東西。統治者與媒體教他幾句特定台詞，然後他就會像鸚鵡一樣不停地覆述。<text:span text:style-name="T3"> <text:line-break/><text:line-break/></text:span>你看，即便是像核能政策這樣一種具有高度理性內涵的議題，同樣也完全沒有任何討論，有的只是永無止盡的謠言，在人渣黨及其一票走狗神乎其技的操弄下，竟然也能操弄成一種根本無須討論的絕對真理與道德標準！誰膽敢不反核，誰就不是人，誰就是人民公敵。<text:span text:style-name="T3"> <text:line-break/><text:line-break/></text:span>當人渣黨奪權成功，偷偷又想啟用核電。可是，過去風起雲湧的所謂反核人士呢？竟然統統不見了。是他們改變了立場嗎？當然不是，而是這東西本來就不是一種立場，它只是一種政治操弄、打擊異己的手段和口號。既然本來就不是一種立場一種議題，所以自然也就沒有所謂改變立場的問題。哪天如果國民黨又執政了，我敢保證反核運動一定又會突然風起雲湧。<text:span text:style-name="T3"> <text:line-break/><text:line-break/></text:span>我要說的是：所謂真理越辯越明，但在人渣黨及其一票走狗的主導下，真理乃是由這群人渣來直接設定，然後濃縮成特定幾個口號，灌輸給人民，人民就會像鸚鵡一樣一直重覆講那幾句口號。這才是台灣的真實樣貌。這時候，你若以為你可以和鸚鵡討論或是和蛆對話，以為牠們有著某種立場與主張，那你就真的是太狀況外了。<text:span text:style-name="T3"> <text:line-break/><text:line-break/></text:span>前一陣子流行的口號就是<text:span text:style-name="T3"><text:s/>"</text:span>紀念劉曉波，討伐邪惡的中國<text:span text:style-name="T3">"</text:span>，連劉曉波三個字怎麼寫都不知道的護士，居然也同樣紀念個不停。每次講到這些，我就會想到智商，想到羅素的感嘆與無奈。聰明丸不知道何時才能發明出來？</text:p>
      <text:p text:style-name="P1"><text:span text:style-name="T1">天天</text:span><text:s/>  |  2017.08.10 20:21   |   <text:a xlink:type="simple" xlink:href="http://palinfo.habago.org/Entry?Command=Information_PrintForum&amp;iPage=137#FORUM35999"><text:span text:style-name="T2">#</text:span></text:a></text:p>
      <text:p text:style-name="P2">我覺得臺灣人應該認真思考統獨問題了。因為統一是不可避免的，與其刻意回避，不如直接面對，公開討論。<text:span text:style-name="T3"> <text:line-break/><text:line-break/></text:span>先說說為什麼臺灣獨立不可能。中美之間的矛盾是王道和霸道之爭，大陸並不追求霸權，是提倡國與國合作共贏、彼此尊重的（領土談判中對小國就沒有以大欺小，這與共產主義的理念是一致的，中共當年反對蘇聯，正是蘇聯以社會主義之名行帝國主義之實）。大陸一直避免與美國正面衝突，但美國的威逼之勢並未減退，現實中兩國之間是鬥而不破的關係。美國要維持全球霸權就不能容忍其他國家挑戰他的地位。臺灣一旦獨立，美國就可以直接介入臺灣，加上臺灣對美日如此諂媚，邀請美日駐軍也是大有可能的。大陸將直接面對美日的軍事威脅，想想古巴導彈危機，蘇聯部署到古巴的導彈讓美國直接面對蘇聯的軍事威脅，美國做出何種反應。可以預見的是，美國不會放棄他的霸權主張，圍堵中國的策略不會改變。臺灣獨立後，臺灣將成為美日圍堵大陸的前沿陣地。對美日來說，臺灣非其國土，其上非其國民，犧牲臺灣於其沒有損失，反而可以削弱對手，何樂而不為。大陸基於國家安全的考慮，不可能容忍臺灣獨立。<text:span text:style-name="T3"> <text:line-break/><text:line-break/></text:span>臺灣繼續保持這種不獨不統的局面是否可行呢？也是不行的，隨著大陸的崛起，海外利益日益增大，要保障海外利益必須要走出去，而臺灣問題始終是個定時炸彈，這會妨礙大陸走出去。所以大陸遲早要解決這個問題，而且不會拖得很久。維持現狀是美國提出來的，大陸從未認可，因為維持現狀就是維持分裂的局面，美日就會一直用臺灣問題牽制大陸。過去能維持現狀是因為大陸沒有走出去的需要，兩岸力量並不懸殊，統一既不迫切也無足夠的實力。臺灣寄希望於美國的威懾阻止大陸動武是可笑的，臺灣自己尚且不願為此一戰，美國為什麼會維護臺灣利益作犧牲呢？美國民眾會支持為維護臺灣利益捲入大陸的統一之戰？美國會干預，但不會直接捲入；會造成大陸損失，但無法阻止這一進程。<text:span text:style-name="T3"> <text:line-break/><text:line-break/></text:span>現狀亦不可持續，臺灣為什麼不認真思考如何統一呢？認真思考該選擇何種方式。香港模式應該說對臺灣是最有利的，對大陸來說，雖不滿意亦可接受。臺灣放棄外交和國防，原有生活方式不變，實現平穩過渡。經濟上融入大陸，可以確保經濟的持續增長，持續改善民眾生活。如果臺灣一直抗拒統一，那武統對大陸來說，就成了唯一選項，雙方代價都很大，對大陸這種體量來說，損失是可以承受的，對臺灣則是不能承受之重。<text:span text:style-name="T3"> <text:line-break/><text:line-break/></text:span>既然統一不可避免，就應主動去瞭解大陸，瞭解大陸的政治體制，尤其是去瞭解中國共產黨，瞭解真正的共產黨人，早做打算。共產主義並非洪水猛獸，不要再對中共妖魔化，坐等中共崩潰，自欺欺人。中共從一個小小的政黨到一個全國性大黨，從走議會道路到武裝鬥爭，從不為人知的地下黨到大眾擁擠的執政黨，自然有他的先進之處。即便將中共當敵人，也要知己知彼吧，試著去瞭解自己的敵人總還是必要的。<text:span text:style-name="T3"> <text:line-break/><text:line-break/></text:span>中共雖然犯過不少錯誤，但能不斷檢討、不斷糾錯、不斷改進；中共經歷的危機不是一次兩次，最終能成功並不是偶然的。就以最近的一次危機來說，八十年代應該是最危險的。八十年代開放之初，面對與發達國家經濟和社會發展上的巨大差距，不用說普通民眾，就是中央高層，受到的心理衝擊都是空前的。貶低自己的制度和文化、崇洋之風盛行、全盤西化的呼聲甚高、許多國人想法逃離中國。當時的經濟危機並不是內部發展的危機，而是與發達國家的對比後的衝擊帶來的危機，經濟危機是相對落後的危機，這場經濟危機導致的是政治危機，並且直接誘發了一場動亂。蘇聯和東歐共產黨在這場危機中崩潰了，看似政治危機，實則是經濟危機引發的。因為經濟發展不好，民眾自然會質疑體制。中共能倖免，就是早於這些國家進行了改革、調整了政策、將經濟發展調整到優先的位置；同時有一大批堅持信仰的共產黨人存在。雖然大陸管制放開，民眾自由擴大，各類矛盾浮出水面，但整個八十年代，經濟仍保持較快增長，民眾生活也在不斷改善，因此運動並沒有得到民眾的廣泛支持，支持者主要是有著理想主義的大學生群體。<text:span text:style-name="T3"> <text:line-break/><text:line-break/></text:span>中共頂著漫駡，堅定的繼續改革，通過經濟發展、提升執政水準來化解危機。八十年代這樣大的危機尚能化解，何況如今經濟仍保持較快增長，民生得到極大改善，自由得到更好的保障，貪腐問題較二十年前是得到極大遏制，政府的辦事效率和服務水準也在提高。現在中共更有信心解決臺灣問題。大陸並不是西方媒體宣傳的那種民不聊生、民眾毫無自由、官民嚴重對立的社會。事實上民眾對中共的信心在恢復，對政府的滿意度在上升，對未來保持樂觀的。中共的體制並不疆化，既能堅持原則，也能保持政策的靈活性；能容忍批評，只是不容忍顛覆性的革命。中共今後面臨的最大危機只會是自身建設出的問題，正如習近平提醒的要<text:span text:style-name="T3">“</text:span>不忘初心<text:span text:style-name="T3">”</text:span>。若其黨員放棄信仰，生活上腐化墮落，就會墮落成官僚利益集團而被人民拋棄。<text:span text:style-name="T3"> <text:line-break/><text:line-break/></text:span>最抗拒統一應該是自私的政客，民眾抗拒大多也是政客刻意操弄的結果。統一對普通民眾來說，不會失去什麼，可能還會得到更多。民眾只會失去那虛無縹緲的尊嚴，統一之後大陸不會像臺灣這樣以高等人的眼光看對方。再說如今臺灣在美日面前何嘗有尊嚴可言？<text:span text:style-name="T3"> </text:span></text:p>
      <text:p text:style-name="P1"><text:span text:style-name="T1">陳真</text:span><text:s/>  |  2017.08.10 17:41   |   <text:a xlink:type="simple" xlink:href="http://palinfo.habago.org/Entry?Command=Information_PrintForum&amp;iPage=137#FORUM35998"><text:span text:style-name="T2">#</text:span></text:a></text:p>
      <text:p text:style-name="P3">涓，<text:span text:style-name="T3"> <text:line-break/><text:line-break/></text:span>許多時候，有些連結網址會失效，所以如果覺得有必要留下文字的，我通常就會直接貼出，以免日後別人不知道文章所回應的是什麼樣的一種狀況。<text:span text:style-name="T3"> <text:line-break/><text:line-break/></text:span>另外，我對中印對峙及朝美問題並不樂觀。我不是說一定會有戰事，而是說，一旦戰事發生，後果演變將難以預料。<text:span text:style-name="T3"> <text:line-break/><text:line-break/></text:span>中國長年以來力求避戰，不啟戰端，但是美日印澳等等這些國家卻又是另一種截然不同的侵略思維。特別是美國和日本，更是如此。有時我很悲觀地認為，是不是一定得再來個第三次世界大戰，千萬生靈塗炭之後，各自才能各安其位，該當老大的當老大，該當老二的當老二？<text:span text:style-name="T3"> <text:line-break/><text:line-break/></text:span>我自認知英知美也知日。特別是日本，長年以來，我自認對之頗有一番了解。我很早就發現，你很難跟日本人建立友誼<text:span text:style-name="T3">(</text:span>當然我不是說每一個<text:span text:style-name="T3">)</text:span>，因為日本人就跟印度人或台灣人一樣，即便是在個人與個人之間的交往層次上，依然始終有個有關族群或階級的位階心態，強弱分明。<text:span text:style-name="T3"> <text:line-break/><text:line-break/></text:span>眾所皆知，印度人貴賤分明，對於弱者，歧視心重。台灣人、日本人也一樣。台灣人哈日哈美哈歐，但是日本人卻只哈歐美洋人，對於同為亞洲人則是根本不屑一顧；特別是對於華人<text:span text:style-name="T3">(</text:span>包括大陸人與台灣人<text:span text:style-name="T3">)</text:span>，更是不屑。你別看他鞠躬鞠成九十度，他心裏基本上是很瞧不起你的。<text:span text:style-name="T3"> <text:line-break/><text:line-break/></text:span>日本人相信力量，強者為王，弱者為奴；他始終相信，打敗他的是美國，而不是中國。日本人是完全相信自己比中國人強大且優越的。日本人相信<text:span text:style-name="T3"><text:s/>"</text:span>強者無是非<text:span text:style-name="T3">"</text:span>，只要是強者，他想要幹啥都行，都是被允許甚至應該被鼓勵的，在這樣一種強者為王的根深蒂固心態下，他絕不會認為侵華屠殺姦淫或拿中國人來做生化武器的人體實驗有什麼不對，要讓他認錯的唯一方法就是靠你自己的力量把他打到趴，打到爆，他才會相信誰才是強者，他才會甘願做為一種臣服角色。沒有這樣一場血腥較量，估計各種挑釁、造亂永遠會層出不窮。<text:span text:style-name="T3"> <text:line-break/><text:line-break/></text:span>我不是宣揚戰爭，而是對於戰爭的爆發十分悲觀。我估計在自己有生之年，恐怕會看到核戰，因為傳統武力已經不可能分出勝負。正如愛因斯坦所說：「我不知道第三次世界大戰將會用哪些武器，但我知道第四次世界大戰中人們肯定用的是木棍和石塊。」<text:span text:style-name="T3"> <text:line-break/><text:line-break/></text:span>我也不認為兩個大國間，比方說中印，一旦開啟戰事，將會只是一場無關痛癢的小摩擦。我並非說它必然會導向大規模戰爭，而是說，大國之間，即便只是一個所謂小事件，往往也會帶來一連串的重大後果與影響，說不定因此而更加速走向一條世界全面戰爭的道路。<text:span text:style-name="T3"> <text:line-break/><text:line-break/></text:span>這兩天，朝美之間比賽講狠話，兩邊罵來罵去，看不清到底是在演哪一齣。川普和金正恩似乎都是屬於那種難以預測類型，倘若明天一早醒來，發現戰爭爆發，我也不會感到驚訝。台灣做為美軍的殖民地，理應力求安全與中立，但人渣黨那位蔡啥咪卻沒事找事做，硬是要把大家拖下水，大張旗鼓表態與北韓為敵。<text:span text:style-name="T3"> <text:line-break/><text:line-break/></text:span>台灣是哪根蔥？講這類鳥話的目的當然還是為了騙選票，要讓大家知道：<text:span text:style-name="T3"> <text:line-break/><text:line-break/>"</text:span>你看！我們人渣黨很行哦！我們參與國際事務哦，全世界都敬佩我們哦，我們和美國一起維護民主自由與世界和平哦。<text:span text:style-name="T3">" <text:line-break/><text:line-break/></text:span>一個有點良心的黨或政治人物，絕不會在一種完全不干咱們的事的情形下，卻反而還故意要跳火坑，故意要引來危險，就只為了自己的一點私利與政治利益。今天要不是台灣背後有大陸，要是台灣是美國領土，朝鮮第一個就先把台灣打爆。<text:span text:style-name="T3"> <text:line-break/><text:line-break/></text:span>台灣人自己的安全與利益，自己就應該想清楚，而不是一味任由一群貪婪無恥的政客人渣把台灣當成籌碼來操弄，謀求其個人利益。六十多歲以下的都不曾經歷戰爭，我們這一代人也許把戰爭看得很輕鬆甚至很有趣，哪天當它真的來了，恐怕後悔莫及。<text:span text:style-name="T3"> <text:line-break/><text:line-break/></text:span>你看兩年前因為官商勾結人謀不臧，台南大地震倒了一棟樓，前後折騰了多久？！只不過才一棟樓就這樣，要是今天不是倒一棟，而是倒一千棟或一萬棟呢，你撐得住嗎？這就是你要的結果嗎？</text:p>
      <text:p text:style-name="P1"><text:span text:style-name="T1">涓</text:span><text:s/>  |  2017.08.10 15:19   |   <text:a xlink:type="simple" xlink:href="http://palinfo.habago.org/Entry?Command=Information_PrintForum&amp;iPage=137#FORUM35997"><text:span text:style-name="T2">#</text:span></text:a></text:p>
      <text:p text:style-name="P2">陳醫師：<text:span text:style-name="T3"> <text:line-break/><text:line-break/></text:span>謝謝你替我貼內文。<text:span text:style-name="T3">(</text:span>有點過於氣憤忘了貼<text:span text:style-name="T3">) <text:line-break/><text:line-break/></text:span>我常被大陸朋友問對於兩岸關係的看法，以及我的立場。<text:span text:style-name="T3"> <text:line-break/><text:line-break/></text:span>說真心，我希望統一。<text:span text:style-name="T3"> <text:line-break/></text:span>如果是年輕時，那時看的不多腦子也不太好使<text:span text:style-name="T3">(</text:span>毆<text:span text:style-name="T3">XD) <text:line-break/></text:span>還相信著<text:span text:style-name="T3"><text:s/></text:span>「臺灣民主很可貴」那套<text:span text:style-name="T3"> <text:line-break/><text:line-break/></text:span>是不希望被統一的。<text:span text:style-name="T3"> <text:line-break/><text:line-break/></text:span>但當你成長了，有了經濟壓力，見的世面多了<text:span text:style-name="T3"> <text:line-break/></text:span>你的想法就會改變。<text:span text:style-name="T3"> <text:line-break/><text:line-break/></text:span>跟大陸人愈交流，就愈覺得自己不足。<text:span text:style-name="T3"> <text:line-break/></text:span>每回跟他們聊完天，好像上了一堂課<text:span text:style-name="T3">…</text:span>還是沒有事先預習準備的那種<text:span text:style-name="T3">= = <text:line-break/><text:line-break/></text:span>當然，也有可能我很幸運遇上的都是佼佼者<text:span text:style-name="T3"> <text:line-break/></text:span>但與他們交流我總能得到一些新的啟發，學到不同的觀點。<text:span text:style-name="T3"> <text:line-break/><text:line-break/></text:span>生活在現在如此烏煙瘴氣的臺灣，我真的很啊雜<text:span text:style-name="T3"> <text:line-break/></text:span>身邊的人就如陳醫師而言，不是追求小確幸就是得過且過。<text:span text:style-name="T3">(</text:span>其實也沒什麼不好，但太多人是人云亦云，不會動腦<text:span text:style-name="T3">) <text:line-break/><text:line-break/></text:span>至於這位呂某人，我的<text:span text:style-name="T3">FB</text:span>一天到晚出現朋友轉貼他的所謂「心靈雞湯文」<text:span text:style-name="T3"> <text:line-break/></text:span>搞到我後來直接屏蔽，太矯情噁心了<text:span text:style-name="T3"> <text:line-break/><text:line-break/></text:span>但我的朋友們很信奉這位呂某人的話<text:span text:style-name="T3">… <text:line-break/>(</text:span>有時很想不透，這種貨色說的話怎麼我朋友們就這麼信呢？<text:span text:style-name="T3">)</text:span></text:p>
      <text:p text:style-name="P1"><text:span text:style-name="T1">陳真</text:span><text:s/>  |  2017.08.10 13:59   |   <text:a xlink:type="simple" xlink:href="http://palinfo.habago.org/Entry?Command=Information_PrintForum&amp;iPage=137#FORUM35996"><text:span text:style-name="T2">#</text:span></text:a></text:p>
      <text:p text:style-name="P3">糾錯：林正義是個民俗專家，專研風水、八卦、易經、紫微斗數等等。他並沒有當過立委。<text:span text:style-name="T3"> <text:line-break/><text:line-break/></text:span>另外，台灣統治者，從過去蔣家時代的藍，到現在的綠都一樣，都是依靠謊言、造謠以及愚化等手段。特別是綠營更厲害，非常擅於造勢、取悅及娛樂大眾，宣揚聲色外貌及一切狗皮倒灶等細碎人事物，藉以愚化大眾。<text:span text:style-name="T3"> <text:line-break/><text:line-break/></text:span>而且，更厲害的是，人民被愚化得很快樂，很幸福，很自豪，以為這就是民主自由；使人民從根本上失去一切反抗與思索能力。<text:span text:style-name="T3">"</text:span>理<text:span text:style-name="T3">" </text:span>字在台灣是完完全全行不通的，<text:span text:style-name="T3">"</text:span>聲勢<text:span text:style-name="T3">"</text:span>、潮流<text:span text:style-name="T3">"</text:span>或<text:span text:style-name="T3">"</text:span>流行<text:span text:style-name="T3">"</text:span>之類的東西，才是真理的同義詞。蛆，事實上就有這樣一種群聚性，循著某種<text:span text:style-name="T3"><text:s/>"</text:span>聲勢<text:span text:style-name="T3">" </text:span>或<text:span text:style-name="T3"><text:s/>"</text:span>顏色<text:span text:style-name="T3">" </text:span>來辨識真理方向。一切大大小小的選舉，基本上就是玩這一套造勢遊戲，跟理性思維絲毫扯不上一點關係。<text:span text:style-name="T3"> <text:line-break/><text:line-break/></text:span>台灣的極端封閉性與空洞荒謬，島外的人恐怕很難體會。我在醫界或學界或所謂文化界中，對此體會特別深。一個社會，居然能夠把人普遍洗腦成這副無腦德性，實在難以置信。</text:p>
      <text:p text:style-name="P1"><text:span text:style-name="T1">天峰</text:span><text:s/>  |  2017.08.10 13:29   |   <text:a xlink:type="simple" xlink:href="http://palinfo.habago.org/Entry?Command=Information_PrintForum&amp;iPage=137#FORUM35995"><text:span text:style-name="T2">#</text:span></text:a></text:p>
      <text:p text:style-name="P2">最近中印邊境對峙的話題很有趣，中國官方表態很多，民間不熱，印度官方表態很少，民間很熱。大體上，中國人都不認為印度是個對手，所以比較無感。如果是美日跑進來，別說一百米，就是挨著邊境，肯定都群情汹涌了。<text:span text:style-name="T3"> <text:line-break/><text:line-break/></text:span>大陸的網民也基本抱著吃瓜看戲的態度，有點調侃的意思，到底打不打啊？什麼時候讓我們見證一下傳說中的<text:span text:style-name="T3">“</text:span>勿謂言之不預<text:span text:style-name="T3">”</text:span>啊！<text:span text:style-name="T3"> <text:line-break/><text:line-break/></text:span>這裏不得不提一下台灣的媒體，极具娱乐性，有時我想，台灣哪裏需要製作什麼電視劇集，每天的一個個政論節目就是一出出搞笑異常的肥皂劇啊。<text:span text:style-name="T3"> <text:line-break/><text:line-break/></text:span>前兩天我去大學城看讀書的侄子，他是個<text:span text:style-name="T3">YouTuber</text:span>，每天都泡在<text:span text:style-name="T3">YouTube</text:span>上。吃飯時他直接給我看了一段新聞深喉嚨，這節目的套路很有意思。一位姓賴的教授站在中國立場忠告印度，鄭麗文站在印度立場忠告中國。尤其鄭麗文渲染氣氛的能力讓我又笑了出來（抱歉我好像在巴勒網第二次提到她，我真不是她的托，也對她沒意見，只是因為我能記住台灣名嘴的名字實在很少）<text:span text:style-name="T3"> <text:line-break/><text:line-break/></text:span>她說她從高层人士那裏得到了權威消息，印度是求戰的，忠告中國不要誤判，不要掉到印度的陷阱，葬送和平崛起和一帶一路。<text:span text:style-name="T3"> <text:line-break/><text:line-break/></text:span>看著她從臉色凝重言辞凿凿到眉飛色舞誇誇而談，我突然閃過的念頭不是她說的內容如何，而是，台灣人好累。每一天所言所行是否出於真心？還是純粹為了別人的觀感？又或是為了某個想法目的塑造一個自己都不知為何的形象？<text:span text:style-name="T3"> <text:line-break/><text:line-break/></text:span>回到中印邊境對峙，我的看法就比較膚淺了，沒那麽驚悚。打是打不起來的，印度挑了事，滿足了國內的民族情緒，滿足了軍工買辦和政客加速購買武器獲得回扣的利益，僅此而已。畢竟進來一百多米，真能阻止中國修路嗎？還是說中國的路已經修到距離邊境已經一百多米了，擋不了就出來撈點利益？<text:span text:style-name="T3"> <text:line-break/><text:line-break/></text:span>大家叫印度阿三，可阿三並不傻，一切也都是算計，效果要剛剛好才能獲利。真的求戰就不是這麽玩的了。出口轉內銷的把戲，台灣人應該比大陸人要熟悉。<text:span text:style-name="T3"> <text:line-break/><text:line-break/></text:span>中國一直沒清場，也並不是為了什麼和平崛起忍辱負重，而是充分表明立場的同時，順勢把更多戰爭資源拉到了邊境，這种調動要在平時，肯定被印度抗議國際輿論炒作，可現在就剛剛好了。更何況，這些資源上去了，就不下來了，日後用處大的很。反正大家都按劇本來，你玩你的我玩我的。萬一哪天印度想不開，真要辯論一下，那就只能說，真理在大炮射程之內了。<text:span text:style-name="T3"> <text:line-break/><text:line-break/></text:span>總之，中共在處理主權和戰爭的問題上，老百姓是放心的。畢竟<text:span text:style-name="T3">1949</text:span>年以來，中國人有犧牲但沒有屈辱，中國人現在高漲的是愛國主義而不是民族主義。這也是最近《戰狼<text:span text:style-name="T3">2</text:span>》創出票房記錄的原因。<text:span text:style-name="T3"> <text:line-break/><text:line-break/></text:span></text:p>
      <text:p text:style-name="P1"><text:span text:style-name="T1">天天</text:span><text:s/>  |  2017.08.10 13:29   |   <text:a xlink:type="simple" xlink:href="http://palinfo.habago.org/Entry?Command=Information_PrintForum&amp;iPage=137#FORUM35994"><text:span text:style-name="T2">#</text:span></text:a></text:p>
      <text:p text:style-name="P3">我出於瞭解臺灣的目的關注這個論壇有幾年了，算是臺灣有理性思考的地方。對臺灣的幾個現象難以理解。<text:span text:style-name="T3"><text:line-break/><text:line-break/></text:span>一是政治娛樂化。政府出臺一個政策會影響千百萬人的切身利益，因此政府公務人員尤其是政務人員的選拔應該是慎之又慎的事情。執政者不僅要求有高的職業素養，對道德的要求應該高於一般職業。<text:span text:style-name="T3"> <text:line-break/><text:line-break/></text:span>但我看到以選舉為目標的政務人員選拔，並不關注這些。競選對手不是在這些方面競爭，而是在如何抹黑對手；不是比誰更有能力，而是在比爛。將商業競爭中都不恥的手段用於選舉，只是讓民眾在選舉的狂歡中產生當家作主的幻覺。<text:span text:style-name="T3"> <text:line-break/><text:line-break/></text:span>政治是嚴肅的事情，立法委員不是在理性的討論議題，而是如潑婦駡街一樣胡攪蠻纏。立法會應該是理性議事的場所，不是菜市場。對於這一亂象，臺灣民眾好像比較自豪，認為這很好地體現了民主。<text:span text:style-name="T3"> <text:line-break/><text:line-break/></text:span>二是陶醉於自己的<text:span text:style-name="T3">“</text:span>民主體制<text:span text:style-name="T3">”</text:span>。經過西方幾十年的宣揚，民眾將直接投票<text:span text:style-name="T3">“</text:span>選擇<text:span text:style-name="T3">”</text:span>政務人員當作成為民主的標杆，而忽視了民主真正的目的。我用選擇而不是選舉，是因為現在所謂的選舉只是讓你選擇，並沒有舉這個過程。<text:span text:style-name="T3"> <text:line-break/><text:line-break/></text:span>如果大家認為政務人員不重要，那為什麼將選舉宣揚得這麼神聖呢；如果認為政務人員重要，那為什麼如此不慎重呢？政務人員與大法官應該都很重要吧，為什麼大法官要有從業經驗、道德要求，而政務人員不作這樣的要求呢？<text:span text:style-name="T3"> <text:line-break/><text:line-break/></text:span>政客當選後可以完全不受民眾約束，這何以體現了民主？<text:span text:style-name="T3"> <text:line-break/><text:line-break/></text:span>民眾最關心難道不是經濟，民生的改善難道不是頭等大事？臺灣二十年只是在吃小蔣時期積累下來的老本，這二十年不曾見過有新的品牌崛起，原來占優的品牌也在衰落。代工積累的資本沒有催生出新的產業，只是擴大了規模。臺灣二十年可有新的產業或新的企業成長起來？政客不安心搞經濟、謀發展，成天在喊空洞的口號、到處作秀，沒有一點危機感。<text:span text:style-name="T3">“</text:span>民主萬能<text:span text:style-name="T3">”</text:span>是認為有了民主制度什麼問題都能自動解決？<text:span text:style-name="T3"> <text:line-break/><text:line-break/></text:span>三十年前臺灣驕傲於自己的經濟成長，現在可供驕傲的還有什麼，難道只剩下<text:span text:style-name="T3">“</text:span>民主體制<text:span text:style-name="T3">”</text:span>？<text:span text:style-name="T3"> <text:line-break/><text:line-break/></text:span>三是政客為選舉不擇手段，製造族群對立，煽動仇恨大陸。族群和睦是社會穩定的基礎，人為製造族群的對立，撕裂社會意欲何為？大陸作為大國，臺灣即使想獨立難道不應與鄰國搞好關係？煽動民眾為大陸的仇恨，即便獨立後果什麼？將臺灣所有的不如意都歸因於大陸打壓，就能解決問題？大陸統一臺灣是不可避免的事，大陸在最弱的弱的時任都沒放棄，何況力量不斷增長的今天。既然如此，為何不認真對待？回避這個問題，問題就不存在了？臺灣希望大陸自己崩潰而主動放棄臺灣就更幼稚了，大陸要真崩潰，武統臺灣恐怕馬上就會到來；臺灣目前能偏安一隅恰得益於大陸的穩定。<text:span text:style-name="T3"> <text:line-break/><text:line-break/></text:span>四是年輕人的弱智化。我看臺灣大學生連服貿內容是什麼都沒搞清楚，就在反對；對大陸宣導的一帶一路不去瞭解，就喊出<text:span text:style-name="T3">“</text:span>一帶一路，送你上路<text:span text:style-name="T3">”</text:span>。大陸重新崛起可能是改變世界格局，重塑世界秩序的大事件，臺灣的青年學子不主動去瞭解，言必稱美日，忽視大陸的存在，這種格局和眼光何以擔當建設臺灣的重任？強調尊嚴，卻如此媚日；強調平等，卻種族傾向嚴重；強調博愛，卻對大陸災難毫無同情心。<text:span text:style-name="T3"> <text:line-break/><text:line-break/></text:span>五是造神運動不止、迷信之風盛行。我偶然看到三立的一個節目，一群自稱跳三太子、跳濟公的嘉賓，在講述自己捉鬼的經歷，講述自己如何通過作法替企業消災，讓老闆賺到大錢。最讓我吃驚的是，其一個好像叫林正義的，竟然當過立委。一個公開宣揚迷信的騙子竟然可以當立法委員，可見其信徒應該很多的。當然有人會將迷信當作是宗教。對於宗教和迷信的區別，我個人的看法是，兩者本質上是一樣的。<text:span text:style-name="T3"> <text:line-break/><text:line-break/></text:span>宗教早期就是迷信，發展到現在，其進步在於，傳教者不再宣稱自己有超自然的本領，不再宣揚自己有教化他人的能力，而是將自己與普通人看作平等的個體，共同信奉虛擬的神。也就說傳教都將自己置於普通信眾平等的地位，不會強調自己高人一等，不會要求信徒膜拜自己。迷信則不同，傳教者將自己置於神的位置，或者可以通神的位置，讓信徒膜拜自己。所以從這點來說，藏傳佛教還比較原始，離宗教更遠與迷信更近。<text:span text:style-name="T3"><text:line-break/><text:line-break/></text:span>迷信之風盛行，信徒何以學會思考？大陸是吃過人為造神的虧的，臺灣如今還在造神。</text:p>
      <text:p text:style-name="P1"><text:span text:style-name="T1">陳真</text:span><text:s/>  |  2017.08.10 13:28   |   <text:a xlink:type="simple" xlink:href="http://palinfo.habago.org/Entry?Command=Information_PrintForum&amp;iPage=137#FORUM35993"><text:span text:style-name="T2">#</text:span></text:a></text:p>
      <text:p text:style-name="P2"><text:span text:style-name="T3">(</text:span>續<text:span text:style-name="T3">) <text:line-break/><text:line-break/></text:span>周星馳的<text:span text:style-name="T3"><text:s/>"</text:span>逃學威龍<text:span text:style-name="T3">" </text:span>裏有個爆笑警官，他身上有隻槍叫做<text:span text:style-name="T3"><text:s/>"</text:span>善良之槍<text:span text:style-name="T3">"</text:span>。這槍真的很善良，幾十年來還不曾開火，要不就是可能永遠打不準，因為它不忍心傷人。我小時候曾養了一條小惡犬，名叫瑪莉，才幾個月大，但我只要發出類似噴射機咻咻咻的聲音，然後指著某個人，這小狗馬上就會像噴射機似的衝過去咬對方的鞋跟。<text:span text:style-name="T3"> <text:line-break/><text:line-break/></text:span>當然，所謂善惡，此時全屬玩笑。為什麼呢，因為善良之槍也好，邪惡瑪莉也罷，所作所為，非關善惡，因為他們並無善惡意圖。小瑪莉之所為，也許勉強還說得上是保護主人的義舉，至於善良之槍呢，它根本不知道自己在做什麼。<text:span text:style-name="T3"> <text:line-break/><text:line-break/></text:span>蛆的道德能力，差不多也就等於善良之槍。道德是需要一種認知能力的，為善需要，為惡當然也需要，腦子進水是沒法為惡的。當然，若單純就結果或現象本身來看，惡事就是惡事。但是，如果就行為能力來看，即便他把某個人的頭砍掉，都很難說他是在做壞事，因為他根本不知道自己在做什麼，就像一把槍那樣，無善無惡，它只是一種工具而不具自主意識。<text:span text:style-name="T3"> <text:line-break/><text:line-break/></text:span>幾十年來，在鋪天蓋地的仇中教育下，台灣培養出無數的<text:span text:style-name="T3"><text:s/>"</text:span>人工獨<text:span text:style-name="T3">"</text:span>，極端仇視大陸同胞，放眼周遭，少有例外。任何只要對大陸有害之事，都能引發他們的性高潮。即便是一種天災人禍的痛苦悲劇，包括歷史上慘痛的日軍侵華姦殺擄掠等，全都能讓這群人工培養出來的綠蛆感到異常興奮。<text:span text:style-name="T3"> <text:line-break/><text:line-break/></text:span>我要說的是，台灣無腦的、綠油油的、仇中的年輕一代，和國外一些極端勢力截然不同。那些極端勢力往往真心信仰某種理念，因此仇恨異己，並且願意付出各種慘痛代價包括犧牲自己的生命去消滅他心目中的惡人，以成就他心目中的<text:span text:style-name="T3"><text:s/>"</text:span>善<text:span text:style-name="T3">"</text:span>。例如納粹和希特勒，例如印度總理莫迪及其所屬的血腥殘暴政治勢力，就是這樣一種極端勢力，不擇手段，以消滅異己或異教徒為己任。他不是真的想做壞事，而是他心目中的善惡和我們長得不一樣；他以為自己是在從事偉大良善事業，不惜為此犧牲生命。<text:span text:style-name="T3"> <text:line-break/><text:line-break/></text:span>但是，綠蛆並非這樣一種善惡屬性，你怎麼可能賦予蛆一種<text:span text:style-name="T3"><text:s/>"</text:span>道德主體<text:span text:style-name="T3">" (moral agent) </text:span>的地位？他其實就跟一把槍一樣，無所謂善惡，而只是一種為惡的工具。內地的人往往不清楚這一點，以為台灣真是個什麼仇恨熾烈、陽剛好鬥的地方，其實不是；台灣人很窩囊的，講好聽就是很膽小，只要落單，通常連屁都不敢放一個。這樣一群綠蛆的道德能力，差不多就介於善良之槍和邪惡小瑪莉之間，比槍好一點，但仍遠遠不如忠心耿耿護衛主人的小瑪莉。<text:span text:style-name="T3"> <text:line-break/><text:line-break/></text:span>台灣人新一代長年被洗腦，人渣黨及其一票走狗教他們要仇恨大陸人，於是聞聲起舞，只要大陸有死人或發生天災人禍，一大群蛆就會很興奮。蛆很少單一一隻獨立行動，往往就是沒頭沒腦地一大群蠕蠕而動，表面上很嚇人，但其實也就只是嚇人而已，從各種耍嘴皮噴醬汁中，獲得樂趣與高潮。<text:span text:style-name="T3"> <text:line-break/><text:line-break/></text:span>儘管自主意識缺乏，以致於如此<text:span text:style-name="T3"><text:s/>"</text:span>道德無害<text:span text:style-name="T3">" (morally innocent)</text:span>，但其種下的惡果與傷害，遲早還是會回到自己身上，而我們正常人卻勢必被迫得一體承擔這個苦果。</text:p>
      <text:p text:style-name="P1"><text:span text:style-name="T1">陳真</text:span><text:s/>  |  2017.08.10 10:19   |   <text:a xlink:type="simple" xlink:href="http://palinfo.habago.org/Entry?Command=Information_PrintForum&amp;iPage=137#FORUM35992"><text:span text:style-name="T2">#</text:span></text:a></text:p>
      <text:p text:style-name="P3">我幫你把內文貼出來。<text:span text:style-name="T3"> <text:line-break/><text:line-break/></text:span>我過去不太能理解，為什麼羅素老是強調或感嘆智商的重要性。一個人善良就好，聰不聰明有什麼意義？羅素甚至還故意冒犯宗教，感嘆說一整本聖經居然找不到一句推崇智商之重要性的句子。不過，慢慢地我就懂了羅素的感嘆。特別是過去這十多年來，隨著網路的興起，只要識字的，統統擁有了自己的麥克風，言所欲言，毫無羞赧；特別是那些迎合主流的人士，即便是腦袋進水的馬文才，往往也會被媒體捧為唐伯虎，於是我就更能體會羅素的哀嘆了。<text:span text:style-name="T3"> <text:line-break/><text:line-break/></text:span>套用羅素一句名言，世界這麼多問題的一個主要根源就在於聰慧者往往想很多，想很細，想很遠，想很深，想到後來於是就不太敢做出論斷，疑雲滿天，就連一些大家認為簡單到爆的事例如<text:span text:style-name="T3"><text:s/>"</text:span>為什麼我知道這是我的手<text:span text:style-name="T3">"</text:span>，例如一加一等於二，例如蘋果為何掉地上而不是飛上天，居然也能皓首窮經，研究個不停；但是腦袋進水的可不一樣哦，他連想的能力也沒有，連想都不用想，馬上就能像天亮雞叫一樣，神經反射性地對一大堆事情表態做結論，甚至還特別喜歡教導別人呢。<text:span text:style-name="T3"> <text:line-break/><text:line-break/></text:span>精神醫學臨床上有個口語常用詞叫做<text:span text:style-name="T3">insight</text:span>，指的是<text:span text:style-name="T3"><text:s/>"</text:span>病識感<text:span text:style-name="T3">"</text:span>。它是一種能力，意思是說，一個人知道自己有病的一種能力。越是聰慧者，病識感往往越強。最有名的當然就是蘇格拉底了，他說，<text:span text:style-name="T3">"</text:span>我唯一知道的事就是我什麼都不知道<text:span text:style-name="T3">"</text:span>。相反地，腦袋進水的卻總是能信口開出一條河來，憑空瞎掰，無所不知，但他連自己腦子進水的事卻不知道。<text:span text:style-name="T3"> <text:line-break/><text:line-break/></text:span>許多時候，跟人說話我都很害怕，很尷尬，因為我怕搭不上腔，一來我不喜歡當面給人難堪，二來我又不擅於說假話迎合別人，於是當別人不斷說出一些蠢話時，我真是超監介的，很無言，往往言語結巴，不知所措，搞不好人家還以為我笨到連話都講不出一個完整的句子，只會說<text:span text:style-name="T3"><text:s/>"</text:span>喔，是嗎？<text:span text:style-name="T3">" "</text:span>是哦？<text:span text:style-name="T3">" "</text:span>是這樣嗎？<text:span text:style-name="T3">"...</text:span>等等。可是，難道我可以幫對方建立病識感，坦白跟對方說<text:span text:style-name="T3"><text:s/>"</text:span>你腦子進水了<text:span text:style-name="T3">"</text:span>？於是，憋到最後，往往也只能無言，畢竟你總不可能對著幾乎每個人說<text:span text:style-name="T3"><text:s/>"</text:span>你知不知道你腦子進水了？<text:span text:style-name="T3">"</text:span>。<text:span text:style-name="T3"> <text:line-break/><text:line-break/></text:span>這樣一種智能低落的普世現象，恰恰就是羅素所感嘆的<text:span text:style-name="T3"><text:s/>"</text:span>世界問題的根源<text:span text:style-name="T3">"</text:span>。我常想，要是有一種聰明藥，吃一顆就能提昇智商<text:span text:style-name="T3">50</text:span>，只要一律發給每個人吃一顆，相信世界和平瞬間就能達成，因為謊言及智障與邪惡挑撥言論將全數失效，人們從而也能明辨基本是非善惡。<text:span text:style-name="T3"> <text:line-break/><text:line-break/></text:span>念高一時，有一天讀到愛因斯坦的一句話，很震驚，構成我個人生命史上的一個重要事件，始終難忘當時的震撼。愛因斯坦是這麼說的，他說，他相信智能和道德之間有著某種密切關係。用我的話來翻成白話文就是：他相信，道德也是一種能力，需要一定的智能才足以產生道德意義。<text:span text:style-name="T3"> <text:line-break/><text:line-break/></text:span>你也許會覺得這麼簡單的一句話有什麼好震撼，可是我當時才念高一，心靈思想還很幼稚，從沒想過這些問題，所以一看到這些話時，感覺很震撼。當然，現在也還是很震撼，對於<text:span text:style-name="T3"><text:s/>"</text:span>智能與道德<text:span text:style-name="T3">" </text:span>或是<text:span text:style-name="T3"><text:s/>"</text:span>道德與知識<text:span text:style-name="T3">" </text:span>或是<text:span text:style-name="T3"><text:s/>"</text:span>道德究竟是不是一種知識<text:span text:style-name="T3">" </text:span>等等這些問題，至今還是很困擾，好幾個書架全是有關<text:span text:style-name="T3"><text:s/>"moral epistemology" </text:span>的書，有時覺得自己想得徹底了，可以上台大言不慚地教人了，有時卻又覺得這些問題不可能如我想像的那麼簡單，我一定是誤解了一些什麼，以致於以為自己解決了這方面的哲學問題。<text:span text:style-name="T3"> <text:line-break/><text:line-break/></text:span>現代社會講究專業分工，這沒什麼不好，但是，當知識越分越細時，專家往往就成了愛因斯坦說的<text:span text:style-name="T3"><text:s/>"</text:span>訓練有素的狗<text:span text:style-name="T3">"</text:span>。具專業身份者，例如師字輩的，醫師，律師，教師，工程師等等，往往會以為自己無所不專，從而喪失了基本的病識感。<text:span text:style-name="T3"> <text:line-break/><text:line-break/></text:span>比方說我常講的柯大帥，他明明腦子進水得很嚴重，幾乎泡成一塊豆腐腦了，而且知識、見識與思考能力嚴重低落匱乏，但他卻覺得自己是天才，整天說自己智力測驗分數多高<text:span text:style-name="T3">(</text:span>智障才會以那些測驗分數為傲<text:span text:style-name="T3">)</text:span>。再加上台灣人長年以來把台大醫科捧成天才，你想你有可能幫柯大帥建立病識感，讓他明白自己的智能水平嗎？很難吧，可以說根本不可能，除非大腦移植，換個腦子。<text:span text:style-name="T3"> <text:line-break/><text:line-break/></text:span>要是腦子可以換，或是聰明藥一旦上市，我想世界和平就能達成了。<text:span text:style-name="T3"> <text:line-break/><text:line-break/></text:span>另外，底下這位呂先生說的完全不是事實，你捐款給大陸不是透過官方，而是透過國際組織，例如國際紅十字會、世界展望會或<text:span text:style-name="T3">Oxfam</text:span>或<text:span text:style-name="T3">CARE</text:span>或<text:span text:style-name="T3">MSF</text:span>等等等，這些機構當然會確保相關款項用在特定的人身上。大陸政府會無聊低能到去侵佔外界捐款？講這些蠢話純粹就是信口開河。不可思議的是：你看，台灣的媒體居然大幅報導這種歪曲基本事實、毫無常識可言的智障邪惡言論，甚至還說什麼拿這些捐款去製造飛彈打台灣。我真是很無言。<text:span text:style-name="T3"> <text:line-break/><text:line-break/></text:span>聰明藥若上市，我願意自己先吃一顆，確保自己不會危害世界和平，然後我願意多買幾顆，送給各界<text:span text:style-name="T3"><text:s/>"</text:span>菁英<text:span text:style-name="T3">" </text:span>人士。我若是他們，倘若有一天我終於看清自己腦子進水的事實，我真是會羞愧到不惜掐<text:span text:style-name="T3">LP</text:span>自殺。<text:span text:style-name="T3"> <text:line-break/><text:line-break/></text:span>陳真<text:span text:style-name="T3"><text:s/>2017. 08. 10. <text:line-break/>====================== <text:line-break/><text:line-break/></text:span>捐款九寨溝強震？　律師列十大理由不贊成<text:span text:style-name="T3"> <text:line-break/><text:line-break/></text:span>蘋果日報<text:span text:style-name="T3">2017</text:span>年<text:span text:style-name="T3">08</text:span>月<text:span text:style-name="T3">09</text:span>日<text:span text:style-name="T3"> <text:line-break/><text:line-break/></text:span>律師／呂秋遠<text:span text:style-name="T3"> <text:line-break/><text:line-break/></text:span>關於中國九寨溝地震，無論死傷有多少人，我們都應該哀悼，那是活生生的人命，也是不同的完整家庭。我們唯一能做的，就是為他們祈福，以及敬畏大自然力量的可怕。<text:span text:style-name="T3"> <text:line-break/><text:line-break/></text:span>然而，就我個人而言，目前不贊成捐款（雖然對方也不見得有要我們捐款就是了）。原因有下列幾點：<text:span text:style-name="T3"> <text:line-break/><text:line-break/>1.</text:span>中國政府無時無刻不放棄武力併吞臺灣，你捐錢給政府，等於捐錢讓他們研發或購買武器。因為你不會知道錢到底在解放軍手上，還是在災民手上。<text:span text:style-name="T3"> <text:line-break/><text:line-break/>2.</text:span>中國已經一帶一路了，臺灣還在一例一休，台灣人自己經濟這麼差了，哪有能力捐給中國？<text:span text:style-name="T3"> <text:line-break/><text:line-break/>3.</text:span>中國重大災害發生時，死亡人數通常控制在<text:span text:style-name="T3">35</text:span>人之下，災情不透明，如何確認到底有什麼需求？<text:span text:style-name="T3"> <text:line-break/><text:line-break/>4.</text:span>中國所有的重要機構，都在政府控制或是影響之下，捐給哪個單位都一樣，你連報表都看不到。<text:span text:style-name="T3"> <text:line-break/><text:line-break/>5.</text:span>捐款給災民，災民不會打你；捐款給政府，政府會打你。但是你捐不到災民身上，只能捐給政府。<text:span text:style-name="T3"> <text:line-break/><text:line-break/>6.</text:span>中國民眾不會覺得我們捐錢基於是人道關懷，他們會認為是因為兩岸一家親。<text:span text:style-name="T3"> <text:line-break/><text:line-break/>7.</text:span>捐款過程到底多少被抽走手續費，你並不知道，但肯定比紅十字會要高很多。<text:span text:style-name="T3"> <text:line-break/><text:line-break/>8.</text:span>在中國，賑災捐款數目與做生意的規模經常成正比，但是你並不需要跟中國政府做生意，也不想因為捐款得到更多利益。<text:span text:style-name="T3"> <text:line-break/><text:line-break/>9.</text:span>臺灣還有很多小朋友需要我們幫助。中國也是，但是他們的政府比較有錢有效率。<text:span text:style-name="T3"> <text:line-break/><text:line-break/>10.</text:span>不想捐就算了，但是請勿幸災樂禍，也不要酸想捐的人，畢竟這就是個人選擇而已。而且有些人，就是會把人類的大愛放在個人的安危之上的。</text:p>
      <text:p text:style-name="P1"><text:span text:style-name="T1">涓</text:span><text:s/>  |  2017.08.10 08:37   |   <text:a xlink:type="simple" xlink:href="http://palinfo.habago.org/Entry?Command=Information_PrintForum&amp;iPage=137#FORUM35991"><text:span text:style-name="T2">#</text:span></text:a></text:p>
      <text:p text:style-name="P2"><text:span text:style-name="T3">http://www.appledaily.com.tw/realtimenews/article/new/20170809/1178937/ <text:line-break/><text:line-break/><text:line-break/></text:span>這種貨色也配一天到晚講心靈雞湯教別人？（╬￣皿￣）<text:span text:style-name="T3"> <text:line-break/></text:span>拉倒吧！<text:span text:style-name="T3">&lt;(</text:span>￣<text:span text:style-name="T3"><text:s/></text:span>﹌<text:span text:style-name="T3"><text:s/></text:span>￣<text:span text:style-name="T3">)&gt; <text:line-break/><text:line-break/></text:span>捐款本來就是看各人，但像這位呂大律師的言論，我覺得跟你同國真的很可恥。<text:span text:style-name="T3"> <text:line-break/></text:span>這種天災還要扯政治，利用政治來增加曝光度，其心可議。<text:span text:style-name="T3"> <text:line-break/></text:span>下面贊同他言論的人，你們可不可恥？<text:span text:style-name="T3"> <text:line-break/><text:line-break/></text:span>跟陳醫師一樣，每次看到這種新聞，你就會想這世上怎會有一個國家的人民是這副德性？<text:span text:style-name="T3"> </text:span></text:p>
      <text:p text:style-name="P5"/>
      <text:p text:style-name="P1"><text:span text:style-name="T1">陳真</text:span><text:s/>  |  2017.08.09 11:22   |   <text:a xlink:type="simple" xlink:href="http://palinfo.habago.org/Entry?Command=Information_PrintForum&amp;iPage=138#FORUM35990"><text:span text:style-name="T2">#</text:span></text:a></text:p>
      <text:p text:style-name="P2">研究本身只會含有偏見成份，應該不會有陰謀在裏頭。<text:span text:style-name="T3"> <text:line-break/><text:line-break/></text:span>這類偏見往往基於一種歸納法。比方說，看見前一個成功的例子，就會以之為範本，拿來套上後繼者進行對比與分析，企圖透過實證方法，從中找出規律甚至法則。可是，所謂實證，往往是先有詮釋與定論，然後再來<text:span text:style-name="T3"><text:s/>"</text:span>尋找<text:span text:style-name="T3">"(</text:span>應該說<text:span text:style-name="T3"><text:s/>"</text:span>製造<text:span text:style-name="T3">" </text:span>也許更恰當<text:span text:style-name="T3">)</text:span>必然能找到的<text:span text:style-name="T3"><text:s/>"</text:span>證據<text:span text:style-name="T3">"</text:span>，<text:span text:style-name="T3">"</text:span>驗證<text:span text:style-name="T3">" </text:span>其實已經早有定論的結果。<text:span text:style-name="T3"> <text:line-break/><text:line-break/></text:span>除了歸納上的假設，背後還有個更大的科學式假設是認為：即便是在人的生活事務上，規律、原則或法則依然是存在的。但這樣一種模擬物理化學的<text:span text:style-name="T3"><text:s/>"</text:span>科學套用<text:span text:style-name="T3">"</text:span>，畢竟也只是一種假設。當假設成為一種前提或義務，在我看來，似乎就比較接近一種妄想了。<text:span text:style-name="T3"> <text:line-break/><text:line-break/>20</text:span>年前<text:span text:style-name="T3">(1997</text:span>年<text:span text:style-name="T3">)</text:span>剛去英國時，那時還沒有電腦和網路<text:span text:style-name="T3">(</text:span>應該說那時我還不會用網路和電腦，出國前我甚至花六千元買了一打字機<text:span text:style-name="T3">)</text:span>，曾寫了一篇文章，標題叫<text:span text:style-name="T3"><text:s/>"</text:span>誰知道社會據以發展的法則？<text:span text:style-name="T3">"</text:span>這句話是維根斯坦講的，我很能認同。當我們假設這樣一種法則存在時，可別忘了它只是一種假設。假設很有可能是不成立的。<text:span text:style-name="T3"> <text:line-break/><text:line-break/></text:span>我在道德哲學<text:span text:style-name="T3">(moral philosophy)</text:span>上也有個假設，基本上也是沿續著這樣一個想法，那就是<text:span text:style-name="T3"><text:s/>"</text:span>反原則<text:span text:style-name="T3">" (against principle)</text:span>：我認為道德法則不存在，倘若硬要琢磨出各種所謂道德原則或法則，那只是對於道德一物之誤用濫用與傷害。<text:span text:style-name="T3"> <text:line-break/><text:line-break/></text:span>不光是道德，科學也一樣。我其實也不認為<text:span text:style-name="T3"><text:s/>"</text:span>科學研究與發現<text:span text:style-name="T3">" </text:span>存在著某種必然的法則。我比較相信<text:span text:style-name="T3"><text:s/>Paul Feyerabend </text:span>說的：<text:span text:style-name="T3"> <text:line-break/>"Anything goes!" (</text:span>怎麼幹都行！<text:span text:style-name="T3">)</text:span>。<text:span text:style-name="T3"> <text:line-break/><text:line-break/></text:span>這樣一種<text:span text:style-name="T3"><text:s/>"</text:span>反原則<text:span text:style-name="T3">" </text:span>的宣稱很容易造成誤解，以為我們就真的亂無章法地隨便亂做都行，走向一種絕對性的相對主義或甚至虛無，當然不是這個意思。反原則僅僅只是說，它並非普世，並非放諸四海皆準，並非人人皆應如此，並非絕對，並非一成不變。更重要的是，它並非是一種先驗式<text:span text:style-name="T3">(transcendental)</text:span>的存在，先驗就是先於經驗。數學、物理化學的諸多定律，在這顆星球上，或許可以先於經驗而存在，但屬於經驗的東西，仍然還是得回歸個別經驗本身，而非原則在前，經驗在後。經驗不斷修改所謂原則，而非原則指導一切經驗的進行。<text:span text:style-name="T3"> <text:line-break/><text:line-break/></text:span>我常提到的那位劍橋三一學院的院長<text:span text:style-name="T3"><text:s/>Amartya Sen</text:span>，一位印度經濟學家。他的主要想法之一就是認為民主可以有效分配，防止大規模的貧窮饑饉。如果這宣稱僅僅到此為止，我沒什麼好反對。但若要進一步提高它的強度，把西式民主說成一種經濟發展的前提要件，那就會有點站不住腳了。比方說印度和菲律賓，不也很早就實施所謂民主選舉嗎？但在整個國家發展上，卻和菁英集權制的中國從此一強一弱，分道揚鏢。<text:span text:style-name="T3"> <text:line-break/><text:line-break/></text:span>原則是這樣一種東西，當它越弱、越不像是一種原則時，它比較容易成立，畢竟它的有效範圍僅僅止於特定狀況<text:span text:style-name="T3">(</text:span>可是這還能叫做原則嗎？原則不是應該是一種普世標準嗎？<text:span text:style-name="T3">)</text:span>。可是，當它加強其宣稱之強度與適用範圍時，卻又馬上破綻百出，例外說不定比例內還多，這樣還能叫做原則或法則嗎？<text:span text:style-name="T3"> <text:line-break/><text:line-break/></text:span>這方面的想法，長年以來，讓我對於社會科學<text:span text:style-name="T3">(</text:span>例如政治學、社會學、經濟學等等<text:span text:style-name="T3">)</text:span>所經常強調的實證性感到非常的懷疑。簡單說，<text:span text:style-name="T3">"</text:span>社會科學是可能的嗎？<text:span text:style-name="T3">" </text:span>乃至於<text:span text:style-name="T3"><text:s/>"</text:span>科學的<text:span text:style-name="T3">" </text:span>哲學或<text:span text:style-name="T3"><text:s/>"</text:span>科學的<text:span text:style-name="T3">" </text:span>歷史學是可能的嗎？我是覺得不可能啦。不過，再講下去就是<text:span text:style-name="T3"><text:s/>"</text:span>第二課<text:span text:style-name="T3">"</text:span>了，第二課是很難在黑板上寫給大家看的，因為它需要一種知識基礎，就好像我們不會對著過往路人講微積分一樣。<text:span text:style-name="T3"> <text:line-break/><text:line-break/></text:span>對於社會科學的性質<text:span text:style-name="T3">(</text:span>自然主義或反自然主義<text:span text:style-name="T3">)</text:span>有興趣的，可以參考兩個人的著作，一個叫<text:span text:style-name="T3">Peter Winch(</text:span>研究維根斯坦的學者<text:span text:style-name="T3">)</text:span>，一個叫<text:span text:style-name="T3"><text:s/>Roy Bhaskar</text:span>。題外話。</text:p>
      <text:p text:style-name="P1"><text:span text:style-name="T1">孫從輔</text:span><text:s/>  |  2017.08.09 01:09   |   <text:a xlink:type="simple" xlink:href="http://palinfo.habago.org/Entry?Command=Information_PrintForum&amp;iPage=138#FORUM35989"><text:span text:style-name="T2">#</text:span></text:a></text:p>
      <text:p text:style-name="P3">陳真醫生提到的演講視頻在此<text:span text:style-name="T3"> <text:line-break/><text:line-break/>http://www.guancha.cn/WenYi2/2017_06_30_415862.shtml <text:line-break/><text:line-break/></text:span>在<text:span text:style-name="T3">70:20</text:span>開始，文教授舉數據論述產業政策的重要，以及解釋為什麼只講西方經濟學理論，無法幫助拉美國家完成工業化。看到最後，我學到的是：成果大部分來自實踐方法，而非抽象原則。但西方的精英們難到不了解這點嗎<text:span text:style-name="T3">? </text:span>他們祖先就是這樣走過來的。合理的懷疑是，他們宣傳抽象原則，價值觀，根本是故意不想把事情搞好，以謀求自己的最大利益。<text:span text:style-name="T3"> </text:span></text:p>
      <text:p text:style-name="P1"><text:span text:style-name="T1">陳真</text:span><text:s/>  |  2017.08.08 20:00   |   <text:a xlink:type="simple" xlink:href="http://palinfo.habago.org/Entry?Command=Information_PrintForum&amp;iPage=138#FORUM35988"><text:span text:style-name="T2">#</text:span></text:a></text:p>
      <text:p text:style-name="P2">在觀察網上讀到的一篇講稿，言之有物，不妨一讀。<text:span text:style-name="T3"> <text:line-break/><text:line-break/></text:span>作者提出了很好的問題及批評，特別是批評了那些把所謂民主自由與市場化私有化當成萬能狗皮膏藥的說法，但他自身是否提出了很好的解答，我倒也沒有被說服。<text:span text:style-name="T3"> <text:line-break/><text:line-break/></text:span>陳真<text:span text:style-name="T3">2017.08.08. <text:line-break/><text:line-break/>======================== <text:line-break/></text:span>文一：中國崛起，不能簡單歸因於體制或文明<text:span text:style-name="T3"> <text:line-break/><text:line-break/>http://www.guancha.cn/WenYi2/2017_07_05_416548.shtml <text:line-break/><text:line-break/></text:span>清華大學講席教授、美國聯邦儲備銀行（聖路易斯分行）高級經濟學家兼助理副行長<text:span text:style-name="T3"> <text:line-break/><text:line-break/>2017-07-05 <text:line-break/><text:line-break/></text:span>來源：觀察者網<text:span text:style-name="T3"> <text:line-break/><text:line-break/></text:span>【<text:span text:style-name="T3">6</text:span>月<text:span text:style-name="T3">25</text:span>日下午，美國聯邦儲備銀行聖路易斯分行助理副行長、清華大學講席教授文一做客觀天下講壇，帶領觀察者網線上線下讀者揭開歐洲近代工業化歷史的神秘面紗，<text:span text:style-name="T3">“</text:span>破解偉大的中國工業革命之謎<text:span text:style-name="T3">”</text:span>。<text:span text:style-name="T3"><text:s/></text:span>本文為文一教授現場演講內容第一部分，另一部分將於近日獻上。】<text:span text:style-name="T3"> <text:line-break/><text:line-break/></text:span>文一教授演講中（圖<text:span text:style-name="T3">/</text:span>觀察者網）<text:span text:style-name="T3"> <text:line-break/><text:line-break/></text:span>中國崛起已經震撼了世界。而我長期從事宏觀經濟學研究，在美國接觸過很多從事經濟學與金融學研究的專家和學者，他們卻覺得中國崛起仍然是一個謎。<text:span text:style-name="T3"> <text:line-break/><text:line-break/></text:span>的確，按照目前流行的西方經濟學理論，中國在它特有的政治體制下不可能崛起。如果出現高增長，也是短暫的，一定會崩潰。因為中國不具備西方文明的政治基礎。<text:span text:style-name="T3"> <text:line-break/><text:line-break/></text:span>這樣的觀點一直存在，經常出現在媒體和學者的研究中。而我自己的研究發現，中國崛起之所以成為一個謎，是因為整個西方經濟學理論<text:span text:style-name="T3">——</text:span>不論是古典經濟學、新古典經濟學，還是新制度經濟學<text:span text:style-name="T3">——</text:span>沒能真正把工業化的機制解釋清楚。他們就連發生在<text:span text:style-name="T3">200</text:span>多年前的英國工業革命也沒解釋清楚，目前仍然在爭論，因此無法解釋中國經濟也就不奇怪了。我們極其需要新的經濟學理論。<text:span text:style-name="T3"> <text:line-break/><text:line-break/></text:span>在我看來，如果我們不能真正解釋清楚英國工業革命，則根本無法理解中國經濟的增長奇蹟和未來發展。雖然每個國家的工業化都因具體國情不同而有自己的一些特殊性，但很多經濟發展規律應該是人類共通的，中國因此也不例外。我的書也是希望傳達這樣一個觀點：中國在特有政治制度下實現的經濟騰飛不是人類工業化歷史的特例，它遵循了與英國工業革命衕樣的歷史邏輯和政治經濟學規律。<text:span text:style-name="T3"> <text:line-break/><text:line-break/></text:span>中國崛起的方式與西方的<text:span text:style-name="T3">“</text:span>同<text:span text:style-name="T3">”</text:span>與<text:span text:style-name="T3">“</text:span>不同<text:span text:style-name="T3">” <text:line-break/><text:line-break/></text:span>毫不誇張地說，中國崛起是人類經濟史上自英國工業革命以來最為壯觀的歷史事件之一。道理很簡單。從人口來看，英國工業革命到現在已將近<text:span text:style-name="T3">250</text:span>年，但是目前只有<text:span text:style-name="T3">10%-15%</text:span>的世界人口生活在完全工業化的國家，享受現代工業文明；但還有<text:span text:style-name="T3">85%</text:span>以上的人口沒有真正實現工業化。而中國人口占了全球的<text:span text:style-name="T3">20%</text:span>，如果中國工業化能夠成功，這意味著額外<text:span text:style-name="T3">20%</text:span>的人口進入現代工業文明。<text:span text:style-name="T3"> <text:line-break/><text:line-break/></text:span>其次，從時間來看，若從建國開始算起，距今近六十多年；若從改革開放開始算起，至今三、四十年；中國能在這麼短的時間內成為工業化大國，是非常了不起的，雖然具備後發優勢。<text:span text:style-name="T3"> <text:line-break/><text:line-break/></text:span>再者，從崛起方式來看，中國崛起的方式和老牌資本主義國家的方式完全不一樣。老牌資本主義國家完全是靠殖民掠奪和帝國主義戰爭崛起的，比如日本在二戰前就基本實現了工業化，否則不可能挑起世界大戰，但它當年的工業化也是靠侵略亞洲和霸占朝鮮半島與中國東北的市場和自然資源來維繫的。而今天中國崛起，原材料是按市場價格買進來的，產品是根據國際貿易協定買出去的，其工業化的成本非常高昂。即使在這種情況下，我們這樣一個大國還能實現工業化，這為人類其它落後國家的工業化開拓了新路。<text:span text:style-name="T3"> <text:line-break/><text:line-break/></text:span>另外，中國崛起帶給世界經濟的拉動力量相當於當年英國崛起的<text:span text:style-name="T3">100</text:span>倍，美國崛起的<text:span text:style-name="T3">20</text:span>倍。它已經，并將繼續給非洲、拉美、亞洲，甚至歐美發達地區帶來前所未有的增長機會。<text:span text:style-name="T3"> <text:line-break/><text:line-break/></text:span>我把中國的經濟發展和世界其他成功工業化的國家作比較時，比較側重從<text:span text:style-name="T3">1978</text:span>改革開放談起，雖然也會在適當地方強調前三十年打下的基礎。<text:span text:style-name="T3"> <text:line-break/><text:line-break/></text:span>改革開放至今，中國經過高速發展，已成為全球最大的製造業中心，能夠生產全球一半的鋼鐵（相比大躍進時期中國需要動員舉國力量也只期望能夠達到<text:span text:style-name="T3">1000</text:span>萬噸的產能，今天的僅僅過剩產能就輕而易舉多出上億噸，這個成就很了不起），<text:span text:style-name="T3">60%</text:span>的水泥，<text:span text:style-name="T3">25%</text:span>以上的汽車，同時也是最大的專利申請國，目前每年申請數量超過美日總和。<text:span text:style-name="T3"> <text:line-break/><text:line-break/></text:span>而中國的自然資源相對貧乏，只有全球<text:span text:style-name="T3">6%</text:span>可耕地、<text:span text:style-name="T3">9%</text:span>水資源，卻養活世界<text:span text:style-name="T3">20%</text:span>人口。在這樣的資源壓力下，中國卻能提供全球三分之一的基本農產品和接近一半的基本工業產品。<text:span text:style-name="T3"> <text:line-break/><text:line-break/></text:span>比如用世界各國<text:span text:style-name="T3">1970-2014</text:span>年的工業生產總值來衡量，也可看出中國崛起非常厲害，逐漸超越全球前幾大工業國，包括美國（當然，我們的工業化還沒有完成，還需要向價值鏈高端部分挺近和衝刺）。而從<text:span text:style-name="T3">1970-2014</text:span>年全球專利申請總數來看，中國的崛起也非常了不得，超越一個一個發達資本主義國家，成為世界第一。<text:span text:style-name="T3"><text:line-break/><text:line-break/></text:span>無論你找出其它什麼樣的指標，都能夠顯示中國奇蹟般的崛起。<text:span text:style-name="T3"> <text:line-break/><text:line-break/></text:span>對中國崛起的兩種流行觀點和背后理論支撐<text:span text:style-name="T3"> <text:line-break/><text:line-break/></text:span>最讓全世界吃驚和迷惑不解的是，中國的超常經濟增長是在特有政治制度下實現的。至今很多人（包括許多中國人自己）贊同多數西方媒體對中國的判斷，即認為這一增長奇蹟不可能持續，除非採納西方式的政治體制變革。<text:span text:style-name="T3"> <text:line-break/><text:line-break/></text:span>在他們看來，中國是靠強大政府利用對資源的行政壟斷力量，通過國企、政府大量的低效投資，靠犧牲環境、剝削底層民工勞動力而製造出的一個<text:span text:style-name="T3">“</text:span>振興假象<text:span text:style-name="T3">”</text:span>。所以這種增長模式可能短期有效，卻不能長期持續。因此是個泡沫（雖然很多人都說中國崛起是個泡沫，但是當我和發展中國家朋友聊天時，他們都希望自己的國家能有這樣偉大的泡沫【笑】）。<text:span text:style-name="T3"> <text:line-break/><text:line-break/></text:span>這個流行觀點在很多解釋中國過去增長的理論中，特別具有代表性。這個<text:span text:style-name="T3">“</text:span>振興假象<text:span text:style-name="T3">”</text:span>的提法是由我國一位著名經濟學家提出的<text:span text:style-name="T3">(</text:span>陳真按：我猜可能是指茅于軾<text:span text:style-name="T3">)</text:span>，他資歷老，我也尊重他的言論，但我不同意他的這一觀點。<text:span text:style-name="T3"> <text:line-break/><text:line-break/></text:span>這樣一種流行觀點背後是一個潛在的十分流行的理論假說，認為西方當年的崛起是一系列政治制度變革帶來的結果，而中國沒有西方自工業革命前就實現了的政治制度變革，沒有一系列當年使得西方產生科學和技術革命的政治、文化、經濟、宗教和社會條件。因此，中國不過是一個對現代西方文明的蹩腳的、拙劣的、虛偽而不踏實的模仿者而已。<text:span text:style-name="T3"> <text:line-break/><text:line-break/></text:span>在這種流行理論觀點看來，中國只不過初步享受了改革開放以來初步市場化、私有化的紅利，然後就開始自滿得意，其實還差得很遠。（說實話，在我認真思考中國經濟發展的軌跡，認真閱讀英、美、德、日這些發達國家工業化歷史之前，也持這樣的觀點。所以對這種觀點非常熟悉）。<text:span text:style-name="T3"> <text:line-break/><text:line-break/></text:span>第二種流行觀點是另外一個極端，它隨著中國經濟全球影響力的增大而逐漸流行。該觀點認為，中國崛起不過是向歷史的自然回歸。<text:span text:style-name="T3"> <text:line-break/><text:line-break/></text:span>這個觀點認為中國曾經是世界上最大的經濟體和先進文明，至少領導世界文明近<text:span text:style-name="T3">2</text:span>千年（約從公元前<text:span text:style-name="T3">200</text:span>年左右至<text:span text:style-name="T3">1800</text:span>年），而且是唯一一個沒有中斷過的文明體系，只是到了英國工業革命時才開始落伍了。因此，中國文化的優越性決定了它再次崛起只是時間問題，一旦醒來又會震撼世界。就像拿破崙當年認為的那樣。<text:span text:style-name="T3"> <text:line-break/><text:line-break/></text:span>駁斥兩種流行觀點<text:span text:style-name="T3"> <text:line-break/><text:line-break/></text:span>這兩種觀點我都不同意。我認為他們都經不起推敲。先談第一種觀點。<text:span text:style-name="T3"> <text:line-break/><text:line-break/></text:span>如果中國制度那麼糟糕，為什麼中國經濟比全球所有東、西方國家，無論發達與否，如希臘、意大利、西班牙、菲律賓、巴基斯坦、南非、烏克蘭、俄羅斯、羅馬尼亞、巴西、阿根廷、利比亞等都增長更快？<text:span text:style-name="T3"> <text:line-break/><text:line-break/></text:span>若說上述這些國家有比中國更好的市場機制，更好的私有產權保護制度，又有民主選舉制，那麼他們為什麼不增長？是哪裏出了問題？這些國家政治和經濟制度的優越性體現在哪裏？相反地，中國的制度被說得到處都是問題，但為什麼能增長這麼快？<text:span text:style-name="T3"> <text:line-break/><text:line-break/></text:span>第一種流行觀點下派生的一種說法是，中國改革開放後不過吸收了一些西方元素，搞點半弔子市場經濟，增長就上去了。剛引入一點私有化改革，增長率就能在幾十年內維持<text:span text:style-name="T3">10%</text:span>，若進一步市場化、私有化、自由化，比如將我們的國企和土地全部私有化，增長率說不定就能到<text:span text:style-name="T3">20%</text:span>。<text:span text:style-name="T3"> <text:line-break/><text:line-break/></text:span>但是菲律賓作為美國殖民地擁抱市場機制比中國早，為什麼沒中國這樣的崛起？拉美國家建國的時間比中國長，搞市場經濟、私有產權保護的歷史比中國深入和悠久，怎麼就沒這樣崛起？俄羅斯、烏克蘭當年搞私有化經濟轉型比中國徹底多了，全部國企都私有化了，怎麼沒有中國這樣的崛起？<text:span text:style-name="T3"> <text:line-break/><text:line-break/></text:span>看起來問題沒有那麼簡單。<text:span text:style-name="T3"> <text:line-break/><text:line-break/></text:span>第一種流行觀點下還有一種派生的說法是，中國崛起不過是在開放條件下利用了自己極其落後與貧困帶來的後發優勢，利用市場化改革與西方發達國家一接軌就開始迅速增長了。就像水流高度落差越大，流速越快一樣。<text:span text:style-name="T3"> <text:line-break/><text:line-break/></text:span>但是問題是，非洲、中亞、南亞那些貧窮國家為什麼沒發展起來？全球具備后後發優勢的國家多的是，為什麼偏偏就中國能把後發優勢發揮出來，保持幾十年高速經濟增長？從一個貧窮積弱的農業國，迅速轉變成為一個全球最大最具活力的製造業中心？這一點，資源富饒的非洲沒有做到，按西方標準其政治和金融制度更加<text:span text:style-name="T3">“</text:span>優越<text:span text:style-name="T3">”</text:span>的拉丁美洲沒有做到，工業、科研、教育基礎遠比中國雄厚的東歐和俄羅斯在引進資本主義和市場經濟後也沒有做到。為什麼？為什麼？<text:span text:style-name="T3"> <text:line-break/><text:line-break/></text:span>非洲資源分布圖<text:span text:style-name="T3"><text:s/>(</text:span>圖略<text:span text:style-name="T3">) <text:line-break/><text:line-break/></text:span>所以，要好好反思這些流行觀點和它們背後的流行理論，他們都經不起推敲。它們要麼是歪曲現實，就是掛一漏萬。<text:span text:style-name="T3"> <text:line-break/><text:line-break/></text:span>工業化的規律和經濟發展的機制不是西方流行經濟學所說的那樣，只靠盲目的<text:span text:style-name="T3">“</text:span>市場化、私有化、自由化、去監管化<text:span text:style-name="T3">”</text:span>就能夠解決發展和工業化問題。這也是我花好幾年時間放棄好多手裏研究，認真思考這個問題的原因。<text:span text:style-name="T3"> <text:line-break/><text:line-break/></text:span>另外，第二種流行觀點將中國崛起簡單地歸因於中國的古代文明，認為中國古代文明很優越，早晚會醒來，重新崛起，也是經不起推敲。如果燦爛古代文明和優秀文化傳統是中國再次崛起的根本原因，那清朝中國為什麼落后？洋務運動開始後試了<text:span text:style-name="T3">50</text:span>年都沒有崛起，辛亥革命以後又試了<text:span text:style-name="T3">40</text:span>年也沒有崛起，為什麼？為什麼我們目前還沒有看到埃及、印度、希臘和奧斯曼帝國重現昔日輝煌？我怎麼從美國十九世紀的奴隸制度和二十世紀的牛仔和漢堡快餐文明中看不到一絲一毫的古希臘文明傳統？<text:span text:style-name="T3"> <text:line-break/><text:line-break/></text:span>破除新制度經濟學的神話和西方文明中心論<text:span text:style-name="T3"> <text:line-break/><text:line-break/></text:span>因此，現成的西方理論無法很好地解釋中國，也並沒有真正解釋西方當年是如何崛起的。為了真正透徹地理解中國奇蹟，我們必須重新解讀西方工業化歷史，徹底反省現有流行的經濟、政治、社會學等方面的理論，破除新制度經濟的神話和西方優越論與中心論。<text:span text:style-name="T3"> <text:line-break/><text:line-break/></text:span>歷史上，勝者為王，敗者為寇。勝者為了解釋自己的勝利，會重新改寫歷史。歐洲人通過幾百年的戰爭和殖民崛起以後，就做了大量這樣的工作。因此，你真正要讀的不是西方教科書上寫的歷史，而是史學家揭示的歷史。<text:span text:style-name="T3"> <text:line-break/><text:line-break/></text:span>西方近代史被西方意識形態、教育體系和媒體籠罩了一層面紗。只有把這個面紗掀去，你才能看到真實的歐洲崛起，也才能夠理解中國的崛起。西方將自己的工業化歷史一層層渲染，我們的學者卻跟著他們保持一個說法。其實，真正的西方工業化歷史已被西方和我國自己的教科書與高等教育體系遺忘。<text:span text:style-name="T3"> <text:line-break/><text:line-break/></text:span>哈佛大學經濟史學家斯文<text:span text:style-name="T3">•</text:span>貝克爾特（<text:span text:style-name="T3">Sven Beckert</text:span>）就針對流行的教科書裏關於西方制度優越論精闢地指出：<text:span text:style-name="T3"> <text:line-break/><text:line-break/>“</text:span>當年的大英帝國，作為第一個開啟工業化的國家，並非是一個後來人們所描繪的自由、開明和廉政的國家。恰恰相反，它是一個軍事開銷龐大的、總是處於戰爭狀態的、奉行干涉政策的、高稅收的、債台高築的、極端貿易保護主義的官僚集團和強權國家。它也絕對不是一個民主的國家。<text:span text:style-name="T3">” <text:line-break/><text:line-break/></text:span>著名經濟史學家默克爾（<text:span text:style-name="T3">Mokyr</text:span>）也同樣指出，在工業革命前夕和初期，<text:span text:style-name="T3">“</text:span>英國社會幾乎沒有什麼法律和秩序來保護工業財產和人權，而是充斥著大量的搶劫和偷盜，以及由經濟或政治上的民怨引起的地方暴動。<text:span text:style-name="T3">…[</text:span>當時<text:span text:style-name="T3">]</text:span>的英國並沒有<text:span text:style-name="T3">1830</text:span>年之後（即第一次工業革命之後）的警察隊伍那樣的專業警力，法庭系統也笨拙而昂貴，並且充滿了不確定性和不公。因為沒有官方正式的法律執行機制，整個英國依賴著民間殘酷懲罰的威懾效應維持治安。懲罰大多是私人性質的，犯罪預防大多是民間自己實施的：超過八成的犯罪懲罰是由被害人私下實施執行的。<text:span text:style-name="T3">” <text:line-break/><text:line-break/></text:span>在美國<text:span text:style-name="T3">19</text:span>世紀工業化過程和經濟崛起中，黑人也經常被白人處以私刑，窮人經常被富人處以私刑，只因法律體制根本不健全。那些西方國家正是在這樣糟糕的制度情況下一個個崛起的。這時我們就要問，這麼不好的體制下他們為什麼能崛起？人權宣言、大憲章的精神在哪裏？其實要理解真正的事實，不要盡信書本上說的，還得看他們實際上做的。否則根本無法理解和解釋中國崛起。<text:span text:style-name="T3"> <text:line-break/><text:line-break/></text:span>我覺得經濟學家張五常先生就提出了一個很好的問題：<text:span text:style-name="T3">“</text:span>我可以在一星期內寫成一本厚厚的批評中國的書。然而，在那麼多的不利困境下，中國的高速增長持續了那麼久，歷史上從來沒有出現過<text:span text:style-name="T3">……</text:span>中國一定是做了非常對的事情才產生了我們見到的經濟奇蹟。那是什麼呢？這才是真正的問題。<text:span text:style-name="T3">”</text:span>（張五常，《中國的經濟制度》）<text:span text:style-name="T3"> <text:line-break/><text:line-break/></text:span>張五常先生向吳敬璉、茅于軾、張維迎、林毅夫等所有中國經濟學家和西方經濟學家提出了一個巨大的挑戰。在我看來，只有把中國做對的地方找出來，才能解釋中國，才能返回去解釋英國的工業革命，才能為至今尚未發展的落后國家提供有價值的參考意見和發展對策。<text:span text:style-name="T3"> <text:line-break/><text:line-break/></text:span>張五常先生（圖<text:span text:style-name="T3">/</text:span>上觀）<text:span text:style-name="T3"> <text:line-break/><text:line-break/></text:span>新視角<text:span text:style-name="T3"> <text:line-break/><text:line-break/></text:span>我想提供一個不同的視角來看待中國崛起和整個西方工業化近代史。<text:span text:style-name="T3"> <text:line-break/><text:line-break/></text:span>中國崛起的根本原因，如果用一句話概括，就是中國終於在洋務運動一百多年後引爆了一場工業革命，找到了工業革命的<text:span text:style-name="T3">“</text:span>秘訣<text:span text:style-name="T3">”</text:span>。清朝自洋務運動開始<text:span text:style-name="T3">50</text:span>年沒找到這個秘訣，結果來了場流血革命；辛亥革命以後<text:span text:style-name="T3">40</text:span>年間仍沒找到，又來了一場共產主義革命；建國後改革開放前<text:span text:style-name="T3">30</text:span>年也在摸索，還是沒真正找到這個秘訣（雖然取得了很多實質性進步），因此<text:span text:style-name="T3">1978</text:span>年又來一場轉變發展方式的重大改革。然後在這個過程中終於靠<text:span text:style-name="T3">“</text:span>摸著石頭過河<text:span text:style-name="T3">”</text:span>但是穩住陣腳的實踐精神找到了這個一直尋找的<text:span text:style-name="T3">“</text:span>秘訣<text:span text:style-name="T3">”</text:span>，引爆了一場久違的震撼世界的中國工業革命。然而我們卻一直沒有意識到這是一場一發不可收拾和逆轉的工業革命。<text:span text:style-name="T3"> <text:line-break/><text:line-break/></text:span>回頭看中國工業化的軌跡，中國用非常短的時間複製了英、美、日的工業革命歷程，中國還將繼續完成自己的工業化，而且很快會進入世界前沿，在人類第三次工業革命的浪潮中開始引領全球。<text:span text:style-name="T3"> <text:line-break/><text:line-break/></text:span>我將中國的迅速工業化過程定義為一場<text:span text:style-name="T3">“</text:span>工業革命<text:span text:style-name="T3">”</text:span>。那麼，什麼是工業革命？工業革命的秘訣是什麼？對這個關鍵問題，我寫了一本書來回答。<text:span text:style-name="T3"> <text:line-break/><text:line-break/></text:span>簡單說來，人類自英國英國工業革命以來的工業化歷史，可以大致分成兩次性質不同、但互為因果的工業革命。第一次工業革命的基本特徵是用簡單（甚至人工製作）的機器，以勞動密集型的工廠體制來規模生產各種輕工消費品，尤其是紡織品。也即<text:span text:style-name="T3">“</text:span>用機器生產最終消費品<text:span text:style-name="T3">”</text:span>的<text:span text:style-name="T3">“</text:span>輕工業革命<text:span text:style-name="T3">”</text:span>。<text:span text:style-name="T3"> <text:line-break/></text:span>第二次工業革命的基本特徵是用資本密集型生產方式來規模化生產幾乎所有生產資料、生產工具和中間產品，包括鋼鐵、機器、機械設備、化工產品和各種基礎設施，也即<text:span text:style-name="T3">“</text:span>用機器（化工）生產機器（化工）<text:span text:style-name="T3">”</text:span>的<text:span text:style-name="T3">“</text:span>重<text:span text:style-name="T3">-</text:span>化工業革命<text:span text:style-name="T3">”</text:span>。<text:span text:style-name="T3"> <text:line-break/><text:line-break/></text:span>無論是引爆第一次工業革命還是引爆第二次工業革命，都需要國家和產業政策的積極介入，作為催化劑。光靠市場和私有產權是遠遠不夠的。這是為什麼雖然英國第一次工業革命至今已將近<text:span text:style-name="T3">250</text:span>年，全球仍然還有<text:span text:style-name="T3">85%</text:span>的人口沒有能夠實現工業化，而且還在繼續探索（比如埃及至少從<text:span text:style-name="T3">1820</text:span>年就開始探索卻至今沒有找到引爆工業革命的秘訣，發展的困境使它在<text:span text:style-name="T3">2012</text:span>年還又為此引發了一場<text:span text:style-name="T3">“</text:span>茉莉花<text:span text:style-name="T3">”</text:span>革命，如今還是無法走上工業化坦途）。<text:span text:style-name="T3"> <text:line-break/><text:line-break/></text:span>這兩次工業革命的銜接點，是以滿足第一次工業革命爆發後而產生的對原材料、物流、通訊的巨大需求所導致的能源<text:span text:style-name="T3">-</text:span>動力<text:span text:style-name="T3">-</text:span>基礎設施的瓶頸結搆而進行克服的基礎設施建設高潮（即煤炭<text:span text:style-name="T3">-</text:span>蒸汽機<text:span text:style-name="T3">-</text:span>鐵路<text:span text:style-name="T3">“</text:span>三位一體<text:span text:style-name="T3">”</text:span>的巨型國家投資階段）。這個銜接點的突破會引爆一場重化工業革命（即對重型機械、能源和化工產品的規模化大生產）。<text:span text:style-name="T3"> <text:line-break/><text:line-break/></text:span>而人類目前正在開啟的第三次工業革命，其基本特徵是把所有消費產品和工業產品的生產、服務、甚至研發過程<text:span text:style-name="T3">“</text:span>自動化、信息化、智能化<text:span text:style-name="T3">”</text:span>，即用機器代替人腦的<text:span text:style-name="T3">“</text:span>人工智能革命<text:span text:style-name="T3">”</text:span>階段。<text:span text:style-name="T3"> <text:line-break/><text:line-break/></text:span>任何想要進入或開啟更為高級階段工業革命的國家，都必須以完成前面的低級階段的工業革命為市場基礎。跨躍式的發展必然夭折。中國改革開放以後的工業化進程之所以順利，就是因為改變了建國以後採納的完全依靠中央計劃的跨越式發展戰略，引進了更加靈活的實驗性的小步快跑發展戰略。這後一種戰略表現為國家主導下依靠地方政府和市場兩個元素讓基層和民間率先自己探索，然后中央和各級政府加以大力扶持的發展策略。<text:span text:style-name="T3"> <text:line-break/><text:line-break/></text:span>中國目前所處的位置，是在<text:span text:style-name="T3">1990</text:span>年代末完全複製了第一次工業革命和正在完成第二次工業革命，並在具備這兩場工業革命所創造的大市場基礎上，開啟或引爆第三次工業革命（目前的超級計算突破、量子通訊、微信和電商普及就是一個特徵）。任何落後國家在當代條件下複製先進國家當年的工業革命，也應該被稱為是自身歷史上的工業革命，因為這是這些國家成為下一場新的工業革命的領跑者的序曲、前奏和前提條件。<text:span text:style-name="T3"> <text:line-break/><text:line-break/></text:span>因此要回答中國引爆工業革命（或一系列工業革命）的秘訣是什麼，我們需要首先把歷史上的工業革命本身發生的機制搞清楚。<text:span text:style-name="T3"> <text:line-break/><text:line-break/></text:span>然而遺憾的是，西方經濟學家們目前並沒有給出滿意的答案。因此著名經濟史學家克拉克（<text:span text:style-name="T3">Gregory Clark</text:span>，<text:span text:style-name="T3">2012</text:span>）在<text:span text:style-name="T3">2012</text:span>年才無可奈何地哀嘆：<text:span text:style-name="T3">“</text:span>解釋工業革命仍是經濟史上的終極大獎。它到目前已激勵了一代又一代學者窮其一生，但總是無果而終。<text:span text:style-name="T3">” <text:line-break/><text:line-break/>Gregory Clark (</text:span>照片略<text:span text:style-name="T3">) <text:line-break/><text:line-break/></text:span>正因為中國在改革開放後的頭二十年中已經成功迅速複製了人類第一次工業革命並成功引爆了第二次工業革命而且即將完成這場革命，並正在著手引爆人類第三次工業革命，這就難怪西方經濟學家無法解釋和理解中國崛起。而中國自<text:span text:style-name="T3">1949</text:span>年以後建立的基本政治制度（而不是當時採納的跨越式經濟發展戰略）正是這一系列工業革命得以迅速引爆<text:span text:style-name="T3">-</text:span>完成<text:span text:style-name="T3">-</text:span>開啟的保障（即實施國家發展戰略的<text:span text:style-name="T3">“</text:span>國家能力<text:span text:style-name="T3">”</text:span>）。<text:span text:style-name="T3"> <text:line-break/><text:line-break/></text:span>因此，一旦真正理解了所有<text:span text:style-name="T3">“</text:span>工業革命<text:span text:style-name="T3">”</text:span>發生和完成的機制和其背後所需要的國家能力，肯定就能解釋和理解中國在特有政治制度下的經濟奇蹟和爆發式增長。而當代西方經濟學家們和他們的理論恰恰沒有理解<text:span text:style-name="T3">“</text:span>工業革命<text:span text:style-name="T3">”</text:span>本身和它所需要的國家能力。<text:span text:style-name="T3"> <text:line-break/><text:line-break/></text:span>新制度經濟學無法解釋工業革命<text:span text:style-name="T3"> <text:line-break/><text:line-break/></text:span>新制度經濟學理論認為，英國工業革命的產生是因為有了君主立憲制。你若認真研讀歷史，便會發現這完全是一個錯覺。這個理論認為君主立憲更好地保護了私有產權和市場機制。現在這套新制度經濟學在中國也非常流行，但卻是錯誤的。英國當年的法律和產權保護力度其實是很差的，在英國光榮革命前後根本沒有明顯的變化。如果有任何變化的話，那就是英國政府在發動戰爭的能力、掠奪殖民地和全球販賣奴隸的能力、制定貿易保護主義政策的能力、以及用皇家海軍為本國製造業開闢全球市場的能力等方面變得更加強大了。<text:span text:style-name="T3"> <text:line-break/><text:line-break/></text:span>美國歷史上也是一樣，有了人權宣言以後對人權的保護一直很差，對奴役黑人和掠奪印第安人土地的能力在建國以後有增無減。因此宣言裏說的和現實完全不一樣。<text:span text:style-name="T3"> <text:line-break/><text:line-break/></text:span>新制度經濟學理論企圖從市場和私有產權的保護角度去理解工業革命，是理解不了的。因為工業社會的制度安排是工業化的結果，而不是原因；是為保護工業化的成果和解決工業化出現的困難而產生的，而不是工業化的前提。<text:span text:style-name="T3"> <text:line-break/><text:line-break/></text:span>這也是為什麼多數經濟史學家們完全不同意新制度經濟學理論家們的看法。其實所謂法律、市場交換和私有產權保護並非資本主義發展階段的獨特元素。早在工業革命前的漫長農業社會，世界上各個地區的人類社會在私有產權制度和保護富人的法律體制下已經度過了幾千年，卻並沒有都產生工業革命。但是因為排除制度因素以後，歷史學家們也不知道英國產生工業革命的原因究竟是什麼，所以最後好多人都把它歸結為英國豐富的自然資源（即煤炭）。<text:span text:style-name="T3"> <text:line-break/><text:line-break/></text:span>這是因為很多經濟學家認為工業革命是一場新能源的革命，即人類從燒木柴變成燒煤炭。只有煤炭才能夠驅動蒸汽機，而蒸汽機車需要鐵路才能運行，因此以煤炭<text:span text:style-name="T3">-</text:span>鐵路<text:span text:style-name="T3">-</text:span>蒸汽機為特徵的工業革命需要大量煤炭（那時候還不知道有石油）。這些歷史學家認為這樣一來也可以解釋為什麼工業革命沒有發生在古代煉鐵技術高度發達和產生四大發明的中國，因為中國缺煤，或者開採煤炭的成本十分高昂，所以沒有產生工業革命。<text:span text:style-name="T3"> <text:line-break/><text:line-break/></text:span>也就是說，工業革命之所以在英國而不是在荷蘭或中國，是因為英國的煤炭儲藏量太豐富，而且埋藏的地表淺，靠不太費力的挖煤就能找到新的能源。找到新的能源，就能推動一系列的技術創新，比如蒸汽機和鐵路。這是現在一些很著名的歷史學家的觀點，包括彭慕蘭和羅伯特<text:span text:style-name="T3">·</text:span>艾倫，他們也知道制度不能解釋英國工業革命。<text:span text:style-name="T3"> <text:line-break/><text:line-break/></text:span>但是，這個觀點太容易反駁了。<text:span text:style-name="T3"> <text:line-break/><text:line-break/></text:span>如果中國清朝因為缺煤而沒能夠產生工業革命，但中國的煤炭儲備和開採難度一直如此，一百多年也沒變化，為什麼現在就突然產生工業革命了？而且中國很多開採煤炭的企業是個體戶和小煤窯，用的是原始工具，他們也很賺錢。<text:span text:style-name="T3"> <text:line-break/><text:line-break/></text:span>其實，英國工業革命最早根本不是從新能源開始的，而是從紡織業開始。有大量歷史資料證明，英國工業革命最早的主導和旗艦產業是紡織業，而紡織機開始都是由人力、水力和風力推動的，然後才帶動了能源革命。而且後來成功複製英國工業革命的國家，比如法國、德國、美國、日本，甚至改革開放以後的中國，也是從紡織業的爆發式增長起家的。<text:span text:style-name="T3"> <text:line-break/><text:line-break/></text:span>然而紡織業的原材料是棉花，但是英國、法國乃至整個歐洲都不產棉花。如果原材料或自然資源是產生工業革命的前提，英國和歐洲不應該首先產生工業革命。美國南部、印度、非洲盛產棉花，應該是他們首先產生工業革命才對，但是卻沒有。<text:span text:style-name="T3"> <text:line-break/><text:line-break/></text:span>所以，制度和原材料都不是工業革命的前提條件。那為什麼工業革命發生在英國，發生在缺少原材料的紡織業？這些都需要作出解釋。<text:span text:style-name="T3"> <text:line-break/><text:line-break/></text:span>以上這些就是我們要尋找工業革命的<text:span text:style-name="T3">“</text:span>秘訣<text:span text:style-name="T3">”</text:span>的原因。<text:span text:style-name="T3"> <text:line-break/><text:line-break/></text:span>那麼，第二個問題就來了。如果秘訣存在，而且英國人首先發現了它，為什麼中國過去不停地尋找卻一直沒找到？為什麼現在還有那麼多國家還沒找到？模仿英國工業革命就真的那麼難嗎？<text:span text:style-name="T3"> <text:line-break/><text:line-break/></text:span>事實上，非洲好多國家多次嘗試工業化都沒有成功。比如埃及嘗試工業化比中國還要早，次數比中國還要多，但一直沒有成功。中國從洋務運動開始，因國門被打開，才開始搞工業化；而埃及在<text:span text:style-name="T3">19</text:span>世紀初就嘗試工業化，比洋務運動早了將近半個世紀。當時，埃及被歐洲列強作為向歐洲尤其是英國提供棉花的原材料基地，被剝削和殖民，覺得自己要工業化才能擺脫落後挨打的被動局面。那是埃及第一次嘗試工業化，但是沒有成功。此後又不斷嘗試。今天埃及還在嘗試，希望早日工業化，掀起了一場茉莉花革命、阿拉伯之春民主運動，仍然未能成功引爆自身的工業革命。真不容易呀。為什麼？<text:span text:style-name="T3"> <text:line-break/><text:line-break/></text:span>埃及嘗試工業化一直未成功<text:span text:style-name="T3"> <text:line-break/><text:line-break/></text:span>簡單回顧工業革命<text:span text:style-name="T3"> <text:line-break/><text:line-break/></text:span>歷史學家克拉克把人類歷史上的數據收集起來，做了一個圖。在大約<text:span text:style-name="T3">1800</text:span>年英國工業革命產生之前，人類不管是處於什麼王朝、信奉什麼宗教，因為是農業社會，靠天吃飯，人均生活水平一直很低<text:span text:style-name="T3">——</text:span>天氣好，糧食豐收，大家高興，養兒育女，人口增長；天氣不好，糧食歉收，然後到處逃荒要飯。人類在這樣的狀態下生活了幾千年。<text:span text:style-name="T3"> <text:line-break/><text:line-break/></text:span>到了<text:span text:style-name="T3">1800</text:span>年前後，人類迎來一次大分流，少數國家生活的水平突然急劇提高，不可逆地提高，剩下的國家還是原地波動，處於馬爾薩斯陷阱。<text:span text:style-name="T3"> <text:line-break/><text:line-break/></text:span>因此，如果我們把<text:span text:style-name="T3">“</text:span>工業革命<text:span text:style-name="T3">”</text:span>量化，簡單地定義為人均生活水平的不斷提高，這也是一個測量標誌。但是這個測量無法幫助理解工業革命的機制，這是我前面提出自己對工業革命的結搆性和歷史演化性定義的原因，因為用人均<text:span text:style-name="T3">GDP</text:span>很難衡量一個國家工業化的程度，而我更願意用生產方式和產業結搆來刻畫工業革命。<text:span text:style-name="T3"> <text:line-break/><text:line-break/></text:span>簡單回顧一下我對工業革命的刻畫。自英國開啟工業革命以來，個別國家已完成兩次工業革命，現在正開啟第三次工業革命。第一次工業革命很簡單，基本是用手工製造的機器代替肌肉來量化生產輕工產品，尤其是紡織品。當年歐洲黑死病傳染得很厲害，但只要有一個人死掉，民眾就會排很長的長龍，等著搶他的衣服，哪怕知道穿他的衣服自己會染病。因為，衣服在那時是一種非常昂貴的奢侈品。<text:span text:style-name="T3"> <text:line-break/><text:line-break/></text:span>到了第一次工業革命，衣服能夠被大量地量化生產，成了白菜價商品。之前一輩子穿一件，現在一天能換好幾件。這就是第一次工業化革命的特徵，即量化生產小商品。<text:span text:style-name="T3"> <text:line-break/><text:line-break/></text:span>第二次工業革命，是量化生產所有生產資料和工具，即用機器生產機器、鋼鐵等產品。第二次工業革命後，整個人類社會生產力大幅度提高，你看到的不管是終端產品還是中間產品還是物流基礎設施，都能被規模化和量化生產。<text:span text:style-name="T3"> <text:line-break/><text:line-break/></text:span>我們正在面臨的第三次工業革命，就是把所有生產過程自動化和智能化。當然，必須先完成前兩次工業革命，才有經濟實力和社會結搆支撐第三次工業革命。<text:span text:style-name="T3"> <text:line-break/><text:line-break/></text:span>我簡單說下英國第一次工業革命。英國第一次工業革命現在看起來雖然簡單<text:span text:style-name="T3">——</text:span>用手工做的紡織機量化生產紡織品，但當年可是不容易。美國人為了<text:span text:style-name="T3">“</text:span>剽竊<text:span text:style-name="T3">”</text:span>英國人的紡織技術，費了九牛二虎之力不斷派遣間諜深入英國紡織廠去觀察、學習、記錄，才能把他們的機器複製過來。<text:span text:style-name="T3"> <text:line-break/></text:span>英國從<text:span text:style-name="T3">1760</text:span>年開始到二十世紀初已經完成兩場工業革命，即第一次和第二次工業革命。為了成功複製英國的工業革命，西歐和美國大概花了<text:span text:style-name="T3">100</text:span>多年，日本起步大概晚了半個世紀，也在二戰前夕基本完成第二次工業革命。亞洲四小龍起步更晚，二戰以後才開始崛起，成為高收入經濟體所花的時間短得多。但是要說明，亞洲四小龍中個別國家或地區還沒有完全實現工業化，如台灣地區，雖然已經算得上是高收入經濟體，但在收入水平提高以後放棄了重工業產業政策，沒有完全工業化，因為不知道還有第二次工業革命需要完成。<text:span text:style-name="T3"> <text:line-break/><text:line-break/></text:span>為什麼只有少數國家獲得成功？<text:span text:style-name="T3"> <text:line-break/><text:line-break/></text:span>為什麼只有少數國家成功完成工業化？剛才我講了新制度經濟學理論是錯誤的，和歷史史實不符，與當代實踐也不符。當代實踐中把西方制度移植到發展中國家，也不起作用。<text:span text:style-name="T3"> <text:line-break/><text:line-break/></text:span>比如當年孫中山先生到美國求學後，也試著移植了美國制度到中國。但是不管是清王朝還是民國時期，都沒有引爆中國的工業革命，因為沒有能夠觸及引爆工業革命所需要的廣大草根群眾，也就是農村勞動力。盡管政治制度不同，清朝和民國時期長期忽視農民草根大眾，只知道在大城市建現代工廠，誤以為有了一些大工廠，工業化就可以實現了。<text:span text:style-name="T3"> <text:line-break/><text:line-break/></text:span>晚清在大城市建了<text:span text:style-name="T3">160</text:span>多個現代工廠，沒有去農村發動農民致富。民國時期也只管在大城市搞工業化，孫中山去世之前意識到農民的重要性，但是來不及了。毛澤東則是是第一個認識到中國的工業化必須首先把農民解放出來和動員起來，同時從農村開始。<text:span text:style-name="T3"> <text:line-break/><text:line-break/></text:span>國際上，日本明治維新以後的崛起、韓國二戰以後的崛起、新加坡的崛起都不是在西方式民主體制的推動下實現的。<text:span text:style-name="T3"> <text:line-break/><text:line-break/></text:span>而且在同樣一個國家的不同地區或街區，在同樣的政治、法律、和私有財產保護下，比如在美國所有城市都有同樣的私有產權和法律條款，但是卻同時存在貧民窟和富得流油的富人區，這難道是因為這些不同街區的制度不同的原因嗎？顯然不是。<text:span text:style-name="T3"> <text:line-break/><text:line-break/></text:span>意大利全國只有一部憲法，私有產權保護和法律制度到處都一樣，但南部意大利比北部意大利窮多了<text:span text:style-name="T3">——</text:span>同樣的制度，同樣的產權，同樣的法律，為什麼會是這樣？<text:span text:style-name="T3"> <text:line-break/><text:line-break/></text:span>所以說，新制度經濟學存在大量問題。這不是說制度與經濟發展一點都不相關。而是說制度是內生的，是工業化的副產品，它隨著經濟的發展而演化，是為保護工業化的成果而建立的。<text:span text:style-name="T3">(</text:span>未完，待續<text:span text:style-name="T3">)</text:span></text:p>
      <text:p text:style-name="P1"><text:span text:style-name="T1">陳真</text:span><text:s/>  |  2017.08.08 13:49   |   <text:a xlink:type="simple" xlink:href="http://palinfo.habago.org/Entry?Command=Information_PrintForum&amp;iPage=138#FORUM35987"><text:span text:style-name="T2">#</text:span></text:a></text:p>
      <text:p text:style-name="P3">錢尼這個真正意義上的殺人魔、劊子手是個軍火掮客，在全世界各地搞侵略，推銷戰爭，販售軍火，殺害上百萬人。因此，不管他去到西方哪個國家，必然都會引來群眾抗議，警民衝突。就連在澳洲那樣極度親美的國家，錢尼也很不好過，所到之處，群眾激烈抗議。<text:span text:style-name="T3"> <text:line-break/><text:line-break/></text:span>唯有來到台灣，簡直就是天堂。別說沒有人抗議，就連文字上或媒體上也無一字譴責。台灣人的相關意識之薄弱以及國際常識之貧乏，實難想像；但卻又整天高喊什麼公民意識、覺醒公民什麼的，事實上卻是培養一群極右的、腦袋進水的綠衛兵。<text:span text:style-name="T3"> <text:line-break/><text:line-break/></text:span>人渣黨跟上任前的川普只是打個電話，竟然島內全民高潮，萬眾歡騰，就連國家的重要考試都拿此來做題，要考生論述這麼一通電話所達成的偉大民主成就。<text:span text:style-name="T3"> <text:line-break/><text:line-break/></text:span>但是，另一方面，川普一直想去英國訪問，結果卻有兩百萬名英國群眾連署，要求把川普列為不受歡迎人物，禁止川普入境英國。<text:span text:style-name="T3"> <text:line-break/><text:line-break/></text:span>過去我在英國時，經常有一些惡名昭彰的政客應邀來劍橋或其他學校演講或訪問，也往往招來學生群起抵制。台灣的學生卻很特別，全球獨樹一幟。一般來說，學生往往具有很高的道德理想性與超然於利害之外的獨立思考，但是台灣的學生卻剛好相反，半個多世紀來，始終是統治者的鐵桿部隊。不管掛哪一面旗，學生或年輕人永遠都會是最聽話的對外打擊異己工具。<text:span text:style-name="T3"> <text:line-break/><text:line-break/></text:span>陳真<text:span text:style-name="T3"><text:s/>2017. 08. 08. <text:line-break/><text:line-break/>====================== <text:line-break/></text:span>接見錢尼<text:span text:style-name="T3"><text:s/></text:span>蔡總統：樂見美對台軍售<text:span text:style-name="T3"> <text:line-break/><text:line-break/></text:span>聯合新聞網<text:span text:style-name="T3"> <text:line-break/><text:line-break/></text:span>記者丘采薇╱台北報導<text:span text:style-name="T3"> <text:line-break/>2017</text:span>年<text:span text:style-name="T3">8</text:span>月<text:span text:style-name="T3">8</text:span>日<text:span text:style-name="T3"> <text:line-break/><text:line-break/></text:span>蔡英文總統昨天在府內接見美國前副總統錢尼（<text:span text:style-name="T3">Richard Cheney</text:span>），重申持續加強台美在貿易、投資、國防及民間交流等策略夥伴關係。蔡總統致詞時也主動表達，樂見川普政府近期宣布對台軍售，展現美國政府有決心繼續履行對台灣的承諾。<text:span text:style-name="T3"> <text:line-break/><text:line-break/></text:span>蔡總統致詞時首先歡迎錢尼再度訪台，她表示，錢尼早在一九七九年擔任聯邦眾議員時就支持「台灣關係法」，該法立法卅八年以來，不僅是台灣安全及發展的重要基礎，對於亞太地區的和平及穩定也十分重要，是表現強健台美關係的最佳例證。蔡總統也表達樂見川普政府近期宣布對台軍售，展現美國政府有決心繼續履行對台灣的承諾。<text:span text:style-name="T3"> <text:line-break/><text:line-break/></text:span>蔡總統強調，一直以來，台美對於致力維持區域的和平穩定，都有著無可動搖的決心，也共同維護彼此的利益及價值。對於這份決心的承諾，不只需要行動，更需要共同的信念。因此，台灣也很高興見到美國政府持續在亞太區域強化連結，並且重申跟盟友間的夥伴關係。<text:span text:style-name="T3"> <text:line-break/><text:line-break/></text:span>蔡總統表示，期待台美能繼續加強彼此的策略夥伴關係，尤其是在貿易、投資、國防及民間交流等方面。此外，她也希望在錢尼及川普政府的支持下，未來的台美關係能有更多進展。<text:span text:style-name="T3"> <text:line-break/><text:line-break/></text:span>錢尼此行行程滿檔，除拜會我國重要政治領袖，也在今天舉行的「凱達格蘭論壇」針對二○一七年亞太安全對話發表演說，蔡總統也將出席這場活動。</text:p>
      <text:p text:style-name="P1"><text:span text:style-name="T1">陳真</text:span><text:s/>  |  2017.08.07 19:55   |   <text:a xlink:type="simple" xlink:href="http://palinfo.habago.org/Entry?Command=Information_PrintForum&amp;iPage=138#FORUM35986"><text:span text:style-name="T2">#</text:span></text:a></text:p>
      <text:p text:style-name="P2">錢尼是個兩手血腥、背負上百萬條人命的屠夫、戰犯，槍斃一萬次都不為過。但是，這些血腥人渣及其台奸走狗們卻整天睜眼說瞎話，整天喊人權喊和平喊自由。<text:span text:style-name="T3"> <text:line-break/><text:line-break/></text:span>不可思議的是，台灣社會對此一荒唐事卻完全沒有任何反應，更不用說反抗了；台灣人甚至還會引以為榮，居然有美國政要來台灣，奉上多少錢也值得，真是太光榮了！全世界都在看！全世界都佩服台灣！居然受到美國人的肯定與重視<text:span text:style-name="T3">! <text:line-break/><text:line-break/></text:span>大陸人大概很難體會這種窩囊廢的變態心理，但這卻是台灣社會半個多世紀洗腦後之普遍心態。<text:span text:style-name="T3"> <text:line-break/><text:line-break/></text:span>陳真<text:span text:style-name="T3">2017. 08. 07. <text:line-break/><text:line-break/>============== <text:line-break/></text:span>見錢尼<text:span text:style-name="T3"><text:s/></text:span>小英：有強大意志與美維護和平<text:span text:style-name="T3"> <text:line-break/><text:line-break/>NewTalk </text:span>新頭殼<text:span text:style-name="T3"> <text:line-break/><text:line-break/>2017</text:span>年<text:span text:style-name="T3">8</text:span>月<text:span text:style-name="T3">7</text:span>日<text:span text:style-name="T3"> <text:line-break/><text:line-break/></text:span>總統蔡英文今（<text:span text:style-name="T3">7</text:span>）日上午在總統府接見美國前副總統錢尼。她下午在臉書貼文表示，她向錢尼前副總統說，台灣有強大的意志、決心與能力，要和美國一起維護亞太地區的和平及穩定。<text:span text:style-name="T3"> <text:line-break/><text:line-break/></text:span>蔡英文以「歡迎台灣的老朋友，美國的錢尼前副總統」表示，距離錢尼前副總統上次來台灣，已經過了<text:span text:style-name="T3">24</text:span>年，這些年國際局勢不斷變化，但唯一不變的就是錢尼前副總統一直是台灣的堅定支持者，而美國更是台灣堅定的盟友。<text:span text:style-name="T3"> <text:line-break/><text:line-break/></text:span>蔡英文說，「我很高興在台灣見到我們的老朋友，我跟錢尼前副總統說，台灣有強大的意志、決心與能力，要和美國一起維護亞太地區的和平及穩定。」「在台美雙方堅定的友誼上，我們一定能夠攜手促進區域的安全與發展。」<text:span text:style-name="T3"> </text:span></text:p>
      <text:p text:style-name="P1"><text:span text:style-name="T1">陳真</text:span><text:s/>  |  2017.08.07 19:33   |   <text:a xlink:type="simple" xlink:href="http://palinfo.habago.org/Entry?Command=Information_PrintForum&amp;iPage=138#FORUM35985"><text:span text:style-name="T2">#</text:span></text:a></text:p>
      <text:p text:style-name="P3">我跟林正杰不認識，但我知道他是條好漢。我一直記得他的給司法<text:span text:style-name="T3"><text:s/>"</text:span>送鐘<text:span text:style-name="T3">" </text:span>行動，像在打橄欖球那樣，突破軍警重圍，在那年代，膽子要很大。<text:span text:style-name="T3"> <text:line-break/><text:line-break/></text:span>黨外時他是<text:span text:style-name="T3"><text:s/>"</text:span>前進派<text:span text:style-name="T3">"</text:span>，強調不左也不右。我是跟新潮流這一邊比較熟，強調左，結果慢慢才知道左個它媽的小鳥蛋啦，全是胡扯。<text:span text:style-name="T3"> <text:line-break/><text:line-break/></text:span>古時候的新潮流，例如為首的邱義仁，也許一開始還有點理想，但一旦權力就在眼前時，馬上露出原形，比所謂右、所謂權力取向的康系那一派<text:span text:style-name="T3"><text:s/>(</text:span>亦即後來的美麗島系<text:span text:style-name="T3">)</text:span>還更加無恥下流。特別是後來十幾二十年後這些在分贓時期才冒出來的所謂新潮流，例如賴啥小或段啥小等人，根本就是以私利和權利為目標的一群下三濫。<text:span text:style-name="T3"> <text:line-break/><text:line-break/></text:span>美麗島系是真小人，新潮流系則是一群典型的偽君子。長年以來，我從台式政治中看出一個顛撲不破的道理：那些在安全時期或主流時期很喜歡論述、口齒伶俐、整天高唱一堆所謂進步價值、進步理想或什麼民主自由與人權之類的人，毫無疑問，百分之九十九點九九九九是人渣。<text:span text:style-name="T3"> <text:line-break/><text:line-break/></text:span>你只要秉持這個原則，大概就能認清各路妖魔鬼怪。<text:span text:style-name="T3"> <text:line-break/><text:line-break/></text:span>這類人渣還有個特徵就是：他們永遠都不會為滿口的理想付出任何代價，反而總是名利雙收，一路飛黃騰達或財源滾滾。<text:span text:style-name="T3"> <text:line-break/><text:line-break/></text:span>在這個意義上，劉曉波並非是個小人。我基本上還對他有著相當的尊重乃至尊敬，因為我不認為他是故意要為惡，而且個人也付出了相當的代價。<text:span text:style-name="T3"> <text:line-break/><text:line-break/></text:span>但是，島內這群同樣滿口進步價值與理想的人，卻純粹就是一群唯利是圖的詐騙集團。我就不點名了，因為若要一一點名可能要點到天亮。而且，這些左右逢源之徒，猥瑣窩囊而絲毫不值得議論。</text:p>
      <text:p text:style-name="P1"><text:span text:style-name="T1">李念淨</text:span><text:s/>  |  2017.08.07 18:23   |   <text:a xlink:type="simple" xlink:href="http://palinfo.habago.org/Entry?Command=Information_PrintForum&amp;iPage=138#FORUM35984"><text:span text:style-name="T2">#</text:span></text:a></text:p>
      <text:p text:style-name="P2">林正杰是一個什麼樣的人？他也很早就退出民進黨轉成統派了<text:span text:style-name="T3"> <text:line-break/><text:line-break/>======================================================== <text:line-break/><text:line-break/>https://www.bananadaily.net/node/160420 <text:line-break/><text:line-break/></text:span>創黨元老林正傑：現在的民進黨已不是<text:span text:style-name="T3">30</text:span>年前的那個政黨，而是「台獨」的、法西斯的、媚日思想嚴重的政黨。<text:span text:style-name="T3"> <text:line-break/><text:line-break/></text:span>民進黨成立<text:span text:style-name="T3">30</text:span>周年，對於這個已邁入「而立之年」的政黨，民進黨的創黨元老林正傑有話說。<text:span text:style-name="T3"> <text:line-break/><text:line-break/></text:span>林正傑，在年輕時代曾與陳水扁、謝長廷並稱「黨外三劍客」，也是名震江湖的「街頭小霸王」。<text:span text:style-name="T3">1991</text:span>年，林正傑因不滿民進黨搞「台獨」憤而退黨。昨天，他在接受導報記者連線專訪時表示，「台獨」是一條死路，永遠走不通。他還不改犀利本色，痛批民進黨大搞「法西斯」，走到民主政治的對立面。<text:span text:style-name="T3"> <text:line-break/><text:line-break/></text:span>名片<text:span text:style-name="T3"> <text:line-break/><text:line-break/></text:span>林正傑<text:span text:style-name="T3"><text:s/></text:span>祖籍福建省東山縣，生於台灣省雲林縣，先後畢業於東海大學政治系、政治大學公共行政研究所。在大學時代，林正傑曾加入過國民黨，<text:span text:style-name="T3">1981</text:span>年當選臺北市議員後，他積極參與「黨外」活動，<text:span text:style-name="T3">1986</text:span>年設立「公政會」臺北分會，參與籌建新政黨活動，是民進黨創黨元老。<text:span text:style-name="T3">1990</text:span>年<text:span text:style-name="T3">8</text:span>月林正傑創辦「兩岸關係文教基金會」，任董事長，倡言促進海峽兩岸中國人之整合，曾多次訪問大陸。<text:span text:style-name="T3"> <text:line-break/><text:line-break/><text:line-break/><text:line-break/>1991</text:span>年<text:span text:style-name="T3">6</text:span>月，林正傑宣布退出民進黨，後歷任民代、新竹市副市長等職。<text:span text:style-name="T3">2004</text:span>年，林正傑在台灣發起成立「保衛中華大同盟」，在宣揚統一理念，<text:span text:style-name="T3">2006</text:span>年更名「中華統一促進黨」，任黨主席。今年上半年，林正傑重新加入國民黨。<text:span text:style-name="T3"> <text:line-break/><text:line-break/></text:span>民進黨搞「台獨」<text:span text:style-name="T3"><text:s/></text:span>把台灣搞得烏煙瘴氣<text:span text:style-name="T3"> <text:line-break/><text:line-break/></text:span>導報記者（以下簡稱「記」）：<text:span text:style-name="T3">30</text:span>年前，民進黨成立時，您扮演什麼角色？<text:span text:style-name="T3"> <text:line-break/><text:line-break/></text:span>林正傑（以下簡稱「林」）：民進黨的名字是我取的，當時就是想進行一些議會鬥爭、輿論鬥爭和街頭抗爭。因為民國初年的時候，梁啓超將民主黨、共和黨、統一黨合併改建成進步黨，以制衡國民黨；我當時想，我們也是跟國民黨對著幹的，乾脆就效仿梁啓超取名民主進步黨。當時民進黨就是為了反對「戒嚴」、反對國民黨的一黨專政，追求民主價值。<text:span text:style-name="T3"> <text:line-break/><text:line-break/></text:span>記：民進黨現在把「台獨」當作其一張「神主牌」，但在民進黨成立之初，「台獨」思想在黨內占主流嗎？<text:span text:style-name="T3"><text:line-break/><text:line-break/></text:span>林：不是。民進黨在剛成立的時候人員不多，但是由於有「基督教長老會」的人，他們在台灣的影響特別大，很多長老會教徒跟日本關係頗深，他們一心想搞日本軍國主義思想，把台灣收回給日本。當時，我把民進黨的黨旗設定為綠色，是因為沒有錢印彩色的文宣品，綠色比較醒目，也是傳承德國綠黨環保、自由的思想，但是長老會的人就非得在黨旗裡面加個十字架。<text:span text:style-name="T3"> <text:line-break/><text:line-break/></text:span>記：您<text:span text:style-name="T3">1991</text:span>年因為民進黨主張「台獨」而退黨，<text:span text:style-name="T3">25</text:span>年過去了，您現在認為「台獨」的前景如何？<text:span text:style-name="T3"> <text:line-break/><text:line-break/></text:span>林：「台獨」是一條死路，是永遠走不通的，也是不可能成功的。外省人、台灣人、大陸配偶<text:span text:style-name="T3">……</text:span>現在每個台灣家族裡都可能有不同族群的人，這時候還搞族群鬥爭是不明智的。民進黨這些年搞「台獨」把台灣搞得烏煙瘴氣的，以前臺灣的經濟、科技都還不錯，但是因為搞「台獨」，失去了<text:span text:style-name="T3">30</text:span>年的黃金歲月。<text:span text:style-name="T3"> <text:line-break/><text:line-break/><text:line-break/><text:line-break/></text:span>靠批評國民黨上位<text:span text:style-name="T3"><text:s/></text:span>民進黨德不配位只為權<text:span text:style-name="T3"> <text:line-break/><text:line-break/></text:span>記：今年，民進黨邁入「而立之年」，您怎麼評價如今的民進黨？<text:span text:style-name="T3"> <text:line-break/><text:line-break/></text:span>林：現在民進黨是一方面搞「台獨」，一方面搞「法西斯」，在追討國民黨黨產方面的動作，是全世界都沒有的做法，把<text:span text:style-name="T3">70</text:span>年前的事情都拿出來說。為了追國民黨黨產甚至制定法律，法律應該是針對普遍而非針對個體，民進黨這樣做是違法的，加深了族群仇恨，走到民主政治的對立面。現在的民進黨已不是<text:span text:style-name="T3">30</text:span>年前的那個政黨，而是「台獨」的、法西斯的、媚日思想嚴重的政黨。現在的民進黨，收割的是當年我們辛苦種下的那些稻尾，當時赫赫有名的人物，如今只剩下陳菊在檯面了。<text:span text:style-name="T3"> <text:line-break/><text:line-break/></text:span>記：蔡英文上臺後，各種抗議活動蜂擁而至，到底問題出在哪裡？<text:span text:style-name="T3"> <text:line-break/><text:line-break/></text:span>林：對於擁有<text:span text:style-name="T3">2300</text:span>萬人口的台灣，民進黨沒有一套治理之法，各種政策缺乏一致性和深入的研究，他們是靠批評國民黨上位的。其黨內只有一群土豪劣紳，蔡英文也是德不配位，不是一心為人民，而是一心為錢為權，把自己人安插在重要的位置上，在面對登革熱、水災等災害時卻處理不當。<text:span text:style-name="T3"> <text:line-break/><text:line-break/></text:span>記：面對內外部困境，蔡政府今後會不會在兩岸政策上作調整？<text:span text:style-name="T3"> <text:line-break/><text:line-break/><text:line-break/><text:line-break/></text:span>林：本來當初蔡英文提出「維持現狀」是一種調整的傾向，但是蔡英文沒有能力執行，因為他們的支持者已經沒有理性可言。民進黨當初把年輕人激進的一面挑起，現在只要想做些稍微理性的事情，就會被年輕人抗議，這也是因果關係。<text:span text:style-name="T3"> <text:line-break/><text:line-break/></text:span>若能獲民眾信任<text:span text:style-name="T3"><text:s/></text:span>國民黨雖沒黨產也不要怕<text:span text:style-name="T3"> <text:line-break/><text:line-break/></text:span>記：今年洪秀柱當上國民黨主席後，您回歸國民黨，為什麼會做出這個決定？<text:span text:style-name="T3"> <text:line-break/><text:line-break/></text:span>林：我力挺洪秀柱的兩岸統一路線，支持她是想做她的保護者，畢竟民進黨的人還是怕我的，國民黨內的一些人我也敢罵。當初我都準備把房子賣了給洪秀柱當競選經費，但還沒來得及賣掉就「換柱」了，我花了<text:span text:style-name="T3">200</text:span>萬元新台幣做的一萬件衣服，還放在倉庫裡都來不及發。<text:span text:style-name="T3"> <text:line-break/><text:line-break/><text:line-break/><text:line-break/></text:span>記：國民黨目前正面臨民進黨的「追殺」，前途讓人擔憂，沒了黨產，國民黨能再起嗎？<text:span text:style-name="T3"> <text:line-break/><text:line-break/></text:span>林：一個政黨並不是靠黨產來發展的，而是靠民心。當時我們成立民進黨的時候也沒有錢，靠的是決心，如果百姓能夠認同你，自然就不怕沒有發展的前景。<text:span text:style-name="T3"> <text:line-break/><text:line-break/></text:span>記：與民進黨人才濟濟相比，國民黨卻面臨人才斷層。您認為國民黨應如何解決接班問題？<text:span text:style-name="T3"> <text:line-break/><text:line-break/></text:span>林：國民黨在面對民進黨追殺的時候，內部卻還有人在指手劃腳。前不久，洪秀柱欲強化「九二共識」，刪除「一中各表」，某些大佬卻從中作梗，這些人就應該早一點退休，這樣就有很多堅持兩岸統一的朋友可以進來。我現在每天都跟洪秀柱傳簡訊，她要是有什麼活動需要聲援，我有<text:span text:style-name="T3">500</text:span>個朋友，都可以隨時出動支持她。我現在是為中國人而走上街頭，中國人好不容易等到了這個和平發展的機會，不能再錯失發展的良機。</text:p>
      <text:p text:style-name="P1"><text:span text:style-name="T1">方在平</text:span><text:s/>  |  2017.08.06 23:11   |   <text:a xlink:type="simple" xlink:href="http://palinfo.habago.org/Entry?Command=Information_PrintForum&amp;iPage=138#FORUM35983"><text:span text:style-name="T2">#</text:span></text:a></text:p>
      <text:p text:style-name="P3">偶然看到这篇微信公众号的文章<text:span text:style-name="T3"> <text:line-break/>https://goo.gl/Ui9N7M <text:line-break/><text:line-break/>—————————————————————————— <text:line-break/></text:span>互联网完蛋了，已经。<text:span text:style-name="T3"> <text:line-break/><text:line-break/></text:span>原创<text:span text:style-name="T3"><text:s/>2017-08-03 </text:span>霍炬<text:span text:style-name="T3"><text:s/></text:span>歪理邪说<text:span text:style-name="T3"> <text:line-break/><text:line-break/></text:span>在<text:span text:style-name="T3">10</text:span>多年前，<text:span text:style-name="T3">Google</text:span>雖然已經成為互聯網世界的中心，但<text:span text:style-name="T3">Google</text:span>的理念是分發流量，讓人們找到需要的東西，就可以離開<text:span text:style-name="T3">Google</text:span>去其他網站。在<text:span text:style-name="T3">Google</text:span>之後，這些年興起的大公司裡面，每一個都是試圖讓用戶盡可能久的留在自己服務內，不要去其他地方。他們佔用了用戶越來越多的使用時長，他們反客為主開始吞噬互聯網。智慧手機普及之後，這種集中化趨勢發展的更快了，除了流量和時間的集中，資本層面的投資、並購也從來沒停止過，所有變化，都是朝著更集中的方向發展。<text:span text:style-name="T3"> <text:line-break/><text:line-break/></text:span>互聯網中心化之後，用戶的利益就開始不斷被侵犯。過去內容分佈在互聯網各個角落，想找到他們需要花點時間，但是想幹掉它們也不太容易。今天，你往朋友圈轉一篇王五四的文章就知道了，不出<text:span text:style-name="T3">10</text:span>分鐘，就會有無數好友告訴<text:span text:style-name="T3">“</text:span>已經看不到了<text:span text:style-name="T3">”</text:span>。除了<text:span text:style-name="T3">“</text:span>根據法律法規<text:span text:style-name="T3">”</text:span>刪除文章之外，一個企業可以創造無數理由，輕鬆讓自己平臺上的內容消失。過去，內容掌握在創造者自己手裡，企業沒法輕鬆幹掉它們。換一個角度，過去那些需要動用法律才能擁有的權利，現在已經被下放到了企業手裡。<text:span text:style-name="T3"> <text:line-break/><text:line-break/></text:span>企業控制的不僅僅是一個帖子，他們控制的是資料，並且是使用者創造出來的，本來不屬於他們的資料。再看最近蘋果下架應用的這件事，這裡我們不討論蘋果在此事中的態度，只看本質。從本質上說，蘋果提供了設備和通道，真正的購買關係是最終用戶（使用<text:span text:style-name="T3">iPhone</text:span>的人）和開發者之間（開發<text:span text:style-name="T3">App</text:span>的人）形成的，蘋果商店提供了一個通道。但現在問題是蘋果這家公司，可以在買賣雙方完全同意的情況下，使得這個生意做不成。最終用戶願意花錢，開發者甚至願意免費提供，但就算買賣雙方都同意，只要蘋果不同意，用戶就得不到這個<text:span text:style-name="T3">app</text:span>，因為<text:span text:style-name="T3">iPhone</text:span>是封閉系統，除了通過<text:span text:style-name="T3">app store</text:span>，用戶沒辦法把<text:span text:style-name="T3">app</text:span>裝到自己手機上。（企業部署可以解決一點點問題，但這裡我們不討論這種特殊情況）。<text:span text:style-name="T3"> <text:line-break/><text:line-break/></text:span>一家企業擁有如此巨大的權利，這是電腦發展歷史上從來沒出現過的，甚至可能在人類歷史上都是罕見的。你能想像在傳統時代，你想跟鞋匠買一雙鞋，但是商店就楞是讓你這雙鞋拿不到手嗎？就算是考慮到城管的存在，你和鞋匠也可以私下找個沒人的地方交易。但在<text:span text:style-name="T3">iOS</text:span>上，這都不可能了。<text:span text:style-name="T3"> <text:line-break/><text:line-break/></text:span>在這個時代，企業的權利越來越大，用戶擁有的權利反而越來越少。這樣的例子四處可見。再比如說，用戶在網盤裡面存了大量的資料，這些資料是使用者創造的，理論上說用戶是擁有它的，但是如果帳號被封了，這些資料也就很難拿回來了。被封的原因有很多，有一些大概是合理的，一些不合理，還有一些是因為出錯。但不管因為什麼，無論這種事情發生概率多低，一旦被封，你創造的數據就沒了。<text:span text:style-name="T3"> <text:line-break/><text:line-break/></text:span>更極端的例子是購買之後的各種數位產品。這個時代人們可以輕鬆的線上上買音樂、電影、遊戲、軟體，和過去不同的是，儘管用戶花了錢，但是並不能擁有這些產品。就算不談帳號被封的極端情況，這些東西仍然可能會突然消失，比如版權方撤回了版權，你之前就算買到過它，從此之後可能也就沒法再使用了。相對于傳統模式，我買到了一盤遊戲機卡帶，它就是我神聖不可侵犯的私人財產中的一部分，想拿走它們幾乎是不可能的，只要它不物理損壞，我永遠可以玩下去，或者送給別人玩，在數位時代，這些都不可能了。<text:span text:style-name="T3"><text:s/></text:span>難怪還有很多人致力於收集古老的遊戲卡帶，收藏光碟和唱片，在他們看來，這些東西才是扎實的屬於自己。如果仍然從使用者是否擁有自己創造的資料方面考慮，這些問題都是一樣的，線上上購買的數字版本，可以看作是花錢創造的使用者資料，它們本來應該是私人財產，但在這個時代，企業通過各種使用者不得不遵守的使用者協定，讓這些資料脫離了使用者私有財產的範圍。企業告訴你，你購買的只是使用權，所以我有權將來禁止你使用它。但問題是用戶花的錢好像也沒比過去少多少。就算用戶願意更多的錢，買一個真正屬於它的版本，企業也通常不提供這種服務，即使很多時候是內容創造者願意提供的選項。<text:span text:style-name="T3"> <text:line-break/><text:line-break/></text:span>比用錢交易得到的數位資產更嚴重的，是使用者使用服務過程中創造的資料。這些資料的主權更模糊了，理論上說它當然屬於用戶，但實際上用戶拿不到它，甚至沒法備份它，只能被企業所用。一個比較直觀的例子：你能很容易的備份自己的朋友圈嗎？我知道有一些複雜的辦法能通過模擬微信做到，但普通用戶是很難做到的。朋友圈本來完全是你自己創造的資料，最後你反而沒有對它的控制權，這就是現在這個時代的荒唐之處。<text:span text:style-name="T3"> <text:line-break/><text:line-break/>Tim Berners-Lee</text:span>也特別指出過這一點，他認為用戶應該<text:span text:style-name="T3">100%</text:span>擁有自己創造的資料。當然，要做到這件事太難了。從人們把一切都放到雲上之後，甚至從廣告模式大行其道開始，用戶就註定沒法擁有自己的資料了。使用者的資料成為企業盈利的基礎，企業越來越大，消滅或者並購了那些不這樣做的同行或者競爭對手，最終，我們終於來到了現在這個時間點。這是一個用戶幾乎放棄了一切隱私，而各大公司用盡一切力量挖掘使用者資料，只是為了多賣點廣告的時代。<text:span text:style-name="T3"> <text:line-break/><text:line-break/>Tim Berners-Lee</text:span>還說，我設計<text:span text:style-name="T3">www</text:span>的時候，它本來就是個去中心的結構，每個人都可以建設自己的網站，現在互聯網變成中心化結構了，這不是個技術問題，這是個社會問題。的確，很長一段時間，互聯網都是這麼發展的，直到最近這<text:span text:style-name="T3">10</text:span>年，一系列因素交織在一起，讓集中化速度越來越快。今天說起來建設自己的網站，聽起來已經像是從過去穿越過來的人了。在中國這個趨勢尤其明顯，考慮到備案和一系列的措施，自己建設一個網站的難度、成本和風險都越來越大，哪有開個微博或者公眾號簡單，即使克服了這些困難，流量來源也是問題，何必花那麼大力氣，建一個沒人看的網站呢？幾大平臺就是這樣把內容創造者也吸引進來的，同樣的事情也發生在<text:span text:style-name="T3">Facebook</text:span>創造的生態圈中。<text:span text:style-name="T3"> <text:line-break/><text:line-break/></text:span>到了這個地步，企業除了決定人們能看到什麼，還可以用更巧妙的方式決定如何看，最終可以微妙改變人們對很多事情的態度。微博改過排序，被罵的很慘，但是他們仍然堅持這樣做，<text:span text:style-name="T3">Facebook</text:span>改了不知道多少次排序，以至於我打開一個<text:span text:style-name="T3">Facebook</text:span>頁面，都要找半天才能找到到底什麼是最新的消息，大家都做了一樣的事情。所有企業都利用演算法重新分發流量，並且號稱這是為用戶提供價值。真的是為了用戶考慮嗎？如果是為了用戶考慮，至少應該允許我選擇恢復過去的排序，甚至，讓我付錢來選擇過去的自然排序。可惜他們並不提供這種功能，這就是資料被壟斷之後的結果，我願意花錢，但沒人肯賣給我需要的東西。演算法會在未來繼續發揮作用，無數台機器日夜不停的收集和計算，現在還只是賣更多的廣告，將來天知道會發生什麼。<text:span text:style-name="T3"> <text:line-break/><text:line-break/></text:span>最近一段時間還有關於<text:span text:style-name="T3">AI</text:span>是否有害的爭論，紮克伯格堅持認為<text:span text:style-name="T3">AI</text:span>無害，他當然要堅持無害了，如果有害，人類最大的敵人豈不是就成了<text:span text:style-name="T3">Facebook</text:span>，這家又有<text:span text:style-name="T3">AI</text:span>能力，又有無數資料，野心勃勃的公司？李開複對此也發表了他的看法，說那種像人類的<text:span text:style-name="T3">AI</text:span>只是科幻，現實中短期不會出現。是的，我贊同像《銀翼殺手》那樣機器產生人類智慧的科幻小說暫時不會成真，但這本書的作者菲力浦<text:span text:style-name="T3">.</text:span>迪克還寫過另外一本書，叫做《少數派報告》，講的是人類掌握了預測犯罪能力之後發生的事情，這同樣也是科幻，它可是基本成真了。<text:span text:style-name="T3"> <text:line-break/><text:line-break/></text:span>所有的這一切，都是從用戶放棄了自己的利益開始的。普通用戶和互聯網公司，資本市場一起，創造了歷史上最大的籠子，並且成功把自己關了進去。從這些歷史發展的過程上，我贊同中心化不是技術問題，而是社會問題，並且我相信，無論<text:span text:style-name="T3">Tim Berners-Lee</text:span>還是<text:span text:style-name="T3">Evan Williams</text:span>，或者<text:span text:style-name="T3">Mozilla</text:span>實驗室<text:span text:style-name="T3">…</text:span>所有人試圖扭轉這一切去發明的去中心化互聯網，都不會產生什麼效果，因為他們難以找到一個體面又是用戶必須的應用去支撐這種系統。想來想去，我覺得人類能擺脫這一切最後的希望，是被妖魔化最厲害的暗網。<text:span text:style-name="T3"> <text:line-break/><text:line-break/></text:span>現在人們對暗網的描述，就像是住在城市裡面的人總是認為荒野裡面充滿了危險。城市人總是說，不要離開城市啊，到荒野裡面會被狼吃掉。但實際上，現在功能齊備的城市一樣是從荒野演變發展而來，城市裡面確實沒有狼，但一樣充滿了各種危險，很多時候，人比狼更可怕。<text:span text:style-name="T3"> <text:line-break/><text:line-break/></text:span>暗網沒有傳說中的那麼可怕，反而是去中心化網路最成功的應用，它不是一個恐怖之地，反而更像最早的，那些互聯網創造者們創造出來那個互聯網。暗網的歷史和變化，是個很長的故事，我們留著下一篇再說。<text:span text:style-name="T3"> <text:line-break/><text:line-break/><text:line-break/></text:span></text:p>
      <text:p text:style-name="P1"><text:span text:style-name="T1">陳真</text:span><text:s/>  |  2017.08.06 22:56   |   <text:a xlink:type="simple" xlink:href="http://palinfo.habago.org/Entry?Command=Information_PrintForum&amp;iPage=138#FORUM35982"><text:span text:style-name="T2">#</text:span></text:a></text:p>
      <text:p text:style-name="P2">有個朋友過去都有在看巴勒網，現在還看不看我就不知道了。據說這位朋友的臉書<text:span text:style-name="T3"><text:s/>(</text:span>或類似的東西<text:span text:style-name="T3">)</text:span>貼了一張照片，說習近平的女兒取得美國籍。我很驚訝，連這種蠢到爆的謠言也有，這是因為很蠢所以才會相信這種謠言？還是因為心眼壞，故意把謠言當真。<text:span text:style-name="T3"> <text:line-break/><text:line-break/></text:span>中國領導人的子女需要加入美國籍才能保護己身安全？他們的安全本身跟國籍會有關？你用肚臍想也知道。<text:span text:style-name="T3"><text:line-break/><text:line-break/></text:span>台灣人很喜歡炒作這類無聊話題，做為一種思想忠貞檢查，實在很可恥且無聊。若要說這個，檯面上那些目前沒有當官的所謂台獨人士十之八九不要說下一代，連自己都是美國人或日本人。</text:p>
      <text:p text:style-name="P1"><text:span text:style-name="T1">陳真</text:span><text:s/>  |  2017.08.06 11:26   |   <text:a xlink:type="simple" xlink:href="http://palinfo.habago.org/Entry?Command=Information_PrintForum&amp;iPage=138#FORUM35981"><text:span text:style-name="T2">#</text:span></text:a></text:p>
      <text:p text:style-name="P3">在我看來，麗虹說的這事，是一項英明德政，但如果在台灣這樣做的話，結果會如何呢？結果將會是由一堆<text:span text:style-name="T3"><text:s/>"</text:span>德藝雙爛<text:span text:style-name="T3">" </text:span>的人渣全部一手包辦了。說到<text:span text:style-name="T3"><text:s/>"</text:span>德<text:span text:style-name="T3">" </text:span>呢，品性卑劣下流道德敗壞沒關係，綠油油的黨及其主流御用媒體會幫你漂白，黑的全說成白的，爛到爆的全說成神。至於<text:span text:style-name="T3"><text:s/>"</text:span>某一領域有深厚造詣的<text:span text:style-name="T3"><text:s/>"</text:span>藝<text:span text:style-name="T3">" </text:span>呢，那就更容易胡扯瞎掰了，即便是低能的，腦子進水的，不學無術的，別說才藝，就算把你說成大文豪說成大思想家大學問家都不困難。<text:span text:style-name="T3"> <text:line-break/><text:line-break/></text:span>事實上，綠油油的台灣早就已經這麼幹了。每天打開電視，翻開報紙，幾乎全是<text:span text:style-name="T3"><text:s/>"</text:span>德藝雙爛<text:span text:style-name="T3">"</text:span>的一些混蛋或小癟三。所謂藝人們，無才無藝就不用說了，品性往往一個比一個差。至於演藝之外的整個世界，幾乎百分之一百全是一些無德無才的人渣。<text:span text:style-name="T3"> <text:line-break/><text:line-break/></text:span>我是說<text:span text:style-name="T3"><text:s/>"</text:span>幾乎<text:span text:style-name="T3">"</text:span>，不是說全部，但比例恐怕高達百分之九十九點九，而且幾乎全是綠的，每天講一些低能到爆的無恥無聊鳥話，臉書上寫幾句文詞不通的低能無聊酸言，或是搞個什麼低能無聊活動，亮亮相，拍個照，然後每天各大<text:span text:style-name="T3"><text:s/>"</text:span>媒體<text:span text:style-name="T3">" </text:span>就會大報特報，好像什麼世界重要新聞或教宗發表文告似的。<text:span text:style-name="T3"> <text:line-break/><text:line-break/></text:span>重點是：台灣人偏偏就是吃這一套。台灣人真是全世界最乖巧的一群人，很好統治，不管誰當家，他都會一律聽從；誰掌握了媒體，誰就會是台灣人的王。每天就算餵你大便吃，台灣人還是吃得好開心，而且沾沾自喜洋洋得意說我們台灣人好幸福好民主好開放哦。<text:span text:style-name="T3"> <text:line-break/><text:line-break/></text:span>相對地，大陸發展出一種成效良好的菁英集權式領導，這究竟是一種偶然，一種好運氣所致，還是它是一種深思熟慮所發展出來的制度，我就不清楚了。有沒有可能哪一天來了一群人渣，掌握了國家機器，然後把整個大陸像台灣社會這樣，帶向一種毀滅崩落的道路？習近平毫無疑問是一個罕見的偉大政治家，但這個體制挑選出他來，究竟這是一種偶然，一種好運氣所致，還是這個制度確實秉持著一種深思熟慮、天下為公的選擇標準？<text:span text:style-name="T3"> <text:line-break/><text:line-break/></text:span>美國要顛覆中國，製造動亂與內部分裂對立其實很簡單，趕緊讓兩岸統一，然後暗中扶植人渣黨的聲望與勢力，發揮人渣黨無所不騙的煽動造謠造勢胡扯瞎掰討好人心的天賦，保證一定能騙出一大群綠油油的群眾，很快就能騙到權位，屆時看要把中國搞成幾塊都不是問題。</text:p>
      <text:p text:style-name="P1"><text:span text:style-name="T1">鄭豐遠</text:span><text:s/>  |  2017.08.06 11:01   |   <text:a xlink:type="simple" xlink:href="http://palinfo.habago.org/Entry?Command=Information_PrintForum&amp;iPage=138#FORUM35980"><text:span text:style-name="T2">#</text:span></text:a></text:p>
      <text:p text:style-name="P2"><text:span text:style-name="T3">Youtube </text:span>有所謂大數據智慧功能，會依照你常看的影片量身訂作你的首頁，基本上你哪類影片看得愈多，它就會餵你愈多那一類的影片。於是我經常故意搜尋各種好笑影片，以便打造一個開開心心的影片帳號，長年下來頗有成效。<text:span text:style-name="T3"> <text:line-break/><text:line-break/></text:span>今天卻不知為何跳出這個影片，一時不查看了<text:span text:style-name="T3">: <text:line-break/>https://www.youtube.com/watch?v=o4tZF9_8MIo <text:line-break/><text:line-break/></text:span>影片不長，也不知來自哪個節目，卻給我的心沉重的一擊，悲從中來，似乎一下子讓我長年的努力前功盡棄。<text:span text:style-name="T3"> <text:line-break/><text:line-break/></text:span>人們總愛叫戰，利器野心在手，以榮耀為名目，以仇恨為手段，用眾人的鮮血換取少數私人的利益，一切的傷害和痛苦卻得讓世世代代用無數的餘生日子來承擔。想到這些，有時不免讓人對這世界和人生感到一種強烈的沮喪和絕望。<text:span text:style-name="T3"> <text:line-break/><text:line-break/></text:span>如果你是華人，強烈建議你不妨把這個影片好好看個兩次以上，把它看明白了，裡頭的人事物地點也許第一次看會有點不好懂。可恥的日本鬼子如果會說中文，應該強迫他們看一萬遍。</text:p>
      <text:p text:style-name="P5"/>
      <text:p text:style-name="P1"><text:span text:style-name="T1">李麗虹</text:span><text:s/>  |  2017.08.06 08:45   |   <text:a xlink:type="simple" xlink:href="http://palinfo.habago.org/Entry?Command=Information_PrintForum&amp;iPage=139#FORUM35979"><text:span text:style-name="T2">#</text:span></text:a></text:p>
      <text:p text:style-name="P2">在台灣這是開倒車，在歐美是野蠻落後違背市場經濟法則，而在中國這是傳統文化家天下，身為父母官應該做的事。<text:span text:style-name="T3"> <text:line-break/></text:span>中國在經政軍各方面走在自己的路上。<text:span text:style-name="T3"> <text:line-break/>' <text:line-break/></text:span>广电总局：卫视黄金时段不得编排娱乐性较强电视剧<text:span text:style-name="T3"><text:s/></text:span>觀察網<text:span text:style-name="T3"> <text:line-break/>----------------------------------------------------------- <text:line-break/></text:span>据人民日报客户端<text:span text:style-name="T3">8</text:span>月<text:span text:style-name="T3">5</text:span>日消息，国家新闻出版广电总局日前发布《关于把电视上星综合频道办成讲导向、有文化的传播平台的通知》，提出<text:span text:style-name="T3">“</text:span>电视上星综合频道要坚持新闻综合频道的定位，坚持新闻立台的方针；地方上星综合频道的节目要坚持高标准，要以中央电视台的节目为标杆，坚守底线，把好导向，努力攀登正能量高峰<text:span text:style-name="T3">”</text:span>等几项要求。<text:span text:style-name="T3"> <text:line-break/><text:line-break/></text:span>《通知》要求，进一步强化电视上星综合频道公益属性和文化属性。坚决反对唯收视率，坚决抵制收视率造假；总局鼓励电视上星综合频道在黄金时段增加公益、文化、科技、经济类节目的播出数量和频次。<text:span text:style-name="T3"> <text:line-break/><text:line-break/></text:span>《通知》要求，继续加强综艺娱乐、真人秀节目管理调控。要坚决抵制追星炒星，影视明星参与综艺娱乐、真人秀等节目要严格控制播出量和播出时间，总局鼓励制作播出星素结合的综艺娱乐和真人秀节目；总局倡导鼓励制作播出具有中华文化特色的自主原创节目，原则上黄金时段不再播出引进境外模式的节目。<text:span text:style-name="T3"> <text:line-break/><text:line-break/></text:span>《通知》要求，强化重点时期黄金时段电视剧播出管理调控，提前审查、重播重审，原则上不得编排娱乐性较强、题材内容较敏感的电视剧。<text:span text:style-name="T3"> <text:line-break/><text:line-break/></text:span>《通知》要求，不得违规设置<text:span text:style-name="T3">“</text:span>嘉宾主持<text:span text:style-name="T3">”</text:span>，邀请演艺明星做嘉宾，必须把道德品行、艺术成就作为首要标准。要积极邀请优秀的文化学者、德艺双馨的艺术家等在某一领域有深厚造诣的人士做嘉宾，充分发挥节目的教育引导作用；努力提高普通群众在节目中的比重，让基层群众成为节目的嘉宾、主持、主角，注意不能把群众作为明星陪衬或背景。</text:p>
      <text:p text:style-name="P1"><text:span text:style-name="T1">陳真</text:span><text:s/>  |  2017.08.05 12:42   |   <text:a xlink:type="simple" xlink:href="http://palinfo.habago.org/Entry?Command=Information_PrintForum&amp;iPage=139#FORUM35978"><text:span text:style-name="T2">#</text:span></text:a></text:p>
      <text:p text:style-name="P3">很長一段時間沒看電視新聞了，前幾天打開看，看了幾十秒鐘實在受不了，馬上給關了。那是一則<text:span text:style-name="T3"><text:s/>"</text:span>國際焦點新聞<text:span text:style-name="T3">"</text:span>，台灣女播報員配合著一連串養眼畫面，用一種極度猥瑣聳動的聲音說：<text:span text:style-name="T3"> <text:line-break/><text:line-break/></text:span>泰國有個年輕女網友，<text:span text:style-name="T3">"</text:span>身材火辣<text:span text:style-name="T3">"</text:span>，<text:span text:style-name="T3">"</text:span>凹凸有緻<text:span text:style-name="T3">"</text:span>，<text:span text:style-name="T3">"</text:span>令人噴鼻血<text:span text:style-name="T3">"</text:span>，<text:span text:style-name="T3">"</text:span>不僅大方秀出前凸後翹的身材，讓人眼睛大吃冰淇淋<text:span text:style-name="T3">"</text:span>，<text:span text:style-name="T3">"</text:span>網友直呼凍未條<text:span text:style-name="T3">"</text:span>。而且，<text:span text:style-name="T3">"</text:span>台灣眼尖的網友立即發現她神似<text:span text:style-name="T3">" </text:span>誰誰誰。<text:span text:style-name="T3"> <text:line-break/><text:line-break/></text:span>一共講了三個明星或名人的名字，但我從未聽過，只記得一個叫陳綺貞，一個也是叫陳什麼，還有一個是西方<text:span text:style-name="T3"><text:s/>"</text:span>名模<text:span text:style-name="T3">"</text:span>，名字很長記不得。這則<text:span text:style-name="T3"><text:s/>"</text:span>國際焦點新聞<text:span text:style-name="T3">" </text:span>就一個一個來比對所謂相似度，鼻子，眼睛，性感嘴唇等等，然後用更猥瑣尖銳的聲音分別給每一個相似度打分數，相似度<text:span text:style-name="T3">80</text:span>，相似度<text:span text:style-name="T3">65</text:span>等等。<text:span text:style-name="T3"> <text:line-break/><text:line-break/></text:span>用文字描述我描述不出那種猥瑣低能的感覺，想找出相關影片給大家欣賞，但沒找到，只找到一些文字與圖片稿，例如：<text:span text:style-name="T3"> <text:line-break/><text:line-break/>http://www.setn.com/News.aspx?NewsID=278891 <text:line-break/><text:line-break/>http://hottopic.chinatimes.com/20170801007332-260808 <text:line-break/><text:line-break/></text:span>我並非假道學，問題是，這叫<text:span text:style-name="T3"><text:s/>"</text:span>新聞<text:span text:style-name="T3">" </text:span>嗎？全世界的媒體都有這類無腦報導。重點是，這類東西往往只佔平面媒體的千分之一或萬分之一，至於電視新聞則根本不會出現。但在台灣，這卻幾乎就是電視新聞的全部了。除了這些，還有什麼？台灣有新聞嗎？有啦，比方說，報導哪個路人出洋相的畫面，或是報導哪輛車的行車記錄器錄到什麼路人相撞相罵的精采畫面，或是哪個正妹賣碗粿賣豆漿，穿著緊身露胸上衣，露出甜美笑容，露出迷人曲線，因此立即爆紅等等。<text:span text:style-name="T3"> <text:line-break/><text:line-break/></text:span>剛剛載學姊去搭車北上，今天下午要靜站，這兩個月都是由她代表出席。我回家途中，看到路邊有個小孩拉屎，竟然拉到褲子了耶，媽媽竟然還罵她，他哭得好大聲哦，記者們要不要趕緊派車子來現場連線採訪？<text:span text:style-name="T3"> <text:line-break/><text:line-break/></text:span>生活在台灣，精神上真是有夠痛苦的，但我知道絕大部份人都好開心，很滿意這樣一種文化，在永無止盡的低能瑣碎八卦事物中獲得無窮無盡的樂趣與滿足。<text:span text:style-name="T3"> <text:line-break/><text:line-break/></text:span>我相信肯定也會有不少人能同意我說的，並且認為自己例外，認為自己並沒有被污染被洗腦被低能化瑣碎化，可是，真的有這麼多例外嗎？在一個像台灣這樣極端封閉幾乎不見天日的超小型社會中，想要不受污染不受影響是很難的，因為所謂<text:span text:style-name="T3"><text:s/>"</text:span>世界<text:span text:style-name="T3">"</text:span>，其實就是我們每天接觸的周遭這一切。當你整個生活是這樣一種資訊狀態與品味時，你得有多大的聰慧和強烈個性，或許才有可能免於污染和洗腦，並且為之感到極度痛苦。<text:span text:style-name="T3"> <text:line-break/><text:line-break/></text:span>常有些護士很喜歡在沒有病人時跟我討論、分享<text:span text:style-name="T3"><text:s/>"</text:span>新聞<text:span text:style-name="T3">"</text:span>，每次都真的超尷尬，因為我不想掃別人的興或使人難堪，但又實在不知道怎麼假裝很興奮很熱切地跟人討論或分享這類低能瑣碎的<text:span text:style-name="T3"><text:s/>"</text:span>新聞<text:span text:style-name="T3">"</text:span>，每次只能<text:span text:style-name="T3"><text:s/>"</text:span>喔，是喔<text:span text:style-name="T3">"</text:span>、<text:span text:style-name="T3">"</text:span>對啊，真的嗎<text:span text:style-name="T3">"</text:span>、<text:span text:style-name="T3">"</text:span>是這樣喔<text:span text:style-name="T3">"</text:span>、<text:span text:style-name="T3">"</text:span>對啊，好誇張<text:span text:style-name="T3">"</text:span>、<text:span text:style-name="T3">"</text:span>怎麼會這樣<text:span text:style-name="T3">"...</text:span>然後不斷假笑或乾笑兩聲，盡量迎合對方的興致。<text:span text:style-name="T3"> <text:line-break/><text:line-break/></text:span>除了瑣碎化低能化的問題，資訊內容的荒腔走板與偏頗扭曲，甚至風馬牛不相及地造謠，同樣也是個問題。也許你會說，這些都是屬於比較沒知識的<text:span text:style-name="T3"><text:s/>"</text:span>一般人<text:span text:style-name="T3">" </text:span>才會有的狀況，進步青年<text:span text:style-name="T3"><text:s/>(</text:span>現代術語叫覺醒青年<text:span text:style-name="T3">) </text:span>或學者專家們就不是這樣了。但這並非事實。這跟什麼專家不專家、學者不學者扯不上關係。醫生是專家吧，教授是學者吧，但他們除了在無限狹小的某種教材範圍內或某種特定技術操作上比一般人更加略知一、二之外，事實上他的認知水平並沒有更好，同樣道聽途說，同樣信口開河，同樣張冠李戴，同樣一知半解甚至全然不解<text:span text:style-name="T3"><text:s/>(</text:span>但仍言之鑿鑿，講得好像他真的懂似的<text:span text:style-name="T3">)</text:span>。<text:span text:style-name="T3"> <text:line-break/><text:line-break/></text:span>依我看，不用急著改變世界，改變自己比較重要吧。維根斯坦說得對，<text:span text:style-name="T3">"</text:span>能夠革自己的命的，才能革世界的命<text:span text:style-name="T3">"</text:span>。這不是叫你去自殺，而是叫你要自尊自重，自立自強。我的標準沒那麼高，我覺得連革自己的命都不用，只需要照顧好自己的大腦、心靈和靈魂不被污染就很厲害了；自己當自己的主人，自己當記者，自己設雷達站，自己做功課做研究，自己下苦工，自己製造氧氣，自己打造一個世界，看清世界。<text:span text:style-name="T3"> <text:line-break/><text:line-break/></text:span>達摩東來，說要找一個<text:span text:style-name="T3"><text:s/>"</text:span>不受人惑的人<text:span text:style-name="T3">"</text:span>，我能理解為何遠自達摩祖師，近至羅素和胡適，都如此在意<text:span text:style-name="T3"><text:s/>"</text:span>不受人惑<text:span text:style-name="T3">"</text:span>。生命畢竟是自己的，大腦、心靈和靈魂全是自己的，沒理由糟踏它。</text:p>
      <text:p text:style-name="P1"><text:span text:style-name="T1">陳真</text:span><text:s/>  |  2017.08.05 03:13   |   <text:a xlink:type="simple" xlink:href="http://palinfo.habago.org/Entry?Command=Information_PrintForum&amp;iPage=139#FORUM35977"><text:span text:style-name="T2">#</text:span></text:a></text:p>
      <text:p text:style-name="P2">我常覺得，島內島外一個民族兩種性格，大陸人比較大氣，台灣人很小家子氣；前者看事情比較大面積，以世界為座標，眼光也看得稍微比較遠；而後者則瑣碎細微到難以想像，一點點毫無任何重要性的雞毛蒜皮事都能成為媒體<text:span text:style-name="T3"><text:s/>"</text:span>焦點<text:span text:style-name="T3">"</text:span>，眾人關注，眼光差不多就只有幾公分遠。<text:span text:style-name="T3"> <text:line-break/><text:line-break/></text:span>我能理解為何林義雄曾經多次面對群眾發問卻始終不願談論李登輝，總是以<text:span text:style-name="T3"><text:s/>"</text:span>這個人不值得議論<text:span text:style-name="T3">" </text:span>一句話來回答。那是<text:span text:style-name="T3">25-26</text:span>年前的事了，但我印象很深，因為於我心有戚戚焉，深有同感。被迫談論一些窩囊猥瑣無足輕重的小事小人物，對我來說是簡直是比死還痛苦的一件事。學姊可以做證：每當有人打電話<text:span text:style-name="T3"><text:s/>"</text:span>預約<text:span text:style-name="T3">" </text:span>，打算找我問這些什麼蔡啥小賴啥小柯啥小或更加微不足道的那些渣，我就覺得很痛苦，我能因此嚇得把電話關掉幾個月，什麼電話都不敢接，以逃避這樣的窩囊折磨。<text:span text:style-name="T3"> <text:line-break/><text:line-break/></text:span>也許你會說，人家是<text:span text:style-name="T3"><text:s/>"</text:span>總統<text:span text:style-name="T3">" </text:span>耶，大官耶，部長耶，明星偶像動見觀瞻耶，每天電視、報紙與街頭巷尾全是有關他們的一舉一動、一言一行，怎麼會是無足輕重的小人物？這就牽涉到人與人之間的根本差異了。別人吃那一套，我沒意見，但不用算我一份，畢竟那完全不是我看待人事物的眼光。你心中的大，心中的重，跟我心中的大小輕重很可能截然相反。<text:span text:style-name="T3"> <text:line-break/><text:line-break/></text:span>我知道我所看重的人事物，在眾人眼中很可能連一粒鼻屎的價值都不如。對此我沒意見，但道理是一樣的，人們所謂之輝煌與重要，在我看來亦同樣猥瑣窩囊到就連僅僅只是去提到他們都會讓我有一種很強烈的自我做賤感。一粒鼻屎般的人事物，不會因為眾人抬舉而改變我對他們的評價。在這點上，我從來都不是一個社會建構論者，我相信人事物的意義與價值是本質性的，自身即能成立的，而不是由任何外來的力量所型塑。<text:span text:style-name="T3"><text:line-break/><text:line-break/></text:span>也許你又會說，可是，你明明還是有提到這些絲毫無足輕重、鼻屎般大的人事物啊。這道理也是說過<text:span text:style-name="T3"><text:s/>N </text:span>次了<text:span text:style-name="T3"><text:s/>(N</text:span>大於一萬<text:span text:style-name="T3">)</text:span>。當你演算一道算數，題目提到芭樂一斤多少、香蕉一斤多少、各買幾斤時，難道這是在討論香蕉芭樂的市場價格？當然不是。它只是一種演算的例子。例子本身是不具任何意義的，例子只是一種指涉，指向某個東西，比方說指向數學的基礎與方法，比方說指向道德的本質與形式，比方說指向某種情懷與記憶。<text:span text:style-name="T3"> <text:line-break/><text:line-break/></text:span>我之所以很不喜歡文章被轉貼轉寄，一大部份的原因在此。特別是那些涉及島內藍綠政治的文章特別容易獲得讀者的<text:span text:style-name="T3"><text:s/>"</text:span>青睞<text:span text:style-name="T3">"</text:span>，往往瘋狂轉貼轉寄。我知道人們之所以轉貼轉寄只是著眼於例子<text:span text:style-name="T3"><text:s/>"</text:span>本身<text:span text:style-name="T3">"</text:span>，拿它來做為一種工具或武器，而不是真的在乎該例子所要藉以傳達的訊息或情感。不過，這當然一大部份原因也只能怪我自己表達能力不佳所致。<text:span text:style-name="T3"> <text:line-break/><text:line-break/>Antoine de Saint-Exupéry</text:span>的<text:span text:style-name="T3"><text:s/>"</text:span>小王子<text:span text:style-name="T3">" </text:span>很有名。但有多少人真的像小王子那樣，渴望<text:span text:style-name="T3"><text:s/>"</text:span>回家<text:span text:style-name="T3">"</text:span>？小王子又為何那麼想<text:span text:style-name="T3"><text:s/>"</text:span>家<text:span text:style-name="T3">"</text:span>？小說中有一句恐怕早已淪為陳腔濫調的話說：<text:span text:style-name="T3">"</text:span>真正重要的事物，用肉眼是看不見的。只有用心，才能看得清楚。<text:span text:style-name="T3">" </text:span>多少人真的相信這些話，真的如此評價輕重大小並且生死之以？<text:span text:style-name="T3"> <text:line-break/><text:line-break/></text:span>以上跟念淨提到的這事無關。至於這事，類似的人事物在這鬼島上，要多少就有多少，倒是應該說，究竟市面上有幾個不是那樣的人呢？有多少人的話語是沉重的，值得當真的呢？世上恐怕沒有比<text:span text:style-name="T3"><text:s/>"</text:span>輕薄<text:span text:style-name="T3">" </text:span>更難忍受的折磨了。對某些物種來說，生命得具備一點重量才能活，他沒法言語如絲、輕飄飄地活在世上。</text:p>
      <text:p text:style-name="P1"><text:span text:style-name="T1">李念淨</text:span><text:s/>  |  2017.08.04 16:22   |   <text:a xlink:type="simple" xlink:href="http://palinfo.habago.org/Entry?Command=Information_PrintForum&amp;iPage=139#FORUM35975"><text:span text:style-name="T2">#</text:span></text:a></text:p>
      <text:p text:style-name="P3">這個<text:span text:style-name="T3">...</text:span>太誇張了吧，這是他的臉書<text:span text:style-name="T3"><text:s/>https://www.facebook.com/hen.h.ai.12 <text:line-break/></text:span>一些關於他的相片：<text:span text:style-name="T3"> <text:line-break/>http://i.imgur.com/eksEipC.jpg <text:line-break/>http://i.imgur.com/VjTfM1u.jpg <text:line-break/>http://i.imgur.com/2bOItOX.jpg <text:line-break/></text:span>陳醫師常說很多某黨的人渣在台灣大義凜然，去對岸卻吃香喝辣，我沒想到從年輕人到老人都是這個樣子。<text:span text:style-name="T3"><text:line-break/><text:line-break/><text:line-break/>======================================== <text:line-break/><text:line-break/></text:span>赴陸挨轟　反課綱學生：「中國」可以有不一樣的新解<text:span text:style-name="T3"> <text:line-break/><text:line-break/></text:span>政治中心／綜合報導<text:span text:style-name="T3"> <text:line-break/><text:line-break/>2015</text:span>年<text:span text:style-name="T3">5</text:span>月台灣多所高中學生不滿新課綱中國化、去台灣化，發起「反課綱微調運動」要求撤回新課綱。兩年過去，當時的北區反課綱高校聯盟總召、建中學生朱震，近日赴中國大陸交流，在臉書分享多張照片，被網友狠酸「反課綱台獨青年軍要擁抱中國」、「時間是最好的照妖鏡」。<text:span text:style-name="T3"> <text:line-break/><text:line-break/></text:span>不滿非本科專業的人士擔任委員，將課綱微調偏向大中國史觀，台灣各地高中串聯進行一連串的反課綱運動，三個月運動期間，學生夜襲教育部、「大林」林冠華自殺，引起社會震盪。隔年蔡英文總統上任第二天，以行政命令廢止<text:span text:style-name="T3">103</text:span>年通過的課綱微調。<text:span text:style-name="T3"> <text:line-break/><text:line-break/></text:span>大林去世後，時任教育部長的吳思華與學生對談無果，核心人物朱震崩潰透露，身為決策小組一員壓力很大，「我看見的是教育的失敗，政策正在走離群眾，學生對於教育和政府都不信任」。<text:span text:style-name="T3"> <text:line-break/><text:line-break/></text:span>近日朱震在臉書上<text:span text:style-name="T3">PO</text:span>出一連串赴陸交流的照片，掀起各界議論，許多網友湧入痛批「台獨份子這麼沒骨氣」、「台獨神主牌已碎裂」、「台獨的骨氣呢，怎麼開始去匪區了」、「中國人民不歡迎你」、「反課綱我當你是個人，現在你連條狗都不如」、「反課綱不反人民幣」、「嘴巴反陸，身體很誠實」。粉絲專頁「公民<text:span text:style-name="T3">1495</text:span>行動聯盟」更製圖嘲諷：「看到朱震同學帶著找到自己人組織的感動和愉快，我真心覺得時間是最好的照妖鏡。」<text:span text:style-name="T3"> <text:line-break/><text:line-break/></text:span>對此，朱震昨（<text:span text:style-name="T3">3</text:span>）晚在臉書回應，自己在反課綱時立場和手段鮮明，置身於台灣課綱修訂內容與程序爭論的第一線，但現在的他決定改變運動手段，試著去了解其他的聲音，試著以「客觀」的角度打破維持現狀的僵局，盼能透過交流實踐文化與和諧。<text:span text:style-name="T3"> <text:line-break/><text:line-break/></text:span>朱震強調，他願意相信「中國」這兩個字，可以有不一樣的新解，他也向外界喊話，應該拿出誠意作為溝通的橋樑，就像是北京市容裡，隨處可見的、親切又偉大的標語裡寫的一樣，試著朝「奉獻」、「友愛」、「互助」、「進步」的精神邁進。<text:span text:style-name="T3"> <text:line-break/><text:line-break/>http://www.setn.com/News.aspx?NewsID=279672 </text:span></text:p>
      <text:p text:style-name="P1"><text:span text:style-name="T1">陳真</text:span><text:s/>  |  2017.08.04 12:35   |   <text:a xlink:type="simple" xlink:href="http://palinfo.habago.org/Entry?Command=Information_PrintForum&amp;iPage=139#FORUM35974"><text:span text:style-name="T2">#</text:span></text:a></text:p>
      <text:p text:style-name="P2">中國社會，好壞自了，不太會牽拖怪罪外人。但是，西方社會或印度、日本、澳洲以及台灣等等一票美國走狗，卻很喜歡扯到中國人的頭上來，不但平常照三餐洗腦，妖魔化中國或華人不遺餘力，把國內的一切問題及罪過一概以華人或中國人做為一種代罪羔羊，特別是選舉時，更是大打反中牌。<text:span text:style-name="T3"> <text:line-break/><text:line-break/></text:span>基本上，我不是個民族主義者，但我很相信國父及羅素所說的，在中國崛起的過程中，民族主義卻是必要的，在面對帝國主義時，民族主義更是個<text:span text:style-name="T3"><text:s/>"</text:span>寶貝<text:span text:style-name="T3">" (</text:span>國父語<text:span text:style-name="T3">)</text:span>。在洋人社會裏待了十年之後，我更是深深有此體會這一點種族因素：當別人永遠把你當外人看時，你若還真以為四海皆兄弟，那你就未免太蠢了。別相信什麼各族群一概平等的鬼話，事實上，就連英國那樣一個人權發展得很早的國家，他們還是一樣；別說不會對你平等看待，就如甘地所說，他根本不會把你當人看。<text:span text:style-name="T3"> <text:line-break/><text:line-break/></text:span>我指的絕不是所謂少數的極右排外勢力，我指的是一種西方持續數百年的主流心態。這樣一種心態，在個人相處之間或許並不明顯，但在整個對外政策上卻極其顯著。你從西方列強數百年來對外的侵略中，你可以清楚看見，非白人的生命其實就跟螻蟻無異。即便是最輕微的一些例子也能看出這一點。比方說，世界上只要有些地方發生戰亂衝突或鎮壓與屠殺等等，西方社會在發表所謂<text:span text:style-name="T3"><text:s/>"</text:span>人道關切聲明<text:span text:style-name="T3">" </text:span>的同時，輸往該戰亂地區的武器銷售量卻往往就會猛然暴增甚至數十倍，鼓勵你盡量殺，殺越多，我賺越多；每發射一顆飛彈，我就會有一名富豪誕生。<text:span text:style-name="T3"> <text:line-break/><text:line-break/></text:span>美國更是這方面的極致。過去我曾不解，在許多衝突與戰亂中，你美國人的行事方式似乎缺少一定的是非邏輯，到底對方是你的敵人或朋友？你怎麼一會兒打他，一會兒卻又賣給他或送他許多武器，讓他再去殺其他更多人？到底你有沒有想過，你的一點點小利益卻會製造巨大的人命傷亡？但很明顯地，美國人根本不在乎，因為一切都在掌控之中，天底下根本就沒有所謂<text:span text:style-name="T3"><text:s/>"</text:span>恐怖份子的威脅<text:span text:style-name="T3">" </text:span>這回事，事實上還是老話一句：一切根本就在你的掌控之中。所以，你根本不會在意一會兒殺這邊，一會兒又幫這邊殺那邊，整天製造無數的殺戮。即便只是為你賺來一點點小利益，你還是照樣不在乎製造了完全不成比例的巨大人命傷亡。<text:span text:style-name="T3"> <text:line-break/><text:line-break/></text:span>為什麼會這樣？我後來慢慢懂了，那是因為<text:span text:style-name="T3"><text:s/>"</text:span>別人<text:span text:style-name="T3">" (</text:span>特別是<text:span text:style-name="T3"><text:s/>"</text:span>非白人<text:span text:style-name="T3">") </text:span>的命在他眼裏根本就稱不上是一條生命，頂多就是像一群螞蟻或蟑螂那樣的東西，死多少，我根本不在乎。你看，美國侵略伊拉克殺害了至少一百多萬人，但是當記者問起美軍將領及美國政府究竟殺害多少人時，美國人卻說：<text:span text:style-name="T3">"</text:span>我們對於計算屍體數目不感興趣<text:span text:style-name="T3">"</text:span>。當然不感興趣，當你把別人的命看成像蒼蠅蚊子螞蟻那樣時，當然不會有興趣去數看看究竟死了多少<text:span text:style-name="T3"><text:s/>"</text:span>隻<text:span text:style-name="T3">"</text:span>。<text:span text:style-name="T3"> <text:line-break/><text:line-break/></text:span>在面對這樣一種極度扭曲的主流世界，我毫無疑問會支持民族主義，支持東風壓倒西風。他們就是他們，我們就是我們。當<text:span text:style-name="T3"><text:s/>"</text:span>他們<text:span text:style-name="T3">" </text:span>只相信所謂實力而根本不相信基本價值時，你若想要讓對方減少製造傷害，就也只能以<text:span text:style-name="T3"><text:s/>"</text:span>我們<text:span text:style-name="T3">" </text:span>的利益與發展實力優先，才有可能壓制其為惡。倘若沒有實力，就只能等著被人宰割、侵略與屠殺。<text:span text:style-name="T3"> <text:line-break/><text:line-break/></text:span>學姊有篇文章，近日會貼在首頁，有關葉門，一場消失的戰爭。從我們眼前消失的東西太多了。<text:span text:style-name="T3"> <text:line-break/><text:line-break/></text:span>陳真<text:span text:style-name="T3"><text:s/>2017. 08. 04. <text:line-break/><text:line-break/>================== <text:line-break/></text:span>開學第一天<text:span text:style-name="T3"><text:s/></text:span>雪梨大學廁所驚見「殺死中國人」塗鴉<text:span text:style-name="T3"> <text:line-break/><text:line-break/>2017</text:span>年<text:span text:style-name="T3">08</text:span>月<text:span text:style-name="T3">01</text:span>日<text:span text:style-name="T3"> <text:line-break/></text:span>中時電子報<text:span text:style-name="T3"> <text:line-break/><text:line-break/></text:span>開學第一天<text:span text:style-name="T3"><text:s/></text:span>雪梨大學廁所驚見「殺死中國人」塗鴉（翻攝<text:span text:style-name="T3">sbs.com.au</text:span>）：<text:span text:style-name="T3"> <text:line-break/><text:line-break/>https://goo.gl/gnxGev <text:line-break/><text:line-break/></text:span>澳洲多間大學近期陸續開學，繼先前墨爾本大學、摩納希大學出現反華公告後，雪梨大學在開學第一天，男廁竟也出現了「<text:span text:style-name="T3">KILL CHINESE</text:span>（殺死中國人）」的塗鴉，字句下方甚至還出現了代表納粹卐字標誌。<text:span text:style-name="T3"> <text:line-break/><text:line-break/></text:span>綜合外媒報導，今日是雪梨大學的開學日，沒想到在校內的國際交誼廳以及商學院大樓的男廁牆壁上，竟被人寫上「殺死中國人」的字樣以及納粹標誌的塗鴉，相關的照片被上傳到校內學生的群組後，立刻引發爭議。<text:span text:style-name="T3"> <text:line-break/><text:line-break/></text:span>對此，校方則是發出公開聲明，表示他們已經開始著手調查相關事件，並強調他們無法容忍這樣的歧視行為，呼籲若是有學生發現類似塗鴉，請立刻通知校方進行清除。</text:p>
      <text:p text:style-name="P1"><text:span text:style-name="T1">世主</text:span><text:s/>  |  2017.08.03 14:00   |   <text:a xlink:type="simple" xlink:href="http://palinfo.habago.org/Entry?Command=Information_PrintForum&amp;iPage=139#FORUM35973"><text:span text:style-name="T2">#</text:span></text:a></text:p>
      <text:p text:style-name="P3">台灣長老教會真的不配基督這個名，從小我在長老教會長大，幾乎一年<text:span text:style-name="T3">365</text:span>天都在教會活動，和牧師牧師娘的家庭很親近，過去的教友心性單純，讀聖經時常常映照反省自己的過錯，常見會友流淚痛悔，不論老人家或年輕人，都有一種自己是罪人的痛悟，唯靠耶穌不能拯救。<text:span text:style-name="T3"> <text:line-break/><text:line-break/></text:span>反觀現在的長老教會會友，特別是中會總會的，越靠近中央的習氣越奇怪，各個西裝洋裝珠寶中產味道瀰漫，開口閉口就是醫生教授出國留學為台灣爭光民主自由人權甚麼的，這些虛榮臭味有時還凌駕聖經教導之上，把傳道人呼之來揮之去，許多長老執事分門別派，利用教會任職進行鬥爭、拿不視丁老人做票，派別之間各自說自己做的才是神的旨意，把自己的意念綁架上帝，禱告盛氣凌人，沒有絲毫謙卑悔悟的自省，張牙舞爪嘴臉實在難看不已，根本不是我小時候所接受的聖經教導和教會氛圍。<text:span text:style-name="T3"> <text:line-break/><text:line-break/></text:span>所以我不再去長老教會禮拜，因為坐不住，除非陪同父母親。我相信教會是罪人集聚之所，為要祈求神的憐憫與教導，把自己的罪惡潔淨，長出聖靈的果實，可是在長老教會主要氣氛並非如此，它的趨勢走向自以為義，偏離門徒初期教會聖經的教導，說它們拜的是假作光明的天使撒旦也不為過，只是我感動的是上帝竟也不嫌棄，依舊等待，還是有忠誠的牧者忍心忍性在這黑溝裡打滾，救一個算一個，也許哪一天她便回心轉望耶穌的面沉痛悔改也說不定。</text:p>
      <text:p text:style-name="P1"><text:span text:style-name="T1">陳真</text:span><text:s/>  |  2017.08.02 17:23   |   <text:a xlink:type="simple" xlink:href="http://palinfo.habago.org/Entry?Command=Information_PrintForum&amp;iPage=139#FORUM35972"><text:span text:style-name="T2">#</text:span></text:a></text:p>
      <text:p text:style-name="P2">天峰講的我基本上都認同<text:span text:style-name="T3">,</text:span>其實許多時候只要抓住中美關係這個主軸<text:span text:style-name="T3">,</text:span>就能看清楚很多事<text:span text:style-name="T3">. </text:span>韓國之於美國<text:span text:style-name="T3">,</text:span>或是台灣之於美國<text:span text:style-name="T3">,</text:span>基本上都是美國打擊中國的一個棋子<text:span text:style-name="T3">,</text:span>一種基地<text:span text:style-name="T3">. <text:line-break/><text:line-break/></text:span>台灣名嘴大多國際常識不是很好<text:span text:style-name="T3">,</text:span>似乎在根本上抓不住問題的本質<text:span text:style-name="T3">,</text:span>感覺所知不多<text:span text:style-name="T3">,</text:span>往往信口開河了事<text:span text:style-name="T3">. <text:line-break/><text:line-break/></text:span>電視上<text:span text:style-name="T3"><text:s/>"</text:span>中視<text:span text:style-name="T3">" </text:span>頻道有個好像叫做<text:span text:style-name="T3"><text:s/>"</text:span>兩岸一定旺<text:span text:style-name="T3">" </text:span>之類的座談節目<text:span text:style-name="T3">,</text:span>晚上十點播出<text:span text:style-name="T3">,</text:span>我有時下班回家剛好是這個時間<text:span text:style-name="T3">,</text:span>躺在沙發奄奄一息之際<text:span text:style-name="T3">,</text:span>通常會閉目養神順便聽聽他們在說什麼<text:span text:style-name="T3">,</text:span>但我一般都是聽對岸的學者專家講<text:span text:style-name="T3">,</text:span>比較言之有物<text:span text:style-name="T3">. </text:span>其中有幾位還不錯<text:span text:style-name="T3">,</text:span>有一個好像是對岸哪個學校研究所的所長吧<text:span text:style-name="T3">,</text:span>頭髮中分<text:span text:style-name="T3">,</text:span>還有一位是專門談軍事的<text:span text:style-name="T3">,</text:span>名字我都記不得<text:span text:style-name="T3">,</text:span>言談頗有見地<text:span text:style-name="T3">,</text:span>確實是專家<text:span text:style-name="T3">,</text:span>當之無愧<text:span text:style-name="T3">.</text:span></text:p>
      <text:p text:style-name="P1"><text:span text:style-name="T1">陳真</text:span><text:s/>  |  2017.08.02 16:46   |   <text:a xlink:type="simple" xlink:href="http://palinfo.habago.org/Entry?Command=Information_PrintForum&amp;iPage=139#FORUM35971"><text:span text:style-name="T2">#</text:span></text:a></text:p>
      <text:p text:style-name="P3">前面那篇國語日報把<text:span text:style-name="T3"><text:s/>Satyagraha </text:span>拼錯了<text:span text:style-name="T3">,Satyagraha </text:span>是堅持真理之意<text:span text:style-name="T3">,</text:span>沒有<text:span text:style-name="T3"><text:s/>r. </text:span>是<text:span text:style-name="T3"><text:s/>Satyagraha,</text:span>不是<text:span text:style-name="T3">Sartyagraha. <text:line-break/><text:line-break/></text:span>國語日報是給小孩子看的<text:span text:style-name="T3">,</text:span>但人渣黨卻把它拿來給小孩洗腦<text:span text:style-name="T3">,</text:span>進行仇中舔日教育<text:span text:style-name="T3">. </text:span>從這文章你能看得出來<text:span text:style-name="T3">,</text:span>其實作者自己也知道自己在瞎掰<text:span text:style-name="T3">,</text:span>因為言不由衷<text:span text:style-name="T3">,</text:span>有口無心<text:span text:style-name="T3">;</text:span>從文字看來<text:span text:style-name="T3">,</text:span>作者顯然沒有那樣的感覺與情操<text:span text:style-name="T3">,</text:span>卻裝模作樣寫作文<text:span text:style-name="T3">,</text:span>硬是要把一心維護美國不當利益鼓吹侵略戰爭企圖顛覆中國的劉曉波講得光風霽月如聖人一般<text:span text:style-name="T3">,</text:span>實在很可恥<text:span text:style-name="T3">. <text:line-break/><text:line-break/></text:span>張藝謀說<text:span text:style-name="T3">,</text:span>交戰雙方<text:span text:style-name="T3">,</text:span>兩邊都會有英雄<text:span text:style-name="T3">. </text:span>即使敵對雙方<text:span text:style-name="T3">,</text:span>各自都會有正直勇敢的人<text:span text:style-name="T3">,</text:span>我們應該據此給予個人應有的評價<text:span text:style-name="T3">,</text:span>而不是只要是我方人員就一概捧成偉人<text:span text:style-name="T3">,</text:span>即便是個人渣也硬是要說成聖人說成神<text:span text:style-name="T3">. </text:span>至於敵方人員<text:span text:style-name="T3">,</text:span>明明是個人格崇高正直的人<text:span text:style-name="T3">,</text:span>卻反而硬是要把他給丑化妖魔化或乾脆當做沒有這個人<text:span text:style-name="T3">. </text:span>各位信不信<text:span text:style-name="T3">,</text:span>我若一直都是綠油油<text:span text:style-name="T3">,</text:span>並且學許多人那樣昧著良心講話<text:span text:style-name="T3">,</text:span>那麼<text:span text:style-name="T3">,</text:span>現在的我就會是大家所吹捧的人格者<text:span text:style-name="T3">. <text:line-break/><text:line-break/></text:span>很多東西的傷害都很容易復原<text:span text:style-name="T3">,</text:span>修一修就好了<text:span text:style-name="T3">. </text:span>即便是人命的傷害<text:span text:style-name="T3">,</text:span>影響也很有限<text:span text:style-name="T3">. </text:span>但是對於善惡是非本身的傷害卻很難重建<text:span text:style-name="T3">,</text:span>而且影響重大<text:span text:style-name="T3">. </text:span>睜眼說瞎話顛倒是非黑白很容易<text:span text:style-name="T3">,</text:span>拿各種良善之物來充當工具打擊敵人更是輕而易舉<text:span text:style-name="T3">,</text:span>但是這樣做的後果卻是傷害了人們對於良善的信心<text:span text:style-name="T3">,</text:span>人們會以為所謂真善美所謂情感<text:span text:style-name="T3">,</text:span>其實也只是一種手段<text:span text:style-name="T3">,</text:span>一種工具<text:span text:style-name="T3">,</text:span>一種說詞<text:span text:style-name="T3">,</text:span>一種打擊敵人抹黑敵人的武器而已<text:span text:style-name="T3">,</text:span>不具任何內在意義與價值<text:span text:style-name="T3">,</text:span>從而失去對於良善或情感本身的信心<text:span text:style-name="T3">. <text:line-break/><text:line-break/></text:span>我不知道大家聽懂不懂我在說什麼<text:span text:style-name="T3">,</text:span>就比方說<text:span text:style-name="T3">,</text:span>一個朋友對你很好<text:span text:style-name="T3">,</text:span>這叫做友情<text:span text:style-name="T3">,</text:span>但是<text:span text:style-name="T3">,</text:span>如果他對你好只是想從你身上撈到一點好處或騙取一些東西<text:span text:style-name="T3">,</text:span>你還會說這是可貴的友情嗎<text:span text:style-name="T3">? </text:span>這意思是說<text:span text:style-name="T3">,</text:span>那些珍貴的東西之所以珍貴是因為它本身就是一種目的<text:span text:style-name="T3">,</text:span>而不是一種手段<text:span text:style-name="T3">;</text:span>它本身就具有獨立的內在價值<text:span text:style-name="T3">,</text:span>而非因其外在情境之不同而有不同的價格或功用或評價<text:span text:style-name="T3">. <text:line-break/><text:line-break/></text:span>一個人渣<text:span text:style-name="T3">,</text:span>不會因為他當了大官就變成好人變成神<text:span text:style-name="T3">,</text:span>也不會因為他綠油油就變成偉人<text:span text:style-name="T3">. </text:span>同理<text:span text:style-name="T3">,</text:span>一個善良正直的好人<text:span text:style-name="T3">,</text:span>也不會因為他貧苦落難而成為一個不值得尊敬的人<text:span text:style-name="T3">,</text:span>更不會因為他站在主流的對立面而成為一個壞人<text:span text:style-name="T3">. </text:span>善惡美醜是獨立存在的<text:span text:style-name="T3">,</text:span>而非僅僅只是一種工具<text:span text:style-name="T3">. <text:line-break/><text:line-break/></text:span>宗教更是如此<text:span text:style-name="T3">,</text:span>我實在很不屑台灣長老教會這種掛宗教羊頭整天賣政治狗肉的所謂<text:span text:style-name="T3"><text:s/>"</text:span>宗教<text:span text:style-name="T3">",</text:span>我看不出它有何宗教性可言<text:span text:style-name="T3">,</text:span>他們連上帝都要把祂說成是綠的<text:span text:style-name="T3">,</text:span>說成是主張台獨的<text:span text:style-name="T3">,</text:span>仇中的<text:span text:style-name="T3">,</text:span>它媽的這是哪門子上帝<text:span text:style-name="T3">? </text:span>這是撒旦吧<text:span text:style-name="T3">. <text:line-break/><text:line-break/></text:span>各位看看底下這個新聞<text:span text:style-name="T3">,</text:span>你相信這些所謂神職人員真的看重真善美等等這些普世價值嗎<text:span text:style-name="T3">? </text:span>不看重其實也沒關係<text:span text:style-name="T3">,</text:span>但是把這些東西當成一種政治工具政治手段來操弄<text:span text:style-name="T3">,</text:span>在我看來<text:span text:style-name="T3">,</text:span>那才是人所能犯下最大的惡行之一<text:span text:style-name="T3">,</text:span>因為這傷害了生命據以存在的基礎<text:span text:style-name="T3">. <text:line-break/><text:line-break/></text:span>這些人<text:span text:style-name="T3">,</text:span>不但把劉曉波說成像耶穌那般偉大<text:span text:style-name="T3">,</text:span>而且還說是<text:span text:style-name="T3"><text:s/>"</text:span>被中共迫害致死<text:span text:style-name="T3">",</text:span>它媽的真是很可恥<text:span text:style-name="T3">. </text:span>這些人從來看不見其美國主子所製造的千萬條人命的死亡<text:span text:style-name="T3">,</text:span>卻能憑空看見某個<text:span text:style-name="T3"><text:s/>"</text:span>負面意義遠遠大於正面意義<text:span text:style-name="T3">" </text:span>的人的神聖價值與偉大受難<text:span text:style-name="T3">,</text:span>而這一切就只是為了反中仇中<text:span text:style-name="T3">. </text:span>這不會太可恥了點嗎<text:span text:style-name="T3">? <text:line-break/><text:line-break/></text:span>陳真<text:span text:style-name="T3"><text:s/>2017. 08. 02. <text:line-break/><text:line-break/>==================== <text:line-break/></text:span>台灣醒報<text:span text:style-name="T3"> <text:line-break/><text:line-break/></text:span>教會追思劉曉波<text:span text:style-name="T3"><text:s/></text:span>余杰：放張椅子望海<text:span text:style-name="T3"> <text:line-break/><text:line-break/>2017/07/30 <text:line-break/><text:line-break/></text:span>中國異議份子劉曉波追思紀念會<text:span text:style-name="T3">30</text:span>日晚間在濟南路長老教會舉行，總統府秘書長吳釗燮特別出席活動，左起林芳仲牧師、余杰、黃春生牧師。<text:span text:style-name="T3">(photo by </text:span>台灣醒報<text:span text:style-name="T3">) <text:line-break/><text:line-break/></text:span>【台灣醒報記者章文報導】被中共迫害致死的諾貝爾和平獎得主、中國異議份子劉曉波追思紀念會<text:span text:style-name="T3">30</text:span>日晚間在濟南路長老教會舉行，總統府秘書長吳釗燮特別出席活動。中國流亡異議作家余杰追思說：「劉曉波在基督信仰中獲取精神資源，性格也由早年的狂放變為謙和、由銳利轉向溫潤」，並讓他在獄中以擔當苦難的精神，追求非暴力的民主道路。」他建議，在淡水河或西子灣面海處放一張椅子，追念劉曉波。<text:span text:style-name="T3"> <text:line-break/><text:line-break/></text:span>追思會由台灣基督長老教會教會與社會委員會主辦，到場致詞的除了吳釗燮之外，還有台灣民主基金會執行長徐斯儉、作家平路、台灣關懷中國人權聯盟楊憲宏、香港佔中運動發起人劉志雄，以及前國防部長蔡明憲。<text:span text:style-name="T3"> <text:line-break/><text:line-break/></text:span>道義巨人無私犧牲<text:span text:style-name="T3"> <text:line-break/><text:line-break/></text:span>作家余杰追思說，劉曉波<text:span text:style-name="T3">1997</text:span>年在寫給太太劉霞的信上說：「我們愛的首要與最後的依憑，就是一種堅韌的宗教情懷，彼此的信任和絕不放棄未來的希望。」余杰也舉劉曉波<text:span text:style-name="T3">2000</text:span>年寫給廖亦武的信說：「為了所有人都有自私的權利，必須有一個道義巨人無私地犧牲。」<text:span text:style-name="T3"> <text:line-break/><text:line-break/></text:span>追思會由林芳仲牧師主禮，講道題目是「愛與非暴力照亮自由民主路」，現場會眾與聯合詩班演唱詩歌《看破這個破碎的世界》、《我心靈得安寧》、《一支蠟燭》等曲。<text:span text:style-name="T3"> <text:line-break/><text:line-break/></text:span>被中國政府關押至今已<text:span text:style-name="T3">132</text:span>天的我國<text:span text:style-name="T3">NGO</text:span>工作者李明哲的太太李凈瑜也到場參加，吸引許多注目。</text:p>
      <text:p text:style-name="P1"><text:span text:style-name="T1">天峰</text:span><text:s/>  |  2017.08.02 16:12   |   <text:a xlink:type="simple" xlink:href="http://palinfo.habago.org/Entry?Command=Information_PrintForum&amp;iPage=139#FORUM35970"><text:span text:style-name="T2">#</text:span></text:a></text:p>
      <text:p text:style-name="P2">廣州很多韓國人，讀書的、工作的、經商的甚至退休了到廣州郊區租塊地當個小農莊主養老的都有。<text:span text:style-name="T3"> <text:line-break/><text:line-break/></text:span>前兩晚幾個朋友在韓國人聚集區吃飯，其中有朋友又叫了他的韓國朋友加入。酒過三巡后，有個韓國人問我<text:span text:style-name="T3">:“</text:span>為什麽中國老要幫著北韓，阻撓我們朝鮮半島統一？你看北韓的人民在金家的獨裁下多苦，現在金正恩全世界都認為他是瘋子，他也不聽妳們中國的話，你們怎麽還幫他？<text:span text:style-name="T3">” <text:line-break/><text:line-break/></text:span>順著這個話題，我們的對話就開始了。<text:span text:style-name="T3"> <text:line-break/><text:line-break/>“</text:span>你們南韓人真的想朝鮮半島統一嗎？<text:span text:style-name="T3">” <text:line-break/><text:line-break/>“</text:span>當然啊！統一後的韓國就像統一後的德國，將是一個強大的韓國。<text:span text:style-name="T3">” <text:line-break/><text:line-break/>“</text:span>你們想統一，首先要獨立啊！<text:span text:style-name="T3">” <text:line-break/><text:line-break/>“</text:span>你說的什麽話！難道我們韓國不是一個獨立的國家？我們國家的經濟實力誰敢小看？<text:span text:style-name="T3">” <text:line-break/><text:line-break/>“</text:span>這個世界上，有哪個獨立的經濟強國允許外國作戰部隊駐紮的？主權獨立的國家允許外國軍隊在本國擁有軍事主導權？<text:span text:style-name="T3">” <text:line-break/><text:line-break/></text:span>他沈默了一下，我接著說。<text:span text:style-name="T3"> <text:line-break/><text:line-break/>“</text:span>中國根本不關心妳們朝鮮半島統一不統一，中國關心的是，統一的半島，是朝鮮人的半島還是美國人的半島。你以為當年中國出兵朝鮮，是幫朝鮮嗎？當年的口號是保家衛國，抗美援朝，註意看看這八個字的先後次序，中共的口號可不是亂喊的。到了越戰，中共的口號是援越抗美，輕重緩急的戰略意義就不同了。所以，我可以很肯定的跟你說，任何時候，中國都絕對不允許美軍進駐朝鮮的。<text:span text:style-name="T3"> <text:line-break/></text:span>我也很肯定的跟你說，如果韓國人把美軍趕走，中國才不會在意妳你們誰統一誰呢！<text:span text:style-name="T3">” <text:line-break/><text:line-break/></text:span>看著韓國人的民族情緒要調動起來了，朋友趕緊轉移話題，我也覺得不妥，趕緊賠個不是說出去打個電話。<text:span text:style-name="T3"><text:line-break/><text:line-break/></text:span>現在想起覺得也有趣。大陸很多人都說中國養了很多白眼狼，朝鮮是這樣，越南也是這樣。可我並不這麽認為。越南再怎麽敵對中國，也是個獨立的國家，他們基於自己的利益，和中國鬧矛盾很正常。同樣的道理，朝鮮也是個獨立的國家，他當然可以不聽中國的話，發展核武有什麽問題，他們可是每天都被美韓聯軍威脅著的。我還嫌他們武力太弱呢！說難聽點，我家門口有只惡狗，這只惡狗雖然不聽話，但絕對不咬我，專咬那些要壞我事的人，多好！<text:span text:style-name="T3"> <text:line-break/></text:span>你們難受嗎？難受來跟我談啊，我們一起想辦法嘛！<text:span text:style-name="T3"> <text:line-break/><text:line-break/></text:span>我記得有一次太無聊看臺灣政論節目，看到鄭麗文在那說最終中國解決不了朝核問題，美國是一定要出手的，一切取決美國，不管是斬首還是發動戰爭。我聽了覺得好笑，這些年好萊塢真的讓美軍的戰力上了天。如果是核平朝鮮，美國當然分分鐘。但是常規戰爭，你以為朝鮮軍隊是中東的恐怖分子嗎？你準備好死多少人了嗎？更不要說中國的因素了，美國人可不會在一個坑裏摔兩次。所以朝鮮問題會長久存在，除非朝鮮內部出了什麼問題。<text:span text:style-name="T3"> <text:line-break/><text:line-break/></text:span>臺灣一些名嘴指點江山，總覺得美國爸爸主宰地球，愛打誰就打誰，好像美國爸爸家打仗都不花錢不死人似的。事實可正好相反，美國爸爸打仗都是為了錢，都是精算過的，打誰值錢，打誰沒反抗，那就打誰。而且還要盡可能打久點，打快了，怎麽發戰爭財啊！但是有一條，民主國家嘛，可以花納稅人的錢打仗鼓自己人的荷包，但是可不能讓納稅人家的孩子死太多，不然遊戲就沒法玩下去了。<text:span text:style-name="T3"> <text:line-break/><text:line-break/></text:span>同樣道理，大陸真要武統台灣的話，美國人才不会來，美國的人命比台灣的人命值錢多了。況且中國動武，那是多好的輿論題材發揮啊，自由世界又要遭遇紅色威脅了，讓我們開始新一輪冷戰吧！<text:span text:style-name="T3"> <text:line-break/><text:line-break/></text:span>至於說中國會拿朝鮮交換台灣的人，那就太無知了。中國的核心利益之一是台灣，核心利益是不能以任何形式交換的，否則就不叫核心利益了。<text:span text:style-name="T3"> <text:line-break/><text:line-break/></text:span></text:p>
      <text:p text:style-name="P1"><text:span text:style-name="T1">林書楷</text:span><text:s/>  |  2017.08.02 02:59   |   <text:a xlink:type="simple" xlink:href="http://palinfo.habago.org/Entry?Command=Information_PrintForum&amp;iPage=139#FORUM35969"><text:span text:style-name="T2">#</text:span></text:a></text:p>
      <text:p text:style-name="P3">感謝陳真醫師的回覆。<text:span text:style-name="T3"> <text:line-break/><text:line-break/></text:span>我接觸巴勒斯坦網是近幾年的事，雖然您常常說您講得太多，但在台灣鋪天蓋地的媒體洗腦下，提供一種不一樣的見解很重要。就如一人見到桌上擺著魔術方塊，在不移動方塊和本身的位置下怎麼看都是那三個面，這時如果能有鏡子擺在對面，另外三面就可以看到了。雖然鏡像是虛，但反映出的卻是真實。<text:span text:style-name="T3"> </text:span></text:p>
      <text:p text:style-name="P1"><text:span text:style-name="T1">世主</text:span><text:s/>  |  2017.08.02 00:25   |   <text:a xlink:type="simple" xlink:href="http://palinfo.habago.org/Entry?Command=Information_PrintForum&amp;iPage=139#FORUM35968"><text:span text:style-name="T2">#</text:span></text:a></text:p>
      <text:p text:style-name="P2">讀完這篇國語日報文章，突然很想唱總統蔣公紀念歌緬懷劉公曉波，謊言說久說多說大了就變真的了，其實不過是政治洗腦而已，小時候蔣公過世時我也跟著人家哭啊，因為掛在教室的蔣公大頭照笑起來很慈祥，像我爸爸，然後現在長大了，也看清楚一些事了，不會瞎起哄了，只是犯傻數十年真的有點久，蠻悲哀的。<text:span text:style-name="T3"> <text:line-break/>https://www.youtube.com/watch?v=SIiY3OFbf0U</text:span></text:p>
      <text:p text:style-name="P7"/>
      <text:p text:style-name="P1"><text:span text:style-name="T1">楊宗和</text:span><text:s/>  |  2017.08.02 00:07   |   <text:a xlink:type="simple" xlink:href="http://palinfo.habago.org/Entry?Command=Information_PrintForum&amp;iPage=140#FORUM35967"><text:span text:style-name="T2">#</text:span></text:a></text:p>
      <text:p text:style-name="P2">現在這些鬼話已經是無孔不入；一個朋友剛去花蓮玩，就近去了吉安的慶修院，一個日據時代的神社，看到簡介板上寫了下面這段話（因為是傳給我的是照片，我就原模原樣，包括標點符號，重新打字）<text:span text:style-name="T3"> <text:line-break/><text:line-break/></text:span>「回憶日本人注重農田開發、重劃水路局、山林、治安、木材等，當時花蓮港有吉野村；鳳林有<text:span text:style-name="T3">1</text:span>村、<text:span text:style-name="T3">2</text:span>村、<text:span text:style-name="T3">3</text:span>村；壽豐有大坪村。日本之農地重劃四方八達，水溝農路都有詳細長久之規劃，如現今之吉安鄉有宮前（慶豐村）、清水（福興新村）、草分（永興村）、中園（吉安村）設機關宿舍等，日本人移民到台灣是想永遠居住、守住台灣，所以對建設、農產物之大量發展，故於西元<text:span text:style-name="T3">1910</text:span>年（宣統二年、民曆庚戌年二月）拓展開發吉野村，日本人注重居家之環境，每戶建地面積有<text:span text:style-name="T3"><text:s/>0.9 </text:span>甲，周圍種植果樹維持良好環境，沒與台灣人居住在一起，台灣人都集中現在之福興舊村生活。」<text:span text:style-name="T3"> <text:line-break/><text:line-break/></text:span>呵呵，外省人是外來政權欺壓善良台灣人，日本人只是移民，只是沒和台灣人住一起（那你<text:span text:style-name="T3"><text:s/>TMD </text:span>說什麼想永遠居住，守住台灣）；移民和殖民原來是同義詞。<text:span text:style-name="T3"> <text:line-break/><text:line-break/></text:span>國語日報的社論只刊一天，這類文字四處充斥，卻一直都在那裡。</text:p>
      <text:p text:style-name="P1"><text:span text:style-name="T1">陳真</text:span><text:s/>  |  2017.08.01 20:07   |   <text:a xlink:type="simple" xlink:href="http://palinfo.habago.org/Entry?Command=Information_PrintForum&amp;iPage=140#FORUM35966"><text:span text:style-name="T2">#</text:span></text:a></text:p>
      <text:p text:style-name="P3">真是它媽的王八蛋，給小孩子看的國語日報的社論竟然寫這種荒唐鬼話，真是有夠無恥。在台灣到底是要怎麼樣才能讓小孩子免於政治謊言的精神污染？<text:span text:style-name="T3"> <text:line-break/><text:line-break/></text:span>陳真<text:span text:style-name="T3"><text:s/>2017. 08. 01. <text:line-break/><text:line-break/>===================================== <text:line-break/></text:span>「社論」中國的甘地──劉曉波<text:span text:style-name="T3"><text:s/><text:line-break/><text:line-break/></text:span>國語日報<text:span text:style-name="T3"><text:s/>(2017/7/19) <text:line-break/><text:line-break/></text:span>　甘地以印度古吉拉特語創造「<text:span text:style-name="T3">Sartyagraha</text:span>」一詞，來稱謂非暴力抗爭，相信真理就是力量，堅持真理不投降的信念，是非暴力抗爭成功的重要因素。人類共同認知的真理：發自人性的愛、是非觀和正義感，就能接近真理。即使擁有武力的統治者，也必須服膺於符合真理的行為準則，折服人心才能維繫其統治。<text:span text:style-name="T3"> <text:line-break/><text:line-break/></text:span>　中國大陸諾貝爾和平獎得主劉曉波，堅信人權自由的真理，永不屈服，但心存愛和寬容。他說，無論做人或為文，都要活得誠實、負責和有尊嚴；他以最大的善意和愛，面對迫害他的官員，理解其職責，而能以愛止恨。執事的警察、法官、獄官內心對劉曉波充滿尊敬。他在〈我沒有敵人〉文中寫道，中國終將變成人權法治的國家，希望人民擁有無恐懼的生活，享有充分的言論自由；盼望自己是文字獄的最後一個受害者，以後不再有人因言論而被判刑。言行舉止如同甘地，堪稱是中國的甘地。<text:span text:style-name="T3"> <text:line-break/><text:line-break/></text:span>　一九四五年，甘地以公民不服從的非暴力方式，爭取印度和平獨立成功之後，所倡議的「非暴力」與實踐影響了全世界。至今七十多年，全球推翻暴政，以非暴力完成的民主改革，遠比採取暴力者多出三倍。未來中國的改變，也將以此完成。<text:span text:style-name="T3"> <text:line-break/><text:line-break/></text:span>　劉曉波求仁得仁，精神不死。他是中國人權法治的明亮燈塔，召喚著源源不絕的後繼者；而諾貝爾和平獎缺席的空椅，將長久的控訴中國暴政，直到變革。</text:p>
      <text:p text:style-name="P1"><text:span text:style-name="T1">陳真</text:span><text:s/>  |  2017.08.01 16:00   |   <text:a xlink:type="simple" xlink:href="http://palinfo.habago.org/Entry?Command=Information_PrintForum&amp;iPage=140#FORUM35965"><text:span text:style-name="T2">#</text:span></text:a></text:p>
      <text:p text:style-name="P2">書楷，<text:span text:style-name="T3"> <text:line-break/><text:line-break/></text:span>一個東西不可能只有一種意義。面對同一個東西，即便是同一個人都可以對它有各種不同的說法，更何況是不同的人，看法不一樣自然也是很合理；不同看法之間當然也沒有什麼必然的對錯，而只是一種說法，一種觀點，信者為真，不信者那就不信也無妨。<text:span text:style-name="T3"> <text:line-break/><text:line-break/></text:span>舉個例，倘若有人說，巴勒網只是在消耗大家的熱情，讓大家發洩一下，惡行依舊，人渣照樣橫行，什麼也沒改變。倘若不是這樣一種熱情的消耗，說不定革命早就發生了。倘若有人這樣分析，你也沒法說他錯吧。許多時候，我確實也覺得大家<text:span text:style-name="T3">(</text:span>當然也包括我在內<text:span text:style-name="T3">)</text:span>講太多，做太少，劍指虛空，無濟於事。<text:span text:style-name="T3"> <text:line-break/><text:line-break/></text:span>比方說靜站永遠就是小貓三、五隻，很多人一定會說，因為那樣站著沒有效果啊。可是，站著如果沒有效果，整天在網上灑口水難道就有什麼效果？灑口水很簡單，所以大家都喜歡。至於翻譯呢，那就比較費神了，所以連要找個人來翻譯都不一定找得到。可是，光是台灣的網路上每天卻有千千萬萬人流連忘返於臉書或各大論壇之間，這時候卻沒有人質疑這究竟有什麼意義或效果。可見，所謂效果只是一種托詞。基本上，我們只是想爽，想感動，想發洩，卻無意於做出一點點哪怕連犧牲也根本都稱不上的所謂付出。<text:span text:style-name="T3"> <text:line-break/><text:line-break/></text:span>至於朝鮮或北韓的事，我並沒有那樣想問題，所以也不知道該怎麼回答。與朝鮮有關的相關事務我並沒有定論。<text:span text:style-name="T3"> </text:span></text:p>
      <text:p text:style-name="P1"><text:span text:style-name="T1">林書楷</text:span><text:s/>  |  2017.08.01 13:49   |   <text:a xlink:type="simple" xlink:href="http://palinfo.habago.org/Entry?Command=Information_PrintForum&amp;iPage=140#FORUM35964"><text:span text:style-name="T2">#</text:span></text:a></text:p>
      <text:p text:style-name="P3">雖然我資質駑鈍，但我應該大略明白陳真醫師的意思了。<text:span text:style-name="T3"> <text:line-break/></text:span>就如這兩年在美看到號稱最民主自由、講究人權的美國政府，對移民、穆斯林是如何踐踏所謂的「人皆生而平等」。而對中國是如何以自己的霸權心態，度中國大陸的王道之腹。<text:span text:style-name="T3"> <text:line-break/></text:span>有一件事我想不明白。為何美國會對北朝這樣死心眼？論國力，真正有能力核威懾的除了美國、俄羅斯、中國和印度應該就沒了吧？為什麼老美要講北朝鮮能對美國進行核打擊呢？是為了劍指中國嗎？</text:p>
      <text:p text:style-name="P1"><text:span text:style-name="T1">陳真</text:span><text:s/>  |  2017.08.01 12:19   |   <text:a xlink:type="simple" xlink:href="http://palinfo.habago.org/Entry?Command=Information_PrintForum&amp;iPage=140#FORUM35963"><text:span text:style-name="T2">#</text:span></text:a></text:p>
      <text:p text:style-name="P2">謝謝書楷指正，是我沒說清楚，那我就再簡單地看能不能再講得更清楚些。其實我能說出一百個說法和理由，就先簡單說幾個吧：<text:span text:style-name="T3"> <text:line-break/><text:line-break/></text:span>首先，我批評的，與其說是<text:span text:style-name="T3"><text:s/>"</text:span>看見台灣<text:span text:style-name="T3">" </text:span>這片子<text:span text:style-name="T3"><text:s/>"</text:span>本身<text:span text:style-name="T3">"</text:span>，也許不如說是這片子普遍呈現的<text:span text:style-name="T3"><text:s/>"</text:span>形象<text:span text:style-name="T3">"</text:span>。可是，<text:span text:style-name="T3">"</text:span>本身<text:span text:style-name="T3">" </text:span>和<text:span text:style-name="T3"><text:s/>"</text:span>形象<text:span text:style-name="T3">" </text:span>是截然不同的兩回事嗎？當然不是。特別是一個紀錄片，必然承載相當的現實意義，要不然也不叫做記錄片了。當它在現實中被如何呈現與解讀時，在某個根本意義上，它的<text:span text:style-name="T3"><text:s/>"</text:span>本身<text:span text:style-name="T3">" </text:span>其實也就相當於它的<text:span text:style-name="T3"><text:s/>"</text:span>形象<text:span text:style-name="T3">" </text:span>，作品<text:span text:style-name="T3"><text:s/>"</text:span>本身<text:span text:style-name="T3">" </text:span>不見了。而且，導演本人顯然是很樂於見到這樣一種呈現方式的形象。<text:span text:style-name="T3"> <text:line-break/><text:line-break/></text:span>那麼，究竟它呈現了一些什麼呢？這應該不用我多說了，不外就是全民感動感動再感動，大官小官以及各路文人名人們包括各個有錢大老闆們齊聲推薦，爭相讚美不停。這現象本身就夠詭異了。指控汙染一事，理當打壓都來不及，怎麼連主流兇手們也個個肯定讚賞？這太不可思議了，顯然這片子所造成的效果並不是讓人看見，而是讓人看不見。<text:span text:style-name="T3"> <text:line-break/><text:line-break/></text:span>再說，一個記錄山川水源污染的影片，難道不是應該引起憤怒，引起暴跳如雷才對嗎，怎麼會是全民爭相觀賞，感動感動再感動呢？肯定是被什麼美美的或溫馨的東西給感動了不是嗎？美美的<text:span text:style-name="T3"><text:s/>"</text:span>鄉土<text:span text:style-name="T3">"</text:span>，溫馨的<text:span text:style-name="T3"><text:s/>"</text:span>家園<text:span text:style-name="T3">"</text:span>，孕育我們的大地<text:span text:style-name="T3"><text:s/>"</text:span>母親<text:span text:style-name="T3">" </text:span>蒙塵了<text:span text:style-name="T3">...</text:span>等等。簡單說就是愛鄉土啦。但是，怎麼個愛法呢？這個<text:span text:style-name="T3"><text:s/>"</text:span>鄉土<text:span text:style-name="T3">" </text:span>或<text:span text:style-name="T3"><text:s/>"</text:span>台灣<text:span text:style-name="T3">" </text:span>或<text:span text:style-name="T3"><text:s/>"</text:span>大地母親<text:span text:style-name="T3">" </text:span>等等概念，意味或隱含了些什麼樣的訊息和煽情與濫情呢？<text:span text:style-name="T3"> <text:line-break/><text:line-break/></text:span>舉我三十年前寫的<text:span text:style-name="T3"><text:s/>"</text:span>台灣兒童人權報告<text:span text:style-name="T3">" </text:span>為例，很多人看了掉眼淚，很感動，於是我迅速集結了一股很大的力量，企圖為貧病兒童爭取應有的權益。但是，我把矛頭指向黑白兩道掛勾，指向政府，指向一大堆不肖民代，指向媒體之長年包庇與縱容，指向腐敗的司法，指向地方山頭惡勢力，指向分贓政治，指向族群壓迫等結構性因素等等等，畢竟這一切才是雛妓、童工、大量流浪兒童與重病兒童之任其自生自滅以及原住民小孩之貧病問題等等等的根本源頭，我不指向這個體制與結構及其一干為惡者，我要指向誰呢？難道掉兩行清淚、說說<text:span text:style-name="T3"><text:s/>"</text:span>愛<text:span text:style-name="T3">" </text:span>就算了？<text:span text:style-name="T3"> <text:line-break/><text:line-break/></text:span>於是，當時的主流媒體例如中國時報、聯合報及民生報就開始把我妖魔化，攻擊說我用政治污染了<text:span text:style-name="T3"><text:s/>"</text:span>清純的<text:span text:style-name="T3">" </text:span>兒童議題，說我帶領支持者<text:span text:style-name="T3"><text:s/>"</text:span>跳入政治的大染缸<text:span text:style-name="T3">" </text:span>云云，或說我別有用心，說我想撈錢，想成名，想參選，想攻擊大有為政府等等等。當權的國民黨及其情治單位更是傾巢而出，無所不用其極，整個過程真是讓我非常痛苦，與地獄無異，只差沒有身敗名裂。<text:span text:style-name="T3"> <text:line-break/><text:line-break/></text:span>就連當時的高雄市警察局的某位警官，居然半夜不睡覺，幾次匿名打恐嚇電話<text:span text:style-name="T3"><text:s/>"</text:span>問候<text:span text:style-name="T3">" </text:span>我。有一回還說：<text:span text:style-name="T3">"</text:span>陳真！有種你現在下來，我在樓下等你！<text:span text:style-name="T3">" </text:span>說要馬上讓我<text:span text:style-name="T3"><text:s/>"</text:span>死得很難看<text:span text:style-name="T3">"</text:span>。我下樓去看，街上空無一人，只看到天色微亮的清晨街頭一片寧靜；那個感覺，至今在我腦海留下一個很深的印象，原來一個尋常街道竟如此美麗。兩年前我還特地跑回高雄文化中心旁的林泉街去拍了一張照，想回味往事，看看究竟往事如煙或不如煙。<text:span text:style-name="T3"> <text:line-break/><text:line-break/></text:span>不過，這些都不是我現在要說的，我只是要問：為什麼一篇讓人感動流淚的文章，卻立即引來大軍壓境，非置我乃至我的家人於死地不可？<text:span text:style-name="T3"> <text:line-break/><text:line-break/></text:span>當時很多支持者勸我何必扯到政治，特別是一些小姑娘或愛心媽媽，她們說，<text:span text:style-name="T3">"</text:span>陳真，我們就常常來孤兒院關心一下兒童，買點玩具給他們，或是辦辦娛樂活動倡導愛心觀念，這樣不是很好嗎？媒體一定也會很肯定我們的愛心，何必扯到政治<text:span text:style-name="T3">?" <text:line-break/><text:line-break/></text:span>這樣你明白我的意思吧？打從我成為黨外，走入社會以來，三十幾年來寫過無數類似的文章，批評這樣一種舉世罕見的<text:span text:style-name="T3"><text:s/>"</text:span>愛心滿天飛<text:span text:style-name="T3">" </text:span>現象，整天感動感動再感動，不管什麼樣的議題，往往就會被刻意導向一種廉價而有害的鄉土情懷或所謂愛心，動不動就是<text:span text:style-name="T3"><text:s/>"</text:span>台灣，是咱的母親<text:span text:style-name="T3">"</text:span>。它媽的，我又不是一顆石頭或是某種礦物，台灣怎麼會是我的<text:span text:style-name="T3"><text:s/>"</text:span>母親<text:span text:style-name="T3">"</text:span>？動不動就是講愛心，搞溫馨，誰膽敢不說愛不溫馨，誰膽敢往社會病因深層去進行嚴肅探查究責，誰就會倒大霉，甚至家破人亡。<text:span text:style-name="T3"> <text:line-break/><text:line-break/></text:span>類似溫馨例子至今俯拾皆是，特別是那些為富不仁的大公司，越是喜歡炒作這類愛的情懷。比方說荼毒兒童最厲害的麥當勞，最擅長<text:span text:style-name="T3"><text:s/>"</text:span>關心<text:span text:style-name="T3">" </text:span>兒童了。比方說銀行<text:span text:style-name="T3"><text:s/>(</text:span>例如中信銀<text:span text:style-name="T3">)</text:span>，弄一堆廣告，偏不說其龐大利益，而是訴說溫馨情懷，什麼阿嬤趕火車給孫子送便當啦，什麼一家人和樂融融的溫馨晚餐啦，什麼家是最溫暖的地方啦，什麼愛要及時說出口啦，什麼懷念母親的味道啦等等，幾乎全是搞這一類溫馨情懷、愛心、家的感覺等等，這幾乎已經成為一種非常奇特且有害的<text:span text:style-name="T3"><text:s/>"</text:span>台灣特有風景<text:span text:style-name="T3">"</text:span>。<text:span text:style-name="T3"> <text:line-break/><text:line-break/></text:span>你看，就連什麼醫學倫理也一樣，真是舉世罕見，你在全世界肯定找不到一個比台灣更喜歡講醫學倫理但卻又醫德極度敗壞的地方，動不動就是溫馨啦，愛啦，關懷啦。我在英國十年，從沒聽過也沒見過醫界講什麼醫學倫理或是講什麼溫馨與愛心，台灣卻是如雷貫耳，而且往往是一些理應負起最大敗壞倫理責任的醫界大老們特別喜歡高唱這類有口無心、有百害無一利的道德溫馨軟調。<text:span text:style-name="T3"> <text:line-break/><text:line-break/></text:span>可是，你看，<text:span text:style-name="T3">1993</text:span>年，我成為專科醫師，我僅僅只是在醫學會年會中提案說，<text:span text:style-name="T3">"</text:span>我們應該討論藥商饋贈的問題<text:span text:style-name="T3">"</text:span>，不能老是跟藥商拿回扣或接受無數的金錢招待甚至性招待，藉以大量亂開藥以圖利藥商。我僅僅只是提案要求台灣精神醫學會應當對這些普遍現象進行討論，以建立規範；我這要求，難道不就是大家平常感動感動再感動的醫學倫理高調<text:span text:style-name="T3"><text:s/>(</text:span>例如整天高唱什麼效法史懷哲的精神<text:span text:style-name="T3">) </text:span>的第一步？結果呢？擋人財路的後果是：來自醫界的報復與懲罰，真是非常陰暗恐怖與卑鄙。這樣你懂我的意思吧？表面的感動或溫馨或有口無心的言詞，往往只是一種遮羞布，一旦你企圖掀開，恐怖後果就會降臨你身上。<text:span text:style-name="T3"> <text:line-break/><text:line-break/></text:span>其次，很重要的一點是我經常講的<text:span text:style-name="T3"><text:s/>"in a sense"</text:span>，翻成中文叫做<text:span text:style-name="T3"><text:s/>"</text:span>在某個意義上<text:span text:style-name="T3">"</text:span>。任何一種人事物必然有無數的意義與說法，我當然不會否認任何單一個人的主觀經驗或情感，我當然不是說人不可以有愛，但我所陳述的卻是<text:span text:style-name="T3"><text:s/>"</text:span>某一種<text:span text:style-name="T3">" "</text:span>集體<text:span text:style-name="T3">" </text:span>意義。<text:span text:style-name="T3"> <text:line-break/><text:line-break/></text:span>這就好像我常說的，當我們批評升學主義，批評台灣人很虛華不實，很在乎文憑、名校等等這類東西時，並不是說我們反對升學，反對學位，反對念名校。同理，我跟維根斯坦一樣，都是個<text:span text:style-name="T3"><text:s/>"</text:span>反科學主義者<text:span text:style-name="T3">" (anti-scientism)</text:span>，但這並不意味著我反對科學研究與發展。同理，我跟維根斯坦一樣，也都是個<text:span text:style-name="T3"><text:s/>"</text:span>非理性主義者<text:span text:style-name="T3">"(Irrationalism)</text:span>，並不是說我反對理性思維。同理，我很睹爛炒作什麼國族情懷、鄉土溫馨，並不是說我主張大力破壞土地。同理，當我們批評某個作品之內在偏頗與不當外在呈現時，並不是說該作品的作者是個別有居心的混蛋。這類基本的區分還是應該要搞清楚。<text:span text:style-name="T3"> <text:line-break/><text:line-break/></text:span>至於說什麼齊柏林被暗殺，這我就完全不相信了，因為根本沒有那個必要。或者說，我沒有任何理由懷疑他的死。我被暗殺的可能性恐怕比他還高出許多。希望我有回答了你的問題。匆匆寫，詞不達意。這些想法寫不完的啦。</text:p>
      <text:p text:style-name="P1"><text:span text:style-name="T1">林書楷</text:span><text:s/>  |  2017.08.01 08:22   |   <text:a xlink:type="simple" xlink:href="http://palinfo.habago.org/Entry?Command=Information_PrintForum&amp;iPage=140#FORUM35962"><text:span text:style-name="T2">#</text:span></text:a></text:p>
      <text:p text:style-name="P3">陳真醫師您好！<text:span text:style-name="T3"> <text:line-break/></text:span>第一次留言，如有冒犯請多包涵。關於齊柏林「看見台灣」這部電影，我有不同的意見。當年是舍妹邀約全家一同觀賞，本也以為僅僅是宣揚台灣風景之美，觀畢發現實則為「報導」台灣污染嚴重的紀錄片。而這也是有人認為齊柏林「被墜機」的原因。說實話，影片中台灣的美好我是一點印象也無，倒是空拍環境污染、濫墾濫伐的嚴重程度，到現在仍歷歷在目、怵目驚心。</text:p>
      <text:p text:style-name="P1"><text:span text:style-name="T1">鄭豐遠</text:span><text:s/>  |  2017.08.01 05:29   |   <text:a xlink:type="simple" xlink:href="http://palinfo.habago.org/Entry?Command=Information_PrintForum&amp;iPage=140#FORUM35961"><text:span text:style-name="T2">#</text:span></text:a></text:p>
      <text:p text:style-name="P2">我可以很負責任的告訴大家，西方美眉<text:span text:style-name="T3">(</text:span>至少澳洲美眉<text:span text:style-name="T3">)</text:span>聽到台灣口音並不會杏臉含春，百般殷勤地對待你，大家不要幻想幻聽了，那是沒可能的事。這一點確實有點讓人失望，和我預期的不大一樣，不過沒關係，至少我看過一些西方美眉很喜歡中國文化和中國人，很開心地嫁到中國來<text:span text:style-name="T3">(</text:span>很多是中國農村<text:span text:style-name="T3">)</text:span>，甚至看過一個義大利美眉從小就立志嫁給中國男生，才國中生年紀就努力學中文，以便將來和中國老公溝通無礙。大家很羨慕吧<text:span text:style-name="T3">? </text:span>不要只是羨慕，要趕快行動。<text:span text:style-name="T3"> <text:line-break/><text:line-break/></text:span>老實講，我要是女生，看到台灣男生恐怕要退避三舍的，為什麼<text:span text:style-name="T3">? </text:span>因為一個正常人，不管是交友和擇偶，你也會想找一個<text:span text:style-name="T3">"</text:span>人<text:span text:style-name="T3">"</text:span>，而不是找一個陰陽怪氣，毫無自信和個性的窩囊生物。<text:span text:style-name="T3"> <text:line-break/><text:line-break/></text:span>至於所謂經濟和科技，老實說我是一點也不看重的，中國日益強大，但中國人如果在這個過程中建立了一種錯誤的自信基礎，將所謂民族信心墊基在這樣一種世俗的、肉眼可見的物質和效益甚至是武力上，那這種自信不會是什麼堅固長久之物。一個民族真正該自我感到認同並從中藉以抬頭挺胸立足於天地之間的，畢竟該是那些文化中深沉的骨與血肉，而不是表皮那些事物。羅素對中國的由衷欽佩遠在<text:span text:style-name="T3"><text:s/>100 </text:span>年前，而那時的中國又有什麼足以傲人的物質成就可供自慰<text:span text:style-name="T3">?</text:span></text:p>
      <text:p text:style-name="P1"><text:span text:style-name="T1">陳真</text:span><text:s/>  |  2017.08.01 02:46   |   <text:a xlink:type="simple" xlink:href="http://palinfo.habago.org/Entry?Command=Information_PrintForum&amp;iPage=140#FORUM35960"><text:span text:style-name="T2">#</text:span></text:a></text:p>
      <text:p text:style-name="P3">看起來我的忍耐力相當高，你們一遍都看不完，我還研究了好幾遍。說不定陸委會讓共匪滲透了，故意拍出一部自爽片，嘲諷台灣最美的風景。<text:span text:style-name="T3"> <text:line-break/><text:line-break/></text:span>我常為台灣最美的風景感到苦惱，他要嘛就對所有人都很兇<text:span text:style-name="T3">(</text:span>像許多大陸同胞那樣<text:span text:style-name="T3">)</text:span>，可他不是，遇強則弱，遇弱則強。看到洋鬼子或日本鬼子，膝蓋就瞬間溶化了，甜美笑容立即無限綻放，甜蜜蜜羞答答的，杏臉含春，百般殷勤，體貼死了；可若看到他心目中的弱者，那個嘴臉實在有夠可怕。<text:span text:style-name="T3"> <text:line-break/><text:line-break/></text:span>剛看到一則新聞說，大陸擬開放<text:span text:style-name="T3">5</text:span>城市僱菲傭，月薪<text:span text:style-name="T3"><text:s/>5.8</text:span>萬。<text:span text:style-name="T3"> <text:line-break/><text:line-break/>https://goo.gl/CokkQ1 <text:line-break/><text:line-break/></text:span>外勞在台灣的處境，其實就跟奴隸完全沒兩樣，無盡的剝削與虐待，任人傷害。我不知道大陸將來會不會善待外來工作者，但世界上應該很難找到比台灣人更恐怖的雇主了吧。<text:span text:style-name="T3"> <text:line-break/><text:line-break/></text:span>在醫院經常會遇到許多所謂外勞，這些人，任勞任怨，全年無休，但卻普遍過著暗無天日卻極其低工資的生活。台灣人整天高喊、炫耀的什麼人權，往往具有高度的選擇性，而非一體適用；許多時候，它只是一種攻擊政治異己或抹黑大陸的工具與藉口。<text:span text:style-name="T3"> <text:line-break/><text:line-break/></text:span>一個人，一方面不堪入目，不堪聞問，另一方面卻又非常自滿，著實不可思議。也許一部份是因為職業的關係，我常對<text:span text:style-name="T3"><text:s/>"</text:span>病識感<text:span text:style-name="T3">" </text:span>這東西感到很困惑，一個人所認識的自己，竟然會和真實的自己落差如此巨大。一個人瘋了，瘋得一塌糊塗，瘋得不知今夕何夕，但他卻以為自己神智清明，是天才，是偉人，充滿各種奇怪的自信。光靠自慰能慰成這副德性嗎？<text:span text:style-name="T3"> <text:line-break/><text:line-break/></text:span>台灣人的集體自慰史由來已久。比方說，大約上個世紀的九零年代初期，一些庸俗文化的代言人例如小野，在當時的主流媒體以及主流庸俗雜誌<text:span text:style-name="T3">(</text:span>例如毫無遠見可言的<text:span text:style-name="T3"><text:s/>"</text:span>遠見雜誌<text:span text:style-name="T3">") </text:span>的瘋狂吹捧下，所謂<text:span text:style-name="T3"><text:s/>"</text:span>尋找台灣的生命力<text:span text:style-name="T3">" </text:span>的自慰聲音，伊伊啊啊地，如雷灌耳。一點點屁大的東西也往往能吹噓成不得了的偉大精神文明，就連亂七八糟的街道市容與毫無基本秩序可言的恐怖交通，都能說成是一種台灣極其可貴的生命力之奔放與展現，哪是封閉獨裁一切依照黨的指示生活的大陸所能比擬。整天就是搞這一套自慰宣傳。<text:span text:style-name="T3"> <text:line-break/><text:line-break/></text:span>但實際上呢，台灣恰恰就是從那個所謂<text:span text:style-name="T3"><text:s/>"</text:span>展現生命力<text:span text:style-name="T3">" </text:span>的時候開始崩落；就像一種漩渦，在黑金教父李登輝的領導下，斬斷與大陸的精神血脈連結，以民主自由之名，迅速沉落深淵，至今都還看不到底。不可思議而且也不可原諒的是，直到今天都還在搞這一套自慰把戲，愚化眾人。<text:span text:style-name="T3"> <text:line-break/><text:line-break/></text:span>生命力展現完了，就換另一套自慰工具，一套接一套，包括什麼軟實力、文創，在地化，從台灣走向世界，看見這個，發現那個，全世界都在看<text:span text:style-name="T3">...</text:span>等等等，全是鬼扯蛋。<text:span text:style-name="T3"> <text:line-break/><text:line-break/></text:span>舉一個或許很不貼切的例子，齊柏林的<text:span text:style-name="T3"><text:s/>"</text:span>看見台灣<text:span text:style-name="T3">"</text:span>，難道不也是如此？我對齊先生為人並無任何好惡，事實上我也從未看過這部片，電視上免費播放，我也不想看。也許你會說，你連看都沒看，怎麼批評？我倒是覺得，光是從台灣人一窩蜂搶著看，以及從大大小小的媒體的各種佳評如潮中，我當然就能知道這大約是一部什麼樣的片子，販賣的難道不也就是一種集體精神自慰：台灣好美哦，台灣好棒哦等等這些。特別是聽說吳念真配音，我就想吐了，<text:span text:style-name="T3">"</text:span>尋找台灣生命力<text:span text:style-name="T3">" </text:span>的那種集體自慰的恐怖感又來了。<text:span text:style-name="T3"> <text:line-break/><text:line-break/></text:span>齊柏林個人也許無意如此，但他的作品畢竟是在這樣一種自慰氛圍下毫無異議地呈現。至於魏什麼聖<text:span text:style-name="T3"><text:s/>"</text:span>導演<text:span text:style-name="T3">" </text:span>拍的那一大堆爛到爆的爛片，就更不用說了。當然，我也從未看過那些低級爛片，但一個臭雞蛋我們並不需要咬一口、更不需要整顆吃掉才能知道雞蛋是臭的。這些瘋狂大賣座的大爛片，更是延續著同樣的自慰基調。<text:span text:style-name="T3"> <text:line-break/><text:line-break/></text:span>記得阿扁上台時，也曾拍了一部自慰廣告。我當時人在英國，在某個湊巧狀況下看到其中一部份片段。片中有個歐洲年輕美麗的女店員，在店裏發呆，很無聊，對往來顧客全然不感興趣。直到她聽見門口傳來台灣人的口音，美女店員立即精神抖擻地跳起來，學著用台灣腔熱情迎接台灣人顧客。為什麼會這樣呢？這影片要告訴我們什麼呢？為什麼西方美女在全世界之中只看重台灣人呢？因為我們台灣人有軟實力，有文化，而且民主自由開放，因此全世界都好仰慕我們喔。<text:span text:style-name="T3"> <text:line-break/><text:line-break/></text:span>台灣人很奇怪，好像非常自卑，所以一直需要一種自我欺騙與安慰，就像吸食鴉片那樣，劑量越吸越重，彷彿只要透過各種修辭與造勢以及集體催眠，就能讓自己持續活在一種自我感覺極其良好的幻像裏。在這幻像中，可以飛天，可以鑽地，無所不能，全世界都在看。問題是，幻像終究是幻像，不管你願不願意，總有一天還是得醒來的。</text:p>
      <text:p text:style-name="P1"><text:span text:style-name="T1">懷軒</text:span><text:s/>  |  2017.08.01 00:56   |   <text:a xlink:type="simple" xlink:href="http://palinfo.habago.org/Entry?Command=Information_PrintForum&amp;iPage=140#FORUM35959"><text:span text:style-name="T2">#</text:span></text:a></text:p>
      <text:p text:style-name="P2">我其實還滿想罵陳真幹嘛貼那個路尾會的自慰影片連結，好奇心驅使下我點進去看了，差不多就在她說「台灣的男生都長得像你一樣好看嗎<text:span text:style-name="T3">?</text:span>」我就受不了關掉了，我不想像豐遠一樣中招。這真它碼這是甚麼鬼東西<text:span text:style-name="T3">!</text:span>我繳稅給這樣的政府真是他嗎的很想死。<text:span text:style-name="T3"> <text:line-break/><text:line-break/></text:span>昨天剛從上海回來，這個月去了對岸兩趟，一趟還是西北大荒地寧夏省的銀川。要說城市對城市的比較的話，跟對岸比起來台灣早就輸到脫褲子了。對岸的一線城市就不用說了，台北根本就再見了，二線城市的建設也已經超越台北，甚至像銀川這樣的三線城市，新興區也都比台北建設得更好。<text:span text:style-name="T3"> <text:line-break/><text:line-break/></text:span>我大約有<text:span text:style-name="T3">6</text:span>年沒去過對岸了，這次在鄭州轉機時在鄭州機場新的航站，我覺得做得非常好，還以為是哪個外國公司設計的。同班機坐我旁邊的剛好是個當地的結構技師，我們就聊到鄭州機場的新航廈，結果由設計到施工全部都是<text:span text:style-name="T3">made in China!</text:span>中國的快速發展讓這些專業的人員有了快速累積經驗或是檢驗新方法的環境，他們的進步是不可同日而語的。<text:span text:style-name="T3"> <text:line-break/><text:line-break/></text:span>或許有人會說他們文化低落，這次也發現在大城市理其實整體的水準都在提升，我在上海四天也都沒看到一個亂吐痰的人，不像以前。要說到人民的素質或文化現在台灣其實也沒好到哪去，我想那更是改變快速的另一件事。文化與經濟或是其他領域的對比其實都一樣，中國正在快速的向上提升，台灣則是快速的向下沉淪。這影片除了顯示咱們大有為的菜政府大打手槍的功力之外，還應證了這件事。<text:span text:style-name="T3"> <text:line-break/><text:line-break/></text:span>懷軒</text:p>
      <text:p text:style-name="P1"><text:span text:style-name="T1">良哲</text:span><text:s/>  |  2017.08.01 00:08   |   <text:a xlink:type="simple" xlink:href="http://palinfo.habago.org/Entry?Command=Information_PrintForum&amp;iPage=140#FORUM35958"><text:span text:style-name="T2">#</text:span></text:a></text:p>
      <text:p text:style-name="P3"><text:span text:style-name="T3">John Pilger</text:span>《即將到來的對華戰爭》，就在公視，這週四晚上十點！！！<text:span text:style-name="T3"> <text:line-break/>--------------------------------------------- <text:line-break/>https://www.youtube.com/watch?v=T1YFfoNkrWs <text:line-break/><text:line-break/>8/3 (</text:span>四<text:span text:style-name="T3">)</text:span>│晚間十點│<text:span text:style-name="T3">112mins</text:span>│<text:span text:style-name="T3">John Pilger </text:span>│<text:span text:style-name="T3">2016 <text:line-break/><text:line-break/></text:span>《即將到來的對華戰爭》是澳洲知名導演約翰．皮爾格（<text:span text:style-name="T3">John Pilger</text:span>）的第<text:span text:style-name="T3">60</text:span>部作品，他同時也是一名優秀的記者與作家。本片拍攝歷時兩年，走訪日本、中國、美國等，跨越五個亞太地區潛在引爆點拍攝而成。<text:span text:style-name="T3"><text:line-break/></text:span>影片揭露美軍累積對中戰力，以超過四百個軍事基地包圍中國，形狀如「完美的索圈」。美國與中國正步步朝開戰邁進，核子大戰已不是天方夜譚，而是美國國防部口中的「可能性」。目前北約軍力正在與俄羅斯西境交界處大量集結，規模為二戰以來最大。在地球的另一端，中國崛起，成為世界第二大經濟體，被華盛頓特區的領導階層視為「威脅」美國主宰地位的危機。<text:span text:style-name="T3"> <text:line-break/></text:span>熟悉的戰鼓聲再度響起，新的敵人已經出現：當時瀰漫整個<text:span text:style-name="T3">20</text:span>世紀的恐懼心理回來了。在第一次世界大戰百年紀念的此時此刻，我們都該謹記駭人的衝突是多麼容易就會爆發，而現在唯一的差別只在我們還多了核武。<text:span text:style-name="T3"> <text:line-break/><text:line-break/></text:span>★<text:span text:style-name="T3"><text:s/>8/3 </text:span>晚間十點<text:span text:style-name="T3"><text:s/></text:span>同步直播<text:span text:style-name="T4">➜</text:span><text:span text:style-name="T3"><text:s/>http://www.pts.org.tw/ptslive/live/ <text:line-break/></text:span>★<text:span text:style-name="T3"><text:s/>8/4 </text:span>起<text:span text:style-name="T3"><text:s/></text:span>七天免費看<text:span text:style-name="T4">➜</text:span><text:span text:style-name="T3"><text:s/>http://vod7.pts.org.tw/cate/1 <text:line-break/><text:line-break/></text:span>★節目介紹<text:span text:style-name="T4">➜</text:span><text:span text:style-name="T3">http://viewpoint.pts.org.tw/ <text:line-break/></text:span>★粉絲專頁<text:span text:style-name="T4">➜</text:span><text:span text:style-name="T3">https://goo.gl/MLU8AN <text:line-break/></text:span>★訂閱頻道<text:span text:style-name="T4">➜</text:span><text:span text:style-name="T3"><text:s/>https://goo.gl/rEYG6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